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!DOCTYPE htm<text:bookmark text:name="_GoBack"/>l&gt;</text:p>
      <text:p text:style-name="Standard">&lt;html&gt;</text:p>
      <text:p text:style-name="Standard">&lt;head&gt;</text:p>
      <text:p text:style-name="Standard">&lt;title&gt;Ganesh&lt;/title&gt;</text:p>
      <text:p text:style-name="Standard">&lt;style&gt;</text:p>
      <text:p text:style-name="Standard">div{</text:p>
      <text:p text:style-name="Standard">width:1000px;</text:p>
      <text:p text:style-name="Standard">background-color:white;</text:p>
      <text:p text:style-name="Standard">color:black;</text:p>
      <text:p text:style-name="Standard">animation-name:first;</text:p>
      <text:p text:style-name="Standard">animation-duration:18s;</text:p>
      <text:p text:style-name="Standard">animation-iteration-count: infinite;</text:p>
      <text:p text:style-name="Standard">}</text:p>
      <text:p text:style-name="Standard">@keyframes first{</text:p>
      <text:p text:style-name="Standard">0%{color:black}</text:p>
      <text:p text:style-name="Standard">25%{color:red}</text:p>
      <text:p text:style-name="Standard">50%{color:blue}</text:p>
      <text:p text:style-name="Standard">75%{color:orange}</text:p>
      <text:p text:style-name="Standard">}</text:p>
      <text:p text:style-name="Standard">h2{</text:p>
      <text:p text:style-name="Standard">width:200px;</text:p>
      <text:p text:style-name="Standard">background-color:black;</text:p>
      <text:p text:style-name="Standard">color:white;</text:p>
      <text:p text:style-name="Standard">animation-name:second;</text:p>
      <text:p text:style-name="Standard">animation-duration:20s;</text:p>
      <text:p text:style-name="Standard">animation-iteration-count: infinite;</text:p>
      <text:p text:style-name="Standard">animation-direction: alternate;</text:p>
      <text:p text:style-name="Standard">position:relative;</text:p>
      <text:p text:style-name="Standard">}</text:p>
      <text:p text:style-name="Standard">@keyframes second{</text:p>
      <text:p text:style-name="Standard">0%{background-color: orange;color: blue;left: 200px;}</text:p>
      <text:p text:style-name="Standard"><text:soft-page-break/>25%{background-color: indigo;color: yellow;left: 400px;}</text:p>
      <text:p text:style-name="Standard">50%{background-color: black;color: red;left: 600px;}</text:p>
      <text:p text:style-name="Standard">75%{background-color: white;color: green;left: 775px;} <text:s/></text:p>
      <text:p text:style-name="Standard">} <text:s/></text:p>
      <text:p text:style-name="Standard">section{</text:p>
      <text:p text:style-name="Standard">}</text:p>
      <text:p text:style-name="Standard">section&gt;section{float:left;}</text:p>
      <text:p text:style-name="Standard">.indent-1{} <text:s text:c="12"/></text:p>
      <text:p text:style-name="Standard">&lt;/style&gt;</text:p>
      <text:p text:style-name="Standard">&lt;/head&gt;</text:p>
      <text:p text:style-name="Standard">&lt;body&gt;</text:p>
      <text:p text:style-name="Standard">&lt;img src="https://th.bing.com/th?id=AYTA9xOVm+7oqSw480x360&amp;rs=1&amp;pid=ImgDet" height="20%" width="65%" /&gt;</text:p>
      <text:p text:style-name="Standard">&lt;div&gt;</text:p>
      <text:p text:style-name="Standard">&lt;h1 align="center"&gt;&lt;big&gt;&lt;b&gt;&lt;i&gt;CHRISTHU JYOTHI INSTITUTE OF TECHNOLOGY &amp; SCIENCE&lt;/i&gt;&lt;/b&gt;&lt;/big&gt;&lt;/h1&gt;</text:p>
      <text:p text:style-name="Standard">&lt;h1 align="center"&gt;JANGAON&lt;/h1&gt;</text:p>
      <text:p text:style-name="Standard">&lt;/div&gt;</text:p>
      <text:p text:style-name="Standard">&lt;h1 style="color:magenta"&gt;&lt;big&gt;&lt;u&gt;Presents:-&lt;/u&gt;&lt;/big&gt;&lt;/h1&gt;</text:p>
      <text:p text:style-name="Standard">&lt;h2 align="center"&gt;&lt;big&gt;KANYARAASI&lt;/big&gt;&lt;/h2&gt;</text:p>
      <text:p text:style-name="Standard">&lt;h1&gt;&lt;big&gt;&lt;i&gt;The Ultimate Prediction Show&lt;/i&gt;&lt;/big&gt;&lt;/h1&gt;</text:p>
      <text:p text:style-name="Standard">&lt;p&gt;&lt;big&gt;&lt;b&gt;Kanyaraasi&lt;/b&gt;&lt;/big&gt; is a&lt;strong&gt; Webpage&lt;/strong&gt; it will predicts the &lt;u&gt;Nature or Character or Behaviour&lt;/u&gt; of a person by Entering their &lt;b&gt;Name(Full Name)&lt;/b&gt;&lt;/p&gt;</text:p>
      <text:p text:style-name="Standard">&lt;p&gt;along with their &lt;b&gt;Age(Current Age)&lt;/b&gt;.It is some what similar to the &lt;strong&gt;&lt;i&gt;Astrological method&lt;/i&gt;&lt;/strong&gt;.&lt;/p&gt;</text:p>
      <text:p text:style-name="Standard">&lt;p&gt;The prediction should be&lt;i&gt; may or maynot&lt;/i&gt; be correct but,most of the times it will predict correct Nature or Behaviour or&lt;/p&gt;</text:p>
      <text:p text:style-name="Standard">&lt;p&gt;Character of a person who enter their Name in this page along with their Age.&lt;/p&gt;</text:p>
      <text:p text:style-name="Standard">&lt;section class="indent-1"&gt;</text:p>
      <text:p text:style-name="Standard">&lt;section&gt;</text:p>
      <text:p text:style-name="Standard">&lt;img src="https://blog.prepscholar.com/hs-fs/hubfs/feature-sagittarius-sign-woman-arrow.jpg?width=550&amp;name=feature-sagittarius-sign-woman-arrow.jpg" height="40%" width="300"/&gt;</text:p>
      <text:p text:style-name="Standard">&lt;/section&gt;</text:p>
      <text:p text:style-name="Standard"><text:soft-page-break/>&lt;section&gt;</text:p>
      <text:p text:style-name="Standard">&lt;img src="https://th.bing.com/th/id/OIP.X6K7QFD_Z7V-UE9dHO56xAAAAA?pid=ImgDet&amp;rs=1" height="40%" width="300" /&gt;</text:p>
      <text:p text:style-name="Standard">&lt;/section&gt;</text:p>
      <text:p text:style-name="Standard">&lt;/section&gt;</text:p>
      <text:p text:style-name="Standard">&lt;p&gt;This page also identifies any wrong&lt;/p&gt;&lt;p&gt;information enter by the user like&lt;/p&gt;</text:p>
      <text:p text:style-name="Standard">&lt;p&gt;instead of entering your name enter the numbers &lt;/p&gt;&lt;p&gt;or any special characters and it tells us to&lt;/p&gt;</text:p>
      <text:p text:style-name="Standard">&lt;p&gt;&lt;u&gt;"please enter your correct name"&lt;/u&gt;in the prompt.&lt;/p&gt;&lt;p&gt;Simillarly,for age also.&lt;/p&gt;</text:p>
      <text:p text:style-name="Standard">&lt;p&gt;If you are excited to participate in this show&lt;/p&gt;&lt;p&gt; please click on &lt;b&gt;Try it&lt;/b&gt; button as below.&lt;/p&gt;</text:p>
      <text:p text:style-name="Standard">&lt;p align="center"&gt;&lt;button onclick="myFunction()"&gt;Try it&lt;/button&gt;&lt;/p&gt;</text:p>
      <text:p text:style-name="Standard">&lt;p id="demo"&gt;&lt;/p&gt;</text:p>
      <text:p text:style-name="Standard">&lt;script&gt;</text:p>
      <text:p text:style-name="Standard">function myFunction(){</text:p>
      <text:p text:style-name="Standard">var p=prompt("PLEASE ENTER YOUR FULL NAME","Ganesh Renikunta");</text:p>
      <text:p text:style-name="Standard">var a=p.charAt(0);</text:p>
      <text:p text:style-name="Standard">var b=p.charAt(1);</text:p>
      <text:p text:style-name="Standard">if(a=='a'||a=='A'||a=='o'||a=='O'||a=='i'||a=='I'||a=='u'||a=='U'||a=='e'||a=='E')</text:p>
      <text:p text:style-name="Standard">{</text:p>
      <text:p text:style-name="Standard">var n=prompt("PLEASE ENTER YOUR AGE","20");</text:p>
      <text:p text:style-name="Standard">switch(n)</text:p>
      <text:p text:style-name="Standard">{</text:p>
      <text:p text:style-name="Standard">case "1":alert("You have creative mind but,no proper use it!!!");</text:p>
      <text:p text:style-name="Standard">break;</text:p>
      <text:p text:style-name="Standard">case "2":alert("Your king of mixing PULIHORA and you expert in that!!!");</text:p>
      <text:p text:style-name="Standard">break;</text:p>
      <text:p text:style-name="Standard">case "3":alert("Romantic KING but doesn't properly deserve it!!!");</text:p>
      <text:p text:style-name="Standard">break;</text:p>
      <text:p text:style-name="Standard">case "4":alert("You're on the way to achieving your DREAMS but,there is some speed BREAKERS!!!");</text:p>
      <text:p text:style-name="Standard">break;</text:p>
      <text:p text:style-name="Standard">case "5":alert("You have have different TALENT,some hardwork is needed to IGNITE it!!!");</text:p>
      <text:p text:style-name="Standard"><text:soft-page-break/>break;</text:p>
      <text:p text:style-name="Standard">case "6":alert("Hardworking nature but,not get proper output!!!");</text:p>
      <text:p text:style-name="Standard">break;</text:p>
      <text:p text:style-name="Standard">case "7":alert("Work is your's but result is OTHERS!!!");</text:p>
      <text:p text:style-name="Standard">break;</text:p>
      <text:p text:style-name="Standard">case "8":alert("Your a kind hearted person with some SHYNESS!!!");</text:p>
      <text:p text:style-name="Standard">break;</text:p>
      <text:p text:style-name="Standard">case "9":alert("You're a ANGRY person,try to control it for your best FUTURE!!!");</text:p>
      <text:p text:style-name="Standard">break;</text:p>
      <text:p text:style-name="Standard">case "10":alert("Your a Brand-Ambasidor for SILENT KILLER's!!!");</text:p>
      <text:p text:style-name="Standard">break;</text:p>
      <text:p text:style-name="Standard">case "11":alert("Open heart,share everything with others!!!");</text:p>
      <text:p text:style-name="Standard">break;</text:p>
      <text:p text:style-name="Standard">case "12":alert("You don't care about MONEY spent alot it!!!");</text:p>
      <text:p text:style-name="Standard">break;</text:p>
      <text:p text:style-name="Standard">case "13":alert("you're impress others with your WORDS and BEHAVIOUR!!!");</text:p>
      <text:p text:style-name="Standard">break;</text:p>
      <text:p text:style-name="Standard">case "14":alert("Easily change your current mood,sometimes ANGRY and sometimes COOL!!!");</text:p>
      <text:p text:style-name="Standard">break;</text:p>
      <text:p text:style-name="Standard">case "15":alert("FASHIONATE and show in front of others!!!");</text:p>
      <text:p text:style-name="Standard">break;</text:p>
      <text:p text:style-name="Standard">case "16":alert("Easily trust everyone and sometimes loss yourself!!!");</text:p>
      <text:p text:style-name="Standard">break;</text:p>
      <text:p text:style-name="Standard">case "17":alert("You have a OVER-CONFIDENCE try to reduce it!!!");</text:p>
      <text:p text:style-name="Standard">break;</text:p>
      <text:p text:style-name="Standard">case "18":alert("You have creative MIND,but no proper use it!!! ");</text:p>
      <text:p text:style-name="Standard">break;</text:p>
      <text:p text:style-name="Standard">case "19":alert("Your EXPERT in mixing PULIHORA!!!");</text:p>
      <text:p text:style-name="Standard">break;</text:p>
      <text:p text:style-name="Standard">case "20":alert("Your a Brand-Ambasidor for SILENT KILLER's!!!");</text:p>
      <text:p text:style-name="Standard">break;</text:p>
      <text:p text:style-name="Standard"><text:soft-page-break/>case "21":alert("you're impress others with your WORDS and BEHAVIOUR!!!");</text:p>
      <text:p text:style-name="Standard">break;</text:p>
      <text:p text:style-name="Standard">case "22":alert("You're Strong <text:s/>minded and face the situations with a SMILE!!!");</text:p>
      <text:p text:style-name="Standard">break;</text:p>
      <text:p text:style-name="Standard">case "23":alert("You never compromise and try to get anything favour to you!!!");</text:p>
      <text:p text:style-name="Standard">break;</text:p>
      <text:p text:style-name="Standard">case "24":alert("You think I know everything but actually won't it!!!");</text:p>
      <text:p text:style-name="Standard">break;</text:p>
      <text:p text:style-name="Standard">case "25":alert("You talking very nicely and easily attract others!!!");</text:p>
      <text:p text:style-name="Standard">break;</text:p>
      <text:p text:style-name="Standard">case "23":alert("Your feel shy infront of others to express your FEELINGS!!!");</text:p>
      <text:p text:style-name="Standard">break;</text:p>
      <text:p text:style-name="Standard">case "24":alert("You're often failed to impress others!!!");</text:p>
      <text:p text:style-name="Standard">break;</text:p>
      <text:p text:style-name="Standard">case "25":alert("You're likely ALONE and not ready to share your feelings!!!");</text:p>
      <text:p text:style-name="Standard">break;</text:p>
      <text:p text:style-name="Standard">case "26":alert("You're not intrested to stay alone and always search for others!!!");</text:p>
      <text:p text:style-name="Standard">break;</text:p>
      <text:p text:style-name="Standard">case "27":alert("You're not thinking about others, done whatever you want!!!");</text:p>
      <text:p text:style-name="Standard">break;</text:p>
      <text:p text:style-name="Standard">case "28":alert("NO one use mobile like as you used and operate it!!!");</text:p>
      <text:p text:style-name="Standard">break;</text:p>
      <text:p text:style-name="Standard">case "29":alert("You LOVE someone and MARRY someone!!!");</text:p>
      <text:p text:style-name="Standard">break;</text:p>
      <text:p text:style-name="Standard">case "30":alert("You're a great ACTOR. You plays different roles better than others!!!");</text:p>
      <text:p text:style-name="Standard">break;</text:p>
      <text:p text:style-name="Standard">case "31":alert("You dont digest others ACHIEVEMENT and others SUCCESSES!!! ");</text:p>
      <text:p text:style-name="Standard">break;</text:p>
      <text:p text:style-name="Standard">case "32":alert("You not done properly your work and often disturb others!!!");</text:p>
      <text:p text:style-name="Standard">break;</text:p>
      <text:p text:style-name="Standard">case "33":alert("Your like to enjoy othrs HAPPINESS!!!");</text:p>
      <text:p text:style-name="Standard"><text:soft-page-break/>break;</text:p>
      <text:p text:style-name="Standard">case "34":alert("Yoiu have a plenty of NEGATIVE thoughts.Avoid those for your success!!! ");</text:p>
      <text:p text:style-name="Standard">break;</text:p>
      <text:p text:style-name="Standard">case "35":alert("Your HONEST in relationships but,that will loss the relationships!!!");</text:p>
      <text:p text:style-name="Standard">break;</text:p>
      <text:p text:style-name="Standard">case "36":alert("You compliment others and encourange them to do!!!");</text:p>
      <text:p text:style-name="Standard">break;</text:p>
      <text:p text:style-name="Standard">case "37":alert("You're have POLITE behaviour and give respect others!!! ");</text:p>
      <text:p text:style-name="Standard">break;</text:p>
      <text:p text:style-name="Standard">case "38":alert("You think others survival. this is the good Quality of your's");</text:p>
      <text:p text:style-name="Standard">break;</text:p>
      <text:p text:style-name="Standard">case "39":alert("You're Strong <text:s/>minded and face the situations with a SMILE!!!");</text:p>
      <text:p text:style-name="Standard">break;</text:p>
      <text:p text:style-name="Standard">case "40":alert("Your lazy in doing your work,this is the main reason for your failure!!!");</text:p>
      <text:p text:style-name="Standard">break;</text:p>
      <text:p text:style-name="Standard">case "41":alert("You're easily get nervous when things goes wrong.Try to be STRONG!!!");</text:p>
      <text:p text:style-name="Standard">break;</text:p>
      <text:p text:style-name="Standard">case "42":alert("Sometimes you're very RUDE and not listen others!!!");</text:p>
      <text:p text:style-name="Standard">break;</text:p>
      <text:p text:style-name="Standard">case "43":alert("Your suffered with HEALTH, Take care!!!");</text:p>
      <text:p text:style-name="Standard">break;</text:p>
      <text:p text:style-name="Standard">case "44":alert("Your mentally poor and not take right steps!!!");</text:p>
      <text:p text:style-name="Standard">break;</text:p>
      <text:p text:style-name="Standard">case "45":alert("Your soo DISTRUBED in nature and easily UPSET!!!");</text:p>
      <text:p text:style-name="Standard">break;</text:p>
      <text:p text:style-name="Standard">case "46":alert("You Argueing with others until you won in that!!!");</text:p>
      <text:p text:style-name="Standard">break;</text:p>
      <text:p text:style-name="Standard">case "47":alert("You never compromise and try to get anything favour to you!!!");</text:p>
      <text:p text:style-name="Standard">break;</text:p>
      <text:p text:style-name="Standard">case "48":alert("You have good talking skills and easily attract others with your words!!!");</text:p>
      <text:p text:style-name="Standard">break;</text:p>
      <text:p text:style-name="Standard"><text:soft-page-break/>case "49":alert("You're intrested in cheeting others and have psychostic BEHAVIOUR!!!");</text:p>
      <text:p text:style-name="Standard">break;</text:p>
      <text:p text:style-name="Standard">case "50":alert("you're very intrested in knowing the others!!!");</text:p>
      <text:p text:style-name="Standard">break;</text:p>
      <text:p text:style-name="Standard">case "51":alert("You feel I know everything but actually won't it!!!");</text:p>
      <text:p text:style-name="Standard">break;</text:p>
      <text:p text:style-name="Standard">case "52":alert("You struggle alot to reach this position");</text:p>
      <text:p text:style-name="Standard">break;</text:p>
      <text:p text:style-name="Standard">case "53":alert("You have good capacity for DRINKING!!!");</text:p>
      <text:p text:style-name="Standard">break;</text:p>
      <text:p text:style-name="Standard">case "54":alert("You're very emotional nature!!!");</text:p>
      <text:p text:style-name="Standard">break;</text:p>
      <text:p text:style-name="Standard">case "55":alert("You fear alot.Even small things you get fear!!!");</text:p>
      <text:p text:style-name="Standard">break;</text:p>
      <text:p text:style-name="Standard">case "56":alert("You doesn't listen anyone and do in your own way!!!");</text:p>
      <text:p text:style-name="Standard">break;</text:p>
      <text:p text:style-name="Standard">case "57":alert("Your talk in straight forwordly");</text:p>
      <text:p text:style-name="Standard">break;</text:p>
      <text:p text:style-name="Standard">case "58":alert("Your living in you liked way!!!");</text:p>
      <text:p text:style-name="Standard">break;</text:p>
      <text:p text:style-name="Standard">case "59":alert("You're good person and maintain good personality!!!");</text:p>
      <text:p text:style-name="Standard">break;</text:p>
      <text:p text:style-name="Standard">case "60":alert("Your very good kind hearte person!!!");</text:p>
      <text:p text:style-name="Standard">break;</text:p>
      <text:p text:style-name="Standard">case "61":alert("Your best dancer and singer inside!!!");</text:p>
      <text:p text:style-name="Standard">break;</text:p>
      <text:p text:style-name="Standard">case "62":alert("Your very responsible and caring person!!!");</text:p>
      <text:p text:style-name="Standard">break;</text:p>
      <text:p text:style-name="Standard">case "63":alert("You take any risk for you want and desired!!!");</text:p>
      <text:p text:style-name="Standard">break;</text:p>
      <text:p text:style-name="Standard">case "64":alert("Your very peacefull and emotionally strong person!!!");</text:p>
      <text:p text:style-name="Standard"><text:soft-page-break/>break;</text:p>
      <text:p text:style-name="Standard">case "65":alert("You're most caring person and liked by all others!!! ");</text:p>
      <text:p text:style-name="Standard">break;</text:p>
      <text:p text:style-name="Standard">case "66":alert("You talking very nicely and easily attract others!!!");</text:p>
      <text:p text:style-name="Standard">break;</text:p>
      <text:p text:style-name="Standard">case "67":alert("You're sweet looking and every one easily attracted to you!!!");</text:p>
      <text:p text:style-name="Standard">break;</text:p>
      <text:p text:style-name="Standard">case "68":alert("You're best friend for most of the members!!!");</text:p>
      <text:p text:style-name="Standard">break;</text:p>
      <text:p text:style-name="Standard">case "69":alert("You're ego less and selfishless person!!!");</text:p>
      <text:p text:style-name="Standard">break;</text:p>
      <text:p text:style-name="Standard">case "70":alert("You're very shy person and talking with eyes only!!!");</text:p>
      <text:p text:style-name="Standard">break;</text:p>
      <text:p text:style-name="Standard">case "71":alert("You look like a model and very fashionate!!! ");</text:p>
      <text:p text:style-name="Standard">break;</text:p>
      <text:p text:style-name="Standard">case "72":alert("King of romance in once up on time!!!");</text:p>
      <text:p text:style-name="Standard">break;</text:p>
      <text:p text:style-name="Standard">case "73":alert("Your very different in your surroundings!!!");</text:p>
      <text:p text:style-name="Standard">break;</text:p>
      <text:p text:style-name="Standard">case "74":alert("Your very ego full person crying on others!!!");</text:p>
      <text:p text:style-name="Standard">break;</text:p>
      <text:p text:style-name="Standard">case "75":alert("You think I know everything but actually won't it!!!");</text:p>
      <text:p text:style-name="Standard">break;</text:p>
      <text:p text:style-name="Standard">case "76":alert("You struggle alot to reach this position");</text:p>
      <text:p text:style-name="Standard">break;</text:p>
      <text:p text:style-name="Standard">case "77":alert("You have good capacity for DRINKING!!!");</text:p>
      <text:p text:style-name="Standard">break;</text:p>
      <text:p text:style-name="Standard">case "78":alert("You're very emotional nature!!!");</text:p>
      <text:p text:style-name="Standard">break;</text:p>
      <text:p text:style-name="Standard">case "79":alert("You fear alot.Even small things you get fear!!!");</text:p>
      <text:p text:style-name="Standard">break;</text:p>
      <text:p text:style-name="Standard"><text:soft-page-break/>case "80":alert("You doesn't listen anyone and do in your own way!!!");</text:p>
      <text:p text:style-name="Standard">break;</text:p>
      <text:p text:style-name="Standard">case "81":alert("Your talk in straight forwordly");</text:p>
      <text:p text:style-name="Standard">break;</text:p>
      <text:p text:style-name="Standard">case "82":alert("Your living in you liked way!!!");</text:p>
      <text:p text:style-name="Standard">break;</text:p>
      <text:p text:style-name="Standard">case "83":alert("You're good person and maintain good personality!!!");</text:p>
      <text:p text:style-name="Standard">break;</text:p>
      <text:p text:style-name="Standard">case "84":alert("Your very good kind hearte person!!!");</text:p>
      <text:p text:style-name="Standard">break;</text:p>
      <text:p text:style-name="Standard">case "85":alert("Your best dancer and singer inside!!!");</text:p>
      <text:p text:style-name="Standard">break;</text:p>
      <text:p text:style-name="Standard">case "86":alert("Your very responsible and caring person!!!");</text:p>
      <text:p text:style-name="Standard">break;</text:p>
      <text:p text:style-name="Standard">case "87":alert("You take any risk for you want and desired!!!");</text:p>
      <text:p text:style-name="Standard">break;</text:p>
      <text:p text:style-name="Standard">case "88":alert("Your very peacefull and emotionally strong person!!!");</text:p>
      <text:p text:style-name="Standard">break;</text:p>
      <text:p text:style-name="Standard">case "89":alert("You're most caring person and liked by all others!!! ");</text:p>
      <text:p text:style-name="Standard">break;</text:p>
      <text:p text:style-name="Standard">case "90":alert("You talking very nicely and easily attract others!!!");</text:p>
      <text:p text:style-name="Standard">break;</text:p>
      <text:p text:style-name="Standard">case "91":alert("You're sweet looking and every one easily attracted to you!!!");</text:p>
      <text:p text:style-name="Standard">break;</text:p>
      <text:p text:style-name="Standard">case "92":alert("You're best friend for most of the members!!!");</text:p>
      <text:p text:style-name="Standard">break;</text:p>
      <text:p text:style-name="Standard">case "93":alert("You're ego less and selfishless person!!!");</text:p>
      <text:p text:style-name="Standard">break;</text:p>
      <text:p text:style-name="Standard">case "94":alert("You're very shy person and talking with eyes only!!!");</text:p>
      <text:p text:style-name="Standard">break;</text:p>
      <text:p text:style-name="Standard">case "95":alert("You look like a model and very fashionate!!! ");</text:p>
      <text:p text:style-name="Standard"><text:soft-page-break/>break;</text:p>
      <text:p text:style-name="Standard">case "96":alert("Your suffered with HEALTH, Take care!!!");</text:p>
      <text:p text:style-name="Standard">break;</text:p>
      <text:p text:style-name="Standard">case "97":alert("Your mentally poor and not take right steps!!!");</text:p>
      <text:p text:style-name="Standard">break;</text:p>
      <text:p text:style-name="Standard">case "98":alert("Your soo DISTRUBED in nature and easily UPSET!!!");</text:p>
      <text:p text:style-name="Standard">break;</text:p>
      <text:p text:style-name="Standard">case "99":alert("You Argueing with others until you won in that!!!");</text:p>
      <text:p text:style-name="Standard">break;</text:p>
      <text:p text:style-name="Standard">case "100":alert("You never compromise and try to get anything favour to you!!!");</text:p>
      <text:p text:style-name="Standard">break;</text:p>
      <text:p text:style-name="Standard">default:alert("Please Enter your current Age");</text:p>
      <text:p text:style-name="Standard">}</text:p>
      <text:p text:style-name="Standard">}</text:p>
      <text:p text:style-name="Standard">else if(a=='b'||a=='B'||a=='t'||a=='T'||a=='l'||a=='L'||a=='n'||a=='N'||a=='q'||a=='Q')</text:p>
      <text:p text:style-name="Standard">{</text:p>
      <text:p text:style-name="Standard">var n=prompt("PLEASE ENTER YOUR AGE","20");</text:p>
      <text:p text:style-name="Standard">if(b=='a'||b=='A')</text:p>
      <text:p text:style-name="Standard">{</text:p>
      <text:p text:style-name="Standard">switch(n)</text:p>
      <text:p text:style-name="Standard">{</text:p>
      <text:p text:style-name="Standard">case "1":alert("Your very responsible and caring person!!!");</text:p>
      <text:p text:style-name="Standard">break;</text:p>
      <text:p text:style-name="Standard">case "2":alert("You take any risk for you want and desired!!!");</text:p>
      <text:p text:style-name="Standard">break;</text:p>
      <text:p text:style-name="Standard">case "3":alert("Your very peacefull and emotionally strong person!!!");</text:p>
      <text:p text:style-name="Standard">break;</text:p>
      <text:p text:style-name="Standard">case "4":alert("You're most caring person and liked by all others!!! ");</text:p>
      <text:p text:style-name="Standard">break;</text:p>
      <text:p text:style-name="Standard">case "5":alert("You talking very nicely and easily attract others!!!");</text:p>
      <text:p text:style-name="Standard">break;</text:p>
      <text:p text:style-name="Standard"><text:soft-page-break/>case "6":alert("You're sweet looking and every one easily attracted to you!!!");</text:p>
      <text:p text:style-name="Standard">break;</text:p>
      <text:p text:style-name="Standard">case "7":alert("You're the best friend for most of the members!!!");</text:p>
      <text:p text:style-name="Standard">break;</text:p>
      <text:p text:style-name="Standard">case "8":alert("You're ego less and selfishless person!!!");</text:p>
      <text:p text:style-name="Standard">break;</text:p>
      <text:p text:style-name="Standard">case "9":alert("You're very shy person and talking with eyes only!!!");</text:p>
      <text:p text:style-name="Standard">break;</text:p>
      <text:p text:style-name="Standard">case "10":alert("You look like a model and very fashionate!!! ");</text:p>
      <text:p text:style-name="Standard">break;</text:p>
      <text:p text:style-name="Standard">case "11":alert("Your suffered with HEALTH, Take care!!!");</text:p>
      <text:p text:style-name="Standard">break;</text:p>
      <text:p text:style-name="Standard">case "12":alert("Your mentally poor and not take right steps!!!");</text:p>
      <text:p text:style-name="Standard">break;</text:p>
      <text:p text:style-name="Standard">case "13":alert("Your soo DISTRUBED in nature and easily UPSET!!!");</text:p>
      <text:p text:style-name="Standard">break;</text:p>
      <text:p text:style-name="Standard">case "14":alert("You Argueing with others until you won in that!!!");</text:p>
      <text:p text:style-name="Standard">break;</text:p>
      <text:p text:style-name="Standard">case "15":alert("You never compromise and try to get anything favour to you!!!");</text:p>
      <text:p text:style-name="Standard">break;</text:p>
      <text:p text:style-name="Standard">case "16":alert("You have a very STUPID behaviour!!!");</text:p>
      <text:p text:style-name="Standard">break;</text:p>
      <text:p text:style-name="Standard">case "17":alert("You always irritate your friends,this is your HOBBY!!!");</text:p>
      <text:p text:style-name="Standard">break;</text:p>
      <text:p text:style-name="Standard">case "18":alert("You surprise others with your nasty things and behaviour!!!");</text:p>
      <text:p text:style-name="Standard">break;</text:p>
      <text:p text:style-name="Standard">case "19":alert("Your always try to sitting alone and enjoying your own company!!!");</text:p>
      <text:p text:style-name="Standard">break;</text:p>
      <text:p text:style-name="Standard">case "20":alert("Your Brain was very sharp,easily findout anything!!!");</text:p>
      <text:p text:style-name="Standard">break;</text:p>
      <text:p text:style-name="Standard">case "21":alert("You are very serious on others who are dis-like you!!!");</text:p>
      <text:p text:style-name="Standard"><text:soft-page-break/>break;</text:p>
      <text:p text:style-name="Standard">case "22":alert("You are a NATURE Lover and try to enjoy the Nature everyday!!!");</text:p>
      <text:p text:style-name="Standard">break;</text:p>
      <text:p text:style-name="Standard">case "23":alert("You are often not get which was you WANT!!! ");</text:p>
      <text:p text:style-name="Standard">break;</text:p>
      <text:p text:style-name="Standard">case "24":alert("Your easily excited for small things!!!");</text:p>
      <text:p text:style-name="Standard">break;</text:p>
      <text:p text:style-name="Standard">case "25":alert("you are like to stay in simple and traditional!!!");</text:p>
      <text:p text:style-name="Standard">break;</text:p>
      <text:p text:style-name="Standard">case "26":alert("You are eagerly waiting for your's Turn and Time to revenge or enjoying!!!");</text:p>
      <text:p text:style-name="Standard">break;</text:p>
      <text:p text:style-name="Standard">case "27":alert("Your very alcoholic,you addicted to that!!!");</text:p>
      <text:p text:style-name="Standard">break;</text:p>
      <text:p text:style-name="Standard">case "28":alert("You have a lot of confidence on YOU and done work properly!!!");</text:p>
      <text:p text:style-name="Standard">break;</text:p>
      <text:p text:style-name="Standard">case "29":alert("You are argueing for small things and like stay Dominent!!! ");</text:p>
      <text:p text:style-name="Standard">break;</text:p>
      <text:p text:style-name="Standard">case "30":alert("You have have different TALENT,some hardwork is needed to IGNITE it!!!");</text:p>
      <text:p text:style-name="Standard">break;</text:p>
      <text:p text:style-name="Standard">case "31":alert("Hardworking nature but,not get proper output!!!");</text:p>
      <text:p text:style-name="Standard">break;</text:p>
      <text:p text:style-name="Standard">case "32":alert("Work is your's but result is OTHERS!!!");</text:p>
      <text:p text:style-name="Standard">break;</text:p>
      <text:p text:style-name="Standard">case "33":alert("Your a kind hearted person with some SHYNESS!!!");</text:p>
      <text:p text:style-name="Standard">break;</text:p>
      <text:p text:style-name="Standard">case "34":alert("You're a ANGRY person,try to control it for your best FUTURE!!!");</text:p>
      <text:p text:style-name="Standard">break;</text:p>
      <text:p text:style-name="Standard">case "35":alert("Your a Brand-Ambasidor for SILENT KILLER's!!!");</text:p>
      <text:p text:style-name="Standard">break;</text:p>
      <text:p text:style-name="Standard">case "36":alert("Open heart,share everything with others!!!");</text:p>
      <text:p text:style-name="Standard">break;</text:p>
      <text:p text:style-name="Standard"><text:soft-page-break/>case "37":alert("You don't care about MONEY spent alot it!!!");</text:p>
      <text:p text:style-name="Standard">break;</text:p>
      <text:p text:style-name="Standard">case "38":alert("you're impress others with your WORDS and BEHAVIOUR!!!");</text:p>
      <text:p text:style-name="Standard">break;</text:p>
      <text:p text:style-name="Standard">case "39":alert("Easily change your current mood,sometimes ANGRY and sometimes COOL!!!");</text:p>
      <text:p text:style-name="Standard">break;</text:p>
      <text:p text:style-name="Standard">case "40":alert("FASHIONATE and show in front of others!!!");</text:p>
      <text:p text:style-name="Standard">break;</text:p>
      <text:p text:style-name="Standard">case "41":alert("Easily trust everyone and sometimes oss yourself!!!");</text:p>
      <text:p text:style-name="Standard">break;</text:p>
      <text:p text:style-name="Standard">case "42":alert("You have a OVER-CONFIDENCE try to reduce it!!!");</text:p>
      <text:p text:style-name="Standard">break;</text:p>
      <text:p text:style-name="Standard">case "43":alert("You have creative MIND,but no proper use it!!! ");</text:p>
      <text:p text:style-name="Standard">break;</text:p>
      <text:p text:style-name="Standard">case "44":alert("Your EXPERT in mixing PULIHORA!!!");</text:p>
      <text:p text:style-name="Standard">break;</text:p>
      <text:p text:style-name="Standard">case "45":alert("Your a Brand-Ambasidor for SILENT KILLER's!!!");</text:p>
      <text:p text:style-name="Standard">break;</text:p>
      <text:p text:style-name="Standard">case "46":alert("you're very intrested in knowing the others!!!");</text:p>
      <text:p text:style-name="Standard">break;</text:p>
      <text:p text:style-name="Standard">case "47":alert("You feel I know everything but actually won't it!!!");</text:p>
      <text:p text:style-name="Standard">break;</text:p>
      <text:p text:style-name="Standard">case "48":alert("You struggle alot to reach this position");</text:p>
      <text:p text:style-name="Standard">break;</text:p>
      <text:p text:style-name="Standard">case "49":alert("You have good capacity for DRINKING!!!");</text:p>
      <text:p text:style-name="Standard">break;</text:p>
      <text:p text:style-name="Standard">case "50":alert("You're very emotional nature!!!");</text:p>
      <text:p text:style-name="Standard">break;</text:p>
      <text:p text:style-name="Standard">case "51":alert("You fear alot.Even small things you get fear!!!");</text:p>
      <text:p text:style-name="Standard">break;</text:p>
      <text:p text:style-name="Standard">case "52":alert("You doesn't listen anyone and do in your own way!!!");</text:p>
      <text:p text:style-name="Standard"><text:soft-page-break/>break;</text:p>
      <text:p text:style-name="Standard">case "53":alert("Your talk in straight forwordly");</text:p>
      <text:p text:style-name="Standard">break;</text:p>
      <text:p text:style-name="Standard">case "54":alert("Your living as you like and enjoying everyday!!!");</text:p>
      <text:p text:style-name="Standard">break;</text:p>
      <text:p text:style-name="Standard">case "55":alert("You're good person and maintain good personality!!!");</text:p>
      <text:p text:style-name="Standard">break;</text:p>
      <text:p text:style-name="Standard">case "56":alert("Your very good kind hearte person!!!");</text:p>
      <text:p text:style-name="Standard">break;</text:p>
      <text:p text:style-name="Standard">case "57":alert("Your best dancer and singer inside!!!");</text:p>
      <text:p text:style-name="Standard">break;</text:p>
      <text:p text:style-name="Standard">case "58":alert("Your very responsible and caring person!!!");</text:p>
      <text:p text:style-name="Standard">break;</text:p>
      <text:p text:style-name="Standard">case "59":alert("You take any risk for you want and desired!!!");</text:p>
      <text:p text:style-name="Standard">break;</text:p>
      <text:p text:style-name="Standard">case "60":alert("Your very peacefull and emotionally strong person!!!");</text:p>
      <text:p text:style-name="Standard">break;</text:p>
      <text:p text:style-name="Standard">case "61":alert("You're most caring person and liked by all others!!! ");</text:p>
      <text:p text:style-name="Standard">break;</text:p>
      <text:p text:style-name="Standard">case "62":alert("You talking very nicely and easily attract others!!!");</text:p>
      <text:p text:style-name="Standard">break;</text:p>
      <text:p text:style-name="Standard">case "63":alert("You're sweet looking and every one easily attracted to you!!!");</text:p>
      <text:p text:style-name="Standard">break;</text:p>
      <text:p text:style-name="Standard">case "64":alert("Your a Brand-Ambasidor for SILENT KILLER's!!!");</text:p>
      <text:p text:style-name="Standard">break;</text:p>
      <text:p text:style-name="Standard">case "65":alert("you're impress others with your WORDS and BEHAVIOUR!!!");</text:p>
      <text:p text:style-name="Standard">break;</text:p>
      <text:p text:style-name="Standard">case "66":alert("You're Strong <text:s/>minded and face the situations with a SMILE!!!");</text:p>
      <text:p text:style-name="Standard">break;</text:p>
      <text:p text:style-name="Standard">case "67":alert("You never compromise and try to get anything favour to you!!!");</text:p>
      <text:p text:style-name="Standard">break;</text:p>
      <text:p text:style-name="Standard"><text:soft-page-break/>case "68":alert("You think I know everything but actually won't it!!!");</text:p>
      <text:p text:style-name="Standard">break;</text:p>
      <text:p text:style-name="Standard">case "69":alert("You talking very nicely and easily attract others!!!");</text:p>
      <text:p text:style-name="Standard">break;</text:p>
      <text:p text:style-name="Standard">case "70":alert("Your feel shy infront of others to express your FEELINGS!!!");</text:p>
      <text:p text:style-name="Standard">break;</text:p>
      <text:p text:style-name="Standard">case "71":alert("You're often failed to impress others!!!");</text:p>
      <text:p text:style-name="Standard">break;</text:p>
      <text:p text:style-name="Standard">case "72":alert("You're likely ALONE and not ready to share your feelings!!!");</text:p>
      <text:p text:style-name="Standard">break;</text:p>
      <text:p text:style-name="Standard">case "73":alert("You're not intrested to stay alone and always search for others!!!");</text:p>
      <text:p text:style-name="Standard">break;</text:p>
      <text:p text:style-name="Standard">case "74":alert("You're not thinking about others, done whatever you want!!!");</text:p>
      <text:p text:style-name="Standard">break;</text:p>
      <text:p text:style-name="Standard">case "75":alert("NO one use mobile like as you used and operate it!!!");</text:p>
      <text:p text:style-name="Standard">break;</text:p>
      <text:p text:style-name="Standard">case "76":alert("You LOVE someone and MARRY someone!!!");</text:p>
      <text:p text:style-name="Standard">break;</text:p>
      <text:p text:style-name="Standard">case "77":alert("You're a great ACTOR. You plays different roles better than others!!!");</text:p>
      <text:p text:style-name="Standard">break;</text:p>
      <text:p text:style-name="Standard">case "78":alert("You dont digest others ACHIEVEMENT and others SUCCESSES!!! ");</text:p>
      <text:p text:style-name="Standard">break;</text:p>
      <text:p text:style-name="Standard">case "79":alert("You not done properly your work and often disturb others!!!");</text:p>
      <text:p text:style-name="Standard">break;</text:p>
      <text:p text:style-name="Standard">case "80":alert("Your like to enjoy othrs HAPPINESS!!!");</text:p>
      <text:p text:style-name="Standard">break;</text:p>
      <text:p text:style-name="Standard">case "81":alert("Yoiu have a plenty of NEGATIVE thoughts.Avoid those for your success!!! ");</text:p>
      <text:p text:style-name="Standard">break;</text:p>
      <text:p text:style-name="Standard">case "82":alert("Your HONEST in relationships but,that will loss the relationships!!!");</text:p>
      <text:p text:style-name="Standard">break;</text:p>
      <text:p text:style-name="Standard">case "83":alert("You compliment others and encourange them to do!!!");</text:p>
      <text:p text:style-name="Standard"><text:soft-page-break/>break;</text:p>
      <text:p text:style-name="Standard">case "84":alert("You're have POLITE behaviour and give respect others!!! ");</text:p>
      <text:p text:style-name="Standard">break;</text:p>
      <text:p text:style-name="Standard">case "85":alert("Your very ego full person crying on others!!!");</text:p>
      <text:p text:style-name="Standard">break;</text:p>
      <text:p text:style-name="Standard">case "86":alert("You think I know everything but actually won't it!!!");</text:p>
      <text:p text:style-name="Standard">break;</text:p>
      <text:p text:style-name="Standard">case "87":alert("You struggle alot to reach this position");</text:p>
      <text:p text:style-name="Standard">break;</text:p>
      <text:p text:style-name="Standard">case "88":alert("You have good capacity for DRINKING!!!");</text:p>
      <text:p text:style-name="Standard">break;</text:p>
      <text:p text:style-name="Standard">case "89":alert("You're very emotional nature!!!");</text:p>
      <text:p text:style-name="Standard">break;</text:p>
      <text:p text:style-name="Standard">case "90":alert("You fear alot.Even small things you get fear!!!");</text:p>
      <text:p text:style-name="Standard">break;</text:p>
      <text:p text:style-name="Standard">case "91":alert("You doesn't listen anyone and do in your own way!!!");</text:p>
      <text:p text:style-name="Standard">break;</text:p>
      <text:p text:style-name="Standard">case "92":alert("Your talk in straight forwordly");</text:p>
      <text:p text:style-name="Standard">break;</text:p>
      <text:p text:style-name="Standard">case "93":alert("Your living in you liked way!!!");</text:p>
      <text:p text:style-name="Standard">break;</text:p>
      <text:p text:style-name="Standard">case "94":alert("You're good person and maintain good personality!!!");</text:p>
      <text:p text:style-name="Standard">break;</text:p>
      <text:p text:style-name="Standard">case "95":alert("Your very good kind hearte person!!!");</text:p>
      <text:p text:style-name="Standard">break;</text:p>
      <text:p text:style-name="Standard">case "96":alert("Your best dancer and singer inside!!!");</text:p>
      <text:p text:style-name="Standard">break;</text:p>
      <text:p text:style-name="Standard">case "97":alert("Your very responsible and caring person!!!");</text:p>
      <text:p text:style-name="Standard">break;</text:p>
      <text:p text:style-name="Standard">case "98":alert("You take any risk for you want and desired!!!");</text:p>
      <text:p text:style-name="Standard">break;</text:p>
      <text:p text:style-name="Standard"><text:soft-page-break/>case "99":alert("Your very peacefull and emotionally strong person!!!");</text:p>
      <text:p text:style-name="Standard">break;</text:p>
      <text:p text:style-name="Standard">case "100":alert("You're most caring person and liked by all others!!! ");</text:p>
      <text:p text:style-name="Standard">break;</text:p>
      <text:p text:style-name="Standard">default:alert("Please Enter Your current Age");</text:p>
      <text:p text:style-name="Standard">}</text:p>
      <text:p text:style-name="Standard">}</text:p>
      <text:p text:style-name="Standard">else if(b=='e'||b=='E')</text:p>
      <text:p text:style-name="Standard">{</text:p>
      <text:p text:style-name="Standard">switch(n)</text:p>
      <text:p text:style-name="Standard">{</text:p>
      <text:p text:style-name="Standard">case "1":alert("You like to enjoy othrs HAPPINESS!!!");</text:p>
      <text:p text:style-name="Standard">break;</text:p>
      <text:p text:style-name="Standard">case "2":alert("Yoiu have a plenty of NEGATIVE thoughts.Avoid those for your success!!! ");</text:p>
      <text:p text:style-name="Standard">break;</text:p>
      <text:p text:style-name="Standard">case "3":alert("Your HONEST in relationships but,that will loss the relationships!!!");</text:p>
      <text:p text:style-name="Standard">break;</text:p>
      <text:p text:style-name="Standard">case "4":alert("You compliment others and encourange them to do!!!");</text:p>
      <text:p text:style-name="Standard">break;</text:p>
      <text:p text:style-name="Standard">case "5":alert("You're have POLITE behaviour and give respect others!!! ");</text:p>
      <text:p text:style-name="Standard">break;</text:p>
      <text:p text:style-name="Standard">case "6":alert("Your very ego full person crying on others!!!");</text:p>
      <text:p text:style-name="Standard">break;</text:p>
      <text:p text:style-name="Standard">case "7":alert("You think I know everything but actually won't it!!!");</text:p>
      <text:p text:style-name="Standard">break;</text:p>
      <text:p text:style-name="Standard">case "8":alert("You struggle alot to reach this position");</text:p>
      <text:p text:style-name="Standard">break;</text:p>
      <text:p text:style-name="Standard">case "9":alert("You have good capacity for DRINKING!!!");</text:p>
      <text:p text:style-name="Standard">break;</text:p>
      <text:p text:style-name="Standard">case "10":alert("You're very emotional nature!!!");</text:p>
      <text:p text:style-name="Standard">break;</text:p>
      <text:p text:style-name="Standard"><text:soft-page-break/>case "11":alert("You fear alot.Even small things you get fear!!!");</text:p>
      <text:p text:style-name="Standard">break;</text:p>
      <text:p text:style-name="Standard">case "12":alert("You doesn't listen anyone and do in your own way!!!");</text:p>
      <text:p text:style-name="Standard">break;</text:p>
      <text:p text:style-name="Standard">case "13":alert("Your talk in straight forwordly");</text:p>
      <text:p text:style-name="Standard">break;</text:p>
      <text:p text:style-name="Standard">case "14":alert("Your living in you liked way!!!");</text:p>
      <text:p text:style-name="Standard">break;</text:p>
      <text:p text:style-name="Standard">case "15":alert("You're good person and maintain good personality!!!");</text:p>
      <text:p text:style-name="Standard">break;</text:p>
      <text:p text:style-name="Standard">case "16":alert("Your very good kind hearte person!!!");</text:p>
      <text:p text:style-name="Standard">break;</text:p>
      <text:p text:style-name="Standard">case "17":alert("Your best dancer and singer inside!!!");</text:p>
      <text:p text:style-name="Standard">break;</text:p>
      <text:p text:style-name="Standard">case "18":alert("Your very responsible and caring person!!!");</text:p>
      <text:p text:style-name="Standard">break;</text:p>
      <text:p text:style-name="Standard">case "19":alert("You take any risk for you want and desired!!!");</text:p>
      <text:p text:style-name="Standard">break;</text:p>
      <text:p text:style-name="Standard">case "20":alert("Your very peacefull and emotionally strong person!!!");</text:p>
      <text:p text:style-name="Standard">break;</text:p>
      <text:p text:style-name="Standard">case "21":alert("You're most caring person and liked by all others!!! ");</text:p>
      <text:p text:style-name="Standard">break;</text:p>
      <text:p text:style-name="Standard">case "22":alert("Easily trust everyone and sometimes oss yourself!!!");</text:p>
      <text:p text:style-name="Standard">break;</text:p>
      <text:p text:style-name="Standard">case "23":alert("You have a OVER-CONFIDENCE try to reduce it!!!");</text:p>
      <text:p text:style-name="Standard">break;</text:p>
      <text:p text:style-name="Standard">case "24":alert("You have creative MIND,but no proper use it!!! ");</text:p>
      <text:p text:style-name="Standard">break;</text:p>
      <text:p text:style-name="Standard">case "25":alert("Your EXPERT in mixing PULIHORA!!!");</text:p>
      <text:p text:style-name="Standard">break;</text:p>
      <text:p text:style-name="Standard">case "26":alert("Your a Brand-Ambasidor for SILENT KILLER's!!!");</text:p>
      <text:p text:style-name="Standard"><text:soft-page-break/>break;</text:p>
      <text:p text:style-name="Standard">case "27":alert("you're very intrested in knowing the others!!!");</text:p>
      <text:p text:style-name="Standard">break;</text:p>
      <text:p text:style-name="Standard">case "28":alert("You feel I know everything but actually won't it!!!");</text:p>
      <text:p text:style-name="Standard">break;</text:p>
      <text:p text:style-name="Standard">case "29":alert("You struggle alot to reach this position");</text:p>
      <text:p text:style-name="Standard">break;</text:p>
      <text:p text:style-name="Standard">case "30":alert("You have good capacity for DRINKING!!!");</text:p>
      <text:p text:style-name="Standard">break;</text:p>
      <text:p text:style-name="Standard">case "31":alert("You're very emotional nature!!!");</text:p>
      <text:p text:style-name="Standard">break;</text:p>
      <text:p text:style-name="Standard">case "32":alert("You fear alot.Even small things you get fear!!!");</text:p>
      <text:p text:style-name="Standard">break;</text:p>
      <text:p text:style-name="Standard">case "33":alert("You doesn't listen anyone and do in your own way!!!");</text:p>
      <text:p text:style-name="Standard">break;</text:p>
      <text:p text:style-name="Standard">case "34":alert("Your talk in straight forwordly");</text:p>
      <text:p text:style-name="Standard">break;</text:p>
      <text:p text:style-name="Standard">case "35":alert("Your living as you like and enjoying everyday!!!");</text:p>
      <text:p text:style-name="Standard">break;</text:p>
      <text:p text:style-name="Standard">case "36":alert("You're good person and maintain good personality!!!");</text:p>
      <text:p text:style-name="Standard">break;</text:p>
      <text:p text:style-name="Standard">case "37":alert("Your very good kind hearte person!!!");</text:p>
      <text:p text:style-name="Standard">break;</text:p>
      <text:p text:style-name="Standard">case "38":alert("Your best dancer and singer inside!!!");</text:p>
      <text:p text:style-name="Standard">break;</text:p>
      <text:p text:style-name="Standard">case "39":alert("Your very responsible and caring person!!!");</text:p>
      <text:p text:style-name="Standard">break;</text:p>
      <text:p text:style-name="Standard">case "40":alert("You take any risk for you want and desired!!!");</text:p>
      <text:p text:style-name="Standard">break;</text:p>
      <text:p text:style-name="Standard">case "41":alert("Your very peacefull and emotionally strong person!!!");</text:p>
      <text:p text:style-name="Standard">break;</text:p>
      <text:p text:style-name="Standard"><text:soft-page-break/>case "42":alert("You're most caring person and liked by all others!!! ");</text:p>
      <text:p text:style-name="Standard">break;</text:p>
      <text:p text:style-name="Standard">case "43":alert("You talking very nicely and easily attract others!!!");</text:p>
      <text:p text:style-name="Standard">break;</text:p>
      <text:p text:style-name="Standard">case "44":alert("You're sweet looking and every one easily attracted to you!!!");</text:p>
      <text:p text:style-name="Standard">break;</text:p>
      <text:p text:style-name="Standard">case "45":alert("Your a Brand-Ambasidor for SILENT KILLER's!!!");</text:p>
      <text:p text:style-name="Standard">break;</text:p>
      <text:p text:style-name="Standard">case "46":alert("you're impress others with your WORDS and BEHAVIOUR!!!");</text:p>
      <text:p text:style-name="Standard">break;</text:p>
      <text:p text:style-name="Standard">case "47":alert("You're Strong <text:s/>minded and face the situations with a SMILE!!!");</text:p>
      <text:p text:style-name="Standard">break;</text:p>
      <text:p text:style-name="Standard">case "48":alert("You never compromise and try to get anything favour to you!!!");</text:p>
      <text:p text:style-name="Standard">break;</text:p>
      <text:p text:style-name="Standard">case "49":alert("You think I know everything but actually won't it!!!");</text:p>
      <text:p text:style-name="Standard">break;</text:p>
      <text:p text:style-name="Standard">case "50":alert("You talking very nicely and easily attract others!!!");</text:p>
      <text:p text:style-name="Standard">break;</text:p>
      <text:p text:style-name="Standard">case "51":alert("Your feel shy infront of others to express your FEELINGS!!!");</text:p>
      <text:p text:style-name="Standard">break;</text:p>
      <text:p text:style-name="Standard">case "52":alert("You're often failed to impress others!!!");</text:p>
      <text:p text:style-name="Standard">break;</text:p>
      <text:p text:style-name="Standard">case "53":alert("You're likely ALONE and not ready to share your feelings!!!");</text:p>
      <text:p text:style-name="Standard">break;</text:p>
      <text:p text:style-name="Standard">case "54":alert("You're not intrested to stay alone and always search for others!!!");</text:p>
      <text:p text:style-name="Standard">break;</text:p>
      <text:p text:style-name="Standard">case "55":alert("You're not thinking about others, done whatever you want!!!");</text:p>
      <text:p text:style-name="Standard">break;</text:p>
      <text:p text:style-name="Standard">case "56":alert("NO one use mobile like as you used and operate it!!!");</text:p>
      <text:p text:style-name="Standard">break;</text:p>
      <text:p text:style-name="Standard">case "57":alert("You LOVE someone and MARRY someone!!!");</text:p>
      <text:p text:style-name="Standard"><text:soft-page-break/>break;</text:p>
      <text:p text:style-name="Standard">case "58":alert("You're a great ACTOR. You plays different roles better than others!!!");</text:p>
      <text:p text:style-name="Standard">break;</text:p>
      <text:p text:style-name="Standard">case "59":alert("You dont digest others ACHIEVEMENT and others SUCCESSES!!! ");</text:p>
      <text:p text:style-name="Standard">break;</text:p>
      <text:p text:style-name="Standard">case "60":alert("You not done properly your work and often disturb others!!!");</text:p>
      <text:p text:style-name="Standard">break;</text:p>
      <text:p text:style-name="Standard">case "61":alert("Your very responsible and caring person!!!");</text:p>
      <text:p text:style-name="Standard">break;</text:p>
      <text:p text:style-name="Standard">case "62":alert("You take any risk for you want and desired!!!");</text:p>
      <text:p text:style-name="Standard">break;</text:p>
      <text:p text:style-name="Standard">case "63":alert("Your very peacefull and emotionally strong person!!!");</text:p>
      <text:p text:style-name="Standard">break;</text:p>
      <text:p text:style-name="Standard">case "64":alert("You're most caring person and liked by all others!!! ");</text:p>
      <text:p text:style-name="Standard">break;</text:p>
      <text:p text:style-name="Standard">case "65":alert("You talking very nicely and easily attract others!!!");</text:p>
      <text:p text:style-name="Standard">break;</text:p>
      <text:p text:style-name="Standard">case "66":alert("You're sweet looking and every one easily attracted to you!!!");</text:p>
      <text:p text:style-name="Standard">break;</text:p>
      <text:p text:style-name="Standard">case "67":alert("You're the best friend for most of the members!!!");</text:p>
      <text:p text:style-name="Standard">break;</text:p>
      <text:p text:style-name="Standard">case "68":alert("You're ego less and selfishless person!!!");</text:p>
      <text:p text:style-name="Standard">break;</text:p>
      <text:p text:style-name="Standard">case "69":alert("You're very shy person and talking with eyes only!!!");</text:p>
      <text:p text:style-name="Standard">break;</text:p>
      <text:p text:style-name="Standard">case "70":alert("You look like a model and very fashionate!!! ");</text:p>
      <text:p text:style-name="Standard">break;</text:p>
      <text:p text:style-name="Standard">case "71":alert("Your suffered with HEALTH, Take care!!!");</text:p>
      <text:p text:style-name="Standard">break;</text:p>
      <text:p text:style-name="Standard">case "72":alert("Your mentally poor and not take right steps!!!");</text:p>
      <text:p text:style-name="Standard">break;</text:p>
      <text:p text:style-name="Standard"><text:soft-page-break/>case "73":alert("Your soo DISTRUBED in nature and easily UPSET!!!");</text:p>
      <text:p text:style-name="Standard">break;</text:p>
      <text:p text:style-name="Standard">case "74":alert("You Argueing with others until you won in that!!!");</text:p>
      <text:p text:style-name="Standard">break;</text:p>
      <text:p text:style-name="Standard">case "75":alert("You never compromise and try to get anything favour to you!!!");</text:p>
      <text:p text:style-name="Standard">break;</text:p>
      <text:p text:style-name="Standard">case "76":alert("You have a very STUPID behaviour!!!");</text:p>
      <text:p text:style-name="Standard">break;</text:p>
      <text:p text:style-name="Standard">case "77":alert("You always irritate your friends,this is your HOBBY!!!");</text:p>
      <text:p text:style-name="Standard">break;</text:p>
      <text:p text:style-name="Standard">case "78":alert("You surprise others with your nasty things and behaviour!!!");</text:p>
      <text:p text:style-name="Standard">break;</text:p>
      <text:p text:style-name="Standard">case "79":alert("Your always try to sitting alone and enjoying your own company!!!");</text:p>
      <text:p text:style-name="Standard">break;</text:p>
      <text:p text:style-name="Standard">case "80":alert("Your Brain was very sharp,easily findout anything!!!");</text:p>
      <text:p text:style-name="Standard">break;</text:p>
      <text:p text:style-name="Standard">case "81":alert("You are very serious on others who are dis-like you!!!");</text:p>
      <text:p text:style-name="Standard">break;</text:p>
      <text:p text:style-name="Standard">case "82":alert("You are a NATURE Lover and try to enjoy the Nature everyday!!!");</text:p>
      <text:p text:style-name="Standard">break;</text:p>
      <text:p text:style-name="Standard">case "83":alert("You are often not get which was you WANT!!! ");</text:p>
      <text:p text:style-name="Standard">break;</text:p>
      <text:p text:style-name="Standard">case "84":alert("Your easily excited for small things!!!");</text:p>
      <text:p text:style-name="Standard">break;</text:p>
      <text:p text:style-name="Standard">case "85":alert("you are like to stay in simple and traditional!!!");</text:p>
      <text:p text:style-name="Standard">break;</text:p>
      <text:p text:style-name="Standard">case "86":alert("You are eagerly waiting for your's Turn and Time to revenge or enjoying!!!");</text:p>
      <text:p text:style-name="Standard">break;</text:p>
      <text:p text:style-name="Standard">case "87":alert("Your very alcoholic and you addicted to that!!!");</text:p>
      <text:p text:style-name="Standard">break;</text:p>
      <text:p text:style-name="Standard">case "88":alert("You have a lot of confidence on YOU and done work properly!!!");</text:p>
      <text:p text:style-name="Standard"><text:soft-page-break/>break;</text:p>
      <text:p text:style-name="Standard">case "89":alert("You are argueing for small things and like stay Dominent!!! ");</text:p>
      <text:p text:style-name="Standard">break;</text:p>
      <text:p text:style-name="Standard">case "90":alert("You have have different TALENT,some hardwork is needed to IGNITE it!!!");</text:p>
      <text:p text:style-name="Standard">break;</text:p>
      <text:p text:style-name="Standard">case "91":alert("Hardworking nature but,not get proper output!!!");</text:p>
      <text:p text:style-name="Standard">break;</text:p>
      <text:p text:style-name="Standard">case "92":alert("Work is your's but result is OTHERS!!!");</text:p>
      <text:p text:style-name="Standard">break;</text:p>
      <text:p text:style-name="Standard">case "93":alert("Your a kind hearted person with some SHYNESS!!!");</text:p>
      <text:p text:style-name="Standard">break;</text:p>
      <text:p text:style-name="Standard">case "94":alert("You're a ANGRY person,try to control it for your best FUTURE!!!");</text:p>
      <text:p text:style-name="Standard">break;</text:p>
      <text:p text:style-name="Standard">case "95":alert("Your a Brand-Ambasidor for SILENT KILLER's!!!");</text:p>
      <text:p text:style-name="Standard">break;</text:p>
      <text:p text:style-name="Standard">case "96":alert("Open heart,share everything with others!!!");</text:p>
      <text:p text:style-name="Standard">break;</text:p>
      <text:p text:style-name="Standard">case "97":alert("You don't care about MONEY spent alot it!!!");</text:p>
      <text:p text:style-name="Standard">break;</text:p>
      <text:p text:style-name="Standard">case "98":alert("you're impress others with your WORDS and BEHAVIOUR!!!");</text:p>
      <text:p text:style-name="Standard">break;</text:p>
      <text:p text:style-name="Standard">case "99":alert("Easily change your current mood,sometimes ANGRY and sometimes COOL!!!");</text:p>
      <text:p text:style-name="Standard">break;</text:p>
      <text:p text:style-name="Standard">case "100":alert("FASHIONATE and show in front of others!!!");</text:p>
      <text:p text:style-name="Standard">break;</text:p>
      <text:p text:style-name="Standard">default:alert("Please Enter Your current Age");</text:p>
      <text:p text:style-name="Standard">}</text:p>
      <text:p text:style-name="Standard">}</text:p>
      <text:p text:style-name="Standard">else if(b=='i'||b=='I')</text:p>
      <text:p text:style-name="Standard">{</text:p>
      <text:p text:style-name="Standard">switch(n)</text:p>
      <text:p text:style-name="Standard"><text:soft-page-break/>{</text:p>
      <text:p text:style-name="Standard">case "1":alert("Your suffered with HEALTH, Take care!!!");</text:p>
      <text:p text:style-name="Standard">break;</text:p>
      <text:p text:style-name="Standard">case "2":alert("Your mentally poor and not take right steps!!!");</text:p>
      <text:p text:style-name="Standard">break;</text:p>
      <text:p text:style-name="Standard">case "3":alert("Your soo DISTRUBED in nature and easily UPSET!!!");</text:p>
      <text:p text:style-name="Standard">break;</text:p>
      <text:p text:style-name="Standard">case "4":alert("You Argueing with others until you won in that!!!");</text:p>
      <text:p text:style-name="Standard">break;</text:p>
      <text:p text:style-name="Standard">case "5":alert("You never compromise and try to get anything favour to you!!!");</text:p>
      <text:p text:style-name="Standard">break;</text:p>
      <text:p text:style-name="Standard">case "6":alert("You have a very STUPID behaviour!!!");</text:p>
      <text:p text:style-name="Standard">break;</text:p>
      <text:p text:style-name="Standard">case "7":alert("You always irritate your friends,this is your HOBBY!!!");</text:p>
      <text:p text:style-name="Standard">break;</text:p>
      <text:p text:style-name="Standard">case "8":alert("You surprise others with your nasty things and behaviour!!!");</text:p>
      <text:p text:style-name="Standard">break;</text:p>
      <text:p text:style-name="Standard">case "9":alert("Your always try to sitting alone and enjoying your own company!!!");</text:p>
      <text:p text:style-name="Standard">break;</text:p>
      <text:p text:style-name="Standard">case "10":alert("Your Brain was very sharp,easily findout anything!!!");</text:p>
      <text:p text:style-name="Standard">break;</text:p>
      <text:p text:style-name="Standard">case "11":alert("You are very serious on others who are dis-like you!!!");</text:p>
      <text:p text:style-name="Standard">break;</text:p>
      <text:p text:style-name="Standard">case "12":alert("You are a NATURE Lover and try to enjoy the Nature everyday!!!");</text:p>
      <text:p text:style-name="Standard">break;</text:p>
      <text:p text:style-name="Standard">case "13":alert("You are often not get which was you WANT!!! ");</text:p>
      <text:p text:style-name="Standard">break;</text:p>
      <text:p text:style-name="Standard">case "14":alert("Your easily excited for small things!!!");</text:p>
      <text:p text:style-name="Standard">break;</text:p>
      <text:p text:style-name="Standard">case "15":alert("you are like to stay in simple and traditional!!!");</text:p>
      <text:p text:style-name="Standard">break;</text:p>
      <text:p text:style-name="Standard"><text:soft-page-break/>case "16":alert("You are eagerly waiting for your's Turn and Time to revenge or enjoying!!!");</text:p>
      <text:p text:style-name="Standard">break;</text:p>
      <text:p text:style-name="Standard">case "17":alert("Your very alcoholic and you addicted to that!!!");</text:p>
      <text:p text:style-name="Standard">break;</text:p>
      <text:p text:style-name="Standard">case "18":alert("You have a lot of confidence on YOU and done work properly!!!");</text:p>
      <text:p text:style-name="Standard">break;</text:p>
      <text:p text:style-name="Standard">case "19":alert("You are argueing for small things and like stay Dominent!!! ");</text:p>
      <text:p text:style-name="Standard">break;</text:p>
      <text:p text:style-name="Standard">case "20":alert("You have have different TALENT,some hardwork is needed to IGNITE it!!!");</text:p>
      <text:p text:style-name="Standard">break;</text:p>
      <text:p text:style-name="Standard">case "21":alert("Hardworking nature but,not get proper output!!!");</text:p>
      <text:p text:style-name="Standard">break;</text:p>
      <text:p text:style-name="Standard">case "22":alert("Work is your's but result is OTHERS!!!");</text:p>
      <text:p text:style-name="Standard">break;</text:p>
      <text:p text:style-name="Standard">case "23":alert("Your a kind hearted person with some SHYNESS!!!");</text:p>
      <text:p text:style-name="Standard">break;</text:p>
      <text:p text:style-name="Standard">case "24":alert("You're a ANGRY person,try to control it for your best FUTURE!!!");</text:p>
      <text:p text:style-name="Standard">break;</text:p>
      <text:p text:style-name="Standard">case "25":alert("Your a Brand-Ambasidor for SILENT KILLER's!!!");</text:p>
      <text:p text:style-name="Standard">break;</text:p>
      <text:p text:style-name="Standard">case "26":alert("Open heart,share everything with others!!!");</text:p>
      <text:p text:style-name="Standard">break;</text:p>
      <text:p text:style-name="Standard">case "27":alert("You don't care about MONEY spent alot it!!!");</text:p>
      <text:p text:style-name="Standard">break;</text:p>
      <text:p text:style-name="Standard">case "28":alert("you're impress others with your WORDS and BEHAVIOUR!!!");</text:p>
      <text:p text:style-name="Standard">break;</text:p>
      <text:p text:style-name="Standard">case "29":alert("Easily change your current mood,sometimes ANGRY and sometimes COOL!!!");</text:p>
      <text:p text:style-name="Standard">break;</text:p>
      <text:p text:style-name="Standard">case "30":alert("FASHIONATE and show in front of others!!!");</text:p>
      <text:p text:style-name="Standard">break;</text:p>
      <text:p text:style-name="Standard">case "31":alert("You like to enjoy othrs HAPPINESS!!!");</text:p>
      <text:p text:style-name="Standard"><text:soft-page-break/>break;</text:p>
      <text:p text:style-name="Standard">case "32":alert("Yoiu have a plenty of NEGATIVE thoughts.Avoid those for your success!!! ");</text:p>
      <text:p text:style-name="Standard">break;</text:p>
      <text:p text:style-name="Standard">case "33":alert("Your HONEST in relationships but,that will loss the relationships!!!");</text:p>
      <text:p text:style-name="Standard">break;</text:p>
      <text:p text:style-name="Standard">case "34":alert("You compliment others and encourange them to do!!!");</text:p>
      <text:p text:style-name="Standard">break;</text:p>
      <text:p text:style-name="Standard">case "35":alert("You're have POLITE behaviour and give respect others!!! ");</text:p>
      <text:p text:style-name="Standard">break;</text:p>
      <text:p text:style-name="Standard">case "36":alert("Your very ego full person crying on others!!!");</text:p>
      <text:p text:style-name="Standard">break;</text:p>
      <text:p text:style-name="Standard">case "37":alert("You think I know everything but actually won't it!!!");</text:p>
      <text:p text:style-name="Standard">break;</text:p>
      <text:p text:style-name="Standard">case "38":alert("You struggle alot to reach this position");</text:p>
      <text:p text:style-name="Standard">break;</text:p>
      <text:p text:style-name="Standard">case "39":alert("You have good capacity for DRINKING!!!");</text:p>
      <text:p text:style-name="Standard">break;</text:p>
      <text:p text:style-name="Standard">case "40":alert("You're very emotional nature!!!");</text:p>
      <text:p text:style-name="Standard">break;</text:p>
      <text:p text:style-name="Standard">case "41":alert("You fear alot.Even small things you get fear!!!");</text:p>
      <text:p text:style-name="Standard">break;</text:p>
      <text:p text:style-name="Standard">case "42":alert("You doesn't listen anyone and do in your own way!!!");</text:p>
      <text:p text:style-name="Standard">break;</text:p>
      <text:p text:style-name="Standard">case "43":alert("Your talk in straight forwordly");</text:p>
      <text:p text:style-name="Standard">break;</text:p>
      <text:p text:style-name="Standard">case "44":alert("Your living in you liked way!!!");</text:p>
      <text:p text:style-name="Standard">break;</text:p>
      <text:p text:style-name="Standard">case "45":alert("You're good person and maintain good personality!!!");</text:p>
      <text:p text:style-name="Standard">break;</text:p>
      <text:p text:style-name="Standard">case "46":alert("Your very good kind hearte person!!!");</text:p>
      <text:p text:style-name="Standard">break;</text:p>
      <text:p text:style-name="Standard"><text:soft-page-break/>case "47":alert("Your best dancer and singer inside!!!");</text:p>
      <text:p text:style-name="Standard">break;</text:p>
      <text:p text:style-name="Standard">case "48":alert("Your very responsible and caring person!!!");</text:p>
      <text:p text:style-name="Standard">break;</text:p>
      <text:p text:style-name="Standard">case "49":alert("You take any risk for you want and desired!!!");</text:p>
      <text:p text:style-name="Standard">break;</text:p>
      <text:p text:style-name="Standard">case "50":alert("Your very peacefull and emotionally strong person!!!");</text:p>
      <text:p text:style-name="Standard">break;</text:p>
      <text:p text:style-name="Standard">case "51":alert("You're most caring person and liked by all others!!! ");</text:p>
      <text:p text:style-name="Standard">break;</text:p>
      <text:p text:style-name="Standard">case "52":alert("Easily trust everyone and sometimes oss yourself!!!");</text:p>
      <text:p text:style-name="Standard">break;</text:p>
      <text:p text:style-name="Standard">case "53":alert("You have a OVER-CONFIDENCE try to reduce it!!!");</text:p>
      <text:p text:style-name="Standard">break;</text:p>
      <text:p text:style-name="Standard">case "54":alert("You have creative MIND,but no proper use it!!! ");</text:p>
      <text:p text:style-name="Standard">break;</text:p>
      <text:p text:style-name="Standard">case "55":alert("Your EXPERT in mixing PULIHORA!!!");</text:p>
      <text:p text:style-name="Standard">break;</text:p>
      <text:p text:style-name="Standard">case "56":alert("Your a Brand-Ambasidor for SILENT KILLER's!!!");</text:p>
      <text:p text:style-name="Standard">break;</text:p>
      <text:p text:style-name="Standard">case "57":alert("you're very intrested in knowing the others!!!");</text:p>
      <text:p text:style-name="Standard">break;</text:p>
      <text:p text:style-name="Standard">case "58":alert("You feel I know everything but actually won't it!!!");</text:p>
      <text:p text:style-name="Standard">break;</text:p>
      <text:p text:style-name="Standard">case "59":alert("You struggle alot to reach this position");</text:p>
      <text:p text:style-name="Standard">break;</text:p>
      <text:p text:style-name="Standard">case "60":alert("You have good capacity for DRINKING!!!");</text:p>
      <text:p text:style-name="Standard">break;</text:p>
      <text:p text:style-name="Standard">case "61":alert("You're very emotional nature!!!");</text:p>
      <text:p text:style-name="Standard">break;</text:p>
      <text:p text:style-name="Standard">case "62":alert("You fear alot.Even small things you get fear!!!");</text:p>
      <text:p text:style-name="Standard"><text:soft-page-break/>break;</text:p>
      <text:p text:style-name="Standard">case "63":alert("You doesn't listen anyone and do in your own way!!!");</text:p>
      <text:p text:style-name="Standard">break;</text:p>
      <text:p text:style-name="Standard">case "64":alert("Your talk in straight forwordly");</text:p>
      <text:p text:style-name="Standard">break;</text:p>
      <text:p text:style-name="Standard">case "65":alert("Your living as you like and enjoying everyday!!!");</text:p>
      <text:p text:style-name="Standard">break;</text:p>
      <text:p text:style-name="Standard">case "66":alert("You're good person and maintain good personality!!!");</text:p>
      <text:p text:style-name="Standard">break;</text:p>
      <text:p text:style-name="Standard">case "67":alert("Your very good kind hearte person!!!");</text:p>
      <text:p text:style-name="Standard">break;</text:p>
      <text:p text:style-name="Standard">case "68":alert("Your best dancer and singer inside!!!");</text:p>
      <text:p text:style-name="Standard">break;</text:p>
      <text:p text:style-name="Standard">case "69":alert("Your very responsible and caring person!!!");</text:p>
      <text:p text:style-name="Standard">break;</text:p>
      <text:p text:style-name="Standard">case "70":alert("You take any risk for you want and desired!!!");</text:p>
      <text:p text:style-name="Standard">break;</text:p>
      <text:p text:style-name="Standard">case "71":alert("Your very peacefull and emotionally strong person!!!");</text:p>
      <text:p text:style-name="Standard">break;</text:p>
      <text:p text:style-name="Standard">case "72":alert("You're most caring person and liked by all others!!! ");</text:p>
      <text:p text:style-name="Standard">break;</text:p>
      <text:p text:style-name="Standard">case "73":alert("You talking very nicely and easily attract others!!!");</text:p>
      <text:p text:style-name="Standard">break;</text:p>
      <text:p text:style-name="Standard">case "74":alert("You're sweet looking and every one easily attracted to you!!!");</text:p>
      <text:p text:style-name="Standard">break;</text:p>
      <text:p text:style-name="Standard">case "75":alert("Your a Brand-Ambasidor for SILENT KILLER's!!!");</text:p>
      <text:p text:style-name="Standard">break;</text:p>
      <text:p text:style-name="Standard">case "76":alert("you're impress others with your WORDS and BEHAVIOUR!!!");</text:p>
      <text:p text:style-name="Standard">break;</text:p>
      <text:p text:style-name="Standard">case "77":alert("You're Strong <text:s/>minded and face the situations with a SMILE!!!");</text:p>
      <text:p text:style-name="Standard">break;</text:p>
      <text:p text:style-name="Standard"><text:soft-page-break/>case "78":alert("You never compromise and try to get anything favour to you!!!");</text:p>
      <text:p text:style-name="Standard">break;</text:p>
      <text:p text:style-name="Standard">case "79":alert("You think I know everything but actually won't it!!!");</text:p>
      <text:p text:style-name="Standard">break;</text:p>
      <text:p text:style-name="Standard">case "80":alert("You talking very nicely and easily attract others!!!");</text:p>
      <text:p text:style-name="Standard">break;</text:p>
      <text:p text:style-name="Standard">case "81":alert("Your feel shy infront of others to express your FEELINGS!!!");</text:p>
      <text:p text:style-name="Standard">break;</text:p>
      <text:p text:style-name="Standard">case "82":alert("You're often failed to impress others!!!");</text:p>
      <text:p text:style-name="Standard">break;</text:p>
      <text:p text:style-name="Standard">case "83":alert("You're likely ALONE and not ready to share your feelings!!!");</text:p>
      <text:p text:style-name="Standard">break;</text:p>
      <text:p text:style-name="Standard">case "84":alert("You're not intrested to stay alone and always search for others!!!");</text:p>
      <text:p text:style-name="Standard">break;</text:p>
      <text:p text:style-name="Standard">case "85":alert("You're not thinking about others, done whatever you want!!!");</text:p>
      <text:p text:style-name="Standard">break;</text:p>
      <text:p text:style-name="Standard">case "86":alert("NO one use mobile like as you used and operate it!!!");</text:p>
      <text:p text:style-name="Standard">break;</text:p>
      <text:p text:style-name="Standard">case "87":alert("You LOVE someone and MARRY someone!!!");</text:p>
      <text:p text:style-name="Standard">break;</text:p>
      <text:p text:style-name="Standard">case "88":alert("You're a great ACTOR. You plays different roles better than others!!!");</text:p>
      <text:p text:style-name="Standard">break;</text:p>
      <text:p text:style-name="Standard">case "89":alert("You dont digest others ACHIEVEMENT and others SUCCESSES!!! ");</text:p>
      <text:p text:style-name="Standard">break;</text:p>
      <text:p text:style-name="Standard">case "90":alert("You not done properly your work and often disturb others!!!");</text:p>
      <text:p text:style-name="Standard">break;</text:p>
      <text:p text:style-name="Standard">case "91":alert("Your very responsible and caring person!!!");</text:p>
      <text:p text:style-name="Standard">break;</text:p>
      <text:p text:style-name="Standard">case "92":alert("You take any risk for you want and desired!!!");</text:p>
      <text:p text:style-name="Standard">break;</text:p>
      <text:p text:style-name="Standard">case "93":alert("Your very peacefull and emotionally strong person!!!");</text:p>
      <text:p text:style-name="Standard"><text:soft-page-break/>break;</text:p>
      <text:p text:style-name="Standard">case "94":alert("You're most caring person and liked by all others!!! ");</text:p>
      <text:p text:style-name="Standard">break;</text:p>
      <text:p text:style-name="Standard">case "95":alert("You talking very nicely and easily attract others!!!");</text:p>
      <text:p text:style-name="Standard">break;</text:p>
      <text:p text:style-name="Standard">case "96":alert("You're sweet looking and every one easily attracted to you!!!");</text:p>
      <text:p text:style-name="Standard">break;</text:p>
      <text:p text:style-name="Standard">case "97":alert("You're the best friend for most of the members!!!");</text:p>
      <text:p text:style-name="Standard">break;</text:p>
      <text:p text:style-name="Standard">case "98":alert("You're ego less and selfishless person!!!");</text:p>
      <text:p text:style-name="Standard">break;</text:p>
      <text:p text:style-name="Standard">case "99":alert("You're very shy person and talking with eyes only!!!");</text:p>
      <text:p text:style-name="Standard">break;</text:p>
      <text:p text:style-name="Standard">case "100":alert("You look like a model and very fashionate!!! ");</text:p>
      <text:p text:style-name="Standard">break;</text:p>
      <text:p text:style-name="Standard">default:alert("Please Enter Your current Age");</text:p>
      <text:p text:style-name="Standard">}</text:p>
      <text:p text:style-name="Standard">}</text:p>
      <text:p text:style-name="Standard">else if(b=='o'||b=='O')</text:p>
      <text:p text:style-name="Standard">{</text:p>
      <text:p text:style-name="Standard">switch(n)</text:p>
      <text:p text:style-name="Standard">{</text:p>
      <text:p text:style-name="Standard">case "1":alert("You're most caring person and liked by all others!!! ");</text:p>
      <text:p text:style-name="Standard">break;</text:p>
      <text:p text:style-name="Standard">case "2":alert("Easily trust everyone and sometimes oss yourself!!!");</text:p>
      <text:p text:style-name="Standard">break;</text:p>
      <text:p text:style-name="Standard">case "3":alert("You have a OVER-CONFIDENCE try to reduce it!!!");</text:p>
      <text:p text:style-name="Standard">break;</text:p>
      <text:p text:style-name="Standard">case "4":alert("You have creative MIND,but no proper use it!!! ");</text:p>
      <text:p text:style-name="Standard">break;</text:p>
      <text:p text:style-name="Standard">case "5":alert("Your EXPERT in mixing PULIHORA!!!");</text:p>
      <text:p text:style-name="Standard"><text:soft-page-break/>break;</text:p>
      <text:p text:style-name="Standard">case "6":alert("Your a Brand-Ambasidor for SILENT KILLER's!!!");</text:p>
      <text:p text:style-name="Standard">break;</text:p>
      <text:p text:style-name="Standard">case "7":alert("you're very intrested in knowing the others!!!");</text:p>
      <text:p text:style-name="Standard">break;</text:p>
      <text:p text:style-name="Standard">case "8":alert("You feel I know everything but actually won't it!!!");</text:p>
      <text:p text:style-name="Standard">break;</text:p>
      <text:p text:style-name="Standard">case "9":alert("You struggle alot to reach this position");</text:p>
      <text:p text:style-name="Standard">break;</text:p>
      <text:p text:style-name="Standard">case "10":alert("You have good capacity for DRINKING!!!");</text:p>
      <text:p text:style-name="Standard">break;</text:p>
      <text:p text:style-name="Standard">case "11":alert("You're very emotional nature!!!");</text:p>
      <text:p text:style-name="Standard">break;</text:p>
      <text:p text:style-name="Standard">case "12":alert("You fear alot.Even small things you get fear!!!");</text:p>
      <text:p text:style-name="Standard">break;</text:p>
      <text:p text:style-name="Standard">case "13":alert("You doesn't listen anyone and do in your own way!!!");</text:p>
      <text:p text:style-name="Standard">break;</text:p>
      <text:p text:style-name="Standard">case "14":alert("Your talk in straight forwordly");</text:p>
      <text:p text:style-name="Standard">break;</text:p>
      <text:p text:style-name="Standard">case "15":alert("Your living as you like and enjoying everyday!!!");</text:p>
      <text:p text:style-name="Standard">break;</text:p>
      <text:p text:style-name="Standard">case "16":alert("You're good person and maintain good personality!!!");</text:p>
      <text:p text:style-name="Standard">break;</text:p>
      <text:p text:style-name="Standard">case "17":alert("Your very good kind hearte person!!!");</text:p>
      <text:p text:style-name="Standard">break;</text:p>
      <text:p text:style-name="Standard">case "18":alert("Your best dancer and singer inside!!!");</text:p>
      <text:p text:style-name="Standard">break;</text:p>
      <text:p text:style-name="Standard">case "19":alert("Your very responsible and caring person!!!");</text:p>
      <text:p text:style-name="Standard">break;</text:p>
      <text:p text:style-name="Standard">case "20":alert("You take any risk for you want and desired!!!");</text:p>
      <text:p text:style-name="Standard">break;</text:p>
      <text:p text:style-name="Standard"><text:soft-page-break/>case "21":alert("Your very peacefull and emotionally strong person!!!");</text:p>
      <text:p text:style-name="Standard">break;</text:p>
      <text:p text:style-name="Standard">case "22":alert("You're most caring person and liked by all others!!! ");</text:p>
      <text:p text:style-name="Standard">break;</text:p>
      <text:p text:style-name="Standard">case "23":alert("You talking very nicely and easily attract others!!!");</text:p>
      <text:p text:style-name="Standard">break;</text:p>
      <text:p text:style-name="Standard">case "24":alert("You're sweet looking and every one easily attracted to you!!!");</text:p>
      <text:p text:style-name="Standard">break;</text:p>
      <text:p text:style-name="Standard">case "25":alert("Your a Brand-Ambasidor for SILENT KILLER's!!!");</text:p>
      <text:p text:style-name="Standard">break;</text:p>
      <text:p text:style-name="Standard">case "26":alert("you're impress others with your WORDS and BEHAVIOUR!!!");</text:p>
      <text:p text:style-name="Standard">break;</text:p>
      <text:p text:style-name="Standard">case "27":alert("You're Strong <text:s/>minded and face the situations with a SMILE!!!");</text:p>
      <text:p text:style-name="Standard">break;</text:p>
      <text:p text:style-name="Standard">case "28":alert("You never compromise and try to get anything favour to you!!!");</text:p>
      <text:p text:style-name="Standard">break;</text:p>
      <text:p text:style-name="Standard">case "29":alert("You think I know everything but actually won't it!!!");</text:p>
      <text:p text:style-name="Standard">break;</text:p>
      <text:p text:style-name="Standard">case "30":alert("You talking very nicely and easily attract others!!!");</text:p>
      <text:p text:style-name="Standard">break;</text:p>
      <text:p text:style-name="Standard">case "31":alert("Your feel shy infront of others to express your FEELINGS!!!");</text:p>
      <text:p text:style-name="Standard">break;</text:p>
      <text:p text:style-name="Standard">case "32":alert("You're often failed to impress others!!!");</text:p>
      <text:p text:style-name="Standard">break;</text:p>
      <text:p text:style-name="Standard">case "33":alert("Your suffered with HEALTH, Take care!!!");</text:p>
      <text:p text:style-name="Standard">break;</text:p>
      <text:p text:style-name="Standard">case "34":alert("Your mentally poor and not take right steps!!!");</text:p>
      <text:p text:style-name="Standard">break;</text:p>
      <text:p text:style-name="Standard">case "35":alert("Your soo DISTRUBED in nature and easily UPSET!!!");</text:p>
      <text:p text:style-name="Standard">break;</text:p>
      <text:p text:style-name="Standard">case "36":alert("You Argueing with others until you won in that!!!");</text:p>
      <text:p text:style-name="Standard"><text:soft-page-break/>break;</text:p>
      <text:p text:style-name="Standard">case "37":alert("You never compromise and try to get anything favour to you!!!");</text:p>
      <text:p text:style-name="Standard">break;</text:p>
      <text:p text:style-name="Standard">case "38":alert("You have a very STUPID behaviour!!!");</text:p>
      <text:p text:style-name="Standard">break;</text:p>
      <text:p text:style-name="Standard">case "39":alert("You always irritate your friends,this is your HOBBY!!!");</text:p>
      <text:p text:style-name="Standard">break;</text:p>
      <text:p text:style-name="Standard">case "40":alert("You surprise others with your nasty things and behaviour!!!");</text:p>
      <text:p text:style-name="Standard">break;</text:p>
      <text:p text:style-name="Standard">case "41":alert("Your always try to sitting alone and enjoying your own company!!!");</text:p>
      <text:p text:style-name="Standard">break;</text:p>
      <text:p text:style-name="Standard">case "42":alert("Your Brain was very sharp,easily findout anything!!!");</text:p>
      <text:p text:style-name="Standard">break;</text:p>
      <text:p text:style-name="Standard">case "43":alert("You are very serious on others who are dis-like you!!!");</text:p>
      <text:p text:style-name="Standard">break;</text:p>
      <text:p text:style-name="Standard">case "44":alert("You are a NATURE Lover and try to enjoy the Nature everyday!!!");</text:p>
      <text:p text:style-name="Standard">break;</text:p>
      <text:p text:style-name="Standard">case "45":alert("You are often not get which was you WANT!!! ");</text:p>
      <text:p text:style-name="Standard">break;</text:p>
      <text:p text:style-name="Standard">case "46":alert("Your easily excited for small things!!!");</text:p>
      <text:p text:style-name="Standard">break;</text:p>
      <text:p text:style-name="Standard">case "47":alert("you are like to stay in simple and traditional!!!");</text:p>
      <text:p text:style-name="Standard">break;</text:p>
      <text:p text:style-name="Standard">case "48":alert("You are eagerly waiting for your's Turn and Time to revenge or enjoying!!!");</text:p>
      <text:p text:style-name="Standard">break;</text:p>
      <text:p text:style-name="Standard">case "49":alert("Your very alcoholic and you addicted to that!!!");</text:p>
      <text:p text:style-name="Standard">break;</text:p>
      <text:p text:style-name="Standard">case "50":alert("You have a lot of confidence on YOU and done work properly!!!");</text:p>
      <text:p text:style-name="Standard">break;</text:p>
      <text:p text:style-name="Standard">case "51":alert("You are argueing for small things and like stay Dominent!!! ");</text:p>
      <text:p text:style-name="Standard">break;</text:p>
      <text:p text:style-name="Standard"><text:soft-page-break/>case "52":alert("You have have different TALENT,some hardwork is needed to IGNITE it!!!");</text:p>
      <text:p text:style-name="Standard">break;</text:p>
      <text:p text:style-name="Standard">case "53":alert("Hardworking nature but,not get proper output!!!");</text:p>
      <text:p text:style-name="Standard">break;</text:p>
      <text:p text:style-name="Standard">case "54":alert("Work is your's but result is OTHERS!!!");</text:p>
      <text:p text:style-name="Standard">break;</text:p>
      <text:p text:style-name="Standard">case "55":alert("Your a kind hearted person with some SHYNESS!!!");</text:p>
      <text:p text:style-name="Standard">break;</text:p>
      <text:p text:style-name="Standard">case "56":alert("You're a ANGRY person,try to control it for your best FUTURE!!!");</text:p>
      <text:p text:style-name="Standard">break;</text:p>
      <text:p text:style-name="Standard">case "57":alert("Your a Brand-Ambasidor for SILENT KILLER's!!!");</text:p>
      <text:p text:style-name="Standard">break;</text:p>
      <text:p text:style-name="Standard">case "58":alert("Open heart,share everything with others!!!");</text:p>
      <text:p text:style-name="Standard">break;</text:p>
      <text:p text:style-name="Standard">case "59":alert("You don't care about MONEY spent alot it!!!");</text:p>
      <text:p text:style-name="Standard">break;</text:p>
      <text:p text:style-name="Standard">case "60":alert("you're impress others with your WORDS and BEHAVIOUR!!!");</text:p>
      <text:p text:style-name="Standard">break;</text:p>
      <text:p text:style-name="Standard">case "61":alert("Easily change your current mood,sometimes ANGRY and sometimes COOL!!!");</text:p>
      <text:p text:style-name="Standard">break;</text:p>
      <text:p text:style-name="Standard">case "62":alert("FASHIONATE and show in front of others!!!");</text:p>
      <text:p text:style-name="Standard">break;</text:p>
      <text:p text:style-name="Standard">case "63":alert("You like to enjoy othrs HAPPINESS!!!");</text:p>
      <text:p text:style-name="Standard">break;</text:p>
      <text:p text:style-name="Standard">case "64":alert("Yoiu have a plenty of NEGATIVE thoughts.Avoid those for your success!!! ");</text:p>
      <text:p text:style-name="Standard">break;</text:p>
      <text:p text:style-name="Standard">case "65":alert("Your HONEST in relationships but,that will loss the relationships!!!");</text:p>
      <text:p text:style-name="Standard">break;</text:p>
      <text:p text:style-name="Standard">case "66":alert("You compliment others and encourange them to do!!!");</text:p>
      <text:p text:style-name="Standard">break;</text:p>
      <text:p text:style-name="Standard">case "67":alert("You're have POLITE behaviour and give respect others!!! ");</text:p>
      <text:p text:style-name="Standard"><text:soft-page-break/>break;</text:p>
      <text:p text:style-name="Standard">case "68":alert("Your very ego full person crying on others!!!");</text:p>
      <text:p text:style-name="Standard">break;</text:p>
      <text:p text:style-name="Standard">case "69":alert("You think I know everything but actually won't it!!!");</text:p>
      <text:p text:style-name="Standard">break;</text:p>
      <text:p text:style-name="Standard">case "70":alert("You struggle alot to reach this position");</text:p>
      <text:p text:style-name="Standard">break;</text:p>
      <text:p text:style-name="Standard">case "71":alert("You have good capacity for DRINKING!!!");</text:p>
      <text:p text:style-name="Standard">break;</text:p>
      <text:p text:style-name="Standard">case "72":alert("You're very emotional nature!!!");</text:p>
      <text:p text:style-name="Standard">break;</text:p>
      <text:p text:style-name="Standard">case "73":alert("You fear alot.Even small things you get fear!!!");</text:p>
      <text:p text:style-name="Standard">break;</text:p>
      <text:p text:style-name="Standard">case "74":alert("You doesn't listen anyone and do in your own way!!!");</text:p>
      <text:p text:style-name="Standard">break;</text:p>
      <text:p text:style-name="Standard">case "75":alert("Your talk in straight forwordly");</text:p>
      <text:p text:style-name="Standard">break;</text:p>
      <text:p text:style-name="Standard">case "76":alert("Your living in you liked way!!!");</text:p>
      <text:p text:style-name="Standard">break;</text:p>
      <text:p text:style-name="Standard">case "77":alert("You're good person and maintain good personality!!!");</text:p>
      <text:p text:style-name="Standard">break;</text:p>
      <text:p text:style-name="Standard">case "78":alert("Your very good kind hearte person!!!");</text:p>
      <text:p text:style-name="Standard">break;</text:p>
      <text:p text:style-name="Standard">case "79":alert("Your best dancer and singer inside!!!");</text:p>
      <text:p text:style-name="Standard">break;</text:p>
      <text:p text:style-name="Standard">case "80":alert("Your very responsible and caring person!!!");</text:p>
      <text:p text:style-name="Standard">break;</text:p>
      <text:p text:style-name="Standard">case "81":alert("You take any risk for you want and desired!!!");</text:p>
      <text:p text:style-name="Standard">break;</text:p>
      <text:p text:style-name="Standard">case "82":alert("Your very peacefull and emotionally strong person!!!");</text:p>
      <text:p text:style-name="Standard">break;</text:p>
      <text:p text:style-name="Standard"><text:soft-page-break/>case "83":alert("You take any risk for you want and desired!!!");</text:p>
      <text:p text:style-name="Standard">break;</text:p>
      <text:p text:style-name="Standard">case "84":alert("Your very peacefull and emotionally strong person!!!");</text:p>
      <text:p text:style-name="Standard">break;</text:p>
      <text:p text:style-name="Standard">case "85":alert("You're most caring person and liked by all others!!! ");</text:p>
      <text:p text:style-name="Standard">break;</text:p>
      <text:p text:style-name="Standard">case "86":alert("You talking very nicely and easily attract others!!!");</text:p>
      <text:p text:style-name="Standard">break;</text:p>
      <text:p text:style-name="Standard">case "87":alert("You're sweet looking and every one easily attracted to you!!!");</text:p>
      <text:p text:style-name="Standard">break;</text:p>
      <text:p text:style-name="Standard">case "88":alert("You're the best friend for most of the members!!!");</text:p>
      <text:p text:style-name="Standard">break;</text:p>
      <text:p text:style-name="Standard">case "89":alert("You're ego less and selfishless person!!!");</text:p>
      <text:p text:style-name="Standard">break;</text:p>
      <text:p text:style-name="Standard">case "90":alert("You're very shy person and talking with eyes only!!!");</text:p>
      <text:p text:style-name="Standard">break;</text:p>
      <text:p text:style-name="Standard">case "91":alert("You look like a model and very fashionate!!! ");</text:p>
      <text:p text:style-name="Standard">break;</text:p>
      <text:p text:style-name="Standard">case "92":alert("You're often failed to impress others!!!");</text:p>
      <text:p text:style-name="Standard">break;</text:p>
      <text:p text:style-name="Standard">case "93":alert("You're likely ALONE and not ready to share your feelings!!!");</text:p>
      <text:p text:style-name="Standard">break;</text:p>
      <text:p text:style-name="Standard">case "94":alert("You're not intrested to stay alone and always search for others!!!");</text:p>
      <text:p text:style-name="Standard">break;</text:p>
      <text:p text:style-name="Standard">case "95":alert("You're not thinking about others, done whatever you want!!!");</text:p>
      <text:p text:style-name="Standard">break;</text:p>
      <text:p text:style-name="Standard">case "96":alert("NO one use mobile like as you used and operate it!!!");</text:p>
      <text:p text:style-name="Standard">break;</text:p>
      <text:p text:style-name="Standard">case "97":alert("You LOVE someone and MARRY someone!!!");</text:p>
      <text:p text:style-name="Standard">break;</text:p>
      <text:p text:style-name="Standard">case "98":alert("You're a great ACTOR. You plays different roles better than others!!!");</text:p>
      <text:p text:style-name="Standard"><text:soft-page-break/>break;</text:p>
      <text:p text:style-name="Standard">case "99":alert("You dont digest others ACHIEVEMENT and others SUCCESSES!!! ");</text:p>
      <text:p text:style-name="Standard">break;</text:p>
      <text:p text:style-name="Standard">case "100":alert("You not done properly your work and often disturb others!!!");</text:p>
      <text:p text:style-name="Standard">break;</text:p>
      <text:p text:style-name="Standard">default:alert("Please Enter Your current Age");</text:p>
      <text:p text:style-name="Standard">}</text:p>
      <text:p text:style-name="Standard">}</text:p>
      <text:p text:style-name="Standard">else if(b=='u'||b=='U')</text:p>
      <text:p text:style-name="Standard">{</text:p>
      <text:p text:style-name="Standard">switch(n)</text:p>
      <text:p text:style-name="Standard">{</text:p>
      <text:p text:style-name="Standard">case "1":alert("Work is your's but result is OTHERS!!!");</text:p>
      <text:p text:style-name="Standard">break;</text:p>
      <text:p text:style-name="Standard">case "2":alert("Your a kind hearted person with some SHYNESS!!!");</text:p>
      <text:p text:style-name="Standard">break;</text:p>
      <text:p text:style-name="Standard">case "3":alert("You're a ANGRY person,try to control it for your best FUTURE!!!");</text:p>
      <text:p text:style-name="Standard">break;</text:p>
      <text:p text:style-name="Standard">case "4":alert("Your a Brand-Ambasidor for SILENT KILLER's!!!");</text:p>
      <text:p text:style-name="Standard">break;</text:p>
      <text:p text:style-name="Standard">case "5":alert("Open heart,share everything with others!!!");</text:p>
      <text:p text:style-name="Standard">break;</text:p>
      <text:p text:style-name="Standard">case "6":alert("You don't care about MONEY spent alot it!!!");</text:p>
      <text:p text:style-name="Standard">break;</text:p>
      <text:p text:style-name="Standard">case "7":alert("you're impress others with your WORDS and BEHAVIOUR!!!");</text:p>
      <text:p text:style-name="Standard">break;</text:p>
      <text:p text:style-name="Standard">case "8":alert("Easily change your current mood,sometimes ANGRY and sometimes COOL!!!");</text:p>
      <text:p text:style-name="Standard">break;</text:p>
      <text:p text:style-name="Standard">case "9":alert("FASHIONATE and show in front of others!!!");</text:p>
      <text:p text:style-name="Standard">break;</text:p>
      <text:p text:style-name="Standard">case "10":alert("You like to enjoy othrs HAPPINESS!!!");</text:p>
      <text:p text:style-name="Standard"><text:soft-page-break/>break;</text:p>
      <text:p text:style-name="Standard">case "11":alert("Yoiu have a plenty of NEGATIVE thoughts.Avoid those for your success!!! ");</text:p>
      <text:p text:style-name="Standard">break;</text:p>
      <text:p text:style-name="Standard">case "12":alert("Your HONEST in relationships but,that will loss the relationships!!!");</text:p>
      <text:p text:style-name="Standard">break;</text:p>
      <text:p text:style-name="Standard">case "13":alert("You compliment others and encourange them to do!!!");</text:p>
      <text:p text:style-name="Standard">break;</text:p>
      <text:p text:style-name="Standard">case "14":alert("You're have POLITE behaviour and give respect others!!! ");</text:p>
      <text:p text:style-name="Standard">break;</text:p>
      <text:p text:style-name="Standard">case "15":alert("Your very ego full person crying on others!!!");</text:p>
      <text:p text:style-name="Standard">break;</text:p>
      <text:p text:style-name="Standard">case "16":alert("You think I know everything but actually won't it!!!");</text:p>
      <text:p text:style-name="Standard">break;</text:p>
      <text:p text:style-name="Standard">case "17":alert("You struggle alot to reach this position");</text:p>
      <text:p text:style-name="Standard">break;</text:p>
      <text:p text:style-name="Standard">case "18":alert("You have good capacity for DRINKING!!!");</text:p>
      <text:p text:style-name="Standard">break;</text:p>
      <text:p text:style-name="Standard">case "19":alert("You're very emotional nature!!!");</text:p>
      <text:p text:style-name="Standard">break;</text:p>
      <text:p text:style-name="Standard">case "20":alert("You fear alot.Even small things you get fear!!!");</text:p>
      <text:p text:style-name="Standard">break;</text:p>
      <text:p text:style-name="Standard">case "21":alert("You doesn't listen anyone and do in your own way!!!");</text:p>
      <text:p text:style-name="Standard">break;</text:p>
      <text:p text:style-name="Standard">case "22":alert("Your talk in straight forwordly");</text:p>
      <text:p text:style-name="Standard">break;</text:p>
      <text:p text:style-name="Standard">case "23":alert("Your living in you liked way!!!");</text:p>
      <text:p text:style-name="Standard">break;</text:p>
      <text:p text:style-name="Standard">case "24":alert("You're good person and maintain good personality!!!");</text:p>
      <text:p text:style-name="Standard">break;</text:p>
      <text:p text:style-name="Standard">case "25":alert("Your very good kind hearte person!!!");</text:p>
      <text:p text:style-name="Standard">break;</text:p>
      <text:p text:style-name="Standard"><text:soft-page-break/>case "26":alert("Your best dancer and singer inside!!!");</text:p>
      <text:p text:style-name="Standard">break;</text:p>
      <text:p text:style-name="Standard">case "27":alert("Your very responsible and caring person!!!");</text:p>
      <text:p text:style-name="Standard">break;</text:p>
      <text:p text:style-name="Standard">case "28":alert("You take any risk for you want and desired!!!");</text:p>
      <text:p text:style-name="Standard">break;</text:p>
      <text:p text:style-name="Standard">case "29":alert("Your very peacefull and emotionally strong person!!!");</text:p>
      <text:p text:style-name="Standard">break;</text:p>
      <text:p text:style-name="Standard">case "30":alert("You take any risk for you want and desired!!!");</text:p>
      <text:p text:style-name="Standard">break;</text:p>
      <text:p text:style-name="Standard">case "31":alert("Your very peacefull and emotionally strong person!!!");</text:p>
      <text:p text:style-name="Standard">break;</text:p>
      <text:p text:style-name="Standard">case "32":alert("You're most caring person and liked by all others!!! ");</text:p>
      <text:p text:style-name="Standard">break;</text:p>
      <text:p text:style-name="Standard">case "33":alert("You talking very nicely and easily attract others!!!");</text:p>
      <text:p text:style-name="Standard">break;</text:p>
      <text:p text:style-name="Standard">case "34":alert("You're sweet looking and every one easily attracted to you!!!");</text:p>
      <text:p text:style-name="Standard">break;</text:p>
      <text:p text:style-name="Standard">case "35":alert("You're the best friend for most of the members!!!");</text:p>
      <text:p text:style-name="Standard">break;</text:p>
      <text:p text:style-name="Standard">case "36":alert("You're ego less and selfishless person!!!");</text:p>
      <text:p text:style-name="Standard">break;</text:p>
      <text:p text:style-name="Standard">case "37":alert("You're very shy person and talking with eyes only!!!");</text:p>
      <text:p text:style-name="Standard">break;</text:p>
      <text:p text:style-name="Standard">case "38":alert("You look like a model and very fashionate!!! ");</text:p>
      <text:p text:style-name="Standard">break;</text:p>
      <text:p text:style-name="Standard">case "39":alert("You're often failed to impress others!!!");</text:p>
      <text:p text:style-name="Standard">break;</text:p>
      <text:p text:style-name="Standard">case "40":alert("You're likely ALONE and not ready to share your feelings!!!");</text:p>
      <text:p text:style-name="Standard">break;</text:p>
      <text:p text:style-name="Standard">case "41":alert("You're not intrested to stay alone and always search for others!!!");</text:p>
      <text:p text:style-name="Standard"><text:soft-page-break/>break;</text:p>
      <text:p text:style-name="Standard">case "42":alert("You're not thinking about others, done whatever you want!!!");</text:p>
      <text:p text:style-name="Standard">break;</text:p>
      <text:p text:style-name="Standard">case "43":alert("NO one use mobile like as you used and operate it!!!");</text:p>
      <text:p text:style-name="Standard">break;</text:p>
      <text:p text:style-name="Standard">case "44":alert("You LOVE someone and MARRY someone!!!");</text:p>
      <text:p text:style-name="Standard">break;</text:p>
      <text:p text:style-name="Standard">case "45":alert("You're a great ACTOR. You plays different roles better than others!!!");</text:p>
      <text:p text:style-name="Standard">break;</text:p>
      <text:p text:style-name="Standard">case "46":alert("You dont digest others ACHIEVEMENT and others SUCCESSES!!! ");</text:p>
      <text:p text:style-name="Standard">break;</text:p>
      <text:p text:style-name="Standard">case "47":alert("You not done properly your work and often disturb others!!!");</text:p>
      <text:p text:style-name="Standard">break;</text:p>
      <text:p text:style-name="Standard">case "48":alert("You're most caring person and liked by all others!!! ");</text:p>
      <text:p text:style-name="Standard">break;</text:p>
      <text:p text:style-name="Standard">case "49":alert("Easily trust everyone and sometimes oss yourself!!!");</text:p>
      <text:p text:style-name="Standard">break;</text:p>
      <text:p text:style-name="Standard">case "50":alert("You have a OVER-CONFIDENCE try to reduce it!!!");</text:p>
      <text:p text:style-name="Standard">break;</text:p>
      <text:p text:style-name="Standard">case "51":alert("You have creative MIND,but no proper use it!!! ");</text:p>
      <text:p text:style-name="Standard">break;</text:p>
      <text:p text:style-name="Standard">case "52":alert("Your EXPERT in mixing PULIHORA!!!");</text:p>
      <text:p text:style-name="Standard">break;</text:p>
      <text:p text:style-name="Standard">case "53":alert("Your a Brand-Ambasidor for SILENT KILLER's!!!");</text:p>
      <text:p text:style-name="Standard">break;</text:p>
      <text:p text:style-name="Standard">case "54":alert("you're very intrested in knowing the others!!!");</text:p>
      <text:p text:style-name="Standard">break;</text:p>
      <text:p text:style-name="Standard">case "55":alert("You feel I know everything but actually won't it!!!");</text:p>
      <text:p text:style-name="Standard">break;</text:p>
      <text:p text:style-name="Standard">case "56":alert("You struggle alot to reach this position");</text:p>
      <text:p text:style-name="Standard">break;</text:p>
      <text:p text:style-name="Standard"><text:soft-page-break/>case "57":alert("You have good capacity for DRINKING!!!");</text:p>
      <text:p text:style-name="Standard">break;</text:p>
      <text:p text:style-name="Standard">case "58":alert("You're very emotional nature!!!");</text:p>
      <text:p text:style-name="Standard">break;</text:p>
      <text:p text:style-name="Standard">case "59":alert("You fear alot.Even small things you get fear!!!");</text:p>
      <text:p text:style-name="Standard">break;</text:p>
      <text:p text:style-name="Standard">case "60":alert("You doesn't listen anyone and do in your own way!!!");</text:p>
      <text:p text:style-name="Standard">break;</text:p>
      <text:p text:style-name="Standard">case "61":alert("Your talk in straight forwordly");</text:p>
      <text:p text:style-name="Standard">break;</text:p>
      <text:p text:style-name="Standard">case "62":alert("Your living as you like and enjoying everyday!!!");</text:p>
      <text:p text:style-name="Standard">break;</text:p>
      <text:p text:style-name="Standard">case "63":alert("You're good person and maintain good personality!!!");</text:p>
      <text:p text:style-name="Standard">break;</text:p>
      <text:p text:style-name="Standard">case "64":alert("Your very good kind hearte person!!!");</text:p>
      <text:p text:style-name="Standard">break;</text:p>
      <text:p text:style-name="Standard">case "65":alert("Your best dancer and singer inside!!!");</text:p>
      <text:p text:style-name="Standard">break;</text:p>
      <text:p text:style-name="Standard">case "66":alert("Your very responsible and caring person!!!");</text:p>
      <text:p text:style-name="Standard">break;</text:p>
      <text:p text:style-name="Standard">case "67":alert("You take any risk for you want and desired!!!");</text:p>
      <text:p text:style-name="Standard">break;</text:p>
      <text:p text:style-name="Standard">case "68":alert("Your very peacefull and emotionally strong person!!!");</text:p>
      <text:p text:style-name="Standard">break;</text:p>
      <text:p text:style-name="Standard">case "69":alert("You're most caring person and liked by all others!!! ");</text:p>
      <text:p text:style-name="Standard">break;</text:p>
      <text:p text:style-name="Standard">case "70":alert("You talking very nicely and easily attract others!!!");</text:p>
      <text:p text:style-name="Standard">break;</text:p>
      <text:p text:style-name="Standard">case "71":alert("You're sweet looking and every one easily attracted to you!!!");</text:p>
      <text:p text:style-name="Standard">break;</text:p>
      <text:p text:style-name="Standard">case "72":alert("Your a Brand-Ambasidor for SILENT KILLER's!!!");</text:p>
      <text:p text:style-name="Standard"><text:soft-page-break/>break;</text:p>
      <text:p text:style-name="Standard">case "73":alert("you're impress others with your WORDS and BEHAVIOUR!!!");</text:p>
      <text:p text:style-name="Standard">break;</text:p>
      <text:p text:style-name="Standard">case "74":alert("You're Strong <text:s/>minded and face the situations with a SMILE!!!");</text:p>
      <text:p text:style-name="Standard">break;</text:p>
      <text:p text:style-name="Standard">case "75":alert("You never compromise and try to get anything favour to you!!!");</text:p>
      <text:p text:style-name="Standard">break;</text:p>
      <text:p text:style-name="Standard">case "76":alert("You think I know everything but actually won't it!!!");</text:p>
      <text:p text:style-name="Standard">break;</text:p>
      <text:p text:style-name="Standard">case "77":alert("You talking very nicely and easily attract others!!!");</text:p>
      <text:p text:style-name="Standard">break;</text:p>
      <text:p text:style-name="Standard">case "78":alert("Your feel shy infront of others to express your FEELINGS!!!");</text:p>
      <text:p text:style-name="Standard">break;</text:p>
      <text:p text:style-name="Standard">case "79":alert("You're often failed to impress others!!!");</text:p>
      <text:p text:style-name="Standard">break;</text:p>
      <text:p text:style-name="Standard">case "80":alert("Your suffered with HEALTH, Take care!!!");</text:p>
      <text:p text:style-name="Standard">break;</text:p>
      <text:p text:style-name="Standard">case "81":alert("Your mentally poor and not take right steps!!!");</text:p>
      <text:p text:style-name="Standard">break;</text:p>
      <text:p text:style-name="Standard">case "82":alert("Your soo DISTRUBED in nature and easily UPSET!!!");</text:p>
      <text:p text:style-name="Standard">break;</text:p>
      <text:p text:style-name="Standard">case "83":alert("You Argueing with others until you won in that!!!");</text:p>
      <text:p text:style-name="Standard">break;</text:p>
      <text:p text:style-name="Standard">case "84":alert("You never compromise and try to get anything favour to you!!!");</text:p>
      <text:p text:style-name="Standard">break;</text:p>
      <text:p text:style-name="Standard">case "85":alert("You have a very STUPID behaviour!!!");</text:p>
      <text:p text:style-name="Standard">break;</text:p>
      <text:p text:style-name="Standard">case "86":alert("You always irritate your friends,this is your HOBBY!!!");</text:p>
      <text:p text:style-name="Standard">break;</text:p>
      <text:p text:style-name="Standard">case "87":alert("You surprise others with your nasty things and behaviour!!!");</text:p>
      <text:p text:style-name="Standard">break;</text:p>
      <text:p text:style-name="Standard"><text:soft-page-break/>case "88":alert("Your always try to sitting alone and enjoying your own company!!!");</text:p>
      <text:p text:style-name="Standard">break;</text:p>
      <text:p text:style-name="Standard">case "89":alert("Your Brain was very sharp,easily findout anything!!!");</text:p>
      <text:p text:style-name="Standard">break;</text:p>
      <text:p text:style-name="Standard">case "90":alert("You are very serious on others who are dis-like you!!!");</text:p>
      <text:p text:style-name="Standard">break;</text:p>
      <text:p text:style-name="Standard">case "91":alert("You are a NATURE Lover and try to enjoy the Nature everyday!!!");</text:p>
      <text:p text:style-name="Standard">break;</text:p>
      <text:p text:style-name="Standard">case "92":alert("You are often not get which was you WANT!!! ");</text:p>
      <text:p text:style-name="Standard">break;</text:p>
      <text:p text:style-name="Standard">case "93":alert("Your easily excited for small things!!!");</text:p>
      <text:p text:style-name="Standard">break;</text:p>
      <text:p text:style-name="Standard">case "94":alert("you are like to stay in simple and traditional!!!");</text:p>
      <text:p text:style-name="Standard">break;</text:p>
      <text:p text:style-name="Standard">case "95":alert("You are eagerly waiting for your's Turn and Time to revenge or enjoying!!!");</text:p>
      <text:p text:style-name="Standard">break;</text:p>
      <text:p text:style-name="Standard">case "96":alert("Your very alcoholic and you addicted to that!!!");</text:p>
      <text:p text:style-name="Standard">break;</text:p>
      <text:p text:style-name="Standard">case "97":alert("You have a lot of confidence on YOU and done work properly!!!");</text:p>
      <text:p text:style-name="Standard">break;</text:p>
      <text:p text:style-name="Standard">case "98":alert("You are argueing for small things and like stay Dominent!!! ");</text:p>
      <text:p text:style-name="Standard">break;</text:p>
      <text:p text:style-name="Standard">case "99":alert("You have have different TALENT,some hardwork is needed to IGNITE it!!!");</text:p>
      <text:p text:style-name="Standard">break;</text:p>
      <text:p text:style-name="Standard">case "100":alert("Hardworking nature but,not get proper output!!!");</text:p>
      <text:p text:style-name="Standard">break;</text:p>
      <text:p text:style-name="Standard">default:alert("Please Enter Your current Age");</text:p>
      <text:p text:style-name="Standard">}</text:p>
      <text:p text:style-name="Standard">}</text:p>
      <text:p text:style-name="Standard">else</text:p>
      <text:p text:style-name="Standard">{</text:p>
      <text:p text:style-name="Standard"><text:soft-page-break/>switch(n)</text:p>
      <text:p text:style-name="Standard">{</text:p>
      <text:p text:style-name="Standard">case "1":alert("Your talk in straight forwordly");</text:p>
      <text:p text:style-name="Standard">break;</text:p>
      <text:p text:style-name="Standard">case "2":alert("Your living as you like and enjoying everyday!!!");</text:p>
      <text:p text:style-name="Standard">break;</text:p>
      <text:p text:style-name="Standard">case "3":alert("You're good person and maintain good personality!!!");</text:p>
      <text:p text:style-name="Standard">break;</text:p>
      <text:p text:style-name="Standard">case "4":alert("Your very good kind hearte person!!!");</text:p>
      <text:p text:style-name="Standard">break;</text:p>
      <text:p text:style-name="Standard">case "5":alert("Your best dancer and singer inside!!!");</text:p>
      <text:p text:style-name="Standard">break;</text:p>
      <text:p text:style-name="Standard">case "6":alert("Your very responsible and caring person!!!");</text:p>
      <text:p text:style-name="Standard">break;</text:p>
      <text:p text:style-name="Standard">case "7":alert("You take any risk for you want and desired!!!");</text:p>
      <text:p text:style-name="Standard">break;</text:p>
      <text:p text:style-name="Standard">case "8":alert("Your very peacefull and emotionally strong person!!!");</text:p>
      <text:p text:style-name="Standard">break;</text:p>
      <text:p text:style-name="Standard">case "9":alert("You're most caring person and liked by all others!!! ");</text:p>
      <text:p text:style-name="Standard">break;</text:p>
      <text:p text:style-name="Standard">case "0":alert("You talking very nicely and easily attract others!!!");</text:p>
      <text:p text:style-name="Standard">break;</text:p>
      <text:p text:style-name="Standard">case "11":alert("You're sweet looking and every one easily attracted to you!!!");</text:p>
      <text:p text:style-name="Standard">break;</text:p>
      <text:p text:style-name="Standard">case "12":alert("Your a Brand-Ambasidor for SILENT KILLER's!!!");</text:p>
      <text:p text:style-name="Standard">break;</text:p>
      <text:p text:style-name="Standard">case "13":alert("you're impress others with your WORDS and BEHAVIOUR!!!");</text:p>
      <text:p text:style-name="Standard">break;</text:p>
      <text:p text:style-name="Standard">case "14":alert("You're Strong <text:s/>minded and face the situations with a SMILE!!!");</text:p>
      <text:p text:style-name="Standard">break;</text:p>
      <text:p text:style-name="Standard">case "15":alert("You never compromise and try to get anything favour to you!!!");</text:p>
      <text:p text:style-name="Standard"><text:soft-page-break/>break;</text:p>
      <text:p text:style-name="Standard">case "16":alert("You think I know everything but actually won't it!!!");</text:p>
      <text:p text:style-name="Standard">break;</text:p>
      <text:p text:style-name="Standard">case "17":alert("You talking very nicely and easily attract others!!!");</text:p>
      <text:p text:style-name="Standard">break;</text:p>
      <text:p text:style-name="Standard">case "18":alert("Your feel shy infront of others to express your FEELINGS!!!");</text:p>
      <text:p text:style-name="Standard">break;</text:p>
      <text:p text:style-name="Standard">case "19":alert("You're often failed to impress others!!!");</text:p>
      <text:p text:style-name="Standard">break;</text:p>
      <text:p text:style-name="Standard">case "20":alert("Your suffered with HEALTH, Take care!!!");</text:p>
      <text:p text:style-name="Standard">break;</text:p>
      <text:p text:style-name="Standard">case "21":alert("Your mentally poor and not take right steps!!!");</text:p>
      <text:p text:style-name="Standard">break;</text:p>
      <text:p text:style-name="Standard">case "22":alert("Your soo DISTRUBED in nature and easily UPSET!!!");</text:p>
      <text:p text:style-name="Standard">break;</text:p>
      <text:p text:style-name="Standard">case "23":alert("You Argueing with others until you won in that!!!");</text:p>
      <text:p text:style-name="Standard">break;</text:p>
      <text:p text:style-name="Standard">case "24":alert("You never compromise and try to get anything favour to you!!!");</text:p>
      <text:p text:style-name="Standard">break;</text:p>
      <text:p text:style-name="Standard">case "25":alert("You have a very STUPID behaviour!!!");</text:p>
      <text:p text:style-name="Standard">break;</text:p>
      <text:p text:style-name="Standard">case "26":alert("You always irritate your friends,this is your HOBBY!!!");</text:p>
      <text:p text:style-name="Standard">break;</text:p>
      <text:p text:style-name="Standard">case "27":alert("You surprise others with your nasty things and behaviour!!!");</text:p>
      <text:p text:style-name="Standard">break;</text:p>
      <text:p text:style-name="Standard">case "28":alert("Your always try to sitting alone and enjoying your own company!!!");</text:p>
      <text:p text:style-name="Standard">break;</text:p>
      <text:p text:style-name="Standard">case "29":alert("Your Brain was very sharp,easily findout anything!!!");</text:p>
      <text:p text:style-name="Standard">break;</text:p>
      <text:p text:style-name="Standard">case "30":alert("You are very serious on others who are dis-like you!!!");</text:p>
      <text:p text:style-name="Standard">break;</text:p>
      <text:p text:style-name="Standard"><text:soft-page-break/>case "31":alert("You are a NATURE Lover and try to enjoy the Nature everyday!!!");</text:p>
      <text:p text:style-name="Standard">break;</text:p>
      <text:p text:style-name="Standard">case "32":alert("You are often not get which was you WANT!!! ");</text:p>
      <text:p text:style-name="Standard">break;</text:p>
      <text:p text:style-name="Standard">case "33":alert("Your easily excited for small things!!!");</text:p>
      <text:p text:style-name="Standard">break;</text:p>
      <text:p text:style-name="Standard">case "34":alert("you are like to stay in simple and traditional!!!");</text:p>
      <text:p text:style-name="Standard">break;</text:p>
      <text:p text:style-name="Standard">case "35":alert("You are eagerly waiting for your's Turn and Time to revenge or enjoying!!!");</text:p>
      <text:p text:style-name="Standard">break;</text:p>
      <text:p text:style-name="Standard">case "36":alert("Your very alcoholic and you addicted to that!!!");</text:p>
      <text:p text:style-name="Standard">break;</text:p>
      <text:p text:style-name="Standard">case "37":alert("You have a lot of confidence on YOU and done work properly!!!");</text:p>
      <text:p text:style-name="Standard">break;</text:p>
      <text:p text:style-name="Standard">case "38":alert("You are argueing for small things and like stay Dominent!!! ");</text:p>
      <text:p text:style-name="Standard">break;</text:p>
      <text:p text:style-name="Standard">case "39":alert("You have have different TALENT,some hardwork is needed to IGNITE it!!!");</text:p>
      <text:p text:style-name="Standard">break;</text:p>
      <text:p text:style-name="Standard">case "40":alert("Hardworking nature but,not get proper output!!!");</text:p>
      <text:p text:style-name="Standard">break;</text:p>
      <text:p text:style-name="Standard">case "41":alert("Your very peacefull and emotionally strong person!!!");</text:p>
      <text:p text:style-name="Standard">break;</text:p>
      <text:p text:style-name="Standard">case "42":alert("You're most caring person and liked by all others!!! ");</text:p>
      <text:p text:style-name="Standard">break;</text:p>
      <text:p text:style-name="Standard">case "43":alert("You talking very nicely and easily attract others!!!");</text:p>
      <text:p text:style-name="Standard">break;</text:p>
      <text:p text:style-name="Standard">case "44":alert("You're sweet looking and every one easily attracted to you!!!");</text:p>
      <text:p text:style-name="Standard">break;</text:p>
      <text:p text:style-name="Standard">case "45":alert("You're the best friend for most of the members!!!");</text:p>
      <text:p text:style-name="Standard">break;</text:p>
      <text:p text:style-name="Standard">case "46":alert("You're ego less and selfishless person!!!");</text:p>
      <text:p text:style-name="Standard"><text:soft-page-break/>break;</text:p>
      <text:p text:style-name="Standard">case "47":alert("You're very shy person and talking with eyes only!!!");</text:p>
      <text:p text:style-name="Standard">break;</text:p>
      <text:p text:style-name="Standard">case "48":alert("You look like a model and very fashionate!!! ");</text:p>
      <text:p text:style-name="Standard">break;</text:p>
      <text:p text:style-name="Standard">case "49":alert("You're often failed to impress others!!!");</text:p>
      <text:p text:style-name="Standard">break;</text:p>
      <text:p text:style-name="Standard">case "50":alert("You're likely ALONE and not ready to share your feelings!!!");</text:p>
      <text:p text:style-name="Standard">break;</text:p>
      <text:p text:style-name="Standard">case "51":alert("You're not intrested to stay alone and always search for others!!!");</text:p>
      <text:p text:style-name="Standard">break;</text:p>
      <text:p text:style-name="Standard">case "52":alert("You're not thinking about others, done whatever you want!!!");</text:p>
      <text:p text:style-name="Standard">break;</text:p>
      <text:p text:style-name="Standard">case "53":alert("NO one use mobile like as you used and operate it!!!");</text:p>
      <text:p text:style-name="Standard">break;</text:p>
      <text:p text:style-name="Standard">case "54":alert("You LOVE someone and MARRY someone!!!");</text:p>
      <text:p text:style-name="Standard">break;</text:p>
      <text:p text:style-name="Standard">case "55":alert("You're a great ACTOR. You plays different roles better than others!!!");</text:p>
      <text:p text:style-name="Standard">break;</text:p>
      <text:p text:style-name="Standard">case "56":alert("You dont digest others ACHIEVEMENT and others SUCCESSES!!! ");</text:p>
      <text:p text:style-name="Standard">break;</text:p>
      <text:p text:style-name="Standard">case "57":alert("You not done properly your work and often disturb others!!!");</text:p>
      <text:p text:style-name="Standard">break;</text:p>
      <text:p text:style-name="Standard">case "58":alert("You're most caring person and liked by all others!!! ");</text:p>
      <text:p text:style-name="Standard">break;</text:p>
      <text:p text:style-name="Standard">case "59":alert("Easily trust everyone and sometimes oss yourself!!!");</text:p>
      <text:p text:style-name="Standard">break;</text:p>
      <text:p text:style-name="Standard">case "60":alert("You have a OVER-CONFIDENCE try to reduce it!!!");</text:p>
      <text:p text:style-name="Standard">break;</text:p>
      <text:p text:style-name="Standard">case "61":alert("You have creative MIND,but no proper use it!!! ");</text:p>
      <text:p text:style-name="Standard">break;</text:p>
      <text:p text:style-name="Standard"><text:soft-page-break/>case "62":alert("Your EXPERT in mixing PULIHORA!!!");</text:p>
      <text:p text:style-name="Standard">break;</text:p>
      <text:p text:style-name="Standard">case "63":alert("Your a Brand-Ambasidor for SILENT KILLER's!!!");</text:p>
      <text:p text:style-name="Standard">break;</text:p>
      <text:p text:style-name="Standard">case "64":alert("you're very intrested in knowing the others!!!");</text:p>
      <text:p text:style-name="Standard">break;</text:p>
      <text:p text:style-name="Standard">case "65":alert("You feel I know everything but actually won't it!!!");</text:p>
      <text:p text:style-name="Standard">break;</text:p>
      <text:p text:style-name="Standard">case "66":alert("You struggle alot to reach this position");</text:p>
      <text:p text:style-name="Standard">break;</text:p>
      <text:p text:style-name="Standard">case "67":alert("You have good capacity for DRINKING!!!");</text:p>
      <text:p text:style-name="Standard">break;</text:p>
      <text:p text:style-name="Standard">case "68":alert("You're very emotional nature!!!");</text:p>
      <text:p text:style-name="Standard">break;</text:p>
      <text:p text:style-name="Standard">case "69":alert("You fear alot.Even small things you get fear!!!");</text:p>
      <text:p text:style-name="Standard">break;</text:p>
      <text:p text:style-name="Standard">case "70":alert("You doesn't listen anyone and do in your own way!!!");</text:p>
      <text:p text:style-name="Standard">break;</text:p>
      <text:p text:style-name="Standard">case "71":alert("Work is your's but result is OTHERS!!!");</text:p>
      <text:p text:style-name="Standard">break;</text:p>
      <text:p text:style-name="Standard">case "72":alert("Your a kind hearted person with some SHYNESS!!!");</text:p>
      <text:p text:style-name="Standard">break;</text:p>
      <text:p text:style-name="Standard">case "73":alert("You're a ANGRY person,try to control it for your best FUTURE!!!");</text:p>
      <text:p text:style-name="Standard">break;</text:p>
      <text:p text:style-name="Standard">case "74":alert("Your a Brand-Ambasidor for SILENT KILLER's!!!");</text:p>
      <text:p text:style-name="Standard">break;</text:p>
      <text:p text:style-name="Standard">case "75":alert("Open heart,share everything with others!!!");</text:p>
      <text:p text:style-name="Standard">break;</text:p>
      <text:p text:style-name="Standard">case "76":alert("You don't care about MONEY spent alot it!!!");</text:p>
      <text:p text:style-name="Standard">break;</text:p>
      <text:p text:style-name="Standard">case "77":alert("you're impress others with your WORDS and BEHAVIOUR!!!");</text:p>
      <text:p text:style-name="Standard"><text:soft-page-break/>break;</text:p>
      <text:p text:style-name="Standard">case "78":alert("Easily change your current mood,sometimes ANGRY and sometimes COOL!!!");</text:p>
      <text:p text:style-name="Standard">break;</text:p>
      <text:p text:style-name="Standard">case "79":alert("FASHIONATE and show in front of others!!!");</text:p>
      <text:p text:style-name="Standard">break;</text:p>
      <text:p text:style-name="Standard">case "80":alert("You like to enjoy othrs HAPPINESS!!!");</text:p>
      <text:p text:style-name="Standard">break;</text:p>
      <text:p text:style-name="Standard">case "81":alert("Yoiu have a plenty of NEGATIVE thoughts.Avoid those for your success!!! ");</text:p>
      <text:p text:style-name="Standard">break;</text:p>
      <text:p text:style-name="Standard">case "82":alert("Your HONEST in relationships but,that will loss the relationships!!!");</text:p>
      <text:p text:style-name="Standard">break;</text:p>
      <text:p text:style-name="Standard">case "83":alert("You compliment others and encourange them to do!!!");</text:p>
      <text:p text:style-name="Standard">break;</text:p>
      <text:p text:style-name="Standard">case "84":alert("You're have POLITE behaviour and give respect others!!! ");</text:p>
      <text:p text:style-name="Standard">break;</text:p>
      <text:p text:style-name="Standard">case "85":alert("Your very ego full person crying on others!!!");</text:p>
      <text:p text:style-name="Standard">break;</text:p>
      <text:p text:style-name="Standard">case "86":alert("You think I know everything but actually won't it!!!");</text:p>
      <text:p text:style-name="Standard">break;</text:p>
      <text:p text:style-name="Standard">case "87":alert("You struggle alot to reach this position");</text:p>
      <text:p text:style-name="Standard">break;</text:p>
      <text:p text:style-name="Standard">case "88":alert("You have good capacity for DRINKING!!!");</text:p>
      <text:p text:style-name="Standard">break;</text:p>
      <text:p text:style-name="Standard">case "89":alert("You're very emotional nature!!!");</text:p>
      <text:p text:style-name="Standard">break;</text:p>
      <text:p text:style-name="Standard">case "90":alert("You fear alot.Even small things you get fear!!!");</text:p>
      <text:p text:style-name="Standard">break;</text:p>
      <text:p text:style-name="Standard">case "91":alert("You doesn't listen anyone and do in your own way!!!");</text:p>
      <text:p text:style-name="Standard">break;</text:p>
      <text:p text:style-name="Standard">case "92":alert("Your talk in straight forwordly");</text:p>
      <text:p text:style-name="Standard">break;</text:p>
      <text:p text:style-name="Standard"><text:soft-page-break/>case "93":alert("Your living in you liked way!!!");</text:p>
      <text:p text:style-name="Standard">break;</text:p>
      <text:p text:style-name="Standard">case "94":alert("You're good person and maintain good personality!!!");</text:p>
      <text:p text:style-name="Standard">break;</text:p>
      <text:p text:style-name="Standard">case "95":alert("Your very good kind hearte person!!!");</text:p>
      <text:p text:style-name="Standard">break;</text:p>
      <text:p text:style-name="Standard">case "96":alert("Your best dancer and singer inside!!!");</text:p>
      <text:p text:style-name="Standard">break;</text:p>
      <text:p text:style-name="Standard">case "97":alert("Your very responsible and caring person!!!");</text:p>
      <text:p text:style-name="Standard">break;</text:p>
      <text:p text:style-name="Standard">case "98":alert("You take any risk for you want and desired!!!");</text:p>
      <text:p text:style-name="Standard">break;</text:p>
      <text:p text:style-name="Standard">case "99":alert("Your very peacefull and emotionally strong person!!!");</text:p>
      <text:p text:style-name="Standard">break;</text:p>
      <text:p text:style-name="Standard">case "100":alert("You take any risk for you want and desired!!!");</text:p>
      <text:p text:style-name="Standard">break;</text:p>
      <text:p text:style-name="Standard">default:alert("Please Enter Your current Age");</text:p>
      <text:p text:style-name="Standard">}</text:p>
      <text:p text:style-name="Standard">}</text:p>
      <text:p text:style-name="Standard">}</text:p>
      <text:p text:style-name="Standard">else if(a=='k'||a=='K'||a=='d'||a=='D'||a=='p'||a=='P'||a=='y'||a=='Y'||a=='r'||a=='R')</text:p>
      <text:p text:style-name="Standard">{</text:p>
      <text:p text:style-name="Standard">var n=prompt("PLEASE ENTER YOUR AGE","20");</text:p>
      <text:p text:style-name="Standard">if(b=='a'||b=='A')</text:p>
      <text:p text:style-name="Standard">{</text:p>
      <text:p text:style-name="Standard">switch(n)</text:p>
      <text:p text:style-name="Standard">{</text:p>
      <text:p text:style-name="Standard">case "1":alert("You talking very nicely and easily attract others!!!");</text:p>
      <text:p text:style-name="Standard">break;</text:p>
      <text:p text:style-name="Standard">case "2":alert("You're sweet looking and every one easily attracted to you!!!");</text:p>
      <text:p text:style-name="Standard">break;</text:p>
      <text:p text:style-name="Standard"><text:soft-page-break/>case "3":alert("You're best friend for most of the members!!!");</text:p>
      <text:p text:style-name="Standard">break;</text:p>
      <text:p text:style-name="Standard">case "4":alert("You're ego less and selfishless person!!!");</text:p>
      <text:p text:style-name="Standard">break;</text:p>
      <text:p text:style-name="Standard">case "5":alert("You're very shy person and talking with eyes only!!!");</text:p>
      <text:p text:style-name="Standard">break;</text:p>
      <text:p text:style-name="Standard">case "6":alert("you're impress others with your WORDS and BEHAVIOUR!!!");</text:p>
      <text:p text:style-name="Standard">break;</text:p>
      <text:p text:style-name="Standard">case "7":alert("You're Strong <text:s/>minded and face the situations with a SMILE!!!");</text:p>
      <text:p text:style-name="Standard">break;</text:p>
      <text:p text:style-name="Standard">case "8":alert("You never compromise and try to get anything favour to you!!!");</text:p>
      <text:p text:style-name="Standard">break;</text:p>
      <text:p text:style-name="Standard">case "9":alert("You think I know everything but actually won't it!!!");</text:p>
      <text:p text:style-name="Standard">break;</text:p>
      <text:p text:style-name="Standard">case "10":alert("You talking very nicely and easily attract others!!!");</text:p>
      <text:p text:style-name="Standard">break;</text:p>
      <text:p text:style-name="Standard">case "11":alert("Your feel shy infront of others to express your FEELINGS!!!");</text:p>
      <text:p text:style-name="Standard">break;</text:p>
      <text:p text:style-name="Standard">case "12":alert("You're often failed to impress others!!!");</text:p>
      <text:p text:style-name="Standard">break;</text:p>
      <text:p text:style-name="Standard">case "13":alert("You're likely ALONE and not ready to share your feelings!!!");</text:p>
      <text:p text:style-name="Standard">break;</text:p>
      <text:p text:style-name="Standard">case "14":alert("You're not intrested to stay alone and always search for others!!!");</text:p>
      <text:p text:style-name="Standard">break;</text:p>
      <text:p text:style-name="Standard">case "15":alert("You're not thinking about others, done whatever you want!!!");</text:p>
      <text:p text:style-name="Standard">break;</text:p>
      <text:p text:style-name="Standard">case "16":alert("NO one use mobile like as you used and operate it!!!");</text:p>
      <text:p text:style-name="Standard">break;</text:p>
      <text:p text:style-name="Standard">case "17":alert("You LOVE someone and MARRY someone!!!");</text:p>
      <text:p text:style-name="Standard">break;</text:p>
      <text:p text:style-name="Standard">case "18":alert("You're a great ACTOR. You plays different roles better than others!!!");</text:p>
      <text:p text:style-name="Standard"><text:soft-page-break/>break;</text:p>
      <text:p text:style-name="Standard">case "19":alert("You dont digest others ACHIEVEMENT and others SUCCESSES!!! ");</text:p>
      <text:p text:style-name="Standard">break;</text:p>
      <text:p text:style-name="Standard">case "20":alert("You have PSYCHO behaviour and easily changes your current mood!!!");</text:p>
      <text:p text:style-name="Standard">break;</text:p>
      <text:p text:style-name="Standard">case "21":alert("Your like to enjoy othrs HAPPINESS!!!");</text:p>
      <text:p text:style-name="Standard">break;</text:p>
      <text:p text:style-name="Standard">case "22":alert("You have a plenty of NEGATIVE thoughts.Avoid those for your success!!! ");</text:p>
      <text:p text:style-name="Standard">break;</text:p>
      <text:p text:style-name="Standard">case "23":alert("Your HONEST in relationships but,that will loss the relationships!!!");</text:p>
      <text:p text:style-name="Standard">break;</text:p>
      <text:p text:style-name="Standard">case "24":alert("You compliment others and encourange them to do!!!");</text:p>
      <text:p text:style-name="Standard">break;</text:p>
      <text:p text:style-name="Standard">case "25":alert("You're have POLITE behaviour and give respect others!!! ");</text:p>
      <text:p text:style-name="Standard">break;</text:p>
      <text:p text:style-name="Standard">case "26":alert("Your very ego full person crying on others!!!");</text:p>
      <text:p text:style-name="Standard">break;</text:p>
      <text:p text:style-name="Standard">case "27":alert("You think I know everything but actually won't it!!!");</text:p>
      <text:p text:style-name="Standard">break;</text:p>
      <text:p text:style-name="Standard">case "28":alert("You struggle alot to reach this position");</text:p>
      <text:p text:style-name="Standard">break;</text:p>
      <text:p text:style-name="Standard">case "29":alert("You have good capacity for DRINKING!!!");</text:p>
      <text:p text:style-name="Standard">break;</text:p>
      <text:p text:style-name="Standard">case "30":alert("You're very emotional nature!!!");</text:p>
      <text:p text:style-name="Standard">break;</text:p>
      <text:p text:style-name="Standard">case "31":alert("You fear alot.Even small things you get fear!!!");</text:p>
      <text:p text:style-name="Standard">break;</text:p>
      <text:p text:style-name="Standard">case "32":alert("You doesn't listen anyone and do in your own way!!!");</text:p>
      <text:p text:style-name="Standard">break;</text:p>
      <text:p text:style-name="Standard">case "33":alert("Your talk in straight forwordly");</text:p>
      <text:p text:style-name="Standard">break;</text:p>
      <text:p text:style-name="Standard"><text:soft-page-break/>case "34":alert("Your living in you liked way!!!");</text:p>
      <text:p text:style-name="Standard">break;</text:p>
      <text:p text:style-name="Standard">case "35":alert("You're good person and maintain good personality!!!");</text:p>
      <text:p text:style-name="Standard">break;</text:p>
      <text:p text:style-name="Standard">case "36":alert("Your very responsible and caring person!!!");</text:p>
      <text:p text:style-name="Standard">break;</text:p>
      <text:p text:style-name="Standard">case "37":alert("You take any risk for you want and desired!!!");</text:p>
      <text:p text:style-name="Standard">break;</text:p>
      <text:p text:style-name="Standard">case "38":alert("Your very peacefull and emotionally strong person!!!");</text:p>
      <text:p text:style-name="Standard">break;</text:p>
      <text:p text:style-name="Standard">case "39":alert("You're most caring person and liked by all others!!! ");</text:p>
      <text:p text:style-name="Standard">break;</text:p>
      <text:p text:style-name="Standard">case "40":alert("You talking very nicely and easily attract others!!!");</text:p>
      <text:p text:style-name="Standard">break;</text:p>
      <text:p text:style-name="Standard">case "41":alert("You're sweet looking and every one easily attracted to you!!!");</text:p>
      <text:p text:style-name="Standard">break;</text:p>
      <text:p text:style-name="Standard">case "42":alert("You're the best friend for most of the members!!!");</text:p>
      <text:p text:style-name="Standard">break;</text:p>
      <text:p text:style-name="Standard">case "43":alert("You're ego less and selfishless person!!!");</text:p>
      <text:p text:style-name="Standard">break;</text:p>
      <text:p text:style-name="Standard">case "44":alert("You're very shy person and talking with eyes only!!!");</text:p>
      <text:p text:style-name="Standard">break;</text:p>
      <text:p text:style-name="Standard">case "45":alert("You look like a model and very fashionate!!! ");</text:p>
      <text:p text:style-name="Standard">break;</text:p>
      <text:p text:style-name="Standard">case "46":alert("Your suffered with HEALTH, Take care!!!");</text:p>
      <text:p text:style-name="Standard">break;</text:p>
      <text:p text:style-name="Standard">case "47":alert("Your mentally poor and not take right steps!!!");</text:p>
      <text:p text:style-name="Standard">break;</text:p>
      <text:p text:style-name="Standard">case "48":alert("Your soo DISTRUBED in nature and easily UPSET!!!");</text:p>
      <text:p text:style-name="Standard">break;</text:p>
      <text:p text:style-name="Standard">case "49":alert("You Argueing with others until you won in that!!!");</text:p>
      <text:p text:style-name="Standard"><text:soft-page-break/>break;</text:p>
      <text:p text:style-name="Standard">case "50":alert("You never compromise and try to get anything favour to you!!!");</text:p>
      <text:p text:style-name="Standard">break;</text:p>
      <text:p text:style-name="Standard">case "51":alert("You have a very STUPID behaviour!!!");</text:p>
      <text:p text:style-name="Standard">break;</text:p>
      <text:p text:style-name="Standard">case "52":alert("You always irritate your friends,this is your HOBBY!!!");</text:p>
      <text:p text:style-name="Standard">break;</text:p>
      <text:p text:style-name="Standard">case "53":alert("You surprise others with your nasty things and behaviour!!!");</text:p>
      <text:p text:style-name="Standard">break;</text:p>
      <text:p text:style-name="Standard">case "54":alert("Your always try to sitting alone and enjoying your own company!!!");</text:p>
      <text:p text:style-name="Standard">break;</text:p>
      <text:p text:style-name="Standard">case "55":alert("Your Brain was very sharp,easily findout anything!!!");</text:p>
      <text:p text:style-name="Standard">break;</text:p>
      <text:p text:style-name="Standard">case "56":alert("You are very serious on others who are dis-like you!!!");</text:p>
      <text:p text:style-name="Standard">break;</text:p>
      <text:p text:style-name="Standard">case "57":alert("You are a NATURE Lover and try to enjoy the Nature everyday!!!");</text:p>
      <text:p text:style-name="Standard">break;</text:p>
      <text:p text:style-name="Standard">case "58":alert("You are often not get which was you WANT!!! ");</text:p>
      <text:p text:style-name="Standard">break;</text:p>
      <text:p text:style-name="Standard">case "59":alert("Your easily excited for small things!!!");</text:p>
      <text:p text:style-name="Standard">break;</text:p>
      <text:p text:style-name="Standard">case "60":alert("you are like to stay in simple and traditional!!!");</text:p>
      <text:p text:style-name="Standard">break;</text:p>
      <text:p text:style-name="Standard">case "61":alert("You are eagerly waiting for your's Turn and Time to revenge or enjoying!!!");</text:p>
      <text:p text:style-name="Standard">break;</text:p>
      <text:p text:style-name="Standard">case "62":alert("Your very alcoholic,you addicted to that!!!");</text:p>
      <text:p text:style-name="Standard">break;</text:p>
      <text:p text:style-name="Standard">case "63":alert("You have a lot of confidence on YOU and done work properly!!!");</text:p>
      <text:p text:style-name="Standard">break;</text:p>
      <text:p text:style-name="Standard">case "64":alert("You are argueing for small things and like stay Dominent!!! ");</text:p>
      <text:p text:style-name="Standard">break;</text:p>
      <text:p text:style-name="Standard"><text:soft-page-break/>case "65":alert("You have have different TALENT,some hardwork is needed to IGNITE it!!!");</text:p>
      <text:p text:style-name="Standard">break;</text:p>
      <text:p text:style-name="Standard">case "66":alert("Hardworking nature but,not get proper output!!!");</text:p>
      <text:p text:style-name="Standard">break;</text:p>
      <text:p text:style-name="Standard">case "67":alert("Work is your's but result is OTHERS!!!");</text:p>
      <text:p text:style-name="Standard">break;</text:p>
      <text:p text:style-name="Standard">case "68":alert("Your a kind hearted person with some SHYNESS!!!");</text:p>
      <text:p text:style-name="Standard">break;</text:p>
      <text:p text:style-name="Standard">case "69":alert("You're a ANGRY person,try to control it for your best FUTURE!!!");</text:p>
      <text:p text:style-name="Standard">break;</text:p>
      <text:p text:style-name="Standard">case "70":alert("Your a Brand-Ambasidor for SILENT KILLER's!!!");</text:p>
      <text:p text:style-name="Standard">break;</text:p>
      <text:p text:style-name="Standard">case "71":alert("Open heart,share everything with others!!!");</text:p>
      <text:p text:style-name="Standard">break;</text:p>
      <text:p text:style-name="Standard">case "72":alert("You don't care about MONEY spent alot it!!!");</text:p>
      <text:p text:style-name="Standard">break;</text:p>
      <text:p text:style-name="Standard">case "73":alert("you're impress others with your WORDS and BEHAVIOUR!!!");</text:p>
      <text:p text:style-name="Standard">break;</text:p>
      <text:p text:style-name="Standard">case "74":alert("Easily change your current mood,sometimes ANGRY and sometimes COOL!!!");</text:p>
      <text:p text:style-name="Standard">break;</text:p>
      <text:p text:style-name="Standard">case "75":alert("FASHIONATE and show in front of others!!!");</text:p>
      <text:p text:style-name="Standard">break;</text:p>
      <text:p text:style-name="Standard">case "76":alert("Easily trust everyone and sometimes oss yourself!!!");</text:p>
      <text:p text:style-name="Standard">break;</text:p>
      <text:p text:style-name="Standard">case "77":alert("You have a OVER-CONFIDENCE try to reduce it!!!");</text:p>
      <text:p text:style-name="Standard">break;</text:p>
      <text:p text:style-name="Standard">case "78":alert("You have creative MIND,but no proper use it!!! ");</text:p>
      <text:p text:style-name="Standard">break;</text:p>
      <text:p text:style-name="Standard">case "79":alert("Your EXPERT in mixing PULIHORA!!!");</text:p>
      <text:p text:style-name="Standard">break;</text:p>
      <text:p text:style-name="Standard">case "80":alert("Your a Brand-Ambasidor for SILENT KILLER's!!!");</text:p>
      <text:p text:style-name="Standard"><text:soft-page-break/>break;</text:p>
      <text:p text:style-name="Standard">case "81":alert("you're very intrested in knowing the others!!!");</text:p>
      <text:p text:style-name="Standard">break;</text:p>
      <text:p text:style-name="Standard">case "82":alert("You feel I know everything but actually won't it!!!");</text:p>
      <text:p text:style-name="Standard">break;</text:p>
      <text:p text:style-name="Standard">case "83":alert("You struggle alot to reach this position");</text:p>
      <text:p text:style-name="Standard">break;</text:p>
      <text:p text:style-name="Standard">case "84":alert("You have good capacity for DRINKING!!!");</text:p>
      <text:p text:style-name="Standard">break;</text:p>
      <text:p text:style-name="Standard">case "85":alert("You're very emotional nature!!!");</text:p>
      <text:p text:style-name="Standard">break;</text:p>
      <text:p text:style-name="Standard">case "86":alert("You fear alot.Even small things you get fear!!!");</text:p>
      <text:p text:style-name="Standard">break;</text:p>
      <text:p text:style-name="Standard">case "87":alert("You doesn't listen anyone and do in your own way!!!");</text:p>
      <text:p text:style-name="Standard">break;</text:p>
      <text:p text:style-name="Standard">case "88":alert("Your talk in straight forwordly");</text:p>
      <text:p text:style-name="Standard">break;</text:p>
      <text:p text:style-name="Standard">case "89":alert("Your living as you like and enjoying everyday!!!");</text:p>
      <text:p text:style-name="Standard">break;</text:p>
      <text:p text:style-name="Standard">case "90":alert("You're good person and maintain good personality!!!");</text:p>
      <text:p text:style-name="Standard">break;</text:p>
      <text:p text:style-name="Standard">case "91":alert("Your very good kind hearte person!!!");</text:p>
      <text:p text:style-name="Standard">break;</text:p>
      <text:p text:style-name="Standard">case "92":alert("Your best dancer and singer inside!!!");</text:p>
      <text:p text:style-name="Standard">break;</text:p>
      <text:p text:style-name="Standard">case "93":alert("Your very responsible and caring person!!!");</text:p>
      <text:p text:style-name="Standard">break;</text:p>
      <text:p text:style-name="Standard">case "94":alert("You take any risk for you want and desired!!!");</text:p>
      <text:p text:style-name="Standard">break;</text:p>
      <text:p text:style-name="Standard">case "95":alert("Your very peacefull and emotionally strong person!!!");</text:p>
      <text:p text:style-name="Standard">break;</text:p>
      <text:p text:style-name="Standard"><text:soft-page-break/>case "96":alert("You're most caring person and liked by all others!!! ");</text:p>
      <text:p text:style-name="Standard">break;</text:p>
      <text:p text:style-name="Standard">case "97":alert("You talking very nicely and easily attract others!!!");</text:p>
      <text:p text:style-name="Standard">break;</text:p>
      <text:p text:style-name="Standard">case "98":alert("You're sweet looking and every one easily attracted to you!!!");</text:p>
      <text:p text:style-name="Standard">break;</text:p>
      <text:p text:style-name="Standard">case "99":alert("Your a Brand-Ambasidor for SILENT KILLER's!!!");</text:p>
      <text:p text:style-name="Standard">break;</text:p>
      <text:p text:style-name="Standard">case "100":alert("you're impress others with your WORDS and BEHAVIOUR!!!");</text:p>
      <text:p text:style-name="Standard">break; </text:p>
      <text:p text:style-name="Standard">default:alert("Please Enter Your current Age");</text:p>
      <text:p text:style-name="Standard">}</text:p>
      <text:p text:style-name="Standard">}</text:p>
      <text:p text:style-name="Standard">else if(b=='e'||b=='E')</text:p>
      <text:p text:style-name="Standard">{</text:p>
      <text:p text:style-name="Standard">switch(n)</text:p>
      <text:p text:style-name="Standard">{</text:p>
      <text:p text:style-name="Standard">case "1":alert("Easily change your current mood,sometimes ANGRY and sometimes COOL!!!");</text:p>
      <text:p text:style-name="Standard">break;</text:p>
      <text:p text:style-name="Standard">case "2":alert("FASHIONATE and show in front of others!!!");</text:p>
      <text:p text:style-name="Standard">break;</text:p>
      <text:p text:style-name="Standard">case "3":alert("Easily trust everyone and sometimes oss yourself!!!");</text:p>
      <text:p text:style-name="Standard">break;</text:p>
      <text:p text:style-name="Standard">case "4":alert("You have a OVER-CONFIDENCE try to reduce it!!!");</text:p>
      <text:p text:style-name="Standard">break;</text:p>
      <text:p text:style-name="Standard">case "5":alert("You have creative MIND,but no proper use it!!! ");</text:p>
      <text:p text:style-name="Standard">break;</text:p>
      <text:p text:style-name="Standard">case "6":alert("Your EXPERT in mixing PULIHORA!!!");</text:p>
      <text:p text:style-name="Standard">break;</text:p>
      <text:p text:style-name="Standard">case "7":alert("Your a Brand-Ambasidor for SILENT KILLER's!!!");</text:p>
      <text:p text:style-name="Standard">break;</text:p>
      <text:p text:style-name="Standard"><text:soft-page-break/>case "8":alert("you're very intrested in knowing the others!!!");</text:p>
      <text:p text:style-name="Standard">break;</text:p>
      <text:p text:style-name="Standard">case "9":alert("You feel I know everything but actually won't it!!!");</text:p>
      <text:p text:style-name="Standard">break;</text:p>
      <text:p text:style-name="Standard">case "10":alert("You struggle alot to reach this position");</text:p>
      <text:p text:style-name="Standard">break;</text:p>
      <text:p text:style-name="Standard">case "11":alert("You have good capacity for DRINKING!!!");</text:p>
      <text:p text:style-name="Standard">break;</text:p>
      <text:p text:style-name="Standard">case "12":alert("You're very emotional nature!!!");</text:p>
      <text:p text:style-name="Standard">break;</text:p>
      <text:p text:style-name="Standard">case "13":alert("You fear alot.Even small things you get fear!!!");</text:p>
      <text:p text:style-name="Standard">break;</text:p>
      <text:p text:style-name="Standard">case "14":alert("You doesn't listen anyone and do in your own way!!!");</text:p>
      <text:p text:style-name="Standard">break;</text:p>
      <text:p text:style-name="Standard">case "15":alert("Your talk in straight forwordly");</text:p>
      <text:p text:style-name="Standard">break;</text:p>
      <text:p text:style-name="Standard">case "16":alert("Your living as you like and enjoying everyday!!!");</text:p>
      <text:p text:style-name="Standard">break;</text:p>
      <text:p text:style-name="Standard">case "17":alert("You're good person and maintain good personality!!!");</text:p>
      <text:p text:style-name="Standard">break;</text:p>
      <text:p text:style-name="Standard">case "18":alert("Your very good kind hearte person!!!");</text:p>
      <text:p text:style-name="Standard">break;</text:p>
      <text:p text:style-name="Standard">case "19":alert("Your best dancer and singer inside!!!");</text:p>
      <text:p text:style-name="Standard">break;</text:p>
      <text:p text:style-name="Standard">case "20":alert("Your very responsible and caring person!!!");</text:p>
      <text:p text:style-name="Standard">break;</text:p>
      <text:p text:style-name="Standard">case "21":alert("You take any risk for you want and desired!!!");</text:p>
      <text:p text:style-name="Standard">break;</text:p>
      <text:p text:style-name="Standard">case "22":alert("Your very peacefull and emotionally strong person!!!");</text:p>
      <text:p text:style-name="Standard">break;</text:p>
      <text:p text:style-name="Standard">case "23":alert("You're most caring person and liked by all others!!! ");</text:p>
      <text:p text:style-name="Standard"><text:soft-page-break/>break;</text:p>
      <text:p text:style-name="Standard">case "24":alert("You talking very nicely and easily attract others!!!");</text:p>
      <text:p text:style-name="Standard">break;</text:p>
      <text:p text:style-name="Standard">case "25":alert("You're sweet looking and every one easily attracted to you!!!");</text:p>
      <text:p text:style-name="Standard">break;</text:p>
      <text:p text:style-name="Standard">case "26":alert("Your a Brand-Ambasidor for SILENT KILLER's!!!");</text:p>
      <text:p text:style-name="Standard">break;</text:p>
      <text:p text:style-name="Standard">case "27":alert("you're impress others with your WORDS and BEHAVIOUR!!!");</text:p>
      <text:p text:style-name="Standard">break;</text:p>
      <text:p text:style-name="Standard">case "28":alert("You compliment others and encourange them to do!!!");</text:p>
      <text:p text:style-name="Standard">break;</text:p>
      <text:p text:style-name="Standard">case "29":alert("You're have POLITE behaviour and give respect others!!! ");</text:p>
      <text:p text:style-name="Standard">break;</text:p>
      <text:p text:style-name="Standard">case "30":alert("Your very ego full person crying on others!!!");</text:p>
      <text:p text:style-name="Standard">break;</text:p>
      <text:p text:style-name="Standard">case "31":alert("You think I know everything but actually won't it!!!");</text:p>
      <text:p text:style-name="Standard">break;</text:p>
      <text:p text:style-name="Standard">case "32":alert("You struggle alot to reach this position");</text:p>
      <text:p text:style-name="Standard">break;</text:p>
      <text:p text:style-name="Standard">case "33":alert("You have good capacity for DRINKING!!!");</text:p>
      <text:p text:style-name="Standard">break;</text:p>
      <text:p text:style-name="Standard">case "34":alert("You're very emotional nature!!!");</text:p>
      <text:p text:style-name="Standard">break;</text:p>
      <text:p text:style-name="Standard">case "35":alert("You fear alot.Even small things you get fear!!!");</text:p>
      <text:p text:style-name="Standard">break;</text:p>
      <text:p text:style-name="Standard">case "36":alert("You doesn't listen anyone and do in your own way!!!");</text:p>
      <text:p text:style-name="Standard">break;</text:p>
      <text:p text:style-name="Standard">case "37":alert("Your talk in straight forwordly");</text:p>
      <text:p text:style-name="Standard">break;</text:p>
      <text:p text:style-name="Standard">case "38":alert("Your living in you liked way!!!");</text:p>
      <text:p text:style-name="Standard">break;</text:p>
      <text:p text:style-name="Standard"><text:soft-page-break/>case "39":alert("You're good person and maintain good personality!!!");</text:p>
      <text:p text:style-name="Standard">break;</text:p>
      <text:p text:style-name="Standard">case "40":alert("Your very responsible and caring person!!!");</text:p>
      <text:p text:style-name="Standard">break;</text:p>
      <text:p text:style-name="Standard">case "41":alert("You take any risk for you want and desired!!!");</text:p>
      <text:p text:style-name="Standard">break;</text:p>
      <text:p text:style-name="Standard">case "42":alert("Your very peacefull and emotionally strong person!!!");</text:p>
      <text:p text:style-name="Standard">break;</text:p>
      <text:p text:style-name="Standard">case "43":alert("You're most caring person and liked by all others!!! ");</text:p>
      <text:p text:style-name="Standard">break;</text:p>
      <text:p text:style-name="Standard">case "44":alert("You talking very nicely and easily attract others!!!");</text:p>
      <text:p text:style-name="Standard">break;</text:p>
      <text:p text:style-name="Standard">case "45":alert("You're sweet looking and every one easily attracted to you!!!");</text:p>
      <text:p text:style-name="Standard">break;</text:p>
      <text:p text:style-name="Standard">case "46":alert("You're the best friend for most of the members!!!");</text:p>
      <text:p text:style-name="Standard">break;</text:p>
      <text:p text:style-name="Standard">case "47":alert("You're ego less and selfishless person!!!");</text:p>
      <text:p text:style-name="Standard">break;</text:p>
      <text:p text:style-name="Standard">case "48":alert("You're very shy person and talking with eyes only!!!");</text:p>
      <text:p text:style-name="Standard">break;</text:p>
      <text:p text:style-name="Standard">case "49":alert("You look like a model and very fashionate!!! ");</text:p>
      <text:p text:style-name="Standard">break;</text:p>
      <text:p text:style-name="Standard">case "50":alert("Your suffered with HEALTH, Take care!!!");</text:p>
      <text:p text:style-name="Standard">break;</text:p>
      <text:p text:style-name="Standard">case "51":alert("Your mentally poor and not take right steps!!!");</text:p>
      <text:p text:style-name="Standard">break;</text:p>
      <text:p text:style-name="Standard">case "52":alert("Your soo DISTRUBED in nature and easily UPSET!!!");</text:p>
      <text:p text:style-name="Standard">break;</text:p>
      <text:p text:style-name="Standard">case "53":alert("You Argueing with others until you won in that!!!");</text:p>
      <text:p text:style-name="Standard">break;</text:p>
      <text:p text:style-name="Standard">case "54":alert("You never compromise and try to get anything favour to you!!!");</text:p>
      <text:p text:style-name="Standard"><text:soft-page-break/>break;</text:p>
      <text:p text:style-name="Standard">case "55":alert("You have a very STUPID behaviour!!!");</text:p>
      <text:p text:style-name="Standard">break;</text:p>
      <text:p text:style-name="Standard">case "56":alert("You always irritate your friends,this is your HOBBY!!!");</text:p>
      <text:p text:style-name="Standard">break;</text:p>
      <text:p text:style-name="Standard">case "57":alert("You surprise others with your nasty things and behaviour!!!");</text:p>
      <text:p text:style-name="Standard">break;</text:p>
      <text:p text:style-name="Standard">case "58":alert("Your always try to sitting alone and enjoying your own company!!!");</text:p>
      <text:p text:style-name="Standard">break;</text:p>
      <text:p text:style-name="Standard">case "59":alert("Your Brain was very sharp,easily findout anything!!!");</text:p>
      <text:p text:style-name="Standard">break;</text:p>
      <text:p text:style-name="Standard">case "60":alert("You talking very nicely and easily attract others!!!");</text:p>
      <text:p text:style-name="Standard">break;</text:p>
      <text:p text:style-name="Standard">case "61":alert("You're sweet looking and every one easily attracted to you!!!");</text:p>
      <text:p text:style-name="Standard">break;</text:p>
      <text:p text:style-name="Standard">case "62":alert("You're best friend for most of the members!!!");</text:p>
      <text:p text:style-name="Standard">break;</text:p>
      <text:p text:style-name="Standard">case "63":alert("You're ego less and selfishless person!!!");</text:p>
      <text:p text:style-name="Standard">break;</text:p>
      <text:p text:style-name="Standard">case "64":alert("You're very shy person and talking with eyes only!!!");</text:p>
      <text:p text:style-name="Standard">break;</text:p>
      <text:p text:style-name="Standard">case "65":alert("you're impress others with your WORDS and BEHAVIOUR!!!");</text:p>
      <text:p text:style-name="Standard">break;</text:p>
      <text:p text:style-name="Standard">case "66":alert("You're Strong <text:s/>minded and face the situations with a SMILE!!!");</text:p>
      <text:p text:style-name="Standard">break;</text:p>
      <text:p text:style-name="Standard">case "67":alert("You never compromise and try to get anything favour to you!!!");</text:p>
      <text:p text:style-name="Standard">break;</text:p>
      <text:p text:style-name="Standard">case "68":alert("You think I know everything but actually won't it!!!");</text:p>
      <text:p text:style-name="Standard">break;</text:p>
      <text:p text:style-name="Standard">case "69":alert("You talking very nicely and easily attract others!!!");</text:p>
      <text:p text:style-name="Standard">break;</text:p>
      <text:p text:style-name="Standard"><text:soft-page-break/>case "70":alert("Your feel shy infront of others to express your FEELINGS!!!");</text:p>
      <text:p text:style-name="Standard">break;</text:p>
      <text:p text:style-name="Standard">case "71":alert("You're often failed to impress others!!!");</text:p>
      <text:p text:style-name="Standard">break;</text:p>
      <text:p text:style-name="Standard">case "72":alert("You're likely ALONE and not ready to share your feelings!!!");</text:p>
      <text:p text:style-name="Standard">break;</text:p>
      <text:p text:style-name="Standard">case "73":alert("You're not intrested to stay alone and always search for others!!!");</text:p>
      <text:p text:style-name="Standard">break;</text:p>
      <text:p text:style-name="Standard">case "74":alert("You're not thinking about others, done whatever you want!!!");</text:p>
      <text:p text:style-name="Standard">break;</text:p>
      <text:p text:style-name="Standard">case "75":alert("NO one use mobile like as you used and operate it!!!");</text:p>
      <text:p text:style-name="Standard">break;</text:p>
      <text:p text:style-name="Standard">case "76":alert("You LOVE someone and MARRY someone!!!");</text:p>
      <text:p text:style-name="Standard">break;</text:p>
      <text:p text:style-name="Standard">case "77":alert("You're a great ACTOR. You plays different roles better than others!!!");</text:p>
      <text:p text:style-name="Standard">break;</text:p>
      <text:p text:style-name="Standard">case "78":alert("You dont digest others ACHIEVEMENT and others SUCCESSES!!! ");</text:p>
      <text:p text:style-name="Standard">break;</text:p>
      <text:p text:style-name="Standard">case "79":alert("You have PSYCHO behaviour and easily changes your current mood!!!");</text:p>
      <text:p text:style-name="Standard">break;</text:p>
      <text:p text:style-name="Standard">case "80":alert("Your like to enjoy othrs HAPPINESS!!!");</text:p>
      <text:p text:style-name="Standard">break;</text:p>
      <text:p text:style-name="Standard">case "81":alert("You have a plenty of NEGATIVE thoughts.Avoid those for your success!!! ");</text:p>
      <text:p text:style-name="Standard">break;</text:p>
      <text:p text:style-name="Standard">case "82":alert("Your HONEST in relationships but,that will loss the relationships!!!");</text:p>
      <text:p text:style-name="Standard">break; </text:p>
      <text:p text:style-name="Standard">case "83":alert("You are very serious on others who are dis-like you!!!");</text:p>
      <text:p text:style-name="Standard">break;</text:p>
      <text:p text:style-name="Standard">case "84":alert("You are a NATURE Lover and try to enjoy the Nature everyday!!!");</text:p>
      <text:p text:style-name="Standard">break;</text:p>
      <text:p text:style-name="Standard">case "85":alert("You are often not get which was you WANT!!! ");</text:p>
      <text:p text:style-name="Standard"><text:soft-page-break/>break;</text:p>
      <text:p text:style-name="Standard">case "86":alert("Your easily excited for small things!!!");</text:p>
      <text:p text:style-name="Standard">break;</text:p>
      <text:p text:style-name="Standard">case "87":alert("you are like to stay in simple and traditional!!!");</text:p>
      <text:p text:style-name="Standard">break;</text:p>
      <text:p text:style-name="Standard">case "88":alert("You are eagerly waiting for your's Turn and Time to revenge or enjoying!!!");</text:p>
      <text:p text:style-name="Standard">break;</text:p>
      <text:p text:style-name="Standard">case "89":alert("Your very alcoholic,you addicted to that!!!");</text:p>
      <text:p text:style-name="Standard">break;</text:p>
      <text:p text:style-name="Standard">case "90":alert("You have a lot of confidence on YOU and done work properly!!!");</text:p>
      <text:p text:style-name="Standard">break;</text:p>
      <text:p text:style-name="Standard">case "91":alert("You are argueing for small things and like stay Dominent!!! ");</text:p>
      <text:p text:style-name="Standard">break;</text:p>
      <text:p text:style-name="Standard">case "92":alert("You have have different TALENT,some hardwork is needed to IGNITE it!!!");</text:p>
      <text:p text:style-name="Standard">break;</text:p>
      <text:p text:style-name="Standard">case "93":alert("Hardworking nature but,not get proper output!!!");</text:p>
      <text:p text:style-name="Standard">break;</text:p>
      <text:p text:style-name="Standard">case "94":alert("Work is your's but result is OTHERS!!!");</text:p>
      <text:p text:style-name="Standard">break;</text:p>
      <text:p text:style-name="Standard">case "95":alert("Your a kind hearted person with some SHYNESS!!!");</text:p>
      <text:p text:style-name="Standard">break;</text:p>
      <text:p text:style-name="Standard">case "96":alert("You're a ANGRY person,try to control it for your best FUTURE!!!");</text:p>
      <text:p text:style-name="Standard">break;</text:p>
      <text:p text:style-name="Standard">case "97":alert("Your a Brand-Ambasidor for SILENT KILLER's!!!");</text:p>
      <text:p text:style-name="Standard">break;</text:p>
      <text:p text:style-name="Standard">case "98":alert("Open heart,share everything with others!!!");</text:p>
      <text:p text:style-name="Standard">break;</text:p>
      <text:p text:style-name="Standard">case "99":alert("You don't care about MONEY spent alot it!!!");</text:p>
      <text:p text:style-name="Standard">break;</text:p>
      <text:p text:style-name="Standard">case "100":alert("you're impress others with your WORDS and BEHAVIOUR!!!");</text:p>
      <text:p text:style-name="Standard">break;</text:p>
      <text:p text:style-name="Standard"><text:soft-page-break/>default:alert("Please Enter Your current Age"); </text:p>
      <text:p text:style-name="Standard">}</text:p>
      <text:p text:style-name="Standard">}</text:p>
      <text:p text:style-name="Standard">else if(b=='i'||b=='I')</text:p>
      <text:p text:style-name="Standard">{</text:p>
      <text:p text:style-name="Standard">switch(n)</text:p>
      <text:p text:style-name="Standard">{</text:p>
      <text:p text:style-name="Standard">case "1":alert("You're Strong <text:s/>minded and face the situations with a SMILE!!!");</text:p>
      <text:p text:style-name="Standard">break;</text:p>
      <text:p text:style-name="Standard">case "2":alert("You never compromise and try to get anything favour to you!!!");</text:p>
      <text:p text:style-name="Standard">break;</text:p>
      <text:p text:style-name="Standard">case "3":alert("You think I know everything but actually won't it!!!");</text:p>
      <text:p text:style-name="Standard">break;</text:p>
      <text:p text:style-name="Standard">case "4":alert("You talking very nicely and easily attract others!!!");</text:p>
      <text:p text:style-name="Standard">break;</text:p>
      <text:p text:style-name="Standard">case "5":alert("Your feel shy infront of others to express your FEELINGS!!!");</text:p>
      <text:p text:style-name="Standard">break;</text:p>
      <text:p text:style-name="Standard">case "6":alert("You're often failed to impress others!!!");</text:p>
      <text:p text:style-name="Standard">break;</text:p>
      <text:p text:style-name="Standard">case "7":alert("You're likely ALONE and not ready to share your feelings!!!");</text:p>
      <text:p text:style-name="Standard">break;</text:p>
      <text:p text:style-name="Standard">case "8":alert("You're not intrested to stay alone and always search for others!!!");</text:p>
      <text:p text:style-name="Standard">break;</text:p>
      <text:p text:style-name="Standard">case "9":alert("You're not thinking about others, done whatever you want!!!");</text:p>
      <text:p text:style-name="Standard">break;</text:p>
      <text:p text:style-name="Standard">case "10":alert("NO one use mobile like as you used and operate it!!!");</text:p>
      <text:p text:style-name="Standard">break;</text:p>
      <text:p text:style-name="Standard">case "11":alert("You LOVE someone and MARRY someone!!!");</text:p>
      <text:p text:style-name="Standard">break;</text:p>
      <text:p text:style-name="Standard">case "12":alert("You're a great ACTOR. You plays different roles better than others!!!");</text:p>
      <text:p text:style-name="Standard">break;</text:p>
      <text:p text:style-name="Standard"><text:soft-page-break/>case "13":alert("You dont digest others ACHIEVEMENT and others SUCCESSES!!! ");</text:p>
      <text:p text:style-name="Standard">break;</text:p>
      <text:p text:style-name="Standard">case "14":alert("You have PSYCHO behaviour and easily changes your current mood!!!");</text:p>
      <text:p text:style-name="Standard">break;</text:p>
      <text:p text:style-name="Standard">case "15":alert("Your like to enjoy othrs HAPPINESS!!!");</text:p>
      <text:p text:style-name="Standard">break;</text:p>
      <text:p text:style-name="Standard">case "16":alert("You have a plenty of NEGATIVE thoughts.Avoid those for your success!!! ");</text:p>
      <text:p text:style-name="Standard">break;</text:p>
      <text:p text:style-name="Standard">case "17":alert("Your HONEST in relationships but,that will loss the relationships!!!");</text:p>
      <text:p text:style-name="Standard">break; </text:p>
      <text:p text:style-name="Standard">case "18":alert("You are very serious on others who are dis-like you!!!");</text:p>
      <text:p text:style-name="Standard">break;</text:p>
      <text:p text:style-name="Standard">case "19":alert("You are a NATURE Lover and try to enjoy the Nature everyday!!!");</text:p>
      <text:p text:style-name="Standard">break;</text:p>
      <text:p text:style-name="Standard">case "20":alert("You are often not get which was you WANT!!! ");</text:p>
      <text:p text:style-name="Standard">break;</text:p>
      <text:p text:style-name="Standard">case "21":alert("Your easily excited for small things!!!");</text:p>
      <text:p text:style-name="Standard">break;</text:p>
      <text:p text:style-name="Standard">case "22":alert("you are like to stay in simple and traditional!!!");</text:p>
      <text:p text:style-name="Standard">break;</text:p>
      <text:p text:style-name="Standard">case "23":alert("You are eagerly waiting for your's Turn and Time to revenge or enjoying!!!");</text:p>
      <text:p text:style-name="Standard">break;</text:p>
      <text:p text:style-name="Standard">case "24":alert("Your very alcoholic,you addicted to that!!!");</text:p>
      <text:p text:style-name="Standard">break;</text:p>
      <text:p text:style-name="Standard">case "25":alert("You have a lot of confidence on YOU and done work properly!!!");</text:p>
      <text:p text:style-name="Standard">break;</text:p>
      <text:p text:style-name="Standard">case "26":alert("You are argueing for small things and like stay Dominent!!! ");</text:p>
      <text:p text:style-name="Standard">break;</text:p>
      <text:p text:style-name="Standard">case "27":alert("You have have different TALENT,some hardwork is needed to IGNITE it!!!");</text:p>
      <text:p text:style-name="Standard">break;</text:p>
      <text:p text:style-name="Standard">case "28":alert("Hardworking nature but,not get proper output!!!");</text:p>
      <text:p text:style-name="Standard"><text:soft-page-break/>break;</text:p>
      <text:p text:style-name="Standard">case "29":alert("Work is your's but result is OTHERS!!!");</text:p>
      <text:p text:style-name="Standard">break;</text:p>
      <text:p text:style-name="Standard">case "30":alert("Your a kind hearted person with some SHYNESS!!!");</text:p>
      <text:p text:style-name="Standard">break;</text:p>
      <text:p text:style-name="Standard">case "31":alert("You're a ANGRY person,try to control it for your best FUTURE!!!");</text:p>
      <text:p text:style-name="Standard">break;</text:p>
      <text:p text:style-name="Standard">case "32":alert("Your a Brand-Ambasidor for SILENT KILLER's!!!");</text:p>
      <text:p text:style-name="Standard">break;</text:p>
      <text:p text:style-name="Standard">case "33":alert("Open heart,share everything with others!!!");</text:p>
      <text:p text:style-name="Standard">break;</text:p>
      <text:p text:style-name="Standard">case "34":alert("You don't care about MONEY spent alot it!!!");</text:p>
      <text:p text:style-name="Standard">break;</text:p>
      <text:p text:style-name="Standard">case "35":alert("you're impress others with your WORDS and BEHAVIOUR!!!");</text:p>
      <text:p text:style-name="Standard">break;</text:p>
      <text:p text:style-name="Standard">case "36":alert("You struggle alot to reach this position");</text:p>
      <text:p text:style-name="Standard">break;</text:p>
      <text:p text:style-name="Standard">case "37":alert("You have good capacity for DRINKING!!!");</text:p>
      <text:p text:style-name="Standard">break;</text:p>
      <text:p text:style-name="Standard">case "38":alert("You're very emotional nature!!!");</text:p>
      <text:p text:style-name="Standard">break;</text:p>
      <text:p text:style-name="Standard">case "39":alert("You fear alot.Even small things you get fear!!!");</text:p>
      <text:p text:style-name="Standard">break;</text:p>
      <text:p text:style-name="Standard">case "40":alert("You doesn't listen anyone and do in your own way!!!");</text:p>
      <text:p text:style-name="Standard">break;</text:p>
      <text:p text:style-name="Standard">case "41":alert("Your talk in straight forwordly");</text:p>
      <text:p text:style-name="Standard">break;</text:p>
      <text:p text:style-name="Standard">case "42":alert("Your living in you liked way!!!");</text:p>
      <text:p text:style-name="Standard">break;</text:p>
      <text:p text:style-name="Standard">case "43":alert("You're good person and maintain good personality!!!");</text:p>
      <text:p text:style-name="Standard">break;</text:p>
      <text:p text:style-name="Standard"><text:soft-page-break/>case "44":alert("Your very responsible and caring person!!!");</text:p>
      <text:p text:style-name="Standard">break;</text:p>
      <text:p text:style-name="Standard">case "45":alert("You take any risk for you want and desired!!!");</text:p>
      <text:p text:style-name="Standard">break;</text:p>
      <text:p text:style-name="Standard">case "46":alert("Your very peacefull and emotionally strong person!!!");</text:p>
      <text:p text:style-name="Standard">break</text:p>
      <text:p text:style-name="Standard">case "47":alert("You're most caring person and liked by all others!!! ");</text:p>
      <text:p text:style-name="Standard">break;</text:p>
      <text:p text:style-name="Standard">case "48":alert("You talking very nicely and easily attract others!!!");</text:p>
      <text:p text:style-name="Standard">break;</text:p>
      <text:p text:style-name="Standard">case "49":alert("You're sweet looking and every one easily attracted to you!!!");</text:p>
      <text:p text:style-name="Standard">break;</text:p>
      <text:p text:style-name="Standard">case "50":alert("You're the best friend for most of the members!!!");</text:p>
      <text:p text:style-name="Standard">break;</text:p>
      <text:p text:style-name="Standard">case "51":alert("You're ego less and selfishless person!!!");</text:p>
      <text:p text:style-name="Standard">break;</text:p>
      <text:p text:style-name="Standard">case "52":alert("You're very shy person and talking with eyes only!!!");</text:p>
      <text:p text:style-name="Standard">break;</text:p>
      <text:p text:style-name="Standard">case "53":alert("You look like a model and very fashionate!!! ");</text:p>
      <text:p text:style-name="Standard">break;</text:p>
      <text:p text:style-name="Standard">case "54":alert("Your suffered with HEALTH, Take care!!!");</text:p>
      <text:p text:style-name="Standard">break;</text:p>
      <text:p text:style-name="Standard">case "55":alert("Your mentally poor and not take right steps!!!");</text:p>
      <text:p text:style-name="Standard">break;</text:p>
      <text:p text:style-name="Standard">case "56":alert("Your soo DISTRUBED in nature and easily UPSET!!!");</text:p>
      <text:p text:style-name="Standard">break;</text:p>
      <text:p text:style-name="Standard">case "57":alert("You Argueing with others until you won in that!!!");</text:p>
      <text:p text:style-name="Standard">break;</text:p>
      <text:p text:style-name="Standard">case "58":alert("You never compromise and try to get anything favour to you!!!");</text:p>
      <text:p text:style-name="Standard">break;</text:p>
      <text:p text:style-name="Standard">case "59":alert("You have a very STUPID behaviour!!!");</text:p>
      <text:p text:style-name="Standard"><text:soft-page-break/>break;</text:p>
      <text:p text:style-name="Standard">case "60":alert("You always irritate your friends,this is your HOBBY!!!");</text:p>
      <text:p text:style-name="Standard">break;</text:p>
      <text:p text:style-name="Standard">case "61":alert("You surprise others with your nasty things and behaviour!!!");</text:p>
      <text:p text:style-name="Standard">break;</text:p>
      <text:p text:style-name="Standard">case "62":alert("Your always try to sitting alone and enjoying your own company!!!");</text:p>
      <text:p text:style-name="Standard">break;</text:p>
      <text:p text:style-name="Standard">case "63":alert("Your Brain was very sharp,easily findout anything!!!");</text:p>
      <text:p text:style-name="Standard">break;</text:p>
      <text:p text:style-name="Standard">case "64":alert("You talking very nicely and easily attract others!!!");</text:p>
      <text:p text:style-name="Standard">break;</text:p>
      <text:p text:style-name="Standard">case "65":alert("You're sweet looking and every one easily attracted to you!!!");</text:p>
      <text:p text:style-name="Standard">break;</text:p>
      <text:p text:style-name="Standard">case "66":alert("You're best friend for most of the members!!!");</text:p>
      <text:p text:style-name="Standard">break;</text:p>
      <text:p text:style-name="Standard">case "67":alert("You're ego less and selfishless person!!!");</text:p>
      <text:p text:style-name="Standard">break;</text:p>
      <text:p text:style-name="Standard">case "68":alert("You're very shy person and talking with eyes only!!!");</text:p>
      <text:p text:style-name="Standard">break;</text:p>
      <text:p text:style-name="Standard">case "69":alert("Easily change your current mood,sometimes ANGRY and sometimes COOL!!!");</text:p>
      <text:p text:style-name="Standard">break;</text:p>
      <text:p text:style-name="Standard">case "70":alert("FASHIONATE and show in front of others!!!");</text:p>
      <text:p text:style-name="Standard">break;</text:p>
      <text:p text:style-name="Standard">case "71":alert("Easily trust everyone and sometimes oss yourself!!!");</text:p>
      <text:p text:style-name="Standard">break;</text:p>
      <text:p text:style-name="Standard">case "72":alert("You have a OVER-CONFIDENCE try to reduce it!!!");</text:p>
      <text:p text:style-name="Standard">break;</text:p>
      <text:p text:style-name="Standard">case "73":alert("You have creative MIND,but no proper use it!!! ");</text:p>
      <text:p text:style-name="Standard">break;</text:p>
      <text:p text:style-name="Standard">case "74":alert("Your EXPERT in mixing PULIHORA!!!");</text:p>
      <text:p text:style-name="Standard">break;</text:p>
      <text:p text:style-name="Standard"><text:soft-page-break/>case "75":alert("Your a Brand-Ambasidor for SILENT KILLER's!!!");</text:p>
      <text:p text:style-name="Standard">break;</text:p>
      <text:p text:style-name="Standard">case "76":alert("you're very intrested in knowing the others!!!");</text:p>
      <text:p text:style-name="Standard">break;</text:p>
      <text:p text:style-name="Standard">case "77":alert("You feel I know everything but actually won't it!!!");</text:p>
      <text:p text:style-name="Standard">break;</text:p>
      <text:p text:style-name="Standard">case "78":alert("You struggle alot to reach this position");</text:p>
      <text:p text:style-name="Standard">break;</text:p>
      <text:p text:style-name="Standard">case "79":alert("You have good capacity for DRINKING!!!");</text:p>
      <text:p text:style-name="Standard">break;</text:p>
      <text:p text:style-name="Standard">case "80":alert("You're very emotional nature!!!");</text:p>
      <text:p text:style-name="Standard">break;</text:p>
      <text:p text:style-name="Standard">case "81":alert("You fear alot.Even small things you get fear!!!");</text:p>
      <text:p text:style-name="Standard">break;</text:p>
      <text:p text:style-name="Standard">case "82":alert("You doesn't listen anyone and do in your own way!!!");</text:p>
      <text:p text:style-name="Standard">break;</text:p>
      <text:p text:style-name="Standard">case "83":alert("Your talk in straight forwordly");</text:p>
      <text:p text:style-name="Standard">break;</text:p>
      <text:p text:style-name="Standard">case "84":alert("Your living as you like and enjoying everyday!!!");</text:p>
      <text:p text:style-name="Standard">break;</text:p>
      <text:p text:style-name="Standard">case "85":alert("You're good person and maintain good personality!!!");</text:p>
      <text:p text:style-name="Standard">break;</text:p>
      <text:p text:style-name="Standard">case "86":alert("Your very good kind hearte person!!!");</text:p>
      <text:p text:style-name="Standard">break;</text:p>
      <text:p text:style-name="Standard">case "87":alert("Your best dancer and singer inside!!!");</text:p>
      <text:p text:style-name="Standard">break;</text:p>
      <text:p text:style-name="Standard">case "88":alert("Your very responsible and caring person!!!");</text:p>
      <text:p text:style-name="Standard">break;</text:p>
      <text:p text:style-name="Standard">case "89":alert("You take any risk for you want and desired!!!");</text:p>
      <text:p text:style-name="Standard">break;</text:p>
      <text:p text:style-name="Standard">case "90":alert("Your very peacefull and emotionally strong person!!!");</text:p>
      <text:p text:style-name="Standard"><text:soft-page-break/>break;</text:p>
      <text:p text:style-name="Standard">case "91":alert("You're most caring person and liked by all others!!! ");</text:p>
      <text:p text:style-name="Standard">break;</text:p>
      <text:p text:style-name="Standard">case "92":alert("You talking very nicely and easily attract others!!!");</text:p>
      <text:p text:style-name="Standard">break;</text:p>
      <text:p text:style-name="Standard">case "93":alert("You're sweet looking and every one easily attracted to you!!!");</text:p>
      <text:p text:style-name="Standard">break;</text:p>
      <text:p text:style-name="Standard">case "94":alert("Your a Brand-Ambasidor for SILENT KILLER's!!!");</text:p>
      <text:p text:style-name="Standard">break;</text:p>
      <text:p text:style-name="Standard">case "95":alert("you're impress others with your WORDS and BEHAVIOUR!!!");</text:p>
      <text:p text:style-name="Standard">break;</text:p>
      <text:p text:style-name="Standard">case "96":alert("You compliment others and encourange them to do!!!");</text:p>
      <text:p text:style-name="Standard">break;</text:p>
      <text:p text:style-name="Standard">case "97":alert("You're have POLITE behaviour and give respect others!!! ");</text:p>
      <text:p text:style-name="Standard">break;</text:p>
      <text:p text:style-name="Standard">case "98":alert("Your very ego full person crying on others!!!");</text:p>
      <text:p text:style-name="Standard">break;</text:p>
      <text:p text:style-name="Standard">case "99":alert("You think I know everything but actually won't it!!!");</text:p>
      <text:p text:style-name="Standard">break;</text:p>
      <text:p text:style-name="Standard">case "100":alert("You struggle alot to reach this position");</text:p>
      <text:p text:style-name="Standard">break;</text:p>
      <text:p text:style-name="Standard">default:alert("Please Enter Your current Age"); </text:p>
      <text:p text:style-name="Standard">}</text:p>
      <text:p text:style-name="Standard">}</text:p>
      <text:p text:style-name="Standard">else if(b=='o'||b=='O')</text:p>
      <text:p text:style-name="Standard">{</text:p>
      <text:p text:style-name="Standard">switch(n)</text:p>
      <text:p text:style-name="Standard">{</text:p>
      <text:p text:style-name="Standard">case "1":alert("Easily change your current mood,sometimes ANGRY and sometimes COOL!!!");</text:p>
      <text:p text:style-name="Standard">break;</text:p>
      <text:p text:style-name="Standard">case "2":alert("FASHIONATE and show in front of others!!!");</text:p>
      <text:p text:style-name="Standard"><text:soft-page-break/>break;</text:p>
      <text:p text:style-name="Standard">case "3":alert("Easily trust everyone and sometimes oss yourself!!!");</text:p>
      <text:p text:style-name="Standard">break;</text:p>
      <text:p text:style-name="Standard">case "4":alert("You have a OVER-CONFIDENCE try to reduce it!!!");</text:p>
      <text:p text:style-name="Standard">break;</text:p>
      <text:p text:style-name="Standard">case "5":alert("You have creative MIND,but no proper use it!!! ");</text:p>
      <text:p text:style-name="Standard">break;</text:p>
      <text:p text:style-name="Standard">case "6":alert("Your EXPERT in mixing PULIHORA!!!");</text:p>
      <text:p text:style-name="Standard">break;</text:p>
      <text:p text:style-name="Standard">case "7":alert("Your a Brand-Ambasidor for SILENT KILLER's!!!");</text:p>
      <text:p text:style-name="Standard">break;</text:p>
      <text:p text:style-name="Standard">case "8":alert("you're very intrested in knowing the others!!!");</text:p>
      <text:p text:style-name="Standard">break;</text:p>
      <text:p text:style-name="Standard">case "9":alert("You feel I know everything but actually won't it!!!");</text:p>
      <text:p text:style-name="Standard">break;</text:p>
      <text:p text:style-name="Standard">case "10":alert("You struggle alot to reach this position");</text:p>
      <text:p text:style-name="Standard">break;</text:p>
      <text:p text:style-name="Standard">case "11":alert("You have good capacity for DRINKING!!!");</text:p>
      <text:p text:style-name="Standard">break;</text:p>
      <text:p text:style-name="Standard">case "12":alert("You're very emotional nature!!!");</text:p>
      <text:p text:style-name="Standard">break;</text:p>
      <text:p text:style-name="Standard">case "13":alert("You fear alot.Even small things you get fear!!!");</text:p>
      <text:p text:style-name="Standard">break;</text:p>
      <text:p text:style-name="Standard">case "14":alert("You doesn't listen anyone and do in your own way!!!");</text:p>
      <text:p text:style-name="Standard">break;</text:p>
      <text:p text:style-name="Standard">case "15":alert("Your talk in straight forwordly");</text:p>
      <text:p text:style-name="Standard">break;</text:p>
      <text:p text:style-name="Standard">case "16":alert("Your living as you like and enjoying everyday!!!");</text:p>
      <text:p text:style-name="Standard">break;</text:p>
      <text:p text:style-name="Standard">case "17":alert("You're good person and maintain good personality!!!");</text:p>
      <text:p text:style-name="Standard">break;</text:p>
      <text:p text:style-name="Standard"><text:soft-page-break/>case "18":alert("Your very good kind hearte person!!!");</text:p>
      <text:p text:style-name="Standard">break;</text:p>
      <text:p text:style-name="Standard">case "19":alert("Your best dancer and singer inside!!!");</text:p>
      <text:p text:style-name="Standard">break;</text:p>
      <text:p text:style-name="Standard">case "20":alert("Your very responsible and caring person!!!");</text:p>
      <text:p text:style-name="Standard">break;</text:p>
      <text:p text:style-name="Standard">case "21":alert("You take any risk for you want and desired!!!");</text:p>
      <text:p text:style-name="Standard">break;</text:p>
      <text:p text:style-name="Standard">case "22":alert("Your very peacefull and emotionally strong person!!!");</text:p>
      <text:p text:style-name="Standard">break;</text:p>
      <text:p text:style-name="Standard">case "23":alert("You're most caring person and liked by all others!!! ");</text:p>
      <text:p text:style-name="Standard">break;</text:p>
      <text:p text:style-name="Standard">case "24":alert("You talking very nicely and easily attract others!!!");</text:p>
      <text:p text:style-name="Standard">break;</text:p>
      <text:p text:style-name="Standard">case "25":alert("You're sweet looking and every one easily attracted to you!!!");</text:p>
      <text:p text:style-name="Standard">break;</text:p>
      <text:p text:style-name="Standard">case "26":alert("Your a Brand-Ambasidor for SILENT KILLER's!!!");</text:p>
      <text:p text:style-name="Standard">break;</text:p>
      <text:p text:style-name="Standard">case "27":alert("you're impress others with your WORDS and BEHAVIOUR!!!");</text:p>
      <text:p text:style-name="Standard">break;</text:p>
      <text:p text:style-name="Standard">case "28":alert("You compliment others and encourange them to do!!!");</text:p>
      <text:p text:style-name="Standard">break;</text:p>
      <text:p text:style-name="Standard">case "29":alert("You're have POLITE behaviour and give respect others!!! ");</text:p>
      <text:p text:style-name="Standard">break;</text:p>
      <text:p text:style-name="Standard">case "30":alert("Your very ego full person crying on others!!!");</text:p>
      <text:p text:style-name="Standard">break;</text:p>
      <text:p text:style-name="Standard">case "31":alert("You think I know everything but actually won't it!!!");</text:p>
      <text:p text:style-name="Standard">break;</text:p>
      <text:p text:style-name="Standard">case "32":alert("You struggle alot to reach this position");</text:p>
      <text:p text:style-name="Standard">break;</text:p>
      <text:p text:style-name="Standard">case "33":alert("You have good capacity for DRINKING!!!");</text:p>
      <text:p text:style-name="Standard"><text:soft-page-break/>break;</text:p>
      <text:p text:style-name="Standard">case "34":alert("You're very emotional nature!!!");</text:p>
      <text:p text:style-name="Standard">break;</text:p>
      <text:p text:style-name="Standard">case "35":alert("You're Strong <text:s/>minded and face the situations with a SMILE!!!");</text:p>
      <text:p text:style-name="Standard">break;</text:p>
      <text:p text:style-name="Standard">case "36":alert("You never compromise and try to get anything favour to you!!!");</text:p>
      <text:p text:style-name="Standard">break;</text:p>
      <text:p text:style-name="Standard">case "37":alert("You think I know everything but actually won't it!!!");</text:p>
      <text:p text:style-name="Standard">break;</text:p>
      <text:p text:style-name="Standard">case "38":alert("You talking very nicely and easily attract others!!!");</text:p>
      <text:p text:style-name="Standard">break;</text:p>
      <text:p text:style-name="Standard">case "39":alert("Your feel shy infront of others to express your FEELINGS!!!");</text:p>
      <text:p text:style-name="Standard">break;</text:p>
      <text:p text:style-name="Standard">case "40":alert("You're often failed to impress others!!!");</text:p>
      <text:p text:style-name="Standard">break;</text:p>
      <text:p text:style-name="Standard">case "41":alert("You're likely ALONE and not ready to share your feelings!!!");</text:p>
      <text:p text:style-name="Standard">break;</text:p>
      <text:p text:style-name="Standard">case "42":alert("You're not intrested to stay alone and always search for others!!!");</text:p>
      <text:p text:style-name="Standard">break;</text:p>
      <text:p text:style-name="Standard">case "43":alert("You're not thinking about others, done whatever you want!!!");</text:p>
      <text:p text:style-name="Standard">break;</text:p>
      <text:p text:style-name="Standard">case "44":alert("NO one use mobile like as you used and operate it!!!");</text:p>
      <text:p text:style-name="Standard">break;</text:p>
      <text:p text:style-name="Standard">case "45":alert("You LOVE someone and MARRY someone!!!");</text:p>
      <text:p text:style-name="Standard">break;</text:p>
      <text:p text:style-name="Standard">case "46":alert("You're a great ACTOR. You plays different roles better than others!!!");</text:p>
      <text:p text:style-name="Standard">break;</text:p>
      <text:p text:style-name="Standard">case "47":alert("You dont digest others ACHIEVEMENT and others SUCCESSES!!! ");</text:p>
      <text:p text:style-name="Standard">break;</text:p>
      <text:p text:style-name="Standard">case "48":alert("You have PSYCHO behaviour and easily changes your current mood!!!");</text:p>
      <text:p text:style-name="Standard">break;</text:p>
      <text:p text:style-name="Standard"><text:soft-page-break/>case "49":alert("Your like to enjoy othrs HAPPINESS!!!");</text:p>
      <text:p text:style-name="Standard">break;</text:p>
      <text:p text:style-name="Standard">case "50":alert("You have a plenty of NEGATIVE thoughts.Avoid those for your success!!! ");</text:p>
      <text:p text:style-name="Standard">break;</text:p>
      <text:p text:style-name="Standard">case "51":alert("Your HONEST in relationships but,that will loss the relationships!!!");</text:p>
      <text:p text:style-name="Standard">break; </text:p>
      <text:p text:style-name="Standard">case "52":alert("You are very serious on others who are dis-like you!!!");</text:p>
      <text:p text:style-name="Standard">break;</text:p>
      <text:p text:style-name="Standard">case "53":alert("You are a NATURE Lover and try to enjoy the Nature everyday!!!");</text:p>
      <text:p text:style-name="Standard">break;</text:p>
      <text:p text:style-name="Standard">case "54":alert("You are often not get which was you WANT!!! ");</text:p>
      <text:p text:style-name="Standard">break;</text:p>
      <text:p text:style-name="Standard">case "55":alert("Your easily excited for small things!!!");</text:p>
      <text:p text:style-name="Standard">break;</text:p>
      <text:p text:style-name="Standard">case "56":alert("you are like to stay in simple and traditional!!!");</text:p>
      <text:p text:style-name="Standard">break;</text:p>
      <text:p text:style-name="Standard">case "57":alert("You are eagerly waiting for your's Turn and Time to revenge or enjoying!!!");</text:p>
      <text:p text:style-name="Standard">break;</text:p>
      <text:p text:style-name="Standard">case "58":alert("Your very alcoholic,you addicted to that!!!");</text:p>
      <text:p text:style-name="Standard">break;</text:p>
      <text:p text:style-name="Standard">case "59":alert("You have a lot of confidence on YOU and done work properly!!!");</text:p>
      <text:p text:style-name="Standard">break;</text:p>
      <text:p text:style-name="Standard">case "60":alert("You are argueing for small things and like stay Dominent!!! ");</text:p>
      <text:p text:style-name="Standard">break;</text:p>
      <text:p text:style-name="Standard">case "61":alert("You have have different TALENT,some hardwork is needed to IGNITE it!!!");</text:p>
      <text:p text:style-name="Standard">break;</text:p>
      <text:p text:style-name="Standard">case "62":alert("Hardworking nature but,not get proper output!!!");</text:p>
      <text:p text:style-name="Standard">break;</text:p>
      <text:p text:style-name="Standard">case "63":alert("Work is your's but result is OTHERS!!!");</text:p>
      <text:p text:style-name="Standard">break;</text:p>
      <text:p text:style-name="Standard">case "64":alert("Your a kind hearted person with some SHYNESS!!!");</text:p>
      <text:p text:style-name="Standard"><text:soft-page-break/>break;</text:p>
      <text:p text:style-name="Standard">case "65":alert("You're a ANGRY person,try to control it for your best FUTURE!!!");</text:p>
      <text:p text:style-name="Standard">break;</text:p>
      <text:p text:style-name="Standard">case "66":alert("Your a Brand-Ambasidor for SILENT KILLER's!!!");</text:p>
      <text:p text:style-name="Standard">break;</text:p>
      <text:p text:style-name="Standard">case "67":alert("Open heart,share everything with others!!!");</text:p>
      <text:p text:style-name="Standard">break;</text:p>
      <text:p text:style-name="Standard">case "68":alert("You don't care about MONEY spent alot it!!!");</text:p>
      <text:p text:style-name="Standard">break;</text:p>
      <text:p text:style-name="Standard">case "69":alert("you're impress others with your WORDS and BEHAVIOUR!!!");</text:p>
      <text:p text:style-name="Standard">break;</text:p>
      <text:p text:style-name="Standard">case "70":alert("You struggle alot to reach this position");</text:p>
      <text:p text:style-name="Standard">break;</text:p>
      <text:p text:style-name="Standard">case "71":alert("Easily trust everyone and sometimes oss yourself!!!");</text:p>
      <text:p text:style-name="Standard">break;</text:p>
      <text:p text:style-name="Standard">case "72":alert("You have a OVER-CONFIDENCE try to reduce it!!!");</text:p>
      <text:p text:style-name="Standard">break;</text:p>
      <text:p text:style-name="Standard">case "73":alert("You have creative MIND,but no proper use it!!! ");</text:p>
      <text:p text:style-name="Standard">break;</text:p>
      <text:p text:style-name="Standard">case "74":alert("Your EXPERT in mixing PULIHORA!!!");</text:p>
      <text:p text:style-name="Standard">break;</text:p>
      <text:p text:style-name="Standard">case "75":alert("Your a Brand-Ambasidor for SILENT KILLER's!!!");</text:p>
      <text:p text:style-name="Standard">break;</text:p>
      <text:p text:style-name="Standard">case "76":alert("you're very intrested in knowing the others!!!");</text:p>
      <text:p text:style-name="Standard">break;</text:p>
      <text:p text:style-name="Standard">case "77":alert("You feel I know everything but actually won't it!!!");</text:p>
      <text:p text:style-name="Standard">break;</text:p>
      <text:p text:style-name="Standard">case "78":alert("You struggle alot to reach this position");</text:p>
      <text:p text:style-name="Standard">break;</text:p>
      <text:p text:style-name="Standard">case "79":alert("You have good capacity for DRINKING!!!");</text:p>
      <text:p text:style-name="Standard">break;</text:p>
      <text:p text:style-name="Standard"><text:soft-page-break/>case "80":alert("You're very emotional nature!!!");</text:p>
      <text:p text:style-name="Standard">break;</text:p>
      <text:p text:style-name="Standard">case "81":alert("You fear alot.Even small things you get fear!!!");</text:p>
      <text:p text:style-name="Standard">break;</text:p>
      <text:p text:style-name="Standard">case "82":alert("You doesn't listen anyone and do in your own way!!!");</text:p>
      <text:p text:style-name="Standard">break;</text:p>
      <text:p text:style-name="Standard">case "83":alert("Your talk in straight forwordly");</text:p>
      <text:p text:style-name="Standard">break;</text:p>
      <text:p text:style-name="Standard">case "84":alert("Your living as you like and enjoying everyday!!!");</text:p>
      <text:p text:style-name="Standard">break;</text:p>
      <text:p text:style-name="Standard">case "85":alert("You're good person and maintain good personality!!!");</text:p>
      <text:p text:style-name="Standard">break;</text:p>
      <text:p text:style-name="Standard">case "86":alert("Your very good kind hearte person!!!");</text:p>
      <text:p text:style-name="Standard">break;</text:p>
      <text:p text:style-name="Standard">case "87":alert("Your best dancer and singer inside!!!");</text:p>
      <text:p text:style-name="Standard">break;</text:p>
      <text:p text:style-name="Standard">case "88":alert("Your very responsible and caring person!!!");</text:p>
      <text:p text:style-name="Standard">break;</text:p>
      <text:p text:style-name="Standard">case "89":alert("You take any risk for you want and desired!!!");</text:p>
      <text:p text:style-name="Standard">break;</text:p>
      <text:p text:style-name="Standard">case "90":alert("Your very peacefull and emotionally strong person!!!");</text:p>
      <text:p text:style-name="Standard">break;</text:p>
      <text:p text:style-name="Standard">case "91":alert("You're most caring person and liked by all others!!! ");</text:p>
      <text:p text:style-name="Standard">break;</text:p>
      <text:p text:style-name="Standard">case "92":alert("You talking very nicely and easily attract others!!!");</text:p>
      <text:p text:style-name="Standard">break;</text:p>
      <text:p text:style-name="Standard">case "93":alert("You're sweet looking and every one easily attracted to you!!!");</text:p>
      <text:p text:style-name="Standard">break;</text:p>
      <text:p text:style-name="Standard">case "94":alert("Your a Brand-Ambasidor for SILENT KILLER's!!!");</text:p>
      <text:p text:style-name="Standard">break;</text:p>
      <text:p text:style-name="Standard">case "95":alert("you're impress others with your WORDS and BEHAVIOUR!!!");</text:p>
      <text:p text:style-name="Standard"><text:soft-page-break/>break;</text:p>
      <text:p text:style-name="Standard">case "96":alert("You compliment others and encourange them to do!!!");</text:p>
      <text:p text:style-name="Standard">break;</text:p>
      <text:p text:style-name="Standard">case "97":alert("You're have POLITE behaviour and give respect others!!! ");</text:p>
      <text:p text:style-name="Standard">break;</text:p>
      <text:p text:style-name="Standard">case "98":alert("Your very ego full person crying on others!!!");</text:p>
      <text:p text:style-name="Standard">break;</text:p>
      <text:p text:style-name="Standard">case "99":alert("You think I know everything but actually won't it!!!");</text:p>
      <text:p text:style-name="Standard">break;</text:p>
      <text:p text:style-name="Standard">case "100":alert("You struggle alot to reach this position");</text:p>
      <text:p text:style-name="Standard">break;</text:p>
      <text:p text:style-name="Standard">default:alert("Please Enter Your current Age"); </text:p>
      <text:p text:style-name="Standard">}</text:p>
      <text:p text:style-name="Standard">}</text:p>
      <text:p text:style-name="Standard">else if(b=='u'||b=='U')</text:p>
      <text:p text:style-name="Standard">{</text:p>
      <text:p text:style-name="Standard">switch(n)</text:p>
      <text:p text:style-name="Standard">{</text:p>
      <text:p text:style-name="Standard">case "1":alert("You're good person and maintain good personality!!!");</text:p>
      <text:p text:style-name="Standard">break;</text:p>
      <text:p text:style-name="Standard">case "2":alert("Your very good kind hearte person!!!");</text:p>
      <text:p text:style-name="Standard">break;</text:p>
      <text:p text:style-name="Standard">case "3":alert("Your best dancer and singer inside!!!");</text:p>
      <text:p text:style-name="Standard">break;</text:p>
      <text:p text:style-name="Standard">case "4":alert("Your very responsible and caring person!!!");</text:p>
      <text:p text:style-name="Standard">break;</text:p>
      <text:p text:style-name="Standard">case "5":alert("You take any risk for you want and desired!!!");</text:p>
      <text:p text:style-name="Standard">break;</text:p>
      <text:p text:style-name="Standard">case "6":alert("Your very peacefull and emotionally strong person!!!");</text:p>
      <text:p text:style-name="Standard">break;</text:p>
      <text:p text:style-name="Standard">case "7":alert("You're most caring person and liked by all others!!! ");</text:p>
      <text:p text:style-name="Standard"><text:soft-page-break/>break;</text:p>
      <text:p text:style-name="Standard">case "8":alert("You talking very nicely and easily attract others!!!");</text:p>
      <text:p text:style-name="Standard">break;</text:p>
      <text:p text:style-name="Standard">case "9":alert("You're sweet looking and every one easily attracted to you!!!");</text:p>
      <text:p text:style-name="Standard">break;</text:p>
      <text:p text:style-name="Standard">case "10":alert("Your a Brand-Ambasidor for SILENT KILLER's!!!");</text:p>
      <text:p text:style-name="Standard">break;</text:p>
      <text:p text:style-name="Standard">case "11":alert("you're impress others with your WORDS and BEHAVIOUR!!!");</text:p>
      <text:p text:style-name="Standard">break;</text:p>
      <text:p text:style-name="Standard">case "12":alert("You compliment others and encourange them to do!!!");</text:p>
      <text:p text:style-name="Standard">break;</text:p>
      <text:p text:style-name="Standard">case "13":alert("You're have POLITE behaviour and give respect others!!! ");</text:p>
      <text:p text:style-name="Standard">break;</text:p>
      <text:p text:style-name="Standard">case "14":alert("Your very ego full person crying on others!!!");</text:p>
      <text:p text:style-name="Standard">break;</text:p>
      <text:p text:style-name="Standard">case "15":alert("You think I know everything but actually won't it!!!");</text:p>
      <text:p text:style-name="Standard">break;</text:p>
      <text:p text:style-name="Standard">case "16":alert("You struggle alot to reach this position");</text:p>
      <text:p text:style-name="Standard">break;</text:p>
      <text:p text:style-name="Standard">case "17":alert("Your HONEST in relationships but,that will loss the relationships!!!");</text:p>
      <text:p text:style-name="Standard">break; </text:p>
      <text:p text:style-name="Standard">case "18":alert("You are very serious on others who are dis-like you!!!");</text:p>
      <text:p text:style-name="Standard">break;</text:p>
      <text:p text:style-name="Standard">case "19":alert("You are a NATURE Lover and try to enjoy the Nature everyday!!!");</text:p>
      <text:p text:style-name="Standard">break;</text:p>
      <text:p text:style-name="Standard">case "20":alert("You are often not get which was you WANT!!! ");</text:p>
      <text:p text:style-name="Standard">break;</text:p>
      <text:p text:style-name="Standard">case "21":alert("Your easily excited for small things!!!");</text:p>
      <text:p text:style-name="Standard">break;</text:p>
      <text:p text:style-name="Standard">case "22":alert("you are like to stay in simple and traditional!!!");</text:p>
      <text:p text:style-name="Standard">break;</text:p>
      <text:p text:style-name="Standard"><text:soft-page-break/>case "23":alert("You are eagerly waiting for your's Turn and Time to revenge or enjoying!!!");</text:p>
      <text:p text:style-name="Standard">break;</text:p>
      <text:p text:style-name="Standard">case "24":alert("Your very alcoholic,you addicted to that!!!");</text:p>
      <text:p text:style-name="Standard">break;</text:p>
      <text:p text:style-name="Standard">case "25":alert("You have a lot of confidence on YOU and done work properly!!!");</text:p>
      <text:p text:style-name="Standard">break;</text:p>
      <text:p text:style-name="Standard">case "26":alert("You are argueing for small things and like stay Dominent!!! ");</text:p>
      <text:p text:style-name="Standard">break;</text:p>
      <text:p text:style-name="Standard">case "27":alert("You have have different TALENT,some hardwork is needed to IGNITE it!!!");</text:p>
      <text:p text:style-name="Standard">break;</text:p>
      <text:p text:style-name="Standard">case "28":alert("Hardworking nature but,not get proper output!!!");</text:p>
      <text:p text:style-name="Standard">break;</text:p>
      <text:p text:style-name="Standard">case "29":alert("Work is your's but result is OTHERS!!!");</text:p>
      <text:p text:style-name="Standard">break;</text:p>
      <text:p text:style-name="Standard">case "30":alert("Your a kind hearted person with some SHYNESS!!!");</text:p>
      <text:p text:style-name="Standard">break;</text:p>
      <text:p text:style-name="Standard">case "31":alert("You're a ANGRY person,try to control it for your best FUTURE!!!");</text:p>
      <text:p text:style-name="Standard">break;</text:p>
      <text:p text:style-name="Standard">case "32":alert("Your a Brand-Ambasidor for SILENT KILLER's!!!");</text:p>
      <text:p text:style-name="Standard">break;</text:p>
      <text:p text:style-name="Standard">case "33":alert("Open heart,share everything with others!!!");</text:p>
      <text:p text:style-name="Standard">break;</text:p>
      <text:p text:style-name="Standard">case "34":alert("You don't care about MONEY spent alot it!!!");</text:p>
      <text:p text:style-name="Standard">break;</text:p>
      <text:p text:style-name="Standard">case "35":alert("you're impress others with your WORDS and BEHAVIOUR!!!");</text:p>
      <text:p text:style-name="Standard">break;</text:p>
      <text:p text:style-name="Standard">case "36":alert("You struggle alot to reach this position");</text:p>
      <text:p text:style-name="Standard">break;</text:p>
      <text:p text:style-name="Standard">case "37":alert("Easily trust everyone and sometimes oss yourself!!!");</text:p>
      <text:p text:style-name="Standard">break;</text:p>
      <text:p text:style-name="Standard">case "38":alert("Easily change your current mood,sometimes ANGRY and sometimes COOL!!!");</text:p>
      <text:p text:style-name="Standard"><text:soft-page-break/>break;</text:p>
      <text:p text:style-name="Standard">case "39":alert("FASHIONATE and show in front of others!!!");</text:p>
      <text:p text:style-name="Standard">break;</text:p>
      <text:p text:style-name="Standard">case "40":alert("Easily trust everyone and sometimes oss yourself!!!");</text:p>
      <text:p text:style-name="Standard">break;</text:p>
      <text:p text:style-name="Standard">case "41":alert("You have a OVER-CONFIDENCE try to reduce it!!!");</text:p>
      <text:p text:style-name="Standard">break;</text:p>
      <text:p text:style-name="Standard">case "42":alert("You have creative MIND,but no proper use it!!! ");</text:p>
      <text:p text:style-name="Standard">break;</text:p>
      <text:p text:style-name="Standard">case "43":alert("Your EXPERT in mixing PULIHORA!!!");</text:p>
      <text:p text:style-name="Standard">break;</text:p>
      <text:p text:style-name="Standard">case "44":alert("Your a Brand-Ambasidor for SILENT KILLER's!!!");</text:p>
      <text:p text:style-name="Standard">break;</text:p>
      <text:p text:style-name="Standard">case "45":alert("you're very intrested in knowing the others!!!");</text:p>
      <text:p text:style-name="Standard">break;</text:p>
      <text:p text:style-name="Standard">case "46":alert("You feel I know everything but actually won't it!!!");</text:p>
      <text:p text:style-name="Standard">break;</text:p>
      <text:p text:style-name="Standard">case "47":alert("You struggle alot to reach this position");</text:p>
      <text:p text:style-name="Standard">break;</text:p>
      <text:p text:style-name="Standard">case "48":alert("You have good capacity for DRINKING!!!");</text:p>
      <text:p text:style-name="Standard">break;</text:p>
      <text:p text:style-name="Standard">case "49":alert("You're very emotional nature!!!");</text:p>
      <text:p text:style-name="Standard">break;</text:p>
      <text:p text:style-name="Standard">case "50":alert("You fear alot.Even small things you get fear!!!");</text:p>
      <text:p text:style-name="Standard">break;</text:p>
      <text:p text:style-name="Standard">case "51":alert("You doesn't listen anyone and do in your own way!!!");</text:p>
      <text:p text:style-name="Standard">break;</text:p>
      <text:p text:style-name="Standard">case "52":alert("Your talk in straight forwordly");</text:p>
      <text:p text:style-name="Standard">break;</text:p>
      <text:p text:style-name="Standard">case "53":alert("Your living as you like and enjoying everyday!!!");</text:p>
      <text:p text:style-name="Standard">break;</text:p>
      <text:p text:style-name="Standard"><text:soft-page-break/>case "54":alert("You're good person and maintain good personality!!!");</text:p>
      <text:p text:style-name="Standard">break;</text:p>
      <text:p text:style-name="Standard">case "55":alert("Your very good kind hearte person!!!");</text:p>
      <text:p text:style-name="Standard">break;</text:p>
      <text:p text:style-name="Standard">case "56":alert("Your best dancer and singer inside!!!");</text:p>
      <text:p text:style-name="Standard">break;</text:p>
      <text:p text:style-name="Standard">case "57":alert("Your very responsible and caring person!!!");</text:p>
      <text:p text:style-name="Standard">break;</text:p>
      <text:p text:style-name="Standard">case "58":alert("You take any risk for you want and desired!!!");</text:p>
      <text:p text:style-name="Standard">break;</text:p>
      <text:p text:style-name="Standard">case "59":alert("Your very peacefull and emotionally strong person!!!");</text:p>
      <text:p text:style-name="Standard">break;</text:p>
      <text:p text:style-name="Standard">case "60":alert("You're most caring person and liked by all others!!! ");</text:p>
      <text:p text:style-name="Standard">break;</text:p>
      <text:p text:style-name="Standard">case "61":alert("You talking very nicely and easily attract others!!!");</text:p>
      <text:p text:style-name="Standard">break;</text:p>
      <text:p text:style-name="Standard">case "62":alert("You're sweet looking and every one easily attracted to you!!!");</text:p>
      <text:p text:style-name="Standard">break;</text:p>
      <text:p text:style-name="Standard">case "63":alert("Your a Brand-Ambasidor for SILENT KILLER's!!!");</text:p>
      <text:p text:style-name="Standard">break;</text:p>
      <text:p text:style-name="Standard">case "64":alert("you're impress others with your WORDS and BEHAVIOUR!!!");</text:p>
      <text:p text:style-name="Standard">break;</text:p>
      <text:p text:style-name="Standard">case "65":alert("You compliment others and encourange them to do!!!");</text:p>
      <text:p text:style-name="Standard">break;</text:p>
      <text:p text:style-name="Standard">case "66":alert("You're have POLITE behaviour and give respect others!!! ");</text:p>
      <text:p text:style-name="Standard">break;</text:p>
      <text:p text:style-name="Standard">case "67":alert("Your very ego full person crying on others!!!");</text:p>
      <text:p text:style-name="Standard">break;</text:p>
      <text:p text:style-name="Standard">case "68":alert("You think I know everything but actually won't it!!!");</text:p>
      <text:p text:style-name="Standard">break;</text:p>
      <text:p text:style-name="Standard">case "69":alert("You struggle alot to reach this position");</text:p>
      <text:p text:style-name="Standard"><text:soft-page-break/>break;</text:p>
      <text:p text:style-name="Standard">case "70":alert("You have good capacity for DRINKING!!!");</text:p>
      <text:p text:style-name="Standard">break;</text:p>
      <text:p text:style-name="Standard">case "71":alert("You're very emotional nature!!!");</text:p>
      <text:p text:style-name="Standard">break;</text:p>
      <text:p text:style-name="Standard">case "72":alert("You're Strong <text:s/>minded and face the situations with a SMILE!!!");</text:p>
      <text:p text:style-name="Standard">break;</text:p>
      <text:p text:style-name="Standard">case "73":alert("You never compromise and try to get anything favour to you!!!");</text:p>
      <text:p text:style-name="Standard">break;</text:p>
      <text:p text:style-name="Standard">case "74":alert("You think I know everything but actually won't it!!!");</text:p>
      <text:p text:style-name="Standard">break;</text:p>
      <text:p text:style-name="Standard">case "75":alert("You talking very nicely and easily attract others!!!");</text:p>
      <text:p text:style-name="Standard">break;</text:p>
      <text:p text:style-name="Standard">case "76":alert("Your feel shy infront of others to express your FEELINGS!!!");</text:p>
      <text:p text:style-name="Standard">break;</text:p>
      <text:p text:style-name="Standard">case "77":alert("You're often failed to impress others!!!");</text:p>
      <text:p text:style-name="Standard">break;</text:p>
      <text:p text:style-name="Standard">case "78":alert("You're likely ALONE and not ready to share your feelings!!!");</text:p>
      <text:p text:style-name="Standard">break;</text:p>
      <text:p text:style-name="Standard">case "79":alert("You're not intrested to stay alone and always search for others!!!");</text:p>
      <text:p text:style-name="Standard">break;</text:p>
      <text:p text:style-name="Standard">case "80":alert("You're not thinking about others, done whatever you want!!!");</text:p>
      <text:p text:style-name="Standard">break;</text:p>
      <text:p text:style-name="Standard">case "81":alert("NO one use mobile like as you used and operate it!!!");</text:p>
      <text:p text:style-name="Standard">break;</text:p>
      <text:p text:style-name="Standard">case "82":alert("You LOVE someone and MARRY someone!!!");</text:p>
      <text:p text:style-name="Standard">break;</text:p>
      <text:p text:style-name="Standard">case "83":alert("You're a great ACTOR. You plays different roles better than others!!!");</text:p>
      <text:p text:style-name="Standard">break;</text:p>
      <text:p text:style-name="Standard">case "84":alert("You dont digest others ACHIEVEMENT and others SUCCESSES!!! ");</text:p>
      <text:p text:style-name="Standard">break;</text:p>
      <text:p text:style-name="Standard"><text:soft-page-break/>case "85":alert("You have PSYCHO behaviour and easily changes your current mood!!!");</text:p>
      <text:p text:style-name="Standard">break;</text:p>
      <text:p text:style-name="Standard">case "86":alert("Your like to enjoy othrs HAPPINESS!!!");</text:p>
      <text:p text:style-name="Standard">break;</text:p>
      <text:p text:style-name="Standard">case "87":alert("You have a plenty of NEGATIVE thoughts.Avoid those for your success!!! ");</text:p>
      <text:p text:style-name="Standard">break;</text:p>
      <text:p text:style-name="Standard">case "88":alert("You have a OVER-CONFIDENCE try to reduce it!!!");</text:p>
      <text:p text:style-name="Standard">break;</text:p>
      <text:p text:style-name="Standard">case "89":alert("You have creative MIND,but no proper use it!!! ");</text:p>
      <text:p text:style-name="Standard">break;</text:p>
      <text:p text:style-name="Standard">case "90":alert("Your EXPERT in mixing PULIHORA!!!");</text:p>
      <text:p text:style-name="Standard">break;</text:p>
      <text:p text:style-name="Standard">case "91":alert("Your a Brand-Ambasidor for SILENT KILLER's!!!");</text:p>
      <text:p text:style-name="Standard">break;</text:p>
      <text:p text:style-name="Standard">case "92":alert("you're very intrested in knowing the others!!!");</text:p>
      <text:p text:style-name="Standard">break;</text:p>
      <text:p text:style-name="Standard">case "93":alert("You feel I know everything but actually won't it!!!");</text:p>
      <text:p text:style-name="Standard">break;</text:p>
      <text:p text:style-name="Standard">case "94":alert("You struggle alot to reach this position");</text:p>
      <text:p text:style-name="Standard">break;</text:p>
      <text:p text:style-name="Standard">case "95":alert("You have good capacity for DRINKING!!!");</text:p>
      <text:p text:style-name="Standard">break;</text:p>
      <text:p text:style-name="Standard">case "96":alert("You're very emotional nature!!!");</text:p>
      <text:p text:style-name="Standard">break;</text:p>
      <text:p text:style-name="Standard">case "97":alert("You fear alot.Even small things you get fear!!!");</text:p>
      <text:p text:style-name="Standard">break;</text:p>
      <text:p text:style-name="Standard">case "98":alert("You doesn't listen anyone and do in your own way!!!");</text:p>
      <text:p text:style-name="Standard">break;</text:p>
      <text:p text:style-name="Standard">case "99":alert("Your talk in straight forwordly");</text:p>
      <text:p text:style-name="Standard">break;</text:p>
      <text:p text:style-name="Standard">case "100":alert("Your living as you like and enjoying everyday!!!");</text:p>
      <text:p text:style-name="Standard"><text:soft-page-break/>break;</text:p>
      <text:p text:style-name="Standard">default:alert("Please Enter Your current Age"); </text:p>
      <text:p text:style-name="Standard">}</text:p>
      <text:p text:style-name="Standard">}</text:p>
      <text:p text:style-name="Standard">else</text:p>
      <text:p text:style-name="Standard">{</text:p>
      <text:p text:style-name="Standard">switch(n)</text:p>
      <text:p text:style-name="Standard">{</text:p>
      <text:p text:style-name="Standard">case "1":alert("you are like to stay in simple and traditional!!!");</text:p>
      <text:p text:style-name="Standard">break;</text:p>
      <text:p text:style-name="Standard">case "2":alert("You are eagerly waiting for your's Turn and Time to revenge or enjoying!!!");</text:p>
      <text:p text:style-name="Standard">break;</text:p>
      <text:p text:style-name="Standard">case "3":alert("Your very alcoholic,you addicted to that!!!");</text:p>
      <text:p text:style-name="Standard">break;</text:p>
      <text:p text:style-name="Standard">case "4":alert("You have a lot of confidence on YOU and done work properly!!!");</text:p>
      <text:p text:style-name="Standard">break;</text:p>
      <text:p text:style-name="Standard">case "5":alert("You are argueing for small things and like stay Dominent!!! ");</text:p>
      <text:p text:style-name="Standard">break;</text:p>
      <text:p text:style-name="Standard">case "6":alert("You have have different TALENT,some hardwork is needed to IGNITE it!!!");</text:p>
      <text:p text:style-name="Standard">break;</text:p>
      <text:p text:style-name="Standard">case "7":alert("Hardworking nature but,not get proper output!!!");</text:p>
      <text:p text:style-name="Standard">break;</text:p>
      <text:p text:style-name="Standard">case "8":alert("Work is your's but result is OTHERS!!!");</text:p>
      <text:p text:style-name="Standard">break;</text:p>
      <text:p text:style-name="Standard">case "9":alert("Your a kind hearted person with some SHYNESS!!!");</text:p>
      <text:p text:style-name="Standard">break;</text:p>
      <text:p text:style-name="Standard">case "10":alert("You're a ANGRY person,try to control it for your best FUTURE!!!");</text:p>
      <text:p text:style-name="Standard">break;</text:p>
      <text:p text:style-name="Standard">case "11":alert("Your a Brand-Ambasidor for SILENT KILLER's!!!");</text:p>
      <text:p text:style-name="Standard">break;</text:p>
      <text:p text:style-name="Standard">case "12":alert("Open heart,share everything with others!!!");</text:p>
      <text:p text:style-name="Standard"><text:soft-page-break/>break;</text:p>
      <text:p text:style-name="Standard">case "13":alert("You don't care about MONEY spent alot it!!!");</text:p>
      <text:p text:style-name="Standard">break;</text:p>
      <text:p text:style-name="Standard">case "14":alert("you're impress others with your WORDS and BEHAVIOUR!!!");</text:p>
      <text:p text:style-name="Standard">break;</text:p>
      <text:p text:style-name="Standard">case "15":alert("You struggle alot to reach this position");</text:p>
      <text:p text:style-name="Standard">break;</text:p>
      <text:p text:style-name="Standard">case "16":alert("Easily trust everyone and sometimes oss yourself!!!");</text:p>
      <text:p text:style-name="Standard">break;</text:p>
      <text:p text:style-name="Standard">case "17":alert("Easily change your current mood,sometimes ANGRY and sometimes COOL!!!");</text:p>
      <text:p text:style-name="Standard">break;</text:p>
      <text:p text:style-name="Standard">case "18":alert("FASHIONATE and show in front of others!!!");</text:p>
      <text:p text:style-name="Standard">break;</text:p>
      <text:p text:style-name="Standard">case "19":alert("Easily trust everyone and sometimes oss yourself!!!");</text:p>
      <text:p text:style-name="Standard">break;</text:p>
      <text:p text:style-name="Standard">case "20":alert("You have a OVER-CONFIDENCE try to reduce it!!!");</text:p>
      <text:p text:style-name="Standard">break;</text:p>
      <text:p text:style-name="Standard">case "21":alert("You have creative MIND,but no proper use it!!! ");</text:p>
      <text:p text:style-name="Standard">break;</text:p>
      <text:p text:style-name="Standard">case "22":alert("Your EXPERT in mixing PULIHORA!!!");</text:p>
      <text:p text:style-name="Standard">break;</text:p>
      <text:p text:style-name="Standard">case "23":alert("Your a Brand-Ambasidor for SILENT KILLER's!!!");</text:p>
      <text:p text:style-name="Standard">break;</text:p>
      <text:p text:style-name="Standard">case "24":alert("you're very intrested in knowing the others!!!");</text:p>
      <text:p text:style-name="Standard">break;</text:p>
      <text:p text:style-name="Standard">case "25":alert("You feel I know everything but actually won't it!!!");</text:p>
      <text:p text:style-name="Standard">break;</text:p>
      <text:p text:style-name="Standard">case "26":alert("You struggle alot to reach this position");</text:p>
      <text:p text:style-name="Standard">break;</text:p>
      <text:p text:style-name="Standard">case "27":alert("You have good capacity for DRINKING!!!");</text:p>
      <text:p text:style-name="Standard">break;</text:p>
      <text:p text:style-name="Standard"><text:soft-page-break/>case "28":alert("You're very emotional nature!!!");</text:p>
      <text:p text:style-name="Standard">break;</text:p>
      <text:p text:style-name="Standard">case "29":alert("You fear alot.Even small things you get fear!!!");</text:p>
      <text:p text:style-name="Standard">break;</text:p>
      <text:p text:style-name="Standard">case "30":alert("You doesn't listen anyone and do in your own way!!!");</text:p>
      <text:p text:style-name="Standard">break;</text:p>
      <text:p text:style-name="Standard">case "31":alert("Your talk in straight forwordly");</text:p>
      <text:p text:style-name="Standard">break;</text:p>
      <text:p text:style-name="Standard">case "32":alert("Your living as you like and enjoying everyday!!!");</text:p>
      <text:p text:style-name="Standard">break;</text:p>
      <text:p text:style-name="Standard">case "33":alert("You're good person and maintain good personality!!!");</text:p>
      <text:p text:style-name="Standard">break;</text:p>
      <text:p text:style-name="Standard">case "34":alert("Your very good kind hearte person!!!");</text:p>
      <text:p text:style-name="Standard">break;</text:p>
      <text:p text:style-name="Standard">case "35":alert("Your best dancer and singer inside!!!");</text:p>
      <text:p text:style-name="Standard">break;</text:p>
      <text:p text:style-name="Standard">case "36":alert("Your very responsible and caring person!!!");</text:p>
      <text:p text:style-name="Standard">break;</text:p>
      <text:p text:style-name="Standard">case "37":alert("You take any risk for you want and desired!!!");</text:p>
      <text:p text:style-name="Standard">break;</text:p>
      <text:p text:style-name="Standard">case "38":alert("Your very peacefull and emotionally strong person!!!");</text:p>
      <text:p text:style-name="Standard">break;</text:p>
      <text:p text:style-name="Standard">case "39":alert("You're most caring person and liked by all others!!! ");</text:p>
      <text:p text:style-name="Standard">break;</text:p>
      <text:p text:style-name="Standard">case "40":alert("You talking very nicely and easily attract others!!!");</text:p>
      <text:p text:style-name="Standard">break;</text:p>
      <text:p text:style-name="Standard">case "41":alert("You're sweet looking and every one easily attracted to you!!!");</text:p>
      <text:p text:style-name="Standard">break;</text:p>
      <text:p text:style-name="Standard">case "42":alert("Your a Brand-Ambasidor for SILENT KILLER's!!!");</text:p>
      <text:p text:style-name="Standard">break;</text:p>
      <text:p text:style-name="Standard">case "43":alert("you're impress others with your WORDS and BEHAVIOUR!!!");</text:p>
      <text:p text:style-name="Standard"><text:soft-page-break/>break;</text:p>
      <text:p text:style-name="Standard">case "44":alert("You compliment others and encourange them to do!!!");</text:p>
      <text:p text:style-name="Standard">break;</text:p>
      <text:p text:style-name="Standard">case "45":alert("You're have POLITE behaviour and give respect others!!! ");</text:p>
      <text:p text:style-name="Standard">break;</text:p>
      <text:p text:style-name="Standard">case "46":alert("Your very ego full person crying on others!!!");</text:p>
      <text:p text:style-name="Standard">break;</text:p>
      <text:p text:style-name="Standard">case "47":alert("You're good person and maintain good personality!!!");</text:p>
      <text:p text:style-name="Standard">break;</text:p>
      <text:p text:style-name="Standard">case "48":alert("Your very good kind hearte person!!!");</text:p>
      <text:p text:style-name="Standard">break;</text:p>
      <text:p text:style-name="Standard">case "49":alert("Your best dancer and singer inside!!!");</text:p>
      <text:p text:style-name="Standard">break;</text:p>
      <text:p text:style-name="Standard">case "50":alert("Your very responsible and caring person!!!");</text:p>
      <text:p text:style-name="Standard">break;</text:p>
      <text:p text:style-name="Standard">case "51":alert("You take any risk for you want and desired!!!");</text:p>
      <text:p text:style-name="Standard">break;</text:p>
      <text:p text:style-name="Standard">case "52":alert("Your very peacefull and emotionally strong person!!!");</text:p>
      <text:p text:style-name="Standard">break;</text:p>
      <text:p text:style-name="Standard">case "53":alert("You're most caring person and liked by all others!!! ");</text:p>
      <text:p text:style-name="Standard">break;</text:p>
      <text:p text:style-name="Standard">case "54":alert("You talking very nicely and easily attract others!!!");</text:p>
      <text:p text:style-name="Standard">break;</text:p>
      <text:p text:style-name="Standard">case "55":alert("You're sweet looking and every one easily attracted to you!!!");</text:p>
      <text:p text:style-name="Standard">break;</text:p>
      <text:p text:style-name="Standard">case "56":alert("Your a Brand-Ambasidor for SILENT KILLER's!!!");</text:p>
      <text:p text:style-name="Standard">break;</text:p>
      <text:p text:style-name="Standard">case "57":alert("you're impress others with your WORDS and BEHAVIOUR!!!");</text:p>
      <text:p text:style-name="Standard">break;</text:p>
      <text:p text:style-name="Standard">case "58":alert("You compliment others and encourange them to do!!!");</text:p>
      <text:p text:style-name="Standard">break;</text:p>
      <text:p text:style-name="Standard"><text:soft-page-break/>case "59":alert("You're have POLITE behaviour and give respect others!!! ");</text:p>
      <text:p text:style-name="Standard">break;</text:p>
      <text:p text:style-name="Standard">case "60":alert("Your very ego full person crying on others!!!");</text:p>
      <text:p text:style-name="Standard">break;</text:p>
      <text:p text:style-name="Standard">case "61":alert("You think I know everything but actually won't it!!!");</text:p>
      <text:p text:style-name="Standard">break;</text:p>
      <text:p text:style-name="Standard">case "62":alert("You struggle alot to reach this position");</text:p>
      <text:p text:style-name="Standard">break;</text:p>
      <text:p text:style-name="Standard">case "63":alert("Your HONEST in relationships but,that will loss the relationships!!!");</text:p>
      <text:p text:style-name="Standard">break; </text:p>
      <text:p text:style-name="Standard">case "64":alert("You are very serious on others who are dis-like you!!!");</text:p>
      <text:p text:style-name="Standard">break;</text:p>
      <text:p text:style-name="Standard">case "65":alert("You are a NATURE Lover and try to enjoy the Nature everyday!!!");</text:p>
      <text:p text:style-name="Standard">break;</text:p>
      <text:p text:style-name="Standard">case "66":alert("You are often not get which was you WANT!!! ");</text:p>
      <text:p text:style-name="Standard">break;</text:p>
      <text:p text:style-name="Standard">case "67":alert("Your easily excited for small things!!!");</text:p>
      <text:p text:style-name="Standard">break;</text:p>
      <text:p text:style-name="Standard">case "68":alert("You think I know everything but actually won't it!!!");</text:p>
      <text:p text:style-name="Standard">break;</text:p>
      <text:p text:style-name="Standard">case "69":alert("You struggle alot to reach this position");</text:p>
      <text:p text:style-name="Standard">break;</text:p>
      <text:p text:style-name="Standard">case "70":alert("You have good capacity for DRINKING!!!");</text:p>
      <text:p text:style-name="Standard">break;</text:p>
      <text:p text:style-name="Standard">case "71":alert("You're very emotional nature!!!");</text:p>
      <text:p text:style-name="Standard">break;</text:p>
      <text:p text:style-name="Standard">case "72":alert("You're Strong <text:s/>minded and face the situations with a SMILE!!!");</text:p>
      <text:p text:style-name="Standard">break;</text:p>
      <text:p text:style-name="Standard">case "73":alert("You never compromise and try to get anything favour to you!!!");</text:p>
      <text:p text:style-name="Standard">break;</text:p>
      <text:p text:style-name="Standard">case "74":alert("You think I know everything but actually won't it!!!");</text:p>
      <text:p text:style-name="Standard"><text:soft-page-break/>break;</text:p>
      <text:p text:style-name="Standard">case "75":alert("You talking very nicely and easily attract others!!!");</text:p>
      <text:p text:style-name="Standard">break;</text:p>
      <text:p text:style-name="Standard">case "76":alert("Your feel shy infront of others to express your FEELINGS!!!");</text:p>
      <text:p text:style-name="Standard">break;</text:p>
      <text:p text:style-name="Standard">case "77":alert("You're often failed to impress others!!!");</text:p>
      <text:p text:style-name="Standard">break;</text:p>
      <text:p text:style-name="Standard">case "78":alert("You're likely ALONE and not ready to share your feelings!!!");</text:p>
      <text:p text:style-name="Standard">break;</text:p>
      <text:p text:style-name="Standard">case "79":alert("You're not intrested to stay alone and always search for others!!!");</text:p>
      <text:p text:style-name="Standard">break;</text:p>
      <text:p text:style-name="Standard">case "80":alert("You're not thinking about others, done whatever you want!!!");</text:p>
      <text:p text:style-name="Standard">break;</text:p>
      <text:p text:style-name="Standard">case "81":alert("NO one use mobile like as you used and operate it!!!");</text:p>
      <text:p text:style-name="Standard">break;</text:p>
      <text:p text:style-name="Standard">case "82":alert("You LOVE someone and MARRY someone!!!");</text:p>
      <text:p text:style-name="Standard">break;</text:p>
      <text:p text:style-name="Standard">case "83":alert("You're a great ACTOR. You plays different roles better than others!!!");</text:p>
      <text:p text:style-name="Standard">break;</text:p>
      <text:p text:style-name="Standard">case "84":alert("You dont digest others ACHIEVEMENT and others SUCCESSES!!! ");</text:p>
      <text:p text:style-name="Standard">break;</text:p>
      <text:p text:style-name="Standard">case "85":alert("You have PSYCHO behaviour and easily changes your current mood!!!");</text:p>
      <text:p text:style-name="Standard">break;</text:p>
      <text:p text:style-name="Standard">case "86":alert("Your like to enjoy othrs HAPPINESS!!!");</text:p>
      <text:p text:style-name="Standard">break;</text:p>
      <text:p text:style-name="Standard">case "87":alert("You have a plenty of NEGATIVE thoughts.Avoid those for your success!!! ");</text:p>
      <text:p text:style-name="Standard">break;</text:p>
      <text:p text:style-name="Standard">case "88":alert("You have a OVER-CONFIDENCE try to reduce it!!!");</text:p>
      <text:p text:style-name="Standard">break;</text:p>
      <text:p text:style-name="Standard">case "89":alert("You have creative MIND,but no proper use it!!! ");</text:p>
      <text:p text:style-name="Standard">break;</text:p>
      <text:p text:style-name="Standard"><text:soft-page-break/>case "90":alert("Your EXPERT in mixing PULIHORA!!!");</text:p>
      <text:p text:style-name="Standard">break;</text:p>
      <text:p text:style-name="Standard">case "91":alert("Your a Brand-Ambasidor for SILENT KILLER's!!!");</text:p>
      <text:p text:style-name="Standard">break;</text:p>
      <text:p text:style-name="Standard">case "92":alert("you're very intrested in knowing the others!!!");</text:p>
      <text:p text:style-name="Standard">break;</text:p>
      <text:p text:style-name="Standard">case "93":alert("You feel I know everything but actually won't it!!!");</text:p>
      <text:p text:style-name="Standard">break;</text:p>
      <text:p text:style-name="Standard">case "94":alert("You struggle alot to reach this position");</text:p>
      <text:p text:style-name="Standard">break;</text:p>
      <text:p text:style-name="Standard">case "95":alert("You have good capacity for DRINKING!!!");</text:p>
      <text:p text:style-name="Standard">break;</text:p>
      <text:p text:style-name="Standard">case "96":alert("You're very emotional nature!!!");</text:p>
      <text:p text:style-name="Standard">break;</text:p>
      <text:p text:style-name="Standard">case "97":alert("You fear alot.Even small things you get fear!!!");</text:p>
      <text:p text:style-name="Standard">break;</text:p>
      <text:p text:style-name="Standard">case "98":alert("You doesn't listen anyone and do in your own way!!!");</text:p>
      <text:p text:style-name="Standard">break;</text:p>
      <text:p text:style-name="Standard">case "99":alert("Your talk in straight forwordly");</text:p>
      <text:p text:style-name="Standard">break;</text:p>
      <text:p text:style-name="Standard">case "100":alert("Your living as you like and enjoying everyday!!!");</text:p>
      <text:p text:style-name="Standard">break;</text:p>
      <text:p text:style-name="Standard">default:alert("Please Enter Your current Age");</text:p>
      <text:p text:style-name="Standard">}</text:p>
      <text:p text:style-name="Standard">}</text:p>
      <text:p text:style-name="Standard">}</text:p>
      <text:p text:style-name="Standard">else if(a=='j'||a=='J'||a=='s'||a=='S'||a=='x'||a=='X'||a=='m'||a=='M'||a=='c'||a=='C')</text:p>
      <text:p text:style-name="Standard">{</text:p>
      <text:p text:style-name="Standard">var n=prompt("PLEASE ENTER YOUR AGE","20");</text:p>
      <text:p text:style-name="Standard">if(b=='a'||b=='A')</text:p>
      <text:p text:style-name="Standard">{</text:p>
      <text:p text:style-name="Standard"><text:soft-page-break/>switch(n)</text:p>
      <text:p text:style-name="Standard">{</text:p>
      <text:p text:style-name="Standard">case "1":alert("You compliment others and encourange them to do!!!");</text:p>
      <text:p text:style-name="Standard">break;</text:p>
      <text:p text:style-name="Standard">case "2":alert("You're have POLITE behaviour and give respect others!!! ");</text:p>
      <text:p text:style-name="Standard">break;</text:p>
      <text:p text:style-name="Standard">case "3":alert("Your very ego full person crying on others!!!");</text:p>
      <text:p text:style-name="Standard">break;</text:p>
      <text:p text:style-name="Standard">case "4":alert("You think I know everything but actually won't it!!!");</text:p>
      <text:p text:style-name="Standard">break;</text:p>
      <text:p text:style-name="Standard">case "5":alert("You struggle alot to reach this position");</text:p>
      <text:p text:style-name="Standard">break;</text:p>
      <text:p text:style-name="Standard">case "6":alert("You have good capacity for DRINKING!!!");</text:p>
      <text:p text:style-name="Standard">break;</text:p>
      <text:p text:style-name="Standard">case "7":alert("You're very emotional nature!!!");</text:p>
      <text:p text:style-name="Standard">break;</text:p>
      <text:p text:style-name="Standard">case "8":alert("You fear alot.Even small things you get fear!!!");</text:p>
      <text:p text:style-name="Standard">break;</text:p>
      <text:p text:style-name="Standard">case "9":alert("You doesn't listen anyone and do in your own way!!!");</text:p>
      <text:p text:style-name="Standard">break;</text:p>
      <text:p text:style-name="Standard">case "10":alert("Your talk in straight forwordly");</text:p>
      <text:p text:style-name="Standard">break;</text:p>
      <text:p text:style-name="Standard">case "11":alert("Your living in you liked way!!!");</text:p>
      <text:p text:style-name="Standard">break;</text:p>
      <text:p text:style-name="Standard">case "12":alert("You're good person and maintain good personality!!!");</text:p>
      <text:p text:style-name="Standard">break;</text:p>
      <text:p text:style-name="Standard">case "13":alert("Your very responsible and caring person!!!");</text:p>
      <text:p text:style-name="Standard">break;</text:p>
      <text:p text:style-name="Standard">case "14":alert("You take any risk for you want and desired!!!");</text:p>
      <text:p text:style-name="Standard">break;</text:p>
      <text:p text:style-name="Standard">case "15":alert("Your very peacefull and emotionally strong person!!!");</text:p>
      <text:p text:style-name="Standard"><text:soft-page-break/>break;</text:p>
      <text:p text:style-name="Standard">case "16":alert("You're most caring person and liked by all others!!! ");</text:p>
      <text:p text:style-name="Standard">break;</text:p>
      <text:p text:style-name="Standard">case "17":alert("You talking very nicely and easily attract others!!!");</text:p>
      <text:p text:style-name="Standard">break;</text:p>
      <text:p text:style-name="Standard">case "18":alert("You're sweet looking and every one easily attracted to you!!!");</text:p>
      <text:p text:style-name="Standard">break;</text:p>
      <text:p text:style-name="Standard">case "19":alert("You're the best friend for most of the members!!!");</text:p>
      <text:p text:style-name="Standard">break;</text:p>
      <text:p text:style-name="Standard">case "20":alert("You miss the persons who likes you and you have very good caring nature!!!");</text:p>
      <text:p text:style-name="Standard">break;</text:p>
      <text:p text:style-name="Standard">case "21":alert("You're very shy person and talking with eyes only!!!");</text:p>
      <text:p text:style-name="Standard">break;</text:p>
      <text:p text:style-name="Standard">case "22":alert("You looks very attractive and traditional!!! ");</text:p>
      <text:p text:style-name="Standard">break;</text:p>
      <text:p text:style-name="Standard">case "23":alert("You look like a model and very fashionate!!! ");</text:p>
      <text:p text:style-name="Standard">break;</text:p>
      <text:p text:style-name="Standard">case "24":alert("Your suffered with HEALTH, Take care!!!");</text:p>
      <text:p text:style-name="Standard">break;</text:p>
      <text:p text:style-name="Standard">case "25":alert("Your mentally poor and not take right steps!!!");</text:p>
      <text:p text:style-name="Standard">break;</text:p>
      <text:p text:style-name="Standard">case "26":alert("Your soo DISTRUBED in nature and easily UPSET!!!");</text:p>
      <text:p text:style-name="Standard">break;</text:p>
      <text:p text:style-name="Standard">case "27":alert("You Argueing with others until you won in that!!!");</text:p>
      <text:p text:style-name="Standard">break;</text:p>
      <text:p text:style-name="Standard">case "28":alert("You never compromise and try to get anything favour to you!!!");</text:p>
      <text:p text:style-name="Standard">break;</text:p>
      <text:p text:style-name="Standard">case "29":alert("You have a very STUPID behaviour!!!");</text:p>
      <text:p text:style-name="Standard">break;</text:p>
      <text:p text:style-name="Standard">case "30":alert("You always irritate your friends,this is your HOBBY!!!");</text:p>
      <text:p text:style-name="Standard">break;</text:p>
      <text:p text:style-name="Standard"><text:soft-page-break/>case "31":alert("You surprise others with your nasty things and behaviour!!!");</text:p>
      <text:p text:style-name="Standard">break;</text:p>
      <text:p text:style-name="Standard">case "32":alert("Your always try to sitting alone and enjoying your own company!!!");</text:p>
      <text:p text:style-name="Standard">break;</text:p>
      <text:p text:style-name="Standard">case "33":alert("Your Brain was very sharp,easily findout anything!!!");</text:p>
      <text:p text:style-name="Standard">break;</text:p>
      <text:p text:style-name="Standard">case "34":alert("You are very serious on others who are dis-like you!!!");</text:p>
      <text:p text:style-name="Standard">break;</text:p>
      <text:p text:style-name="Standard">case "35":alert("You are a NATURE Lover and try to enjoy the Nature everyday!!!");</text:p>
      <text:p text:style-name="Standard">break;</text:p>
      <text:p text:style-name="Standard">case "36":alert("You are often not get which was you WANT!!! ");</text:p>
      <text:p text:style-name="Standard">break;</text:p>
      <text:p text:style-name="Standard">case "37":alert("Your easily excited for small things!!!");</text:p>
      <text:p text:style-name="Standard">break;</text:p>
      <text:p text:style-name="Standard">case "38":alert("you are like to stay in simple and traditional!!!");</text:p>
      <text:p text:style-name="Standard">break;</text:p>
      <text:p text:style-name="Standard">case "39":alert("You are eagerly waiting for your's Turn and Time to revenge or enjoying!!!");</text:p>
      <text:p text:style-name="Standard">break;</text:p>
      <text:p text:style-name="Standard">case "40":alert("Your very alcoholic,you addicted to that!!!");</text:p>
      <text:p text:style-name="Standard">break;</text:p>
      <text:p text:style-name="Standard">case "41":alert("You have a lot of confidence on YOU and done work properly!!!");</text:p>
      <text:p text:style-name="Standard">break;</text:p>
      <text:p text:style-name="Standard">case "42":alert("You are argueing for small things and like stay Dominent!!! ");</text:p>
      <text:p text:style-name="Standard">break;</text:p>
      <text:p text:style-name="Standard">case "43":alert("You have have different TALENT,some hardwork is needed to IGNITE it!!!");</text:p>
      <text:p text:style-name="Standard">break;</text:p>
      <text:p text:style-name="Standard">case "44":alert("Hardworking nature but,not get proper output!!!");</text:p>
      <text:p text:style-name="Standard">break;</text:p>
      <text:p text:style-name="Standard">case "45":alert("Work is your's but result is OTHERS!!!");</text:p>
      <text:p text:style-name="Standard">break;</text:p>
      <text:p text:style-name="Standard">case "46":alert("Your a kind hearted person with some SHYNESS!!!");</text:p>
      <text:p text:style-name="Standard"><text:soft-page-break/>break;</text:p>
      <text:p text:style-name="Standard">case "47":alert("You're a ANGRY person,try to control it for your best FUTURE!!!");</text:p>
      <text:p text:style-name="Standard">break;</text:p>
      <text:p text:style-name="Standard">case "48":alert("Your a Brand-Ambasidor for SILENT KILLER's!!!");</text:p>
      <text:p text:style-name="Standard">break;</text:p>
      <text:p text:style-name="Standard">case "49":alert("Open heart,share everything with others!!!");</text:p>
      <text:p text:style-name="Standard">break;</text:p>
      <text:p text:style-name="Standard">case "50":alert("You don't care about MONEY spent alot it!!!");</text:p>
      <text:p text:style-name="Standard">break;</text:p>
      <text:p text:style-name="Standard">case "51":alert("you're impress others with your WORDS and BEHAVIOUR!!!");</text:p>
      <text:p text:style-name="Standard">break;</text:p>
      <text:p text:style-name="Standard">case "52":alert("Easily change your current mood,sometimes ANGRY and sometimes COOL!!!");</text:p>
      <text:p text:style-name="Standard">break;</text:p>
      <text:p text:style-name="Standard">case "53":alert("FASHIONATE and show in front of others!!!");</text:p>
      <text:p text:style-name="Standard">break;</text:p>
      <text:p text:style-name="Standard">case "54":alert("Easily trust everyone and sometimes oss yourself!!!");</text:p>
      <text:p text:style-name="Standard">break;</text:p>
      <text:p text:style-name="Standard">case "55":alert("You have a OVER-CONFIDENCE try to reduce it!!!");</text:p>
      <text:p text:style-name="Standard">break;</text:p>
      <text:p text:style-name="Standard">case "56":alert("You have creative MIND,but no proper use it!!! ");</text:p>
      <text:p text:style-name="Standard">break;</text:p>
      <text:p text:style-name="Standard">case "57":alert("Your EXPERT in mixing PULIHORA!!!");</text:p>
      <text:p text:style-name="Standard">break;</text:p>
      <text:p text:style-name="Standard">case "58":alert("Your a Brand-Ambasidor for SILENT KILLER's!!!");</text:p>
      <text:p text:style-name="Standard">break;</text:p>
      <text:p text:style-name="Standard">case "59":alert("you're very intrested in knowing the others!!!");</text:p>
      <text:p text:style-name="Standard">break;</text:p>
      <text:p text:style-name="Standard">case "60":alert("You feel I know everything but actually won't it!!!");</text:p>
      <text:p text:style-name="Standard">break;</text:p>
      <text:p text:style-name="Standard">case "61":alert("You struggle alot to reach this position");</text:p>
      <text:p text:style-name="Standard">break;</text:p>
      <text:p text:style-name="Standard"><text:soft-page-break/>case "62":alert("You have good capacity for DRINKING!!!");</text:p>
      <text:p text:style-name="Standard">break;</text:p>
      <text:p text:style-name="Standard">case "63":alert("You're very emotional nature!!!");</text:p>
      <text:p text:style-name="Standard">break;</text:p>
      <text:p text:style-name="Standard">case "64":alert("You fear alot.Even small things you get fear!!!");</text:p>
      <text:p text:style-name="Standard">break;</text:p>
      <text:p text:style-name="Standard">case "65":alert("You doesn't listen anyone and do in your own way!!!");</text:p>
      <text:p text:style-name="Standard">break;</text:p>
      <text:p text:style-name="Standard">case "66":alert("Your talk in straight forwordly");</text:p>
      <text:p text:style-name="Standard">break;</text:p>
      <text:p text:style-name="Standard">case "67":alert("Your living as you like and enjoying everyday!!!");</text:p>
      <text:p text:style-name="Standard">break;</text:p>
      <text:p text:style-name="Standard">case "68":alert("You're good person and maintain good personality!!!");</text:p>
      <text:p text:style-name="Standard">break;</text:p>
      <text:p text:style-name="Standard">case "69":alert("Your very good kind hearte person!!!");</text:p>
      <text:p text:style-name="Standard">break;</text:p>
      <text:p text:style-name="Standard">case "70":alert("Your best dancer and singer inside!!!");</text:p>
      <text:p text:style-name="Standard">break;</text:p>
      <text:p text:style-name="Standard">case "71":alert("Your very responsible and caring person!!!");</text:p>
      <text:p text:style-name="Standard">break;</text:p>
      <text:p text:style-name="Standard">case "72":alert("You take any risk for you want and desired!!!");</text:p>
      <text:p text:style-name="Standard">break;</text:p>
      <text:p text:style-name="Standard">case "73":alert("Your very peacefull and emotionally strong person!!!");</text:p>
      <text:p text:style-name="Standard">break;</text:p>
      <text:p text:style-name="Standard">case "74":alert("You're most caring person and liked by all others!!! ");</text:p>
      <text:p text:style-name="Standard">break;</text:p>
      <text:p text:style-name="Standard">case "75":alert("You talking very nicely and easily attract others!!!");</text:p>
      <text:p text:style-name="Standard">break;</text:p>
      <text:p text:style-name="Standard">case "76":alert("You're sweet looking and every one easily attracted to you!!!");</text:p>
      <text:p text:style-name="Standard">break;</text:p>
      <text:p text:style-name="Standard">case "78":alert("Your a Brand-Ambasidor for SILENT KILLER's!!!");</text:p>
      <text:p text:style-name="Standard"><text:soft-page-break/>break;</text:p>
      <text:p text:style-name="Standard">case "79":alert("you're impress others with your WORDS and BEHAVIOUR!!!");</text:p>
      <text:p text:style-name="Standard">break;</text:p>
      <text:p text:style-name="Standard">case "80":alert("You talking very nicely and easily attract others!!!");</text:p>
      <text:p text:style-name="Standard">break;</text:p>
      <text:p text:style-name="Standard">case "81":alert("You're sweet looking and every one easily attracted to you!!!");</text:p>
      <text:p text:style-name="Standard">break;</text:p>
      <text:p text:style-name="Standard">case "82":alert("You're best friend for most of the members!!!");</text:p>
      <text:p text:style-name="Standard">break;</text:p>
      <text:p text:style-name="Standard">case "83":alert("You're ego less and selfishless person!!!");</text:p>
      <text:p text:style-name="Standard">break;</text:p>
      <text:p text:style-name="Standard">case "84":alert("You're very shy person and talking with eyes only!!!");</text:p>
      <text:p text:style-name="Standard">break;</text:p>
      <text:p text:style-name="Standard">case "85":alert("you're impress others with your WORDS and BEHAVIOUR!!!");</text:p>
      <text:p text:style-name="Standard">break;</text:p>
      <text:p text:style-name="Standard">case "86":alert("You're Strong <text:s/>minded and face the situations with a SMILE!!!");</text:p>
      <text:p text:style-name="Standard">break;</text:p>
      <text:p text:style-name="Standard">case "87":alert("You never compromise and try to get anything favour to you!!!");</text:p>
      <text:p text:style-name="Standard">break;</text:p>
      <text:p text:style-name="Standard">case "88":alert("You think I know everything but actually won't it!!!");</text:p>
      <text:p text:style-name="Standard">break;</text:p>
      <text:p text:style-name="Standard">case "89":alert("You talking very nicely and easily attract others!!!");</text:p>
      <text:p text:style-name="Standard">break;</text:p>
      <text:p text:style-name="Standard">case "90":alert("Your feel shy infront of others to express your FEELINGS!!!");</text:p>
      <text:p text:style-name="Standard">break;</text:p>
      <text:p text:style-name="Standard">case "91":alert("You're often failed to impress others!!!");</text:p>
      <text:p text:style-name="Standard">break;</text:p>
      <text:p text:style-name="Standard">case "92":alert("You're likely ALONE and not ready to share your feelings!!!");</text:p>
      <text:p text:style-name="Standard">break;</text:p>
      <text:p text:style-name="Standard">case "93":alert("You're not intrested to stay alone and always search for others!!!");</text:p>
      <text:p text:style-name="Standard">break;</text:p>
      <text:p text:style-name="Standard"><text:soft-page-break/>case "94":alert("You're not thinking about others, done whatever you want!!!");</text:p>
      <text:p text:style-name="Standard">break;</text:p>
      <text:p text:style-name="Standard">case "95":alert("NO one use mobile like as you used and operate it!!!");</text:p>
      <text:p text:style-name="Standard">break;</text:p>
      <text:p text:style-name="Standard">case "96":alert("You LOVE someone and MARRY someone!!!");</text:p>
      <text:p text:style-name="Standard">break;</text:p>
      <text:p text:style-name="Standard">case "97":alert("You're a great ACTOR. You plays different roles better than others!!!");</text:p>
      <text:p text:style-name="Standard">break;</text:p>
      <text:p text:style-name="Standard">case "98":alert("You dont digest others ACHIEVEMENT and others SUCCESSES!!! ");</text:p>
      <text:p text:style-name="Standard">break;</text:p>
      <text:p text:style-name="Standard">case "99":alert("You have PSYCHO behaviour and easily changes your current mood!!!");</text:p>
      <text:p text:style-name="Standard">break;</text:p>
      <text:p text:style-name="Standard">case "100":alert("You have sacrifying nature and easily give up!!!");</text:p>
      <text:p text:style-name="Standard">break;</text:p>
      <text:p text:style-name="Standard">default:alert("Please Enter Your current Age"); </text:p>
      <text:p text:style-name="Standard">}</text:p>
      <text:p text:style-name="Standard">}</text:p>
      <text:p text:style-name="Standard">else if(b=='e'||b=='E')</text:p>
      <text:p text:style-name="Standard">{</text:p>
      <text:p text:style-name="Standard">switch(n)</text:p>
      <text:p text:style-name="Standard">{</text:p>
      <text:p text:style-name="Standard">case "1":alert("You're good person and maintain good personality!!!");</text:p>
      <text:p text:style-name="Standard">break;</text:p>
      <text:p text:style-name="Standard">case "2":alert("Your very good kind hearte person!!!");</text:p>
      <text:p text:style-name="Standard">break;</text:p>
      <text:p text:style-name="Standard">case "3":alert("Your best dancer and singer inside!!!");</text:p>
      <text:p text:style-name="Standard">break;</text:p>
      <text:p text:style-name="Standard">case "4":alert("Your very responsible and caring person!!!");</text:p>
      <text:p text:style-name="Standard">break;</text:p>
      <text:p text:style-name="Standard">case "5":alert("You take any risk for you want and desired!!!");</text:p>
      <text:p text:style-name="Standard">break;</text:p>
      <text:p text:style-name="Standard"><text:soft-page-break/>case "6":alert("Your very peacefull and emotionally strong person!!!");</text:p>
      <text:p text:style-name="Standard">break;</text:p>
      <text:p text:style-name="Standard">case "7":alert("You're most caring person and liked by all others!!! ");</text:p>
      <text:p text:style-name="Standard">break;</text:p>
      <text:p text:style-name="Standard">case "8":alert("You talking very nicely and easily attract others!!!");</text:p>
      <text:p text:style-name="Standard">break;</text:p>
      <text:p text:style-name="Standard">case "9":alert("You're sweet looking and every one easily attracted to you!!!");</text:p>
      <text:p text:style-name="Standard">break;</text:p>
      <text:p text:style-name="Standard">case "10":alert("Your a Brand-Ambasidor for SILENT KILLER's!!!");</text:p>
      <text:p text:style-name="Standard">break;</text:p>
      <text:p text:style-name="Standard">case "11":alert("you're impress others with your WORDS and BEHAVIOUR!!!");</text:p>
      <text:p text:style-name="Standard">break;</text:p>
      <text:p text:style-name="Standard">case "12":alert("You talking very nicely and easily attract others!!!");</text:p>
      <text:p text:style-name="Standard">break;</text:p>
      <text:p text:style-name="Standard">case "13":alert("You compliment others and encourange them to do!!!");</text:p>
      <text:p text:style-name="Standard">break;</text:p>
      <text:p text:style-name="Standard">case "14":alert("You're have POLITE behaviour and give respect others!!! ");</text:p>
      <text:p text:style-name="Standard">break;</text:p>
      <text:p text:style-name="Standard">case "15":alert("Your very ego full person crying on others!!!");</text:p>
      <text:p text:style-name="Standard">break;</text:p>
      <text:p text:style-name="Standard">case "16":alert("You think I know everything but actually won't it!!!");</text:p>
      <text:p text:style-name="Standard">break;</text:p>
      <text:p text:style-name="Standard">case "17":alert("You struggle alot to reach this position");</text:p>
      <text:p text:style-name="Standard">break;</text:p>
      <text:p text:style-name="Standard">case "18":alert("You have good capacity for DRINKING!!!");</text:p>
      <text:p text:style-name="Standard">break;</text:p>
      <text:p text:style-name="Standard">case "19":alert("You're very emotional nature!!!");</text:p>
      <text:p text:style-name="Standard">break;</text:p>
      <text:p text:style-name="Standard">case "20":alert("You fear alot.Even small things you get fear!!!");</text:p>
      <text:p text:style-name="Standard">break;</text:p>
      <text:p text:style-name="Standard">case "21":alert("You doesn't listen anyone and do in your own way!!!");</text:p>
      <text:p text:style-name="Standard"><text:soft-page-break/>break;</text:p>
      <text:p text:style-name="Standard">case "22":alert("Your talk in straight forwordly");</text:p>
      <text:p text:style-name="Standard">break;</text:p>
      <text:p text:style-name="Standard">case "23":alert("Your living in you liked way!!!");</text:p>
      <text:p text:style-name="Standard">break;</text:p>
      <text:p text:style-name="Standard">case "24":alert("You're good person and maintain good personality!!!");</text:p>
      <text:p text:style-name="Standard">break;</text:p>
      <text:p text:style-name="Standard">case "25":alert("Your very responsible and caring person!!!");</text:p>
      <text:p text:style-name="Standard">break;</text:p>
      <text:p text:style-name="Standard">case "26":alert("You take any risk for you want and desired!!!");</text:p>
      <text:p text:style-name="Standard">break;</text:p>
      <text:p text:style-name="Standard">case "27":alert("Your very peacefull and emotionally strong person!!!");</text:p>
      <text:p text:style-name="Standard">break;</text:p>
      <text:p text:style-name="Standard">case "28":alert("You're most caring person and liked by all others!!! ");</text:p>
      <text:p text:style-name="Standard">break;</text:p>
      <text:p text:style-name="Standard">case "29":alert("You talking very nicely and easily attract others!!!");</text:p>
      <text:p text:style-name="Standard">break;</text:p>
      <text:p text:style-name="Standard">case "30":alert("You're sweet looking and every one easily attracted to you!!!");</text:p>
      <text:p text:style-name="Standard">break;</text:p>
      <text:p text:style-name="Standard">case "31":alert("You're the best friend for most of the members!!!");</text:p>
      <text:p text:style-name="Standard">break;</text:p>
      <text:p text:style-name="Standard">case "32":alert("You miss the persons who likes you and you have very good caring nature!!!");</text:p>
      <text:p text:style-name="Standard">break;</text:p>
      <text:p text:style-name="Standard">case "33":alert("You're very shy person and talking with eyes only!!!");</text:p>
      <text:p text:style-name="Standard">break;</text:p>
      <text:p text:style-name="Standard">case "34":alert("You looks very attractive and traditional!!! ");</text:p>
      <text:p text:style-name="Standard">break;</text:p>
      <text:p text:style-name="Standard">case "35":alert("You look like a model and very fashionate!!! ");</text:p>
      <text:p text:style-name="Standard">break;</text:p>
      <text:p text:style-name="Standard">case "36":alert("Your suffered with HEALTH, Take care!!!");</text:p>
      <text:p text:style-name="Standard">break;</text:p>
      <text:p text:style-name="Standard"><text:soft-page-break/>case "37":alert("Your mentally poor and not take right steps!!!");</text:p>
      <text:p text:style-name="Standard">break;</text:p>
      <text:p text:style-name="Standard">case "38":alert("Your soo DISTRUBED in nature and easily UPSET!!!");</text:p>
      <text:p text:style-name="Standard">break;</text:p>
      <text:p text:style-name="Standard">case "39":alert("You Argueing with others until you won in that!!!");</text:p>
      <text:p text:style-name="Standard">break;</text:p>
      <text:p text:style-name="Standard">case "40":alert("You never compromise and try to get anything favour to you!!!");</text:p>
      <text:p text:style-name="Standard">break;</text:p>
      <text:p text:style-name="Standard">case "41":alert("You have a very STUPID behaviour!!!");</text:p>
      <text:p text:style-name="Standard">break;</text:p>
      <text:p text:style-name="Standard">case "42":alert("You always irritate your friends,this is your HOBBY!!!");</text:p>
      <text:p text:style-name="Standard">break;</text:p>
      <text:p text:style-name="Standard">case "43":alert("You surprise others with your nasty things and behaviour!!!");</text:p>
      <text:p text:style-name="Standard">break;</text:p>
      <text:p text:style-name="Standard">case "44":alert("Your always try to sitting alone and enjoying your own company!!!");</text:p>
      <text:p text:style-name="Standard">break;</text:p>
      <text:p text:style-name="Standard">case "45":alert("Your Brain was very sharp,easily findout anything!!!");</text:p>
      <text:p text:style-name="Standard">break;</text:p>
      <text:p text:style-name="Standard">case "46":alert("You are very serious on others who are dis-like you!!!");</text:p>
      <text:p text:style-name="Standard">break;</text:p>
      <text:p text:style-name="Standard">case "47":alert("You are a NATURE Lover and try to enjoy the Nature everyday!!!");</text:p>
      <text:p text:style-name="Standard">break;</text:p>
      <text:p text:style-name="Standard">case "48":alert("You are often not get which was you WANT!!! ");</text:p>
      <text:p text:style-name="Standard">break;</text:p>
      <text:p text:style-name="Standard">case "49":alert("Your easily excited for small things!!!");</text:p>
      <text:p text:style-name="Standard">break;</text:p>
      <text:p text:style-name="Standard">case "50":alert("you are like to stay in simple and traditional!!!");</text:p>
      <text:p text:style-name="Standard">break;</text:p>
      <text:p text:style-name="Standard">case "51":alert("You are eagerly waiting for your's Turn and Time to revenge or enjoying!!!");</text:p>
      <text:p text:style-name="Standard">break;</text:p>
      <text:p text:style-name="Standard">case "52":alert("Your very alcoholic,you addicted to that!!!");</text:p>
      <text:p text:style-name="Standard"><text:soft-page-break/>break;</text:p>
      <text:p text:style-name="Standard">case "53":alert("You have a lot of confidence on YOU and done work properly!!!");</text:p>
      <text:p text:style-name="Standard">break;</text:p>
      <text:p text:style-name="Standard">case "54":alert("You are argueing for small things and like stay Dominent!!! ");</text:p>
      <text:p text:style-name="Standard">break;</text:p>
      <text:p text:style-name="Standard">case "55":alert("You're sweet looking and every one easily attracted to you!!!");</text:p>
      <text:p text:style-name="Standard">break;</text:p>
      <text:p text:style-name="Standard">case "56":alert("You're best friend for most of the members!!!");</text:p>
      <text:p text:style-name="Standard">break;</text:p>
      <text:p text:style-name="Standard">case "57":alert("You're ego less and selfishless person!!!");</text:p>
      <text:p text:style-name="Standard">break;</text:p>
      <text:p text:style-name="Standard">case "58":alert("You're very shy person and talking with eyes only!!!");</text:p>
      <text:p text:style-name="Standard">break;</text:p>
      <text:p text:style-name="Standard">case "59":alert("you're impress others with your WORDS and BEHAVIOUR!!!");</text:p>
      <text:p text:style-name="Standard">break;</text:p>
      <text:p text:style-name="Standard">case "60":alert("You're Strong <text:s/>minded and face the situations with a SMILE!!!");</text:p>
      <text:p text:style-name="Standard">break;</text:p>
      <text:p text:style-name="Standard">case "61":alert("You never compromise and try to get anything favour to you!!!");</text:p>
      <text:p text:style-name="Standard">break;</text:p>
      <text:p text:style-name="Standard">case "62":alert("You think I know everything but actually won't it!!!");</text:p>
      <text:p text:style-name="Standard">break;</text:p>
      <text:p text:style-name="Standard">case "63":alert("You talking very nicely and easily attract others!!!");</text:p>
      <text:p text:style-name="Standard">break;</text:p>
      <text:p text:style-name="Standard">case "64":alert("Your feel shy infront of others to express your FEELINGS!!!");</text:p>
      <text:p text:style-name="Standard">break;</text:p>
      <text:p text:style-name="Standard">case "65":alert("You're often failed to impress others!!!");</text:p>
      <text:p text:style-name="Standard">break;</text:p>
      <text:p text:style-name="Standard">case "66":alert("You're likely ALONE and not ready to share your feelings!!!");</text:p>
      <text:p text:style-name="Standard">break;</text:p>
      <text:p text:style-name="Standard">case "67":alert("You're not intrested to stay alone and always search for others!!!");</text:p>
      <text:p text:style-name="Standard">break;</text:p>
      <text:p text:style-name="Standard"><text:soft-page-break/>case "68":alert("You're not thinking about others, done whatever you want!!!");</text:p>
      <text:p text:style-name="Standard">break;</text:p>
      <text:p text:style-name="Standard">case "69":alert("NO one use mobile like as you used and operate it!!!");</text:p>
      <text:p text:style-name="Standard">break;</text:p>
      <text:p text:style-name="Standard">case "70":alert("You LOVE someone and MARRY someone!!!");</text:p>
      <text:p text:style-name="Standard">break;</text:p>
      <text:p text:style-name="Standard">case "71":alert("You're a great ACTOR. You plays different roles better than others!!!");</text:p>
      <text:p text:style-name="Standard">break;</text:p>
      <text:p text:style-name="Standard">case "72":alert("You dont digest others ACHIEVEMENT and others SUCCESSES!!! ");</text:p>
      <text:p text:style-name="Standard">break;</text:p>
      <text:p text:style-name="Standard">case "73":alert("You have PSYCHO behaviour and easily changes your current mood!!!");</text:p>
      <text:p text:style-name="Standard">break;</text:p>
      <text:p text:style-name="Standard">case "74":alert("You have sacrifying nature and easily give up!!!");</text:p>
      <text:p text:style-name="Standard">break;</text:p>
      <text:p text:style-name="Standard">case "75":alert("You have have different TALENT,some hardwork is needed to IGNITE it!!!");</text:p>
      <text:p text:style-name="Standard">break;</text:p>
      <text:p text:style-name="Standard">case "76":alert("Hardworking nature but,not get proper output!!!");</text:p>
      <text:p text:style-name="Standard">break;</text:p>
      <text:p text:style-name="Standard">case "77":alert("Work is your's but result is OTHERS!!!");</text:p>
      <text:p text:style-name="Standard">break;</text:p>
      <text:p text:style-name="Standard">case "78":alert("Your a kind hearted person with some SHYNESS!!!");</text:p>
      <text:p text:style-name="Standard">break;</text:p>
      <text:p text:style-name="Standard">case "79":alert("You're a ANGRY person,try to control it for your best FUTURE!!!");</text:p>
      <text:p text:style-name="Standard">break;</text:p>
      <text:p text:style-name="Standard">case "80":alert("Your a Brand-Ambasidor for SILENT KILLER's!!!");</text:p>
      <text:p text:style-name="Standard">break;</text:p>
      <text:p text:style-name="Standard">case "81":alert("Open heart,share everything with others!!!");</text:p>
      <text:p text:style-name="Standard">break;</text:p>
      <text:p text:style-name="Standard">case "82":alert("You don't care about MONEY spent alot it!!!");</text:p>
      <text:p text:style-name="Standard">break;</text:p>
      <text:p text:style-name="Standard">case "83":alert("you're impress others with your WORDS and BEHAVIOUR!!!");</text:p>
      <text:p text:style-name="Standard"><text:soft-page-break/>break;</text:p>
      <text:p text:style-name="Standard">case "84":alert("Easily change your current mood,sometimes ANGRY and sometimes COOL!!!");</text:p>
      <text:p text:style-name="Standard">break;</text:p>
      <text:p text:style-name="Standard">case "85":alert("FASHIONATE and show in front of others!!!");</text:p>
      <text:p text:style-name="Standard">break;</text:p>
      <text:p text:style-name="Standard">case "86":alert("Easily trust everyone and sometimes oss yourself!!!");</text:p>
      <text:p text:style-name="Standard">break;</text:p>
      <text:p text:style-name="Standard">case "87":alert("You have a OVER-CONFIDENCE try to reduce it!!!");</text:p>
      <text:p text:style-name="Standard">break;</text:p>
      <text:p text:style-name="Standard">case "88":alert("You have creative MIND,but no proper use it!!! ");</text:p>
      <text:p text:style-name="Standard">break;</text:p>
      <text:p text:style-name="Standard">case "89":alert("Your EXPERT in mixing PULIHORA!!!");</text:p>
      <text:p text:style-name="Standard">break;</text:p>
      <text:p text:style-name="Standard">case "90":alert("Your a Brand-Ambasidor for SILENT KILLER's!!!");</text:p>
      <text:p text:style-name="Standard">break;</text:p>
      <text:p text:style-name="Standard">case "91":alert("you're very intrested in knowing the others!!!");</text:p>
      <text:p text:style-name="Standard">break;</text:p>
      <text:p text:style-name="Standard">case "92":alert("You feel I know everything but actually won't it!!!");</text:p>
      <text:p text:style-name="Standard">break;</text:p>
      <text:p text:style-name="Standard">case "93":alert("You struggle alot to reach this position");</text:p>
      <text:p text:style-name="Standard">break;</text:p>
      <text:p text:style-name="Standard">case "94":alert("You have good capacity for DRINKING!!!");</text:p>
      <text:p text:style-name="Standard">break;</text:p>
      <text:p text:style-name="Standard">case "95":alert("You're very emotional nature!!!");</text:p>
      <text:p text:style-name="Standard">break;</text:p>
      <text:p text:style-name="Standard">case "96":alert("You fear alot.Even small things you get fear!!!");</text:p>
      <text:p text:style-name="Standard">break;</text:p>
      <text:p text:style-name="Standard">case "97":alert("You doesn't listen anyone and do in your own way!!!");</text:p>
      <text:p text:style-name="Standard">break;</text:p>
      <text:p text:style-name="Standard">case "98":alert("Your talk in straight forwordly");</text:p>
      <text:p text:style-name="Standard">break;</text:p>
      <text:p text:style-name="Standard"><text:soft-page-break/>case "99":alert("Your living as you like and enjoying everyday!!!");</text:p>
      <text:p text:style-name="Standard">break;</text:p>
      <text:p text:style-name="Standard">case "100":alert("You're good person and maintain good personality!!!");</text:p>
      <text:p text:style-name="Standard">break;</text:p>
      <text:p text:style-name="Standard">default:alert("Please Enter Your current Age"); </text:p>
      <text:p text:style-name="Standard">}</text:p>
      <text:p text:style-name="Standard">}</text:p>
      <text:p text:style-name="Standard">else if(b=='i'||b=='I')</text:p>
      <text:p text:style-name="Standard">{</text:p>
      <text:p text:style-name="Standard">switch(n)</text:p>
      <text:p text:style-name="Standard">{</text:p>
      <text:p text:style-name="Standard">case "1":alert("You're good person and maintain good personality!!!");</text:p>
      <text:p text:style-name="Standard">break;</text:p>
      <text:p text:style-name="Standard">case "2":alert("Your very good kind hearte person!!!");</text:p>
      <text:p text:style-name="Standard">break;</text:p>
      <text:p text:style-name="Standard">case "3":alert("Your best dancer and singer inside!!!");</text:p>
      <text:p text:style-name="Standard">break;</text:p>
      <text:p text:style-name="Standard">case "4":alert("Your very responsible and caring person!!!");</text:p>
      <text:p text:style-name="Standard">break;</text:p>
      <text:p text:style-name="Standard">case "5":alert("You take any risk for you want and desired!!!");</text:p>
      <text:p text:style-name="Standard">break;</text:p>
      <text:p text:style-name="Standard">case "6":alert("Your very peacefull and emotionally strong person!!!");</text:p>
      <text:p text:style-name="Standard">break;</text:p>
      <text:p text:style-name="Standard">case "7":alert("You're most caring person and liked by all others!!! ");</text:p>
      <text:p text:style-name="Standard">break;</text:p>
      <text:p text:style-name="Standard">case "8":alert("You talking very nicely and easily attract others!!!");</text:p>
      <text:p text:style-name="Standard">break;</text:p>
      <text:p text:style-name="Standard">case "9":alert("You're sweet looking and every one easily attracted to you!!!");</text:p>
      <text:p text:style-name="Standard">break;</text:p>
      <text:p text:style-name="Standard">case "10":alert("Your a Brand-Ambasidor for SILENT KILLER's!!!");</text:p>
      <text:p text:style-name="Standard">break;</text:p>
      <text:p text:style-name="Standard"><text:soft-page-break/>case "11":alert("you're impress others with your WORDS and BEHAVIOUR!!!");</text:p>
      <text:p text:style-name="Standard">break;</text:p>
      <text:p text:style-name="Standard">case "12":alert("You talking very nicely and easily attract others!!!");</text:p>
      <text:p text:style-name="Standard">break;</text:p>
      <text:p text:style-name="Standard">case "13":alert("You compliment others and encourange them to do!!!");</text:p>
      <text:p text:style-name="Standard">break;</text:p>
      <text:p text:style-name="Standard">case "14":alert("You're have POLITE behaviour and give respect others!!! ");</text:p>
      <text:p text:style-name="Standard">break;</text:p>
      <text:p text:style-name="Standard">case "15":alert("Your very ego full person crying on others!!!");</text:p>
      <text:p text:style-name="Standard">break;</text:p>
      <text:p text:style-name="Standard">case "16":alert("You think I know everything but actually won't it!!!");</text:p>
      <text:p text:style-name="Standard">break;</text:p>
      <text:p text:style-name="Standard">case "17":alert("You struggle alot to reach this position");</text:p>
      <text:p text:style-name="Standard">break;</text:p>
      <text:p text:style-name="Standard">case "18":alert("You have good capacity for DRINKING!!!");</text:p>
      <text:p text:style-name="Standard">break;</text:p>
      <text:p text:style-name="Standard">case "19":alert("You're very emotional nature!!!");</text:p>
      <text:p text:style-name="Standard">break;</text:p>
      <text:p text:style-name="Standard">case "20":alert("You fear alot.Even small things you get fear!!!");</text:p>
      <text:p text:style-name="Standard">break;</text:p>
      <text:p text:style-name="Standard">case "21":alert("You doesn't listen anyone and do in your own way!!!");</text:p>
      <text:p text:style-name="Standard">break;</text:p>
      <text:p text:style-name="Standard">case "22":alert("Your talk in straight forwordly");</text:p>
      <text:p text:style-name="Standard">break;</text:p>
      <text:p text:style-name="Standard">case "23":alert("Your living in you liked way!!!");</text:p>
      <text:p text:style-name="Standard">break;</text:p>
      <text:p text:style-name="Standard">case "24":alert("You're good person and maintain good personality!!!");</text:p>
      <text:p text:style-name="Standard">break;</text:p>
      <text:p text:style-name="Standard">case "25":alert("Your very responsible and caring person!!!");</text:p>
      <text:p text:style-name="Standard">break;</text:p>
      <text:p text:style-name="Standard">case "26":alert("You take any risk for you want and desired!!!");</text:p>
      <text:p text:style-name="Standard"><text:soft-page-break/>break;</text:p>
      <text:p text:style-name="Standard">case "27":alert("Your very peacefull and emotionally strong person!!!");</text:p>
      <text:p text:style-name="Standard">break;</text:p>
      <text:p text:style-name="Standard">case "28":alert("You're most caring person and liked by all others!!! ");</text:p>
      <text:p text:style-name="Standard">break;</text:p>
      <text:p text:style-name="Standard">case "29":alert("You talking very nicely and easily attract others!!!");</text:p>
      <text:p text:style-name="Standard">break;</text:p>
      <text:p text:style-name="Standard">case "30":alert("You're sweet looking and every one easily attracted to you!!!");</text:p>
      <text:p text:style-name="Standard">break;</text:p>
      <text:p text:style-name="Standard">case "31":alert("Your a Brand-Ambasidor for SILENT KILLER's!!!");</text:p>
      <text:p text:style-name="Standard">break;</text:p>
      <text:p text:style-name="Standard">case "32":alert("Open heart,share everything with others!!!");</text:p>
      <text:p text:style-name="Standard">break;</text:p>
      <text:p text:style-name="Standard">case "33":alert("You don't care about MONEY spent alot it!!!");</text:p>
      <text:p text:style-name="Standard">break;</text:p>
      <text:p text:style-name="Standard">case "34":alert("you're impress others with your WORDS and BEHAVIOUR!!!");</text:p>
      <text:p text:style-name="Standard">break;</text:p>
      <text:p text:style-name="Standard">case "35":alert("Easily change your current mood,sometimes ANGRY and sometimes COOL!!!");</text:p>
      <text:p text:style-name="Standard">break;</text:p>
      <text:p text:style-name="Standard">case "36":alert("FASHIONATE and show in front of others!!!");</text:p>
      <text:p text:style-name="Standard">break;</text:p>
      <text:p text:style-name="Standard">case "37":alert("Easily trust everyone and sometimes oss yourself!!!");</text:p>
      <text:p text:style-name="Standard">break;</text:p>
      <text:p text:style-name="Standard">case "38":alert("You have a OVER-CONFIDENCE try to reduce it!!!");</text:p>
      <text:p text:style-name="Standard">break;</text:p>
      <text:p text:style-name="Standard">case "39":alert("You have creative MIND,but no proper use it!!! ");</text:p>
      <text:p text:style-name="Standard">break;</text:p>
      <text:p text:style-name="Standard">case "40":alert("Your EXPERT in mixing PULIHORA!!!");</text:p>
      <text:p text:style-name="Standard">break;</text:p>
      <text:p text:style-name="Standard">case "41":alert("Your a Brand-Ambasidor for SILENT KILLER's!!!");</text:p>
      <text:p text:style-name="Standard">break;</text:p>
      <text:p text:style-name="Standard"><text:soft-page-break/>case "42":alert("you're very intrested in knowing the others!!!");</text:p>
      <text:p text:style-name="Standard">break;</text:p>
      <text:p text:style-name="Standard">case "43":alert("You feel I know everything but actually won't it!!!");</text:p>
      <text:p text:style-name="Standard">break;</text:p>
      <text:p text:style-name="Standard">case "44":alert("You struggle alot to reach this position");</text:p>
      <text:p text:style-name="Standard">break;</text:p>
      <text:p text:style-name="Standard">case "45":alert("You have good capacity for DRINKING!!!");</text:p>
      <text:p text:style-name="Standard">break;</text:p>
      <text:p text:style-name="Standard">case "46":alert("You're very emotional nature!!!");</text:p>
      <text:p text:style-name="Standard">break;</text:p>
      <text:p text:style-name="Standard">case "47":alert("You fear alot.Even small things you get fear!!!");</text:p>
      <text:p text:style-name="Standard">break;</text:p>
      <text:p text:style-name="Standard">case "48":alert("You doesn't listen anyone and do in your own way!!!");</text:p>
      <text:p text:style-name="Standard">break;</text:p>
      <text:p text:style-name="Standard">case "49":alert("Your talk in straight forwordly");</text:p>
      <text:p text:style-name="Standard">break;</text:p>
      <text:p text:style-name="Standard">case "50":alert("Your living as you like and enjoying everyday!!!");</text:p>
      <text:p text:style-name="Standard">break;</text:p>
      <text:p text:style-name="Standard">case "51":alert("You're good person and maintain good personality!!!");</text:p>
      <text:p text:style-name="Standard">break;</text:p>
      <text:p text:style-name="Standard">case "52":alert("You're Strong <text:s/>minded and face the situations with a SMILE!!!");</text:p>
      <text:p text:style-name="Standard">break;</text:p>
      <text:p text:style-name="Standard">case "53":alert("You never compromise and try to get anything favour to you!!!");</text:p>
      <text:p text:style-name="Standard">break;</text:p>
      <text:p text:style-name="Standard">case "54":alert("You think I know everything but actually won't it!!!");</text:p>
      <text:p text:style-name="Standard">break;</text:p>
      <text:p text:style-name="Standard">case "55":alert("You talking very nicely and easily attract others!!!");</text:p>
      <text:p text:style-name="Standard">break;</text:p>
      <text:p text:style-name="Standard">case "56":alert("Your feel shy infront of others to express your FEELINGS!!!");</text:p>
      <text:p text:style-name="Standard">break;</text:p>
      <text:p text:style-name="Standard">case "57":alert("You're often failed to impress others!!!");</text:p>
      <text:p text:style-name="Standard"><text:soft-page-break/>break;</text:p>
      <text:p text:style-name="Standard">case "58":alert("You're likely ALONE and not ready to share your feelings!!!");</text:p>
      <text:p text:style-name="Standard">break;</text:p>
      <text:p text:style-name="Standard">case "59":alert("You're not intrested to stay alone and always search for others!!!");</text:p>
      <text:p text:style-name="Standard">break;</text:p>
      <text:p text:style-name="Standard">case "60":alert("You're not thinking about others, done whatever you want!!!");</text:p>
      <text:p text:style-name="Standard">break;</text:p>
      <text:p text:style-name="Standard">case "61":alert("NO one use mobile like as you used and operate it!!!");</text:p>
      <text:p text:style-name="Standard">break;</text:p>
      <text:p text:style-name="Standard">case "62":alert("You LOVE someone and MARRY someone!!!");</text:p>
      <text:p text:style-name="Standard">break;</text:p>
      <text:p text:style-name="Standard">case "63":alert("You're a great ACTOR. You plays different roles better than others!!!");</text:p>
      <text:p text:style-name="Standard">break;</text:p>
      <text:p text:style-name="Standard">case "64":alert("You dont digest others ACHIEVEMENT and others SUCCESSES!!! ");</text:p>
      <text:p text:style-name="Standard">break;</text:p>
      <text:p text:style-name="Standard">case "65":alert("You have PSYCHO behaviour and easily changes your current mood!!!");</text:p>
      <text:p text:style-name="Standard">break;</text:p>
      <text:p text:style-name="Standard">case "66":alert("You have sacrifying nature and easily give up!!!");</text:p>
      <text:p text:style-name="Standard">break;</text:p>
      <text:p text:style-name="Standard">case "67":alert("You have have different TALENT,some hardwork is needed to IGNITE it!!!");</text:p>
      <text:p text:style-name="Standard">break;</text:p>
      <text:p text:style-name="Standard">case "68":alert("Hardworking nature but,not get proper output!!!");</text:p>
      <text:p text:style-name="Standard">break;</text:p>
      <text:p text:style-name="Standard">case "69":alert("Work is your's but result is OTHERS!!!");</text:p>
      <text:p text:style-name="Standard">break;</text:p>
      <text:p text:style-name="Standard">case "70":alert("Your a kind hearted person with some SHYNESS!!!");</text:p>
      <text:p text:style-name="Standard">break;</text:p>
      <text:p text:style-name="Standard">case "71":alert("You're a ANGRY person,try to control it for your best FUTURE!!!");</text:p>
      <text:p text:style-name="Standard">break;</text:p>
      <text:p text:style-name="Standard">case "72":alert("You're the best friend for most of the members!!!");</text:p>
      <text:p text:style-name="Standard">break;</text:p>
      <text:p text:style-name="Standard"><text:soft-page-break/>case "73":alert("You miss the persons who likes you and you have very good caring nature!!!");</text:p>
      <text:p text:style-name="Standard">break;</text:p>
      <text:p text:style-name="Standard">case "74":alert("You're very shy person and talking with eyes only!!!");</text:p>
      <text:p text:style-name="Standard">break;</text:p>
      <text:p text:style-name="Standard">case "75":alert("You looks very attractive and traditional!!! ");</text:p>
      <text:p text:style-name="Standard">break;</text:p>
      <text:p text:style-name="Standard">case "76":alert("You look like a model and very fashionate!!! ");</text:p>
      <text:p text:style-name="Standard">break;</text:p>
      <text:p text:style-name="Standard">case "77":alert("Your suffered with HEALTH, Take care!!!");</text:p>
      <text:p text:style-name="Standard">break;</text:p>
      <text:p text:style-name="Standard">case "78":alert("Your mentally poor and not take right steps!!!");</text:p>
      <text:p text:style-name="Standard">break;</text:p>
      <text:p text:style-name="Standard">case "79":alert("Your soo DISTRUBED in nature and easily UPSET!!!");</text:p>
      <text:p text:style-name="Standard">break;</text:p>
      <text:p text:style-name="Standard">case "80":alert("You Argueing with others until you won in that!!!");</text:p>
      <text:p text:style-name="Standard">break;</text:p>
      <text:p text:style-name="Standard">case "81":alert("You never compromise and try to get anything favour to you!!!");</text:p>
      <text:p text:style-name="Standard">break;</text:p>
      <text:p text:style-name="Standard">case "82":alert("You have a very STUPID behaviour!!!");</text:p>
      <text:p text:style-name="Standard">break;</text:p>
      <text:p text:style-name="Standard">case "83":alert("You always irritate your friends,this is your HOBBY!!!");</text:p>
      <text:p text:style-name="Standard">break;</text:p>
      <text:p text:style-name="Standard">case "84":alert("You surprise others with your nasty things and behaviour!!!");</text:p>
      <text:p text:style-name="Standard">break;</text:p>
      <text:p text:style-name="Standard">case "85":alert("Your always try to sitting alone and enjoying your own company!!!");</text:p>
      <text:p text:style-name="Standard">break;</text:p>
      <text:p text:style-name="Standard">case "86":alert("Your Brain was very sharp,easily findout anything!!!");</text:p>
      <text:p text:style-name="Standard">break;</text:p>
      <text:p text:style-name="Standard">case "87":alert("You are very serious on others who are dis-like you!!!");</text:p>
      <text:p text:style-name="Standard">break;</text:p>
      <text:p text:style-name="Standard">case "88":alert("You are a NATURE Lover and try to enjoy the Nature everyday!!!");</text:p>
      <text:p text:style-name="Standard"><text:soft-page-break/>break;</text:p>
      <text:p text:style-name="Standard">case "89":alert("You are often not get which was you WANT!!! ");</text:p>
      <text:p text:style-name="Standard">break;</text:p>
      <text:p text:style-name="Standard">case "90":alert("Your easily excited for small things!!!");</text:p>
      <text:p text:style-name="Standard">break;</text:p>
      <text:p text:style-name="Standard">case "91":alert("you are like to stay in simple and traditional!!!");</text:p>
      <text:p text:style-name="Standard">break;</text:p>
      <text:p text:style-name="Standard">case "92":alert("You are eagerly waiting for your's Turn and Time to revenge or enjoying!!!");</text:p>
      <text:p text:style-name="Standard">break;</text:p>
      <text:p text:style-name="Standard">case "93":alert("Your very alcoholic,you addicted to that!!!");</text:p>
      <text:p text:style-name="Standard">break;</text:p>
      <text:p text:style-name="Standard">case "94":alert("You have a lot of confidence on YOU and done work properly!!!");</text:p>
      <text:p text:style-name="Standard">break;</text:p>
      <text:p text:style-name="Standard">case "95":alert("You are argueing for small things and like stay Dominent!!! ");</text:p>
      <text:p text:style-name="Standard">break;</text:p>
      <text:p text:style-name="Standard">case "96":alert("You're sweet looking and every one easily attracted to you!!!");</text:p>
      <text:p text:style-name="Standard">break;</text:p>
      <text:p text:style-name="Standard">case "97":alert("You're best friend for most of the members!!!");</text:p>
      <text:p text:style-name="Standard">break;</text:p>
      <text:p text:style-name="Standard">case "98":alert("You're ego less and selfishless person!!!");</text:p>
      <text:p text:style-name="Standard">break;</text:p>
      <text:p text:style-name="Standard">case "99":alert("You're very shy person and talking with eyes only!!!");</text:p>
      <text:p text:style-name="Standard">break;</text:p>
      <text:p text:style-name="Standard">case "100":alert("you're impress others with your WORDS and BEHAVIOUR!!!");</text:p>
      <text:p text:style-name="Standard">break;</text:p>
      <text:p text:style-name="Standard">default:alert("Please Enter Your current Age"); </text:p>
      <text:p text:style-name="Standard">}</text:p>
      <text:p text:style-name="Standard">}</text:p>
      <text:p text:style-name="Standard">else if(b=='o'||b=='O')</text:p>
      <text:p text:style-name="Standard">{</text:p>
      <text:p text:style-name="Standard">switch(n)</text:p>
      <text:p text:style-name="Standard"><text:soft-page-break/>{</text:p>
      <text:p text:style-name="Standard">case "1":alert("You doesn't listen anyone and do in your own way!!!");</text:p>
      <text:p text:style-name="Standard">break;</text:p>
      <text:p text:style-name="Standard">case "2":alert("Your talk in straight forwordly");</text:p>
      <text:p text:style-name="Standard">break;</text:p>
      <text:p text:style-name="Standard">case "3":alert("Your living in you liked way!!!");</text:p>
      <text:p text:style-name="Standard">break;</text:p>
      <text:p text:style-name="Standard">case "4":alert("You're good person and maintain good personality!!!");</text:p>
      <text:p text:style-name="Standard">break;</text:p>
      <text:p text:style-name="Standard">case "5":alert("Your very responsible and caring person!!!");</text:p>
      <text:p text:style-name="Standard">break;</text:p>
      <text:p text:style-name="Standard">case "6":alert("You take any risk for you want and desired!!!");</text:p>
      <text:p text:style-name="Standard">break;</text:p>
      <text:p text:style-name="Standard">case "7":alert("Your very peacefull and emotionally strong person!!!");</text:p>
      <text:p text:style-name="Standard">break;</text:p>
      <text:p text:style-name="Standard">case "8":alert("You're most caring person and liked by all others!!! ");</text:p>
      <text:p text:style-name="Standard">break;</text:p>
      <text:p text:style-name="Standard">case "9":alert("You talking very nicely and easily attract others!!!");</text:p>
      <text:p text:style-name="Standard">break;</text:p>
      <text:p text:style-name="Standard">case "10":alert("You're sweet looking and every one easily attracted to you!!!");</text:p>
      <text:p text:style-name="Standard">break;</text:p>
      <text:p text:style-name="Standard">case "11":alert("Your a Brand-Ambasidor for SILENT KILLER's!!!");</text:p>
      <text:p text:style-name="Standard">break;</text:p>
      <text:p text:style-name="Standard">case "12":alert("Open heart,share everything with others!!!");</text:p>
      <text:p text:style-name="Standard">break;</text:p>
      <text:p text:style-name="Standard">case "13":alert("You don't care about MONEY spent alot it!!!");</text:p>
      <text:p text:style-name="Standard">break;</text:p>
      <text:p text:style-name="Standard">case "14":alert("you're impress others with your WORDS and BEHAVIOUR!!!");</text:p>
      <text:p text:style-name="Standard">break;</text:p>
      <text:p text:style-name="Standard">case "15":alert("Easily change your current mood,sometimes ANGRY and sometimes COOL!!!");</text:p>
      <text:p text:style-name="Standard">break;</text:p>
      <text:p text:style-name="Standard"><text:soft-page-break/>case "16":alert("FASHIONATE and show in front of others!!!");</text:p>
      <text:p text:style-name="Standard">break;</text:p>
      <text:p text:style-name="Standard">case "17":alert("Easily trust everyone and sometimes oss yourself!!!");</text:p>
      <text:p text:style-name="Standard">break;</text:p>
      <text:p text:style-name="Standard">case "18":alert("You have a OVER-CONFIDENCE try to reduce it!!!");</text:p>
      <text:p text:style-name="Standard">break;</text:p>
      <text:p text:style-name="Standard">case "19":alert("You have creative MIND,but no proper use it!!! ");</text:p>
      <text:p text:style-name="Standard">break;</text:p>
      <text:p text:style-name="Standard">case "20":alert("Your EXPERT in mixing PULIHORA!!!");</text:p>
      <text:p text:style-name="Standard">break;</text:p>
      <text:p text:style-name="Standard">case "21":alert("Your a Brand-Ambasidor for SILENT KILLER's!!!");</text:p>
      <text:p text:style-name="Standard">break;</text:p>
      <text:p text:style-name="Standard">case "22":alert("you're very intrested in knowing the others!!!");</text:p>
      <text:p text:style-name="Standard">break;</text:p>
      <text:p text:style-name="Standard">case "23":alert("You feel I know everything but actually won't it!!!");</text:p>
      <text:p text:style-name="Standard">break;</text:p>
      <text:p text:style-name="Standard">case "24":alert("You struggle alot to reach this position");</text:p>
      <text:p text:style-name="Standard">break;</text:p>
      <text:p text:style-name="Standard">case "25":alert("You have good capacity for DRINKING!!!");</text:p>
      <text:p text:style-name="Standard">break;</text:p>
      <text:p text:style-name="Standard">case "26":alert("You're very emotional nature!!!");</text:p>
      <text:p text:style-name="Standard">break;</text:p>
      <text:p text:style-name="Standard">case "27":alert("You fear alot.Even small things you get fear!!!");</text:p>
      <text:p text:style-name="Standard">break;</text:p>
      <text:p text:style-name="Standard">case "28":alert("You doesn't listen anyone and do in your own way!!!");</text:p>
      <text:p text:style-name="Standard">break;</text:p>
      <text:p text:style-name="Standard">case "29":alert("Your talk in straight forwordly");</text:p>
      <text:p text:style-name="Standard">break;</text:p>
      <text:p text:style-name="Standard">case "30":alert("Your living as you like and enjoying everyday!!!");</text:p>
      <text:p text:style-name="Standard">break;</text:p>
      <text:p text:style-name="Standard">case "31":alert("You're good person and maintain good personality!!!");</text:p>
      <text:p text:style-name="Standard"><text:soft-page-break/>break;</text:p>
      <text:p text:style-name="Standard">case "32":alert("You're Strong <text:s/>minded and face the situations with a SMILE!!!");</text:p>
      <text:p text:style-name="Standard">break;</text:p>
      <text:p text:style-name="Standard">case "33":alert("You never compromise and try to get anything favour to you!!!");</text:p>
      <text:p text:style-name="Standard">break;</text:p>
      <text:p text:style-name="Standard">case "34":alert("You think I know everything but actually won't it!!!");</text:p>
      <text:p text:style-name="Standard">break;</text:p>
      <text:p text:style-name="Standard">case "35":alert("You talking very nicely and easily attract others!!!");</text:p>
      <text:p text:style-name="Standard">break;</text:p>
      <text:p text:style-name="Standard">case "36":alert("Your soo DISTRUBED in nature and easily UPSET!!!");</text:p>
      <text:p text:style-name="Standard">break;</text:p>
      <text:p text:style-name="Standard">case "37":alert("You Argueing with others until you won in that!!!");</text:p>
      <text:p text:style-name="Standard">break;</text:p>
      <text:p text:style-name="Standard">case "38":alert("You never compromise and try to get anything favour to you!!!");</text:p>
      <text:p text:style-name="Standard">break;</text:p>
      <text:p text:style-name="Standard">case "39":alert("You have a very STUPID behaviour!!!");</text:p>
      <text:p text:style-name="Standard">break;</text:p>
      <text:p text:style-name="Standard">case "40":alert("You always irritate your friends,this is your HOBBY!!!");</text:p>
      <text:p text:style-name="Standard">break;</text:p>
      <text:p text:style-name="Standard">case "41":alert("You surprise others with your nasty things and behaviour!!!");</text:p>
      <text:p text:style-name="Standard">break;</text:p>
      <text:p text:style-name="Standard">case "42":alert("Your always try to sitting alone and enjoying your own company!!!");</text:p>
      <text:p text:style-name="Standard">break;</text:p>
      <text:p text:style-name="Standard">case "43":alert("Your Brain was very sharp,easily findout anything!!!");</text:p>
      <text:p text:style-name="Standard">break;</text:p>
      <text:p text:style-name="Standard">case "44":alert("You are very serious on others who are dis-like you!!!");</text:p>
      <text:p text:style-name="Standard">break;</text:p>
      <text:p text:style-name="Standard">case "45":alert("You are a NATURE Lover and try to enjoy the Nature everyday!!!");</text:p>
      <text:p text:style-name="Standard">break;</text:p>
      <text:p text:style-name="Standard">case "46":alert("You are often not get which was you WANT!!! ");</text:p>
      <text:p text:style-name="Standard">break;</text:p>
      <text:p text:style-name="Standard"><text:soft-page-break/>case "47":alert("Your easily excited for small things!!!");</text:p>
      <text:p text:style-name="Standard">break;</text:p>
      <text:p text:style-name="Standard">case "48":alert("you are like to stay in simple and traditional!!!");</text:p>
      <text:p text:style-name="Standard">break;</text:p>
      <text:p text:style-name="Standard">case "49":alert("You are eagerly waiting for your's Turn and Time to revenge or enjoying!!!");</text:p>
      <text:p text:style-name="Standard">break;</text:p>
      <text:p text:style-name="Standard">case "50":alert("Your very alcoholic,you addicted to that!!!");</text:p>
      <text:p text:style-name="Standard">break;</text:p>
      <text:p text:style-name="Standard">case "51":alert("You have a lot of confidence on YOU and done work properly!!!");</text:p>
      <text:p text:style-name="Standard">break;</text:p>
      <text:p text:style-name="Standard">case "52":alert("You are argueing for small things and like stay Dominent!!! ");</text:p>
      <text:p text:style-name="Standard">break;</text:p>
      <text:p text:style-name="Standard">case "53":alert("You're sweet looking and every one easily attracted to you!!!");</text:p>
      <text:p text:style-name="Standard">break;</text:p>
      <text:p text:style-name="Standard">case "54":alert("You're best friend for most of the members!!!");</text:p>
      <text:p text:style-name="Standard">break;</text:p>
      <text:p text:style-name="Standard">case "55":alert("You're ego less and selfishless person!!!");</text:p>
      <text:p text:style-name="Standard">break;</text:p>
      <text:p text:style-name="Standard">case "56":alert("You're very shy person and talking with eyes only!!!");</text:p>
      <text:p text:style-name="Standard">break;</text:p>
      <text:p text:style-name="Standard">case "57":alert("you're impress others with your WORDS and BEHAVIOUR!!!");</text:p>
      <text:p text:style-name="Standard">break;</text:p>
      <text:p text:style-name="Standard">case "58":alert("You're good person and maintain good personality!!!");</text:p>
      <text:p text:style-name="Standard">break;</text:p>
      <text:p text:style-name="Standard">case "59":alert("Your very good kind hearte person!!!");</text:p>
      <text:p text:style-name="Standard">break;</text:p>
      <text:p text:style-name="Standard">case "60":alert("Your best dancer and singer inside!!!");</text:p>
      <text:p text:style-name="Standard">break;</text:p>
      <text:p text:style-name="Standard">case "61":alert("Your very responsible and caring person!!!");</text:p>
      <text:p text:style-name="Standard">break;</text:p>
      <text:p text:style-name="Standard">case "62":alert("You take any risk for you want and desired!!!");</text:p>
      <text:p text:style-name="Standard"><text:soft-page-break/>break;</text:p>
      <text:p text:style-name="Standard">case "63":alert("Your very peacefull and emotionally strong person!!!");</text:p>
      <text:p text:style-name="Standard">break;</text:p>
      <text:p text:style-name="Standard">case "64":alert("You're most caring person and liked by all others!!! ");</text:p>
      <text:p text:style-name="Standard">break;</text:p>
      <text:p text:style-name="Standard">case "65":alert("You talking very nicely and easily attract others!!!");</text:p>
      <text:p text:style-name="Standard">break;</text:p>
      <text:p text:style-name="Standard">case "66":alert("You're sweet looking and every one easily attracted to you!!!");</text:p>
      <text:p text:style-name="Standard">break;</text:p>
      <text:p text:style-name="Standard">case "67":alert("Your a Brand-Ambasidor for SILENT KILLER's!!!");</text:p>
      <text:p text:style-name="Standard">break;</text:p>
      <text:p text:style-name="Standard">case "68":alert("you're impress others with your WORDS and BEHAVIOUR!!!");</text:p>
      <text:p text:style-name="Standard">break;</text:p>
      <text:p text:style-name="Standard">case "69":alert("You talking very nicely and easily attract others!!!");</text:p>
      <text:p text:style-name="Standard">break;</text:p>
      <text:p text:style-name="Standard">case "70":alert("You compliment others and encourange them to do!!!");</text:p>
      <text:p text:style-name="Standard">break;</text:p>
      <text:p text:style-name="Standard">case "71":alert("You're have POLITE behaviour and give respect others!!! ");</text:p>
      <text:p text:style-name="Standard">break;</text:p>
      <text:p text:style-name="Standard">case "72":alert("Your very ego full person crying on others!!!");</text:p>
      <text:p text:style-name="Standard">break;</text:p>
      <text:p text:style-name="Standard">case "73":alert("You think I know everything but actually won't it!!!");</text:p>
      <text:p text:style-name="Standard">break;</text:p>
      <text:p text:style-name="Standard">case "74":alert("You struggle alot to reach this position");</text:p>
      <text:p text:style-name="Standard">break;</text:p>
      <text:p text:style-name="Standard">case "75":alert("You have good capacity for DRINKING!!!");</text:p>
      <text:p text:style-name="Standard">break;</text:p>
      <text:p text:style-name="Standard">case "76":alert("You're very emotional nature!!!");</text:p>
      <text:p text:style-name="Standard">break;</text:p>
      <text:p text:style-name="Standard">case "77":alert("You fear alot.Even small things you get fear!!!");</text:p>
      <text:p text:style-name="Standard">break;</text:p>
      <text:p text:style-name="Standard"><text:soft-page-break/>case "78":alert("Your feel shy infront of others to express your FEELINGS!!!");</text:p>
      <text:p text:style-name="Standard">break;</text:p>
      <text:p text:style-name="Standard">case "79":alert("You're often failed to impress others!!!");</text:p>
      <text:p text:style-name="Standard">break;</text:p>
      <text:p text:style-name="Standard">case "80":alert("You're likely ALONE and not ready to share your feelings!!!");</text:p>
      <text:p text:style-name="Standard">break;</text:p>
      <text:p text:style-name="Standard">case "81":alert("You're not intrested to stay alone and always search for others!!!");</text:p>
      <text:p text:style-name="Standard">break;</text:p>
      <text:p text:style-name="Standard">case "82":alert("You're not thinking about others, done whatever you want!!!");</text:p>
      <text:p text:style-name="Standard">break;</text:p>
      <text:p text:style-name="Standard">case "83":alert("NO one use mobile like as you used and operate it!!!");</text:p>
      <text:p text:style-name="Standard">break;</text:p>
      <text:p text:style-name="Standard">case "84":alert("You LOVE someone and MARRY someone!!!");</text:p>
      <text:p text:style-name="Standard">break;</text:p>
      <text:p text:style-name="Standard">case "85":alert("You're a great ACTOR. You plays different roles better than others!!!");</text:p>
      <text:p text:style-name="Standard">break;</text:p>
      <text:p text:style-name="Standard">case "86":alert("You dont digest others ACHIEVEMENT and others SUCCESSES!!! ");</text:p>
      <text:p text:style-name="Standard">break;</text:p>
      <text:p text:style-name="Standard">case "87":alert("You have PSYCHO behaviour and easily changes your current mood!!!");</text:p>
      <text:p text:style-name="Standard">break;</text:p>
      <text:p text:style-name="Standard">case "88":alert("You have sacrifying nature and easily give up!!!");</text:p>
      <text:p text:style-name="Standard">break;</text:p>
      <text:p text:style-name="Standard">case "89":alert("You have have different TALENT,some hardwork is needed to IGNITE it!!!");</text:p>
      <text:p text:style-name="Standard">break;</text:p>
      <text:p text:style-name="Standard">case "90":alert("Hardworking nature but,not get proper output!!!");</text:p>
      <text:p text:style-name="Standard">break;</text:p>
      <text:p text:style-name="Standard">case "91":alert("Work is your's but result is OTHERS!!!");</text:p>
      <text:p text:style-name="Standard">break;</text:p>
      <text:p text:style-name="Standard">case "92":alert("Your a kind hearted person with some SHYNESS!!!");</text:p>
      <text:p text:style-name="Standard">break;</text:p>
      <text:p text:style-name="Standard">case "93":alert("You're a ANGRY person,try to control it for your best FUTURE!!!");</text:p>
      <text:p text:style-name="Standard"><text:soft-page-break/>break;</text:p>
      <text:p text:style-name="Standard">case "94":alert("You're the best friend for most of the members!!!");</text:p>
      <text:p text:style-name="Standard">break;</text:p>
      <text:p text:style-name="Standard">case "95":alert("You miss the persons who likes you and you have very good caring nature!!!");</text:p>
      <text:p text:style-name="Standard">break;</text:p>
      <text:p text:style-name="Standard">case "96":alert("You're very shy person and talking with eyes only!!!");</text:p>
      <text:p text:style-name="Standard">break;</text:p>
      <text:p text:style-name="Standard">case "97":alert("You looks very attractive and traditional!!! ");</text:p>
      <text:p text:style-name="Standard">break;</text:p>
      <text:p text:style-name="Standard">case "98":alert("You look like a model and very fashionate!!! ");</text:p>
      <text:p text:style-name="Standard">break;</text:p>
      <text:p text:style-name="Standard">case "99":alert("Your suffered with HEALTH, Take care!!!");</text:p>
      <text:p text:style-name="Standard">break;</text:p>
      <text:p text:style-name="Standard">case "100":alert("Your mentally poor and not take right steps!!!");</text:p>
      <text:p text:style-name="Standard">break;</text:p>
      <text:p text:style-name="Standard">default:alert("Please Enter Your current Age"); </text:p>
      <text:p text:style-name="Standard">}</text:p>
      <text:p text:style-name="Standard">}</text:p>
      <text:p text:style-name="Standard">else if(b=='u'||b=='U')</text:p>
      <text:p text:style-name="Standard">{</text:p>
      <text:p text:style-name="Standard">switch(n)</text:p>
      <text:p text:style-name="Standard">{</text:p>
      <text:p text:style-name="Standard">case "1":alert("You're not thinking about others, done whatever you want!!!");</text:p>
      <text:p text:style-name="Standard">break;</text:p>
      <text:p text:style-name="Standard">case "2":alert("NO one use mobile like as you used and operate it!!!");</text:p>
      <text:p text:style-name="Standard">break;</text:p>
      <text:p text:style-name="Standard">case "3":alert("You LOVE someone and MARRY someone!!!");</text:p>
      <text:p text:style-name="Standard">break;</text:p>
      <text:p text:style-name="Standard">case "4":alert("You're a great ACTOR. You plays different roles better than others!!!");</text:p>
      <text:p text:style-name="Standard">break;</text:p>
      <text:p text:style-name="Standard">case "5":alert("You dont digest others ACHIEVEMENT and others SUCCESSES!!! ");</text:p>
      <text:p text:style-name="Standard"><text:soft-page-break/>break;</text:p>
      <text:p text:style-name="Standard">case "6":alert("You have PSYCHO behaviour and easily changes your current mood!!!");</text:p>
      <text:p text:style-name="Standard">break;</text:p>
      <text:p text:style-name="Standard">case "7":alert("You have sacrifying nature and easily give up!!!");</text:p>
      <text:p text:style-name="Standard">break;</text:p>
      <text:p text:style-name="Standard">case "8":alert("You have have different TALENT,some hardwork is needed to IGNITE it!!!");</text:p>
      <text:p text:style-name="Standard">break;</text:p>
      <text:p text:style-name="Standard">case "9":alert("Hardworking nature but,not get proper output!!!");</text:p>
      <text:p text:style-name="Standard">break;</text:p>
      <text:p text:style-name="Standard">case "10":alert("Work is your's but result is OTHERS!!!");</text:p>
      <text:p text:style-name="Standard">break;</text:p>
      <text:p text:style-name="Standard">case "11":alert("Your a kind hearted person with some SHYNESS!!!");</text:p>
      <text:p text:style-name="Standard">break;</text:p>
      <text:p text:style-name="Standard">case "12":alert("You're a ANGRY person,try to control it for your best FUTURE!!!");</text:p>
      <text:p text:style-name="Standard">break;</text:p>
      <text:p text:style-name="Standard">case "13":alert("You're the best friend for most of the members!!!");</text:p>
      <text:p text:style-name="Standard">break;</text:p>
      <text:p text:style-name="Standard">case "14":alert("You miss the persons who likes you and you have very good caring nature!!!");</text:p>
      <text:p text:style-name="Standard">break;</text:p>
      <text:p text:style-name="Standard">case "15":alert("You're very shy person and talking with eyes only!!!");</text:p>
      <text:p text:style-name="Standard">break;</text:p>
      <text:p text:style-name="Standard">case "16":alert("You looks very attractive and traditional!!! ");</text:p>
      <text:p text:style-name="Standard">break;</text:p>
      <text:p text:style-name="Standard">case "17":alert("You look like a model and very fashionate!!! ");</text:p>
      <text:p text:style-name="Standard">break;</text:p>
      <text:p text:style-name="Standard">case "18":alert("Your suffered with HEALTH, Take care!!!");</text:p>
      <text:p text:style-name="Standard">break;</text:p>
      <text:p text:style-name="Standard">case "19":alert("Your mentally poor and not take right steps!!!");</text:p>
      <text:p text:style-name="Standard">break;</text:p>
      <text:p text:style-name="Standard">case "20":alert("You never compromise and try to get anything favour to you!!!");</text:p>
      <text:p text:style-name="Standard">break;</text:p>
      <text:p text:style-name="Standard"><text:soft-page-break/>case "21":alert("You miss the person who loves you and you have good caring nature!!!");</text:p>
      <text:p text:style-name="Standard">break;</text:p>
      <text:p text:style-name="Standard">case "22":alert("You talking very nicely and easily attract others!!!");</text:p>
      <text:p text:style-name="Standard">break;</text:p>
      <text:p text:style-name="Standard">case "23":alert("Your soo DISTRUBED in nature and easily UPSET!!!");</text:p>
      <text:p text:style-name="Standard">break;</text:p>
      <text:p text:style-name="Standard">case "24":alert("You Argueing with others until you won in that!!!");</text:p>
      <text:p text:style-name="Standard">break;</text:p>
      <text:p text:style-name="Standard">case "25":alert("You never compromise and try to get anything favour to you!!!");</text:p>
      <text:p text:style-name="Standard">break;</text:p>
      <text:p text:style-name="Standard">case "26":alert("You have a very STUPID behaviour!!!");</text:p>
      <text:p text:style-name="Standard">break;</text:p>
      <text:p text:style-name="Standard">case "27":alert("You always irritate your friends,this is your HOBBY!!!");</text:p>
      <text:p text:style-name="Standard">break;</text:p>
      <text:p text:style-name="Standard">case "28":alert("You surprise others with your nasty things and behaviour!!!");</text:p>
      <text:p text:style-name="Standard">break;</text:p>
      <text:p text:style-name="Standard">case "29":alert("Your always try to sitting alone and enjoying your own company!!!");</text:p>
      <text:p text:style-name="Standard">break;</text:p>
      <text:p text:style-name="Standard">case "30":alert("Your Brain was very sharp,easily findout anything!!!");</text:p>
      <text:p text:style-name="Standard">break;</text:p>
      <text:p text:style-name="Standard">case "31":alert("You are very serious on others who are dis-like you!!!");</text:p>
      <text:p text:style-name="Standard">break;</text:p>
      <text:p text:style-name="Standard">case "32":alert("You are a NATURE Lover and try to enjoy the Nature everyday!!!");</text:p>
      <text:p text:style-name="Standard">break;</text:p>
      <text:p text:style-name="Standard">case "33":alert("You are often not get which was you WANT!!! ");</text:p>
      <text:p text:style-name="Standard">break;</text:p>
      <text:p text:style-name="Standard">case "34":alert("Your easily excited for small things!!!");</text:p>
      <text:p text:style-name="Standard">break;</text:p>
      <text:p text:style-name="Standard">case "35":alert("you are like to stay in simple and traditional!!!");</text:p>
      <text:p text:style-name="Standard">break;</text:p>
      <text:p text:style-name="Standard">case "36":alert("You are eagerly waiting for your's Turn and Time to revenge or enjoying!!!");</text:p>
      <text:p text:style-name="Standard"><text:soft-page-break/>break;</text:p>
      <text:p text:style-name="Standard">case "37":alert("Your very alcoholic,you addicted to that!!!");</text:p>
      <text:p text:style-name="Standard">break;</text:p>
      <text:p text:style-name="Standard">case "38":alert("You doesn't listen anyone and do in your own way!!!");</text:p>
      <text:p text:style-name="Standard">break;</text:p>
      <text:p text:style-name="Standard">case "39":alert("Your talk in straight forwordly");</text:p>
      <text:p text:style-name="Standard">break;</text:p>
      <text:p text:style-name="Standard">case "40":alert("Your living in you liked way!!!");</text:p>
      <text:p text:style-name="Standard">break;</text:p>
      <text:p text:style-name="Standard">case "41":alert("You're good person and maintain good personality!!!");</text:p>
      <text:p text:style-name="Standard">break;</text:p>
      <text:p text:style-name="Standard">case "42":alert("Your very responsible and caring person!!!");</text:p>
      <text:p text:style-name="Standard">break;</text:p>
      <text:p text:style-name="Standard">case "43":alert("You take any risk for you want and desired!!!");</text:p>
      <text:p text:style-name="Standard">break;</text:p>
      <text:p text:style-name="Standard">case "44":alert("Your very peacefull and emotionally strong person!!!");</text:p>
      <text:p text:style-name="Standard">break;</text:p>
      <text:p text:style-name="Standard">case "45":alert("You're most caring person and liked by all others!!! ");</text:p>
      <text:p text:style-name="Standard">break;</text:p>
      <text:p text:style-name="Standard">case "46":alert("You talking very nicely and easily attract others!!!");</text:p>
      <text:p text:style-name="Standard">break;</text:p>
      <text:p text:style-name="Standard">case "47":alert("You're sweet looking and every one easily attracted to you!!!");</text:p>
      <text:p text:style-name="Standard">break;</text:p>
      <text:p text:style-name="Standard">case "48":alert("Your a Brand-Ambasidor for SILENT KILLER's!!!");</text:p>
      <text:p text:style-name="Standard">break;</text:p>
      <text:p text:style-name="Standard">case "49":alert("Open heart,share everything with others!!!");</text:p>
      <text:p text:style-name="Standard">break;</text:p>
      <text:p text:style-name="Standard">case "50":alert("You don't care about MONEY spent alot it!!!");</text:p>
      <text:p text:style-name="Standard">break;</text:p>
      <text:p text:style-name="Standard">case "51":alert("you're impress others with your WORDS and BEHAVIOUR!!!");</text:p>
      <text:p text:style-name="Standard">break;</text:p>
      <text:p text:style-name="Standard"><text:soft-page-break/>case "52":alert("Easily change your current mood,sometimes ANGRY and sometimes COOL!!!");</text:p>
      <text:p text:style-name="Standard">break;</text:p>
      <text:p text:style-name="Standard">case "53":alert("FASHIONATE and show in front of others!!!");</text:p>
      <text:p text:style-name="Standard">break;</text:p>
      <text:p text:style-name="Standard">case "54":alert("Easily trust everyone and sometimes oss yourself!!!");</text:p>
      <text:p text:style-name="Standard">break;</text:p>
      <text:p text:style-name="Standard">case "55":alert("You have a OVER-CONFIDENCE try to reduce it!!!");</text:p>
      <text:p text:style-name="Standard">break;</text:p>
      <text:p text:style-name="Standard">case "56":alert("You have creative MIND,but no proper use it!!! ");</text:p>
      <text:p text:style-name="Standard">break;</text:p>
      <text:p text:style-name="Standard">case "57":alert("Your EXPERT in mixing PULIHORA!!!");</text:p>
      <text:p text:style-name="Standard">break;</text:p>
      <text:p text:style-name="Standard">case "58":alert("Your a Brand-Ambasidor for SILENT KILLER's!!!");</text:p>
      <text:p text:style-name="Standard">break;</text:p>
      <text:p text:style-name="Standard">case "59":alert("you're very intrested in knowing the others!!!");</text:p>
      <text:p text:style-name="Standard">break;</text:p>
      <text:p text:style-name="Standard">case "60":alert("You feel I know everything but actually won't it!!!");</text:p>
      <text:p text:style-name="Standard">break;</text:p>
      <text:p text:style-name="Standard">case "61":alert("You struggle alot to reach this position");</text:p>
      <text:p text:style-name="Standard">break;</text:p>
      <text:p text:style-name="Standard">case "62":alert("You have good capacity for DRINKING!!!");</text:p>
      <text:p text:style-name="Standard">break;</text:p>
      <text:p text:style-name="Standard">case "63":alert("You're very emotional nature!!!");</text:p>
      <text:p text:style-name="Standard">break;</text:p>
      <text:p text:style-name="Standard">case "64":alert("You fear alot.Even small things you get fear!!!");</text:p>
      <text:p text:style-name="Standard">break;</text:p>
      <text:p text:style-name="Standard">case "65":alert("You doesn't listen anyone and do in your own way!!!");</text:p>
      <text:p text:style-name="Standard">break;</text:p>
      <text:p text:style-name="Standard">case "66":alert("Your talk in straight forwordly");</text:p>
      <text:p text:style-name="Standard">break;</text:p>
      <text:p text:style-name="Standard">case "67":alert("Your living as you like and enjoying everyday!!!");</text:p>
      <text:p text:style-name="Standard"><text:soft-page-break/>break;</text:p>
      <text:p text:style-name="Standard">case "68":alert("You're good person and maintain good personality!!!");</text:p>
      <text:p text:style-name="Standard">break;</text:p>
      <text:p text:style-name="Standard">case "69":alert("You're Strong <text:s/>minded and face the situations with a SMILE!!!");</text:p>
      <text:p text:style-name="Standard">break;</text:p>
      <text:p text:style-name="Standard">case "70":alert("You have a lot of confidence on YOU and done work properly!!!");</text:p>
      <text:p text:style-name="Standard">break;</text:p>
      <text:p text:style-name="Standard">case "71":alert("You are argueing for small things and like stay Dominent!!! ");</text:p>
      <text:p text:style-name="Standard">break;</text:p>
      <text:p text:style-name="Standard">case "72":alert("You're sweet looking and every one easily attracted to you!!!");</text:p>
      <text:p text:style-name="Standard">break;</text:p>
      <text:p text:style-name="Standard">case "73":alert("You're best friend for most of the members!!!");</text:p>
      <text:p text:style-name="Standard">break;</text:p>
      <text:p text:style-name="Standard">case "74":alert("You're ego less and selfishless person!!!");</text:p>
      <text:p text:style-name="Standard">break;</text:p>
      <text:p text:style-name="Standard">case "75":alert("You're very shy person and talking with eyes only!!!");</text:p>
      <text:p text:style-name="Standard">break;</text:p>
      <text:p text:style-name="Standard">case "76":alert("you're impress others with your WORDS and BEHAVIOUR!!!");</text:p>
      <text:p text:style-name="Standard">break;</text:p>
      <text:p text:style-name="Standard">case "77":alert("You're good person and maintain good personality!!!");</text:p>
      <text:p text:style-name="Standard">break;</text:p>
      <text:p text:style-name="Standard">case "78":alert("Your very good kind hearte person!!!");</text:p>
      <text:p text:style-name="Standard">break;</text:p>
      <text:p text:style-name="Standard">case "79":alert("Your best dancer and singer inside!!!");</text:p>
      <text:p text:style-name="Standard">break;</text:p>
      <text:p text:style-name="Standard">case "80":alert("Your very responsible and caring person!!!");</text:p>
      <text:p text:style-name="Standard">break;</text:p>
      <text:p text:style-name="Standard">case "81":alert("You take any risk for you want and desired!!!");</text:p>
      <text:p text:style-name="Standard">break;</text:p>
      <text:p text:style-name="Standard">case "82":alert("Your very peacefull and emotionally strong person!!!");</text:p>
      <text:p text:style-name="Standard">break;</text:p>
      <text:p text:style-name="Standard"><text:soft-page-break/>case "83":alert("You're most caring person and liked by all others!!! ");</text:p>
      <text:p text:style-name="Standard">break;</text:p>
      <text:p text:style-name="Standard">case "84":alert("You talking very nicely and easily attract others!!!");</text:p>
      <text:p text:style-name="Standard">break;</text:p>
      <text:p text:style-name="Standard">case "85":alert("You're sweet looking and every one easily attracted to you!!!");</text:p>
      <text:p text:style-name="Standard">break;</text:p>
      <text:p text:style-name="Standard">case "86":alert("Your a Brand-Ambasidor for SILENT KILLER's!!!");</text:p>
      <text:p text:style-name="Standard">break;</text:p>
      <text:p text:style-name="Standard">case "87":alert("you're impress others with your WORDS and BEHAVIOUR!!!");</text:p>
      <text:p text:style-name="Standard">break;</text:p>
      <text:p text:style-name="Standard">case "88":alert("You talking very nicely and easily attract others!!!");</text:p>
      <text:p text:style-name="Standard">break;</text:p>
      <text:p text:style-name="Standard">case "89":alert("You compliment others and encourange them to do!!!");</text:p>
      <text:p text:style-name="Standard">break;</text:p>
      <text:p text:style-name="Standard">case "90":alert("You're have POLITE behaviour and give respect others!!! ");</text:p>
      <text:p text:style-name="Standard">break;</text:p>
      <text:p text:style-name="Standard">case "91":alert("Your very ego full person crying on others!!!");</text:p>
      <text:p text:style-name="Standard">break;</text:p>
      <text:p text:style-name="Standard">case "92":alert("You think I know everything but actually won't it!!!");</text:p>
      <text:p text:style-name="Standard">break;</text:p>
      <text:p text:style-name="Standard">case "93":alert("You struggle alot to reach this position");</text:p>
      <text:p text:style-name="Standard">break;</text:p>
      <text:p text:style-name="Standard">case "94":alert("You have good capacity for DRINKING!!!");</text:p>
      <text:p text:style-name="Standard">break;</text:p>
      <text:p text:style-name="Standard">case "95":alert("You're very emotional nature!!!");</text:p>
      <text:p text:style-name="Standard">break;</text:p>
      <text:p text:style-name="Standard">case "96":alert("You fear alot.Even small things you get fear!!!");</text:p>
      <text:p text:style-name="Standard">break;</text:p>
      <text:p text:style-name="Standard">case "97":alert("Your feel shy infront of others to express your FEELINGS!!!");</text:p>
      <text:p text:style-name="Standard">break;</text:p>
      <text:p text:style-name="Standard">case "98":alert("You're often failed to impress others!!!");</text:p>
      <text:p text:style-name="Standard"><text:soft-page-break/>break;</text:p>
      <text:p text:style-name="Standard">case "99":alert("You're likely ALONE and not ready to share your feelings!!!");</text:p>
      <text:p text:style-name="Standard">break;</text:p>
      <text:p text:style-name="Standard">case "100":alert("You're not intrested to stay alone and always search for others!!!");</text:p>
      <text:p text:style-name="Standard">break;</text:p>
      <text:p text:style-name="Standard">default:alert("Please Enter Your current Age"); </text:p>
      <text:p text:style-name="Standard">}</text:p>
      <text:p text:style-name="Standard">}</text:p>
      <text:p text:style-name="Standard">else</text:p>
      <text:p text:style-name="Standard">{</text:p>
      <text:p text:style-name="Standard">switch(n)</text:p>
      <text:p text:style-name="Standard">{</text:p>
      <text:p text:style-name="Standard">case "1":alert("You fear alot.Even small things you get fear!!!");</text:p>
      <text:p text:style-name="Standard">break;</text:p>
      <text:p text:style-name="Standard">case "2":alert("You doesn't listen anyone and do in your own way!!!");</text:p>
      <text:p text:style-name="Standard">break;</text:p>
      <text:p text:style-name="Standard">case "3":alert("Your talk in straight forwordly");</text:p>
      <text:p text:style-name="Standard">break;</text:p>
      <text:p text:style-name="Standard">case "4":alert("Your living as you like and enjoying everyday!!!");</text:p>
      <text:p text:style-name="Standard">break;</text:p>
      <text:p text:style-name="Standard">case "5":alert("You're good person and maintain good personality!!!");</text:p>
      <text:p text:style-name="Standard">break;</text:p>
      <text:p text:style-name="Standard">case "6":alert("You're Strong <text:s/>minded and face the situations with a SMILE!!!");</text:p>
      <text:p text:style-name="Standard">break;</text:p>
      <text:p text:style-name="Standard">case "7":alert("You have a lot of confidence on YOU and done work properly!!!");</text:p>
      <text:p text:style-name="Standard">break;</text:p>
      <text:p text:style-name="Standard">case "8":alert("You are argueing for small things and like stay Dominent!!! ");</text:p>
      <text:p text:style-name="Standard">break;</text:p>
      <text:p text:style-name="Standard">case "9":alert("You're sweet looking and every one easily attracted to you!!!");</text:p>
      <text:p text:style-name="Standard">break;</text:p>
      <text:p text:style-name="Standard">case "10":alert("You're best friend for most of the members!!!");</text:p>
      <text:p text:style-name="Standard"><text:soft-page-break/>break;</text:p>
      <text:p text:style-name="Standard">case "11":alert("You're ego less and selfishless person!!!");</text:p>
      <text:p text:style-name="Standard">break;</text:p>
      <text:p text:style-name="Standard">case "12":alert("You're very shy person and talking with eyes only!!!");</text:p>
      <text:p text:style-name="Standard">break;</text:p>
      <text:p text:style-name="Standard">case "13":alert("you're impress others with your WORDS and BEHAVIOUR!!!");</text:p>
      <text:p text:style-name="Standard">break;</text:p>
      <text:p text:style-name="Standard">case "14":alert("You're good person and maintain good personality!!!");</text:p>
      <text:p text:style-name="Standard">break;</text:p>
      <text:p text:style-name="Standard">case "15":alert("Your very good kind hearte person!!!");</text:p>
      <text:p text:style-name="Standard">break;</text:p>
      <text:p text:style-name="Standard">case "16":alert("Your best dancer and singer inside!!!");</text:p>
      <text:p text:style-name="Standard">break;</text:p>
      <text:p text:style-name="Standard">case "17":alert("Your very responsible and caring person!!!");</text:p>
      <text:p text:style-name="Standard">break;</text:p>
      <text:p text:style-name="Standard">case "18":alert("You take any risk for you want and desired!!!");</text:p>
      <text:p text:style-name="Standard">break;</text:p>
      <text:p text:style-name="Standard">case "19":alert("Your very peacefull and emotionally strong person!!!");</text:p>
      <text:p text:style-name="Standard">break;</text:p>
      <text:p text:style-name="Standard">case "20":alert("You're most caring person and liked by all others!!! ");</text:p>
      <text:p text:style-name="Standard">break;</text:p>
      <text:p text:style-name="Standard">case "21":alert("You talking very nicely and easily attract others!!!");</text:p>
      <text:p text:style-name="Standard">break;</text:p>
      <text:p text:style-name="Standard">case "22":alert("You're sweet looking and every one easily attracted to you!!!");</text:p>
      <text:p text:style-name="Standard">break;</text:p>
      <text:p text:style-name="Standard">case "23":alert("Your a Brand-Ambasidor for SILENT KILLER's!!!");</text:p>
      <text:p text:style-name="Standard">break;</text:p>
      <text:p text:style-name="Standard">case "24":alert("you're impress others with your WORDS and BEHAVIOUR!!!");</text:p>
      <text:p text:style-name="Standard">break;</text:p>
      <text:p text:style-name="Standard">case "25":alert("You talking very nicely and easily attract others!!!");</text:p>
      <text:p text:style-name="Standard">break;</text:p>
      <text:p text:style-name="Standard"><text:soft-page-break/>case "26":alert("You compliment others and encourange them to do!!!");</text:p>
      <text:p text:style-name="Standard">break;</text:p>
      <text:p text:style-name="Standard">case "27":alert("You're have POLITE behaviour and give respect others!!! ");</text:p>
      <text:p text:style-name="Standard">break;</text:p>
      <text:p text:style-name="Standard">case "28":alert("Your very ego full person crying on others!!!");</text:p>
      <text:p text:style-name="Standard">break;</text:p>
      <text:p text:style-name="Standard">case "29":alert("You think I know everything but actually won't it!!!");</text:p>
      <text:p text:style-name="Standard">break;</text:p>
      <text:p text:style-name="Standard">case "30":alert("You struggle alot to reach this position");</text:p>
      <text:p text:style-name="Standard">break;</text:p>
      <text:p text:style-name="Standard">case "31":alert("You have good capacity for DRINKING!!!");</text:p>
      <text:p text:style-name="Standard">break;</text:p>
      <text:p text:style-name="Standard">case "32":alert("You're very emotional nature!!!");</text:p>
      <text:p text:style-name="Standard">break;</text:p>
      <text:p text:style-name="Standard">case "33":alert("You fear alot.Even small things you get fear!!!");</text:p>
      <text:p text:style-name="Standard">break;</text:p>
      <text:p text:style-name="Standard">case "34":alert("Your feel shy infront of others to express your FEELINGS!!!");</text:p>
      <text:p text:style-name="Standard">break;</text:p>
      <text:p text:style-name="Standard">case "35":alert("You're often failed to impress others!!!");</text:p>
      <text:p text:style-name="Standard">break;</text:p>
      <text:p text:style-name="Standard">case "36":alert("You're likely ALONE and not ready to share your feelings!!!");</text:p>
      <text:p text:style-name="Standard">break;</text:p>
      <text:p text:style-name="Standard">case "37":alert("You're not intrested to stay alone and always search for others!!!");</text:p>
      <text:p text:style-name="Standard">break;</text:p>
      <text:p text:style-name="Standard">case "38":alert("You are often not get which was you WANT!!! ");</text:p>
      <text:p text:style-name="Standard">break;</text:p>
      <text:p text:style-name="Standard">case "39":alert("Your easily excited for small things!!!");</text:p>
      <text:p text:style-name="Standard">break;</text:p>
      <text:p text:style-name="Standard">case "40":alert("you are like to stay in simple and traditional!!!");</text:p>
      <text:p text:style-name="Standard">break;</text:p>
      <text:p text:style-name="Standard">case "41":alert("You are eagerly waiting for your's Turn and Time to revenge or enjoying!!!");</text:p>
      <text:p text:style-name="Standard"><text:soft-page-break/>break;</text:p>
      <text:p text:style-name="Standard">case "42":alert("Your very alcoholic,you addicted to that!!!");</text:p>
      <text:p text:style-name="Standard">break;</text:p>
      <text:p text:style-name="Standard">case "43":alert("You doesn't listen anyone and do in your own way!!!");</text:p>
      <text:p text:style-name="Standard">break;</text:p>
      <text:p text:style-name="Standard">case "44":alert("Your talk in straight forwordly");</text:p>
      <text:p text:style-name="Standard">break;</text:p>
      <text:p text:style-name="Standard">case "45":alert("Your living in you liked way!!!");</text:p>
      <text:p text:style-name="Standard">break;</text:p>
      <text:p text:style-name="Standard">case "46":alert("You're good person and maintain good personality!!!");</text:p>
      <text:p text:style-name="Standard">break;</text:p>
      <text:p text:style-name="Standard">case "47":alert("Your very responsible and caring person!!!");</text:p>
      <text:p text:style-name="Standard">break;</text:p>
      <text:p text:style-name="Standard">case "48":alert("You take any risk for you want and desired!!!");</text:p>
      <text:p text:style-name="Standard">break;</text:p>
      <text:p text:style-name="Standard">case "49":alert("Your very peacefull and emotionally strong person!!!");</text:p>
      <text:p text:style-name="Standard">break;</text:p>
      <text:p text:style-name="Standard">case "50":alert("You're most caring person and liked by all others!!! ");</text:p>
      <text:p text:style-name="Standard">break;</text:p>
      <text:p text:style-name="Standard">case "51":alert("You talking very nicely and easily attract others!!!");</text:p>
      <text:p text:style-name="Standard">break;</text:p>
      <text:p text:style-name="Standard">case "52":alert("You're sweet looking and every one easily attracted to you!!!");</text:p>
      <text:p text:style-name="Standard">break;</text:p>
      <text:p text:style-name="Standard">case "54":alert("Your a Brand-Ambasidor for SILENT KILLER's!!!");</text:p>
      <text:p text:style-name="Standard">break;</text:p>
      <text:p text:style-name="Standard">case "55":alert("Open heart,share everything with others!!!");</text:p>
      <text:p text:style-name="Standard">break;</text:p>
      <text:p text:style-name="Standard">case "56":alert("You don't care about MONEY spent alot it!!!");</text:p>
      <text:p text:style-name="Standard">break;</text:p>
      <text:p text:style-name="Standard">case "57":alert("you're impress others with your WORDS and BEHAVIOUR!!!");</text:p>
      <text:p text:style-name="Standard">break;</text:p>
      <text:p text:style-name="Standard"><text:soft-page-break/>case "58":alert("Easily change your current mood,sometimes ANGRY and sometimes COOL!!!");</text:p>
      <text:p text:style-name="Standard">break;</text:p>
      <text:p text:style-name="Standard">case "59":alert("FASHIONATE and show in front of others!!!");</text:p>
      <text:p text:style-name="Standard">break;</text:p>
      <text:p text:style-name="Standard">case "60":alert("Easily trust everyone and sometimes oss yourself!!!");</text:p>
      <text:p text:style-name="Standard">break;</text:p>
      <text:p text:style-name="Standard">case "61":alert("You have a OVER-CONFIDENCE try to reduce it!!!");</text:p>
      <text:p text:style-name="Standard">break;</text:p>
      <text:p text:style-name="Standard">case "62":alert("You have creative MIND,but no proper use it!!! ");</text:p>
      <text:p text:style-name="Standard">break;</text:p>
      <text:p text:style-name="Standard">case "63":alert("Your EXPERT in mixing PULIHORA!!!");</text:p>
      <text:p text:style-name="Standard">break;</text:p>
      <text:p text:style-name="Standard">case "64":alert("Your a Brand-Ambasidor for SILENT KILLER's!!!");</text:p>
      <text:p text:style-name="Standard">break;</text:p>
      <text:p text:style-name="Standard">case "65":alert("you're very intrested in knowing the others!!!");</text:p>
      <text:p text:style-name="Standard">break;</text:p>
      <text:p text:style-name="Standard">case "66":alert("You feel I know everything but actually won't it!!!");</text:p>
      <text:p text:style-name="Standard">break;</text:p>
      <text:p text:style-name="Standard">case "67":alert("You struggle alot to reach this position");</text:p>
      <text:p text:style-name="Standard">break;</text:p>
      <text:p text:style-name="Standard">case "68":alert("You have good capacity for DRINKING!!!");</text:p>
      <text:p text:style-name="Standard">break;</text:p>
      <text:p text:style-name="Standard">case "69":alert("You're very emotional nature!!!");</text:p>
      <text:p text:style-name="Standard">break;</text:p>
      <text:p text:style-name="Standard">case "70":alert("You're not thinking about others, done whatever you want!!!");</text:p>
      <text:p text:style-name="Standard">break;</text:p>
      <text:p text:style-name="Standard">case "71":alert("NO one use mobile like as you used and operate it!!!");</text:p>
      <text:p text:style-name="Standard">break;</text:p>
      <text:p text:style-name="Standard">case "72":alert("You LOVE someone and MARRY someone!!!");</text:p>
      <text:p text:style-name="Standard">break;</text:p>
      <text:p text:style-name="Standard">case "73":alert("You're a great ACTOR. You plays different roles better than others!!!");</text:p>
      <text:p text:style-name="Standard"><text:soft-page-break/>break;</text:p>
      <text:p text:style-name="Standard">case "74":alert("You dont digest others ACHIEVEMENT and others SUCCESSES!!! ");</text:p>
      <text:p text:style-name="Standard">break;</text:p>
      <text:p text:style-name="Standard">case "75":alert("You have PSYCHO behaviour and easily changes your current mood!!!");</text:p>
      <text:p text:style-name="Standard">break;</text:p>
      <text:p text:style-name="Standard">case "76":alert("You have sacrifying nature and easily give up!!!");</text:p>
      <text:p text:style-name="Standard">break;</text:p>
      <text:p text:style-name="Standard">case "77":alert("You have have different TALENT,some hardwork is needed to IGNITE it!!!");</text:p>
      <text:p text:style-name="Standard">break;</text:p>
      <text:p text:style-name="Standard">case "78":alert("Hardworking nature but,not get proper output!!!");</text:p>
      <text:p text:style-name="Standard">break;</text:p>
      <text:p text:style-name="Standard">case "79":alert("Work is your's but result is OTHERS!!!");</text:p>
      <text:p text:style-name="Standard">break;</text:p>
      <text:p text:style-name="Standard">case "80":alert("Your a kind hearted person with some SHYNESS!!!");</text:p>
      <text:p text:style-name="Standard">break;</text:p>
      <text:p text:style-name="Standard">case "81":alert("You're a ANGRY person,try to control it for your best FUTURE!!!");</text:p>
      <text:p text:style-name="Standard">break;</text:p>
      <text:p text:style-name="Standard">case "82":alert("You're the best friend for most of the members!!!");</text:p>
      <text:p text:style-name="Standard">break;</text:p>
      <text:p text:style-name="Standard">case "83":alert("You miss the persons who likes you and you have very good caring nature!!!");</text:p>
      <text:p text:style-name="Standard">break;</text:p>
      <text:p text:style-name="Standard">case "84":alert("You're very shy person and talking with eyes only!!!");</text:p>
      <text:p text:style-name="Standard">break;</text:p>
      <text:p text:style-name="Standard">case "85":alert("You looks very attractive and traditional!!! ");</text:p>
      <text:p text:style-name="Standard">break;</text:p>
      <text:p text:style-name="Standard">case "86":alert("You look like a model and very fashionate!!! ");</text:p>
      <text:p text:style-name="Standard">break;</text:p>
      <text:p text:style-name="Standard">case "87":alert("Your suffered with HEALTH, Take care!!!");</text:p>
      <text:p text:style-name="Standard">break;</text:p>
      <text:p text:style-name="Standard">case "88":alert("Your mentally poor and not take right steps!!!");</text:p>
      <text:p text:style-name="Standard">break;</text:p>
      <text:p text:style-name="Standard"><text:soft-page-break/>case "89":alert("You never compromise and try to get anything favour to you!!!");</text:p>
      <text:p text:style-name="Standard">break;</text:p>
      <text:p text:style-name="Standard">case "90":alert("You miss the person who loves you and you have good caring nature!!!");</text:p>
      <text:p text:style-name="Standard">break;</text:p>
      <text:p text:style-name="Standard">case "91":alert("You talking very nicely and easily attract others!!!");</text:p>
      <text:p text:style-name="Standard">break;</text:p>
      <text:p text:style-name="Standard">case "92":alert("Your soo DISTRUBED in nature and easily UPSET!!!");</text:p>
      <text:p text:style-name="Standard">break;</text:p>
      <text:p text:style-name="Standard">case "93":alert("You Argueing with others until you won in that!!!");</text:p>
      <text:p text:style-name="Standard">break;</text:p>
      <text:p text:style-name="Standard">case "94":alert("You never compromise and try to get anything favour to you!!!");</text:p>
      <text:p text:style-name="Standard">break;</text:p>
      <text:p text:style-name="Standard">case "95":alert("You have a very STUPID behaviour!!!");</text:p>
      <text:p text:style-name="Standard">break;</text:p>
      <text:p text:style-name="Standard">case "96":alert("You always irritate your friends,this is your HOBBY!!!");</text:p>
      <text:p text:style-name="Standard">break;</text:p>
      <text:p text:style-name="Standard">case "97":alert("You surprise others with your nasty things and behaviour!!!");</text:p>
      <text:p text:style-name="Standard">break;</text:p>
      <text:p text:style-name="Standard">case "98":alert("Your always try to sitting alone and enjoying your own company!!!");</text:p>
      <text:p text:style-name="Standard">break;</text:p>
      <text:p text:style-name="Standard">case "99":alert("Your Brain was very sharp,easily findout anything!!!");</text:p>
      <text:p text:style-name="Standard">break;</text:p>
      <text:p text:style-name="Standard">case "100":alert("You are very serious on others who are dis-like you!!!");</text:p>
      <text:p text:style-name="Standard">break;</text:p>
      <text:p text:style-name="Standard">default:alert("Please Enter Your current Age"); </text:p>
      <text:p text:style-name="Standard">}</text:p>
      <text:p text:style-name="Standard">}</text:p>
      <text:p text:style-name="Standard">}</text:p>
      <text:p text:style-name="Standard">else if(a=='f'||a=='F'||a=='h'||a=='H'||a=='w'||a=='W'||a=='g'||a=='G'||a=='z'||a=='Z'||a=='v'||a=='V')</text:p>
      <text:p text:style-name="Standard">{</text:p>
      <text:p text:style-name="Standard"><text:soft-page-break/>var n=prompt("PLEASE ENTER YOUR AGE","20");</text:p>
      <text:p text:style-name="Standard">if(b=='a'||b=='A')</text:p>
      <text:p text:style-name="Standard">{</text:p>
      <text:p text:style-name="Standard">switch(n)</text:p>
      <text:p text:style-name="Standard">{</text:p>
      <text:p text:style-name="Standard">case "1":alert("You LOVE someone and MARRY someone!!!");</text:p>
      <text:p text:style-name="Standard">break;</text:p>
      <text:p text:style-name="Standard">case "2":alert("You talking very nicely and easily attract others!!!");</text:p>
      <text:p text:style-name="Standard">break;</text:p>
      <text:p text:style-name="Standard">case "3":alert("You're sweet looking and every one easily attracted to you!!!");</text:p>
      <text:p text:style-name="Standard">break;</text:p>
      <text:p text:style-name="Standard">case "4":alert("You're best friend for most of the members!!!");</text:p>
      <text:p text:style-name="Standard">break;</text:p>
      <text:p text:style-name="Standard">case "5":alert("You're ego less and selfishless person!!!");</text:p>
      <text:p text:style-name="Standard">break;</text:p>
      <text:p text:style-name="Standard">case "6":alert("You're very shy person and talking with eyes only!!!");</text:p>
      <text:p text:style-name="Standard">break;</text:p>
      <text:p text:style-name="Standard">case "7":alert("you're impress others with your WORDS and BEHAVIOUR!!!");</text:p>
      <text:p text:style-name="Standard">break;</text:p>
      <text:p text:style-name="Standard">case "8":alert("You're Strong <text:s/>minded and face the situations with a SMILE!!!");</text:p>
      <text:p text:style-name="Standard">break;</text:p>
      <text:p text:style-name="Standard">case "9":alert("You never compromise and try to get anything favour to you!!!");</text:p>
      <text:p text:style-name="Standard">break;</text:p>
      <text:p text:style-name="Standard">case "10":alert("You think I know everything but actually won't it!!!");</text:p>
      <text:p text:style-name="Standard">break;</text:p>
      <text:p text:style-name="Standard">case "11":alert("You talking very nicely and easily attract others!!!");</text:p>
      <text:p text:style-name="Standard">break;</text:p>
      <text:p text:style-name="Standard">case "12":alert("Your feel shy infront of others to express your FEELINGS!!!");</text:p>
      <text:p text:style-name="Standard">break;</text:p>
      <text:p text:style-name="Standard">case "13":alert("You're often failed to impress others!!!");</text:p>
      <text:p text:style-name="Standard">break;</text:p>
      <text:p text:style-name="Standard"><text:soft-page-break/>case "14":alert("You're likely ALONE and not ready to share your feelings!!!");</text:p>
      <text:p text:style-name="Standard">break;</text:p>
      <text:p text:style-name="Standard">case "15":alert("You're not intrested to stay alone and always search for others!!!");</text:p>
      <text:p text:style-name="Standard">break;</text:p>
      <text:p text:style-name="Standard">case "16":alert("You're not thinking about others, done whatever you want!!!");</text:p>
      <text:p text:style-name="Standard">break;</text:p>
      <text:p text:style-name="Standard">case "17":alert("NO one use mobile like as you used and operate it!!!");</text:p>
      <text:p text:style-name="Standard">break;</text:p>
      <text:p text:style-name="Standard">case "18":alert("You LOVE someone and MARRY someone!!!");</text:p>
      <text:p text:style-name="Standard">break;</text:p>
      <text:p text:style-name="Standard">case "19":alert("You're a great ACTOR. You plays different roles better than others!!!");</text:p>
      <text:p text:style-name="Standard">break;</text:p>
      <text:p text:style-name="Standard">case "20":alert("You dont digest others ACHIEVEMENT and others SUCCESSES!!! ");</text:p>
      <text:p text:style-name="Standard">break;</text:p>
      <text:p text:style-name="Standard">case "21":alert("You have PSYCHO behaviour and easily changes your current mood!!!");</text:p>
      <text:p text:style-name="Standard">break;</text:p>
      <text:p text:style-name="Standard">case "22":alert("You have sacrifying nature and easily give up!!!");</text:p>
      <text:p text:style-name="Standard">break;</text:p>
      <text:p text:style-name="Standard">case "23":alert("You fear alot.Even small things you get fear!!!");</text:p>
      <text:p text:style-name="Standard">break;</text:p>
      <text:p text:style-name="Standard">case "24":alert("You doesn't listen anyone and do in your own way!!!");</text:p>
      <text:p text:style-name="Standard">break;</text:p>
      <text:p text:style-name="Standard">case "25":alert("Your talk in straight forwordly");</text:p>
      <text:p text:style-name="Standard">break;</text:p>
      <text:p text:style-name="Standard">case "26":alert("Your living as you like and enjoying everyday!!!");</text:p>
      <text:p text:style-name="Standard">break;</text:p>
      <text:p text:style-name="Standard">case "27":alert("You're good person and maintain good personality!!!");</text:p>
      <text:p text:style-name="Standard">break;</text:p>
      <text:p text:style-name="Standard">case "28":alert("Your very good kind hearte person!!!");</text:p>
      <text:p text:style-name="Standard">break;</text:p>
      <text:p text:style-name="Standard">case "29":alert("Your best dancer and singer inside!!!");</text:p>
      <text:p text:style-name="Standard"><text:soft-page-break/>break;</text:p>
      <text:p text:style-name="Standard">case "30":alert("Your very responsible and caring person!!!");</text:p>
      <text:p text:style-name="Standard">break;</text:p>
      <text:p text:style-name="Standard">case "31":alert("You take any risk for you want and desired!!!");</text:p>
      <text:p text:style-name="Standard">break;</text:p>
      <text:p text:style-name="Standard">case "32":alert("Your very peacefull and emotionally strong person!!!");</text:p>
      <text:p text:style-name="Standard">break;</text:p>
      <text:p text:style-name="Standard">case "33":alert("You're most caring person and liked by all others!!! ");</text:p>
      <text:p text:style-name="Standard">break;</text:p>
      <text:p text:style-name="Standard">case "34":alert("You talking very nicely and easily attract others!!!");</text:p>
      <text:p text:style-name="Standard">break;</text:p>
      <text:p text:style-name="Standard">case "35":alert("You're sweet looking and every one easily attracted to you!!!");</text:p>
      <text:p text:style-name="Standard">break;</text:p>
      <text:p text:style-name="Standard">case "36":alert("Your a Brand-Ambasidor for SILENT KILLER's!!!");</text:p>
      <text:p text:style-name="Standard">break;</text:p>
      <text:p text:style-name="Standard">case "37":alert("you're impress others with your WORDS and BEHAVIOUR!!!");</text:p>
      <text:p text:style-name="Standard">break;</text:p>
      <text:p text:style-name="Standard">case "38":alert("You talking very nicely and easily attract others!!!");</text:p>
      <text:p text:style-name="Standard">break;</text:p>
      <text:p text:style-name="Standard">case "39":alert("You're sweet looking and every one easily attracted to you!!!");</text:p>
      <text:p text:style-name="Standard">break;</text:p>
      <text:p text:style-name="Standard">case "40":alert("You're best friend for most of the members!!!");</text:p>
      <text:p text:style-name="Standard">break;</text:p>
      <text:p text:style-name="Standard">case "41":alert("You're ego less and selfishless person!!!");</text:p>
      <text:p text:style-name="Standard">break;</text:p>
      <text:p text:style-name="Standard">case "42":alert("You're very shy person and talking with eyes only!!!");</text:p>
      <text:p text:style-name="Standard">break;</text:p>
      <text:p text:style-name="Standard">case "43":alert("you're impress others with your WORDS and BEHAVIOUR!!!");</text:p>
      <text:p text:style-name="Standard">break;</text:p>
      <text:p text:style-name="Standard">case "44":alert("You're Strong <text:s/>minded and face the situations with a SMILE!!!");</text:p>
      <text:p text:style-name="Standard">break;</text:p>
      <text:p text:style-name="Standard"><text:soft-page-break/>case "45":alert("You never compromise and try to get anything favour to you!!!");</text:p>
      <text:p text:style-name="Standard">break;</text:p>
      <text:p text:style-name="Standard">case "46":alert("You think I know everything but actually won't it!!!");</text:p>
      <text:p text:style-name="Standard">break;</text:p>
      <text:p text:style-name="Standard">case "47":alert("You talking very nicely and easily attract others!!!");</text:p>
      <text:p text:style-name="Standard">break;</text:p>
      <text:p text:style-name="Standard">case "48":alert("Your feel shy infront of others to express your FEELINGS!!!");</text:p>
      <text:p text:style-name="Standard">break;</text:p>
      <text:p text:style-name="Standard">case "49":alert("You're often failed to impress others!!!");</text:p>
      <text:p text:style-name="Standard">break;</text:p>
      <text:p text:style-name="Standard">case "50":alert("You're likely ALONE and not ready to share your feelings!!!");</text:p>
      <text:p text:style-name="Standard">break;</text:p>
      <text:p text:style-name="Standard">case "51":alert("You're not intrested to stay alone and always search for others!!!");</text:p>
      <text:p text:style-name="Standard">break;</text:p>
      <text:p text:style-name="Standard">case "52":alert("You're not thinking about others, done whatever you want!!!");</text:p>
      <text:p text:style-name="Standard">break;</text:p>
      <text:p text:style-name="Standard">case "53":alert("You fear alot.Even small things you get fear!!!");</text:p>
      <text:p text:style-name="Standard">break;</text:p>
      <text:p text:style-name="Standard">case "54":alert("You doesn't listen anyone and do in your own way!!!");</text:p>
      <text:p text:style-name="Standard">break;</text:p>
      <text:p text:style-name="Standard">case "55":alert("Your talk in straight forwordly");</text:p>
      <text:p text:style-name="Standard">break;</text:p>
      <text:p text:style-name="Standard">case "56":alert("Your living in you liked way!!!");</text:p>
      <text:p text:style-name="Standard">break;</text:p>
      <text:p text:style-name="Standard">case "57":alert("You're good person and maintain good personality!!!");</text:p>
      <text:p text:style-name="Standard">break;</text:p>
      <text:p text:style-name="Standard">case "58":alert("Your very responsible and caring person!!!");</text:p>
      <text:p text:style-name="Standard">break;</text:p>
      <text:p text:style-name="Standard">case "59":alert("You take any risk for you want and desired!!!");</text:p>
      <text:p text:style-name="Standard">break;</text:p>
      <text:p text:style-name="Standard">case "60":alert("Your very peacefull and emotionally strong person!!!");</text:p>
      <text:p text:style-name="Standard"><text:soft-page-break/>break;</text:p>
      <text:p text:style-name="Standard">case "61":alert("You're most caring person and liked by all others!!! ");</text:p>
      <text:p text:style-name="Standard">break;</text:p>
      <text:p text:style-name="Standard">case "62":alert("You talking very nicely and easily attract others!!!");</text:p>
      <text:p text:style-name="Standard">break;</text:p>
      <text:p text:style-name="Standard">case "63":alert("You're sweet looking and every one easily attracted to you!!!");</text:p>
      <text:p text:style-name="Standard">break;</text:p>
      <text:p text:style-name="Standard">case "64":alert("You're the best friend for most of the members!!!");</text:p>
      <text:p text:style-name="Standard">break;</text:p>
      <text:p text:style-name="Standard">case "65":alert("You miss the persons who likes you and you have very good caring nature!!!");</text:p>
      <text:p text:style-name="Standard">break;</text:p>
      <text:p text:style-name="Standard">case "66":alert("You're very shy person and talking with eyes only!!!");</text:p>
      <text:p text:style-name="Standard">break;</text:p>
      <text:p text:style-name="Standard">case "67":alert("You look like a model and very fashionate!!! ");</text:p>
      <text:p text:style-name="Standard">break;</text:p>
      <text:p text:style-name="Standard">case "68":alert("You look like a model and very fashionate!!! ");</text:p>
      <text:p text:style-name="Standard">break;</text:p>
      <text:p text:style-name="Standard">case "69":alert("Your suffered with HEALTH, Take care!!!");</text:p>
      <text:p text:style-name="Standard">break;</text:p>
      <text:p text:style-name="Standard">case "70":alert("Your mentally poor and not take right steps!!!");</text:p>
      <text:p text:style-name="Standard">break;</text:p>
      <text:p text:style-name="Standard">case "71":alert("Your soo DISTRUBED in nature and easily UPSET!!!");</text:p>
      <text:p text:style-name="Standard">break;</text:p>
      <text:p text:style-name="Standard">case "72":alert("You Argueing with others until you won in that!!!");</text:p>
      <text:p text:style-name="Standard">break;</text:p>
      <text:p text:style-name="Standard">case "73":alert("You never compromise and try to get anything favour to you!!!");</text:p>
      <text:p text:style-name="Standard">break;</text:p>
      <text:p text:style-name="Standard">case "74":alert("You have a very STUPID behaviour!!!");</text:p>
      <text:p text:style-name="Standard">break;</text:p>
      <text:p text:style-name="Standard">case "75":alert("You always irritate your friends,this is your HOBBY!!!");</text:p>
      <text:p text:style-name="Standard">break;</text:p>
      <text:p text:style-name="Standard"><text:soft-page-break/>case "76":alert("You surprise others with your nasty things and behaviour!!!");</text:p>
      <text:p text:style-name="Standard">break;</text:p>
      <text:p text:style-name="Standard">case "77":alert("Your always try to sitting alone and enjoying your own company!!!");</text:p>
      <text:p text:style-name="Standard">break;</text:p>
      <text:p text:style-name="Standard">case "78":alert("Your Brain was very sharp,easily findout anything!!!");</text:p>
      <text:p text:style-name="Standard">break;</text:p>
      <text:p text:style-name="Standard">case "79":alert("You are very serious on others who are dis-like you!!!");</text:p>
      <text:p text:style-name="Standard">break;</text:p>
      <text:p text:style-name="Standard">case "80":alert("You are a NATURE Lover and try to enjoy the Nature everyday!!!");</text:p>
      <text:p text:style-name="Standard">break;</text:p>
      <text:p text:style-name="Standard">case "81":alert("You are often not get which was you WANT!!! ");</text:p>
      <text:p text:style-name="Standard">break;</text:p>
      <text:p text:style-name="Standard">case "82":alert("Your easily excited for small things!!!");</text:p>
      <text:p text:style-name="Standard">break;</text:p>
      <text:p text:style-name="Standard">case "83":alert("you are like to stay in simple and traditional!!!");</text:p>
      <text:p text:style-name="Standard">break;</text:p>
      <text:p text:style-name="Standard">case "84":alert("You are eagerly waiting for your's Turn and Time to revenge or enjoying!!!");</text:p>
      <text:p text:style-name="Standard">break;</text:p>
      <text:p text:style-name="Standard">case "85":alert("Your very alcoholic,you addicted to that!!!");</text:p>
      <text:p text:style-name="Standard">break;</text:p>
      <text:p text:style-name="Standard">case "86":alert("You have a lot of confidence on YOU and done work properly!!!");</text:p>
      <text:p text:style-name="Standard">break;</text:p>
      <text:p text:style-name="Standard">case "87":alert("You are argueing for small things and like stay Dominent!!! ");</text:p>
      <text:p text:style-name="Standard">break;</text:p>
      <text:p text:style-name="Standard">case "88":alert("You have have different TALENT,some hardwork is needed to IGNITE it!!!");</text:p>
      <text:p text:style-name="Standard">break;</text:p>
      <text:p text:style-name="Standard">case "89":alert("Hardworking nature but,not get proper output!!!");</text:p>
      <text:p text:style-name="Standard">break;</text:p>
      <text:p text:style-name="Standard">case "90":alert("Work is your's but result is OTHERS!!!");</text:p>
      <text:p text:style-name="Standard">break;</text:p>
      <text:p text:style-name="Standard">case "91":alert("Your a kind hearted person with some SHYNESS!!!");</text:p>
      <text:p text:style-name="Standard"><text:soft-page-break/>break;</text:p>
      <text:p text:style-name="Standard">case "92":alert("You're a ANGRY person,try to control it for your best FUTURE!!!");</text:p>
      <text:p text:style-name="Standard">break;</text:p>
      <text:p text:style-name="Standard">case "92":alert("Your a Brand-Ambasidor for SILENT KILLER's!!!");</text:p>
      <text:p text:style-name="Standard">break;</text:p>
      <text:p text:style-name="Standard">case "93":alert("Open heart,share everything with others!!!");</text:p>
      <text:p text:style-name="Standard">break;</text:p>
      <text:p text:style-name="Standard">case "94":alert("You don't care about MONEY spent alot it!!!");</text:p>
      <text:p text:style-name="Standard">break;</text:p>
      <text:p text:style-name="Standard">case "95":alert("you're impress others with your WORDS and BEHAVIOUR!!!");</text:p>
      <text:p text:style-name="Standard">break;</text:p>
      <text:p text:style-name="Standard">case "96":alert("Easily change your current mood,sometimes ANGRY and sometimes COOL!!!");</text:p>
      <text:p text:style-name="Standard">break;</text:p>
      <text:p text:style-name="Standard">case "97":alert("FASHIONATE and show in front of others!!!");</text:p>
      <text:p text:style-name="Standard">break;</text:p>
      <text:p text:style-name="Standard">case "98":alert("Easily trust everyone and sometimes oss yourself!!!");</text:p>
      <text:p text:style-name="Standard">break;</text:p>
      <text:p text:style-name="Standard">case "99":alert("You have a OVER-CONFIDENCE try to reduce it!!!");</text:p>
      <text:p text:style-name="Standard">break;</text:p>
      <text:p text:style-name="Standard">case "100":alert("You are very serious on others who are dis-like you!!!");</text:p>
      <text:p text:style-name="Standard">break;</text:p>
      <text:p text:style-name="Standard">default:alert("Please Enter Your current Age"); </text:p>
      <text:p text:style-name="Standard">}</text:p>
      <text:p text:style-name="Standard">}</text:p>
      <text:p text:style-name="Standard">else if(b=='e'||b=='E')</text:p>
      <text:p text:style-name="Standard">{</text:p>
      <text:p text:style-name="Standard">switch(n)</text:p>
      <text:p text:style-name="Standard">{</text:p>
      <text:p text:style-name="Standard">case "1":alert("You look like a model and very fashionate!!! ");</text:p>
      <text:p text:style-name="Standard">break;</text:p>
      <text:p text:style-name="Standard">case "2":alert("You have a Buetifull face!!! ");</text:p>
      <text:p text:style-name="Standard"><text:soft-page-break/>break;</text:p>
      <text:p text:style-name="Standard">case "3":alert("Your suffered with HEALTH, Take care!!!");</text:p>
      <text:p text:style-name="Standard">break;</text:p>
      <text:p text:style-name="Standard">case "4":alert("Your mentally poor and not take right steps!!!");</text:p>
      <text:p text:style-name="Standard">break;</text:p>
      <text:p text:style-name="Standard">case "5":alert("Your soo DISTRUBED in nature and easily UPSET!!!");</text:p>
      <text:p text:style-name="Standard">break;</text:p>
      <text:p text:style-name="Standard">case "6":alert("You Argueing with others until you won in that!!!");</text:p>
      <text:p text:style-name="Standard">break;</text:p>
      <text:p text:style-name="Standard">case "7":alert("You never compromise and try to get anything favour to you!!!");</text:p>
      <text:p text:style-name="Standard">break;</text:p>
      <text:p text:style-name="Standard">case "8":alert("You have a very STUPID behaviour!!!");</text:p>
      <text:p text:style-name="Standard">break;</text:p>
      <text:p text:style-name="Standard">case "9":alert("You always irritate your friends,this is your HOBBY!!!");</text:p>
      <text:p text:style-name="Standard">break;</text:p>
      <text:p text:style-name="Standard">case "10":alert("You surprise others with your nasty things and behaviour!!!");</text:p>
      <text:p text:style-name="Standard">break;</text:p>
      <text:p text:style-name="Standard">case "11":alert("Your always try to sitting alone and enjoying your own company!!!");</text:p>
      <text:p text:style-name="Standard">break;</text:p>
      <text:p text:style-name="Standard">case "12":alert("Your Brain was very sharp,easily findout anything!!!");</text:p>
      <text:p text:style-name="Standard">break;</text:p>
      <text:p text:style-name="Standard">case "13":alert("You are very serious on others who are dis-like you!!!");</text:p>
      <text:p text:style-name="Standard">break;</text:p>
      <text:p text:style-name="Standard">case "14":alert("You are a NATURE Lover and try to enjoy the Nature everyday!!!");</text:p>
      <text:p text:style-name="Standard">break;</text:p>
      <text:p text:style-name="Standard">case "15":alert("You are often not get which was you WANT!!! ");</text:p>
      <text:p text:style-name="Standard">break;</text:p>
      <text:p text:style-name="Standard">case "16":alert("Your easily excited for small things!!!");</text:p>
      <text:p text:style-name="Standard">break;</text:p>
      <text:p text:style-name="Standard">case "17":alert("you are like to stay in simple and traditional!!!");</text:p>
      <text:p text:style-name="Standard">break;</text:p>
      <text:p text:style-name="Standard"><text:soft-page-break/>case "18":alert("You are eagerly waiting for your's Turn and Time to revenge or enjoying!!!");</text:p>
      <text:p text:style-name="Standard">break;</text:p>
      <text:p text:style-name="Standard">case "19":alert("Your very alcoholic,you addicted to that!!!");</text:p>
      <text:p text:style-name="Standard">break;</text:p>
      <text:p text:style-name="Standard">case "20":alert("You have a lot of confidence on YOU and done work properly!!!");</text:p>
      <text:p text:style-name="Standard">break;</text:p>
      <text:p text:style-name="Standard">case "21":alert("You are argueing for small things and like stay Dominent!!! ");</text:p>
      <text:p text:style-name="Standard">break;</text:p>
      <text:p text:style-name="Standard">case "22":alert("You have have different TALENT,some hardwork is needed to IGNITE it!!!");</text:p>
      <text:p text:style-name="Standard">break;</text:p>
      <text:p text:style-name="Standard">case "23":alert("Hardworking nature but,not get proper output!!!");</text:p>
      <text:p text:style-name="Standard">break;</text:p>
      <text:p text:style-name="Standard">case "24":alert("Work is your's but result is OTHERS!!!");</text:p>
      <text:p text:style-name="Standard">break;</text:p>
      <text:p text:style-name="Standard">case "25":alert("Your a kind hearted person with some SHYNESS!!!");</text:p>
      <text:p text:style-name="Standard">break;</text:p>
      <text:p text:style-name="Standard">case "26":alert("You're a ANGRY person,try to control it for your best FUTURE!!!");</text:p>
      <text:p text:style-name="Standard">break;</text:p>
      <text:p text:style-name="Standard">case "27":alert("Your a Brand-Ambasidor for SILENT KILLER's!!!");</text:p>
      <text:p text:style-name="Standard">break;</text:p>
      <text:p text:style-name="Standard">case "28":alert("Open heart,share everything with others!!!");</text:p>
      <text:p text:style-name="Standard">break;</text:p>
      <text:p text:style-name="Standard">case "29":alert("You don't care about MONEY spent alot it!!!");</text:p>
      <text:p text:style-name="Standard">break;</text:p>
      <text:p text:style-name="Standard">case "30":alert("you're impress others with your WORDS and BEHAVIOUR!!!");</text:p>
      <text:p text:style-name="Standard">break;</text:p>
      <text:p text:style-name="Standard">case "31":alert("Easily change your current mood,sometimes ANGRY and sometimes COOL!!!");</text:p>
      <text:p text:style-name="Standard">break;</text:p>
      <text:p text:style-name="Standard">case "32":alert("FASHIONATE and show in front of others!!!");</text:p>
      <text:p text:style-name="Standard">break;</text:p>
      <text:p text:style-name="Standard">case "33":alert("Easily trust everyone and sometimes oss yourself!!!");</text:p>
      <text:p text:style-name="Standard"><text:soft-page-break/>break;</text:p>
      <text:p text:style-name="Standard">case "34":alert("You have a OVER-CONFIDENCE try to reduce it!!!");</text:p>
      <text:p text:style-name="Standard">break;</text:p>
      <text:p text:style-name="Standard">case "35":alert("You are very serious on others who are dis-like you!!!");</text:p>
      <text:p text:style-name="Standard">break;</text:p>
      <text:p text:style-name="Standard">case "36":alert("You're sweet looking and every one easily attracted to you!!!");</text:p>
      <text:p text:style-name="Standard">break;</text:p>
      <text:p text:style-name="Standard">case "37":alert("You're best friend for most of the members!!!");</text:p>
      <text:p text:style-name="Standard">break;</text:p>
      <text:p text:style-name="Standard">case "38":alert("You're ego less and selfishless person!!!");</text:p>
      <text:p text:style-name="Standard">break;</text:p>
      <text:p text:style-name="Standard">case "39":alert("You're very shy person and talking with eyes only!!!");</text:p>
      <text:p text:style-name="Standard">break;</text:p>
      <text:p text:style-name="Standard">case "40":alert("you're impress others with your WORDS and BEHAVIOUR!!!");</text:p>
      <text:p text:style-name="Standard">break;</text:p>
      <text:p text:style-name="Standard">case "41":alert("You're Strong <text:s/>minded and face the situations with a SMILE!!!");</text:p>
      <text:p text:style-name="Standard">break;</text:p>
      <text:p text:style-name="Standard">case "42":alert("You never compromise and try to get anything favour to you!!!");</text:p>
      <text:p text:style-name="Standard">break;</text:p>
      <text:p text:style-name="Standard">case "43":alert("You think I know everything but actually won't it!!!");</text:p>
      <text:p text:style-name="Standard">break;</text:p>
      <text:p text:style-name="Standard">case "44":alert("You talking very nicely and easily attract others!!!");</text:p>
      <text:p text:style-name="Standard">break;</text:p>
      <text:p text:style-name="Standard">case "45":alert("Your feel shy infront of others to express your FEELINGS!!!");</text:p>
      <text:p text:style-name="Standard">break;</text:p>
      <text:p text:style-name="Standard">case "46":alert("You're often failed to impress others!!!");</text:p>
      <text:p text:style-name="Standard">break;</text:p>
      <text:p text:style-name="Standard">case "47":alert("You're likely ALONE and not ready to share your feelings!!!");</text:p>
      <text:p text:style-name="Standard">break;</text:p>
      <text:p text:style-name="Standard">case "48":alert("You're not intrested to stay alone and always search for others!!!");</text:p>
      <text:p text:style-name="Standard">break;</text:p>
      <text:p text:style-name="Standard"><text:soft-page-break/>case "49":alert("You're not thinking about others, done whatever you want!!!");</text:p>
      <text:p text:style-name="Standard">break;</text:p>
      <text:p text:style-name="Standard">case "50":alert("NO one use mobile like as you used and operate it!!!");</text:p>
      <text:p text:style-name="Standard">break;</text:p>
      <text:p text:style-name="Standard">case "51":alert("You LOVE someone and MARRY someone!!!");</text:p>
      <text:p text:style-name="Standard">break;</text:p>
      <text:p text:style-name="Standard">case "52":alert("You're a great ACTOR. You plays different roles better than others!!!");</text:p>
      <text:p text:style-name="Standard">break;</text:p>
      <text:p text:style-name="Standard">case "53":alert("You dont digest others ACHIEVEMENT and others SUCCESSES!!! ");</text:p>
      <text:p text:style-name="Standard">break;</text:p>
      <text:p text:style-name="Standard">case "54":alert("You have PSYCHO behaviour and easily changes your current mood!!!");</text:p>
      <text:p text:style-name="Standard">break;</text:p>
      <text:p text:style-name="Standard">case "55":alert("You have sacrifying nature and easily give up!!!");</text:p>
      <text:p text:style-name="Standard">break;</text:p>
      <text:p text:style-name="Standard">case "56":alert("You fear alot.Even small things you get fear!!!");</text:p>
      <text:p text:style-name="Standard">break;</text:p>
      <text:p text:style-name="Standard">case "57":alert("You doesn't listen anyone and do in your own way!!!");</text:p>
      <text:p text:style-name="Standard">break;</text:p>
      <text:p text:style-name="Standard">case "58":alert("Your talk in straight forwordly");</text:p>
      <text:p text:style-name="Standard">break;</text:p>
      <text:p text:style-name="Standard">case "59":alert("Your living as you like and enjoying everyday!!!");</text:p>
      <text:p text:style-name="Standard">break;</text:p>
      <text:p text:style-name="Standard">case "60":alert("You're good person and maintain good personality!!!");</text:p>
      <text:p text:style-name="Standard">break;</text:p>
      <text:p text:style-name="Standard">case "61":alert("Your very good kind hearte person!!!");</text:p>
      <text:p text:style-name="Standard">break;</text:p>
      <text:p text:style-name="Standard">case "62":alert("Your best dancer and singer inside!!!");</text:p>
      <text:p text:style-name="Standard">break;</text:p>
      <text:p text:style-name="Standard">case "63":alert("Your very responsible and caring person!!!");</text:p>
      <text:p text:style-name="Standard">break;</text:p>
      <text:p text:style-name="Standard">case "64":alert("You take any risk for you want and desired!!!");</text:p>
      <text:p text:style-name="Standard"><text:soft-page-break/>break;</text:p>
      <text:p text:style-name="Standard">case "65":alert("Your very peacefull and emotionally strong person!!!");</text:p>
      <text:p text:style-name="Standard">break;</text:p>
      <text:p text:style-name="Standard">case "66":alert("You're most caring person and liked by all others!!! ");</text:p>
      <text:p text:style-name="Standard">break;</text:p>
      <text:p text:style-name="Standard">case "67":alert("You talking very nicely and easily attract others!!!");</text:p>
      <text:p text:style-name="Standard">break;</text:p>
      <text:p text:style-name="Standard">case "68":alert("You're sweet looking and every one easily attracted to you!!!");</text:p>
      <text:p text:style-name="Standard">break;</text:p>
      <text:p text:style-name="Standard">case "69":alert("Your a Brand-Ambasidor for SILENT KILLER's!!!");</text:p>
      <text:p text:style-name="Standard">break;</text:p>
      <text:p text:style-name="Standard">case "70":alert("you're impress others with your WORDS and BEHAVIOUR!!!");</text:p>
      <text:p text:style-name="Standard">break;</text:p>
      <text:p text:style-name="Standard">case "71":alert("You talking very nicely and easily attract others!!!");</text:p>
      <text:p text:style-name="Standard">break;</text:p>
      <text:p text:style-name="Standard">case "72":alert("You're sweet looking and every one easily attracted to you!!!");</text:p>
      <text:p text:style-name="Standard">break;</text:p>
      <text:p text:style-name="Standard">case "73":alert("You're best friend for most of the members!!!");</text:p>
      <text:p text:style-name="Standard">break;</text:p>
      <text:p text:style-name="Standard">case "74":alert("You're ego less and selfishless person!!!");</text:p>
      <text:p text:style-name="Standard">break;</text:p>
      <text:p text:style-name="Standard">case "75":alert("You're very shy person and talking with eyes only!!!");</text:p>
      <text:p text:style-name="Standard">break;</text:p>
      <text:p text:style-name="Standard">case "76":alert("you're impress others with your WORDS and BEHAVIOUR!!!");</text:p>
      <text:p text:style-name="Standard">break;</text:p>
      <text:p text:style-name="Standard">case "77":alert("You're Strong <text:s/>minded and face the situations with a SMILE!!!");</text:p>
      <text:p text:style-name="Standard">break;</text:p>
      <text:p text:style-name="Standard">case "78":alert("You never compromise and try to get anything favour to you!!!");</text:p>
      <text:p text:style-name="Standard">break;</text:p>
      <text:p text:style-name="Standard">case "79":alert("You think I know everything but actually won't it!!!");</text:p>
      <text:p text:style-name="Standard">break;</text:p>
      <text:p text:style-name="Standard"><text:soft-page-break/>case "80":alert("You talking very nicely and easily attract others!!!");</text:p>
      <text:p text:style-name="Standard">break;</text:p>
      <text:p text:style-name="Standard">case "81":alert("Your feel shy infront of others to express your FEELINGS!!!");</text:p>
      <text:p text:style-name="Standard">break;</text:p>
      <text:p text:style-name="Standard">case "82":alert("You're often failed to impress others!!!");</text:p>
      <text:p text:style-name="Standard">break;</text:p>
      <text:p text:style-name="Standard">case "83":alert("You're likely ALONE and not ready to share your feelings!!!");</text:p>
      <text:p text:style-name="Standard">break;</text:p>
      <text:p text:style-name="Standard">case "84":alert("You're not intrested to stay alone and always search for others!!!");</text:p>
      <text:p text:style-name="Standard">break;</text:p>
      <text:p text:style-name="Standard">case "85":alert("You're not thinking about others, done whatever you want!!!");</text:p>
      <text:p text:style-name="Standard">break;</text:p>
      <text:p text:style-name="Standard">case "86":alert("You fear alot.Even small things you get fear!!!");</text:p>
      <text:p text:style-name="Standard">break;</text:p>
      <text:p text:style-name="Standard">case "87":alert("You doesn't listen anyone and do in your own way!!!");</text:p>
      <text:p text:style-name="Standard">break;</text:p>
      <text:p text:style-name="Standard">case "88":alert("Your talk in straight forwordly");</text:p>
      <text:p text:style-name="Standard">break;</text:p>
      <text:p text:style-name="Standard">case "89":alert("Your living in you liked way!!!");</text:p>
      <text:p text:style-name="Standard">break;</text:p>
      <text:p text:style-name="Standard">case "90":alert("You're good person and maintain good personality!!!");</text:p>
      <text:p text:style-name="Standard">break;</text:p>
      <text:p text:style-name="Standard">case "91":alert("Your very responsible and caring person!!!");</text:p>
      <text:p text:style-name="Standard">break;</text:p>
      <text:p text:style-name="Standard">case "92":alert("You take any risk for you want and desired!!!");</text:p>
      <text:p text:style-name="Standard">break;</text:p>
      <text:p text:style-name="Standard">case "93":alert("Your very peacefull and emotionally strong person!!!");</text:p>
      <text:p text:style-name="Standard">break;</text:p>
      <text:p text:style-name="Standard">case "94":alert("You're most caring person and liked by all others!!! ");</text:p>
      <text:p text:style-name="Standard">break;</text:p>
      <text:p text:style-name="Standard">case "95":alert("You talking very nicely and easily attract others!!!");</text:p>
      <text:p text:style-name="Standard"><text:soft-page-break/>break;</text:p>
      <text:p text:style-name="Standard">case "96":alert("You're sweet looking and every one easily attracted to you!!!");</text:p>
      <text:p text:style-name="Standard">break;</text:p>
      <text:p text:style-name="Standard">case "97":alert("You're the best friend for most of the members!!!");</text:p>
      <text:p text:style-name="Standard">break;</text:p>
      <text:p text:style-name="Standard">case "98":alert("You miss the persons who likes you and you have very good caring nature!!!");</text:p>
      <text:p text:style-name="Standard">break;</text:p>
      <text:p text:style-name="Standard">case "99":alert("You're very shy person and talking with eyes only!!!");</text:p>
      <text:p text:style-name="Standard">break;</text:p>
      <text:p text:style-name="Standard">case "100":alert("you are like to stay in simple and traditional!!!");</text:p>
      <text:p text:style-name="Standard">break;</text:p>
      <text:p text:style-name="Standard">default:alert("Please Enter Your current Age"); </text:p>
      <text:p text:style-name="Standard">}</text:p>
      <text:p text:style-name="Standard">}</text:p>
      <text:p text:style-name="Standard">else if(b=='i'||b=='I')</text:p>
      <text:p text:style-name="Standard">{</text:p>
      <text:p text:style-name="Standard">switch(n)</text:p>
      <text:p text:style-name="Standard">{</text:p>
      <text:p text:style-name="Standard">case "1":alert("You never compromise and try to get anything favour to you!!!");</text:p>
      <text:p text:style-name="Standard">break;</text:p>
      <text:p text:style-name="Standard">case "2":alert("You have a very STUPID behaviour!!!");</text:p>
      <text:p text:style-name="Standard">break;</text:p>
      <text:p text:style-name="Standard">case "3":alert("You always irritate your friends,this is your HOBBY!!!");</text:p>
      <text:p text:style-name="Standard">break;</text:p>
      <text:p text:style-name="Standard">case "4":alert("You surprise others with your nasty things and behaviour!!!");</text:p>
      <text:p text:style-name="Standard">break;</text:p>
      <text:p text:style-name="Standard">case "5":alert("Your always try to sitting alone and enjoying your own company!!!");</text:p>
      <text:p text:style-name="Standard">break;</text:p>
      <text:p text:style-name="Standard">case "6":alert("Your Brain was very sharp,easily findout anything!!!");</text:p>
      <text:p text:style-name="Standard">break;</text:p>
      <text:p text:style-name="Standard">case "7":alert("You are very serious on others who are dis-like you!!!");</text:p>
      <text:p text:style-name="Standard"><text:soft-page-break/>break;</text:p>
      <text:p text:style-name="Standard">case "8":alert("You are a NATURE Lover and try to enjoy the Nature everyday!!!");</text:p>
      <text:p text:style-name="Standard">break;</text:p>
      <text:p text:style-name="Standard">case "9":alert("You are often not get which was you WANT!!! ");</text:p>
      <text:p text:style-name="Standard">break;</text:p>
      <text:p text:style-name="Standard">case "10":alert("Your easily excited for small things!!!");</text:p>
      <text:p text:style-name="Standard">break;</text:p>
      <text:p text:style-name="Standard">case "11":alert("you are like to stay in simple and traditional!!!");</text:p>
      <text:p text:style-name="Standard">break;</text:p>
      <text:p text:style-name="Standard">case "12":alert("You are eagerly waiting for your's Turn and Time to revenge or enjoying!!!");</text:p>
      <text:p text:style-name="Standard">break;</text:p>
      <text:p text:style-name="Standard">case "13":alert("Your very alcoholic,you addicted to that!!!");</text:p>
      <text:p text:style-name="Standard">break;</text:p>
      <text:p text:style-name="Standard">case "14":alert("You have a lot of confidence on YOU and done work properly!!!");</text:p>
      <text:p text:style-name="Standard">break;</text:p>
      <text:p text:style-name="Standard">case "15":alert("You are argueing for small things and like stay Dominent!!! ");</text:p>
      <text:p text:style-name="Standard">break;</text:p>
      <text:p text:style-name="Standard">case "16":alert("You have have different TALENT,some hardwork is needed to IGNITE it!!!");</text:p>
      <text:p text:style-name="Standard">break;</text:p>
      <text:p text:style-name="Standard">case "17":alert("Hardworking nature but,not get proper output!!!");</text:p>
      <text:p text:style-name="Standard">break;</text:p>
      <text:p text:style-name="Standard">case "18":alert("Work is your's but result is OTHERS!!!");</text:p>
      <text:p text:style-name="Standard">break;</text:p>
      <text:p text:style-name="Standard">case "19":alert("Your a kind hearted person with some SHYNESS!!!");</text:p>
      <text:p text:style-name="Standard">break;</text:p>
      <text:p text:style-name="Standard">case "20":alert("You're a ANGRY person,try to control it for your best FUTURE!!!");</text:p>
      <text:p text:style-name="Standard">break;</text:p>
      <text:p text:style-name="Standard">case "21":alert("Your a Brand-Ambasidor for SILENT KILLER's!!!");</text:p>
      <text:p text:style-name="Standard">break;</text:p>
      <text:p text:style-name="Standard">case "22":alert("Open heart,share everything with others!!!");</text:p>
      <text:p text:style-name="Standard">break;</text:p>
      <text:p text:style-name="Standard"><text:soft-page-break/>case "23":alert("You don't care about MONEY spent alot it!!!");</text:p>
      <text:p text:style-name="Standard">break;</text:p>
      <text:p text:style-name="Standard">case "24":alert("you're impress others with your WORDS and BEHAVIOUR!!!");</text:p>
      <text:p text:style-name="Standard">break;</text:p>
      <text:p text:style-name="Standard">case "25":alert("Easily change your current mood,sometimes ANGRY and sometimes COOL!!!");</text:p>
      <text:p text:style-name="Standard">break;</text:p>
      <text:p text:style-name="Standard">case "26":alert("FASHIONATE and show in front of others!!!");</text:p>
      <text:p text:style-name="Standard">break;</text:p>
      <text:p text:style-name="Standard">case "27":alert("Easily trust everyone and sometimes oss yourself!!!");</text:p>
      <text:p text:style-name="Standard">break;</text:p>
      <text:p text:style-name="Standard">case "28":alert("You have a OVER-CONFIDENCE try to reduce it!!!");</text:p>
      <text:p text:style-name="Standard">break;</text:p>
      <text:p text:style-name="Standard">case "29":alert("You are very serious on others who are dis-like you!!!");</text:p>
      <text:p text:style-name="Standard">break;</text:p>
      <text:p text:style-name="Standard">case "30":alert("You're sweet looking and every one easily attracted to you!!!");</text:p>
      <text:p text:style-name="Standard">break;</text:p>
      <text:p text:style-name="Standard">case "31":alert("You're best friend for most of the members!!!");</text:p>
      <text:p text:style-name="Standard">break;</text:p>
      <text:p text:style-name="Standard">case "32":alert("You're ego less and selfishless person!!!");</text:p>
      <text:p text:style-name="Standard">break;</text:p>
      <text:p text:style-name="Standard">case "33":alert("You're very shy person and talking with eyes only!!!");</text:p>
      <text:p text:style-name="Standard">break;</text:p>
      <text:p text:style-name="Standard">case "34":alert("you're impress others with your WORDS and BEHAVIOUR!!!");</text:p>
      <text:p text:style-name="Standard">break;</text:p>
      <text:p text:style-name="Standard">case "35":alert("You're Strong <text:s/>minded and face the situations with a SMILE!!!");</text:p>
      <text:p text:style-name="Standard">break;</text:p>
      <text:p text:style-name="Standard">case "36":alert("You never compromise and try to get anything favour to you!!!");</text:p>
      <text:p text:style-name="Standard">break;</text:p>
      <text:p text:style-name="Standard">case "37":alert("You think I know everything but actually won't it!!!");</text:p>
      <text:p text:style-name="Standard">break;</text:p>
      <text:p text:style-name="Standard">case "38":alert("You talking very nicely and easily attract others!!!");</text:p>
      <text:p text:style-name="Standard"><text:soft-page-break/>break;</text:p>
      <text:p text:style-name="Standard">case "39":alert("Your feel shy infront of others to express your FEELINGS!!!");</text:p>
      <text:p text:style-name="Standard">break;</text:p>
      <text:p text:style-name="Standard">case "40":alert("You're often failed to impress others!!!");</text:p>
      <text:p text:style-name="Standard">break;</text:p>
      <text:p text:style-name="Standard">case "41":alert("You're likely ALONE and not ready to share your feelings!!!");</text:p>
      <text:p text:style-name="Standard">break;</text:p>
      <text:p text:style-name="Standard">case "42":alert("You're not intrested to stay alone and always search for others!!!");</text:p>
      <text:p text:style-name="Standard">break;</text:p>
      <text:p text:style-name="Standard">case "43":alert("You're not thinking about others, done whatever you want!!!");</text:p>
      <text:p text:style-name="Standard">break;</text:p>
      <text:p text:style-name="Standard">case "44":alert("NO one use mobile like as you used and operate it!!!");</text:p>
      <text:p text:style-name="Standard">break;</text:p>
      <text:p text:style-name="Standard">case "45":alert("You LOVE someone and MARRY someone!!!");</text:p>
      <text:p text:style-name="Standard">break;</text:p>
      <text:p text:style-name="Standard">case "46":alert("You're a great ACTOR. You plays different roles better than others!!!");</text:p>
      <text:p text:style-name="Standard">break;</text:p>
      <text:p text:style-name="Standard">case "47":alert("You dont digest others ACHIEVEMENT and others SUCCESSES!!! ");</text:p>
      <text:p text:style-name="Standard">break;</text:p>
      <text:p text:style-name="Standard">case "48":alert("You have PSYCHO behaviour and easily changes your current mood!!!");</text:p>
      <text:p text:style-name="Standard">break;</text:p>
      <text:p text:style-name="Standard">case "49":alert("You have sacrifying nature and easily give up!!!");</text:p>
      <text:p text:style-name="Standard">break;</text:p>
      <text:p text:style-name="Standard">case "50":alert("You fear alot.Even small things you get fear!!!");</text:p>
      <text:p text:style-name="Standard">break;</text:p>
      <text:p text:style-name="Standard">case "51":alert("You doesn't listen anyone and do in your own way!!!");</text:p>
      <text:p text:style-name="Standard">break;</text:p>
      <text:p text:style-name="Standard">case "52":alert("Your talk in straight forwordly");</text:p>
      <text:p text:style-name="Standard">break;</text:p>
      <text:p text:style-name="Standard">case "53":alert("Your living as you like and enjoying everyday!!!");</text:p>
      <text:p text:style-name="Standard">break;</text:p>
      <text:p text:style-name="Standard"><text:soft-page-break/>case "54":alert("You're good person and maintain good personality!!!");</text:p>
      <text:p text:style-name="Standard">break;</text:p>
      <text:p text:style-name="Standard">case "55":alert("Your very good kind hearte person!!!");</text:p>
      <text:p text:style-name="Standard">break;</text:p>
      <text:p text:style-name="Standard">case "56":alert("Your best dancer and singer inside!!!");</text:p>
      <text:p text:style-name="Standard">break;</text:p>
      <text:p text:style-name="Standard">case "57":alert("Your very responsible and caring person!!!");</text:p>
      <text:p text:style-name="Standard">break;</text:p>
      <text:p text:style-name="Standard">case "58":alert("You take any risk for you want and desired!!!");</text:p>
      <text:p text:style-name="Standard">break;</text:p>
      <text:p text:style-name="Standard">case "59":alert("Your very peacefull and emotionally strong person!!!");</text:p>
      <text:p text:style-name="Standard">break;</text:p>
      <text:p text:style-name="Standard">case "60":alert("You're most caring person and liked by all others!!! ");</text:p>
      <text:p text:style-name="Standard">break;</text:p>
      <text:p text:style-name="Standard">case "61":alert("You talking very nicely and easily attract others!!!");</text:p>
      <text:p text:style-name="Standard">break;</text:p>
      <text:p text:style-name="Standard">case "62":alert("You're sweet looking and every one easily attracted to you!!!");</text:p>
      <text:p text:style-name="Standard">break;</text:p>
      <text:p text:style-name="Standard">case "63":alert("Your a Brand-Ambasidor for SILENT KILLER's!!!");</text:p>
      <text:p text:style-name="Standard">break;</text:p>
      <text:p text:style-name="Standard">case "64":alert("you're impress others with your WORDS and BEHAVIOUR!!!");</text:p>
      <text:p text:style-name="Standard">break;</text:p>
      <text:p text:style-name="Standard">case "65":alert("You talking very nicely and easily attract others!!!");</text:p>
      <text:p text:style-name="Standard">break;</text:p>
      <text:p text:style-name="Standard">case "66":alert("You're sweet looking and every one easily attracted to you!!!");</text:p>
      <text:p text:style-name="Standard">break;</text:p>
      <text:p text:style-name="Standard">case "67":alert("You're best friend for most of the members!!!");</text:p>
      <text:p text:style-name="Standard">break;</text:p>
      <text:p text:style-name="Standard">case "68":alert("You're ego less and selfishless person!!!");</text:p>
      <text:p text:style-name="Standard">break;</text:p>
      <text:p text:style-name="Standard">case "69":alert("You're very shy person and talking with eyes only!!!");</text:p>
      <text:p text:style-name="Standard"><text:soft-page-break/>break;</text:p>
      <text:p text:style-name="Standard">case "70":alert("you're impress others with your WORDS and BEHAVIOUR!!!");</text:p>
      <text:p text:style-name="Standard">break;</text:p>
      <text:p text:style-name="Standard">case "71":alert("You're Strong <text:s/>minded and face the situations with a SMILE!!!");</text:p>
      <text:p text:style-name="Standard">break;</text:p>
      <text:p text:style-name="Standard">case "72":alert("You never compromise and try to get anything favour to you!!!");</text:p>
      <text:p text:style-name="Standard">break;</text:p>
      <text:p text:style-name="Standard">case "73":alert("You think I know everything but actually won't it!!!");</text:p>
      <text:p text:style-name="Standard">break;</text:p>
      <text:p text:style-name="Standard">case "74":alert("You talking very nicely and easily attract others!!!");</text:p>
      <text:p text:style-name="Standard">break;</text:p>
      <text:p text:style-name="Standard">case "75":alert("Your feel shy infront of others to express your FEELINGS!!!");</text:p>
      <text:p text:style-name="Standard">break;</text:p>
      <text:p text:style-name="Standard">case "76":alert("You're often failed to impress others!!!");</text:p>
      <text:p text:style-name="Standard">break;</text:p>
      <text:p text:style-name="Standard">case "77":alert("You're likely ALONE and not ready to share your feelings!!!");</text:p>
      <text:p text:style-name="Standard">break;</text:p>
      <text:p text:style-name="Standard">case "78":alert("You're not intrested to stay alone and always search for others!!!");</text:p>
      <text:p text:style-name="Standard">break;</text:p>
      <text:p text:style-name="Standard">case "79":alert("You're not thinking about others, done whatever you want!!!");</text:p>
      <text:p text:style-name="Standard">break;</text:p>
      <text:p text:style-name="Standard">case "80":alert("You fear alot.Even small things you get fear!!!");</text:p>
      <text:p text:style-name="Standard">break;</text:p>
      <text:p text:style-name="Standard">case "81":alert("You doesn't listen anyone and do in your own way!!!");</text:p>
      <text:p text:style-name="Standard">break;</text:p>
      <text:p text:style-name="Standard">case "82":alert("Your talk in straight forwordly");</text:p>
      <text:p text:style-name="Standard">break;</text:p>
      <text:p text:style-name="Standard">case "83":alert("Your living in you liked way!!!");</text:p>
      <text:p text:style-name="Standard">break;</text:p>
      <text:p text:style-name="Standard">case "84":alert("You're good person and maintain good personality!!!");</text:p>
      <text:p text:style-name="Standard">break;</text:p>
      <text:p text:style-name="Standard"><text:soft-page-break/>case "85":alert("Your very responsible and caring person!!!");</text:p>
      <text:p text:style-name="Standard">break;</text:p>
      <text:p text:style-name="Standard">case "86":alert("You take any risk for you want and desired!!!");</text:p>
      <text:p text:style-name="Standard">break;</text:p>
      <text:p text:style-name="Standard">case "87":alert("Your very peacefull and emotionally strong person!!!");</text:p>
      <text:p text:style-name="Standard">break;</text:p>
      <text:p text:style-name="Standard">case "88":alert("You're most caring person and liked by all others!!! ");</text:p>
      <text:p text:style-name="Standard">break;</text:p>
      <text:p text:style-name="Standard">case "89":alert("You talking very nicely and easily attract others!!!");</text:p>
      <text:p text:style-name="Standard">break;</text:p>
      <text:p text:style-name="Standard">case "90":alert("You're sweet looking and every one easily attracted to you!!!");</text:p>
      <text:p text:style-name="Standard">break;</text:p>
      <text:p text:style-name="Standard">case "91":alert("Your a kind hearted person with some SHYNESS!!!");</text:p>
      <text:p text:style-name="Standard">break;</text:p>
      <text:p text:style-name="Standard">case "92":alert("You're a ANGRY person,try to control it for your best FUTURE!!!");</text:p>
      <text:p text:style-name="Standard">break;</text:p>
      <text:p text:style-name="Standard">case "92":alert("Your a Brand-Ambasidor for SILENT KILLER's!!!");</text:p>
      <text:p text:style-name="Standard">break;</text:p>
      <text:p text:style-name="Standard">case "93":alert("Open heart,share everything with others!!!");</text:p>
      <text:p text:style-name="Standard">break;</text:p>
      <text:p text:style-name="Standard">case "94":alert("You don't care about MONEY spent alot it!!!");</text:p>
      <text:p text:style-name="Standard">break;</text:p>
      <text:p text:style-name="Standard">case "95":alert("you're impress others with your WORDS and BEHAVIOUR!!!");</text:p>
      <text:p text:style-name="Standard">break;</text:p>
      <text:p text:style-name="Standard">case "96":alert("Easily change your current mood,sometimes ANGRY and sometimes COOL!!!");</text:p>
      <text:p text:style-name="Standard">break;</text:p>
      <text:p text:style-name="Standard">case "97":alert("FASHIONATE and show in front of others!!!");</text:p>
      <text:p text:style-name="Standard">break;</text:p>
      <text:p text:style-name="Standard">case "98":alert("Easily trust everyone and sometimes oss yourself!!!");</text:p>
      <text:p text:style-name="Standard">break;</text:p>
      <text:p text:style-name="Standard">case "99":alert("You have a OVER-CONFIDENCE try to reduce it!!!");</text:p>
      <text:p text:style-name="Standard"><text:soft-page-break/>break;</text:p>
      <text:p text:style-name="Standard">case "100":alert("You are very serious on others who are dis-like you!!!");</text:p>
      <text:p text:style-name="Standard">break;</text:p>
      <text:p text:style-name="Standard">default:alert("Please Enter Your current Age"); </text:p>
      <text:p text:style-name="Standard">}</text:p>
      <text:p text:style-name="Standard">}</text:p>
      <text:p text:style-name="Standard">else if(b=='o'||b=='O')</text:p>
      <text:p text:style-name="Standard">{</text:p>
      <text:p text:style-name="Standard">switch(n)</text:p>
      <text:p text:style-name="Standard">{</text:p>
      <text:p text:style-name="Standard">case "1":alert("You don't care about MONEY spent alot it!!!");</text:p>
      <text:p text:style-name="Standard">break;</text:p>
      <text:p text:style-name="Standard">case "2":alert("you're impress others with your WORDS and BEHAVIOUR!!!");</text:p>
      <text:p text:style-name="Standard">break;</text:p>
      <text:p text:style-name="Standard">case "3":alert("Easily change your current mood,sometimes ANGRY and sometimes COOL!!!");</text:p>
      <text:p text:style-name="Standard">break;</text:p>
      <text:p text:style-name="Standard">case "4":alert("FASHIONATE and show in front of others!!!");</text:p>
      <text:p text:style-name="Standard">break;</text:p>
      <text:p text:style-name="Standard">case "5":alert("Easily trust everyone and sometimes oss yourself!!!");</text:p>
      <text:p text:style-name="Standard">break;</text:p>
      <text:p text:style-name="Standard">case "6":alert("You have a OVER-CONFIDENCE try to reduce it!!!");</text:p>
      <text:p text:style-name="Standard">break;</text:p>
      <text:p text:style-name="Standard">case "7":alert("You are very serious on others who are dis-like you!!!");</text:p>
      <text:p text:style-name="Standard">break;</text:p>
      <text:p text:style-name="Standard">case "8":alert("You're sweet looking and every one easily attracted to you!!!");</text:p>
      <text:p text:style-name="Standard">break;</text:p>
      <text:p text:style-name="Standard">case "9":alert("You're best friend for most of the members!!!");</text:p>
      <text:p text:style-name="Standard">break;</text:p>
      <text:p text:style-name="Standard">case "10":alert("You're ego less and selfishless person!!!");</text:p>
      <text:p text:style-name="Standard">break;</text:p>
      <text:p text:style-name="Standard">case "11":alert("You're very shy person and talking with eyes only!!!");</text:p>
      <text:p text:style-name="Standard"><text:soft-page-break/>break;</text:p>
      <text:p text:style-name="Standard">case "12":alert("you're impress others with your WORDS and BEHAVIOUR!!!");</text:p>
      <text:p text:style-name="Standard">break;</text:p>
      <text:p text:style-name="Standard">case "13":alert("You're Strong <text:s/>minded and face the situations with a SMILE!!!");</text:p>
      <text:p text:style-name="Standard">break;</text:p>
      <text:p text:style-name="Standard">case "14":alert("You never compromise and try to get anything favour to you!!!");</text:p>
      <text:p text:style-name="Standard">break;</text:p>
      <text:p text:style-name="Standard">case "15":alert("You think I know everything but actually won't it!!!");</text:p>
      <text:p text:style-name="Standard">break;</text:p>
      <text:p text:style-name="Standard">case "16":alert("You talking very nicely and easily attract others!!!");</text:p>
      <text:p text:style-name="Standard">break;</text:p>
      <text:p text:style-name="Standard">case "17":alert("Your feel shy infront of others to express your FEELINGS!!!");</text:p>
      <text:p text:style-name="Standard">break;</text:p>
      <text:p text:style-name="Standard">case "18":alert("You're often failed to impress others!!!");</text:p>
      <text:p text:style-name="Standard">break;</text:p>
      <text:p text:style-name="Standard">case "19":alert("You're likely ALONE and not ready to share your feelings!!!");</text:p>
      <text:p text:style-name="Standard">break;</text:p>
      <text:p text:style-name="Standard">case "20":alert("You're not intrested to stay alone and always search for others!!!");</text:p>
      <text:p text:style-name="Standard">break;</text:p>
      <text:p text:style-name="Standard">case "21":alert("You're not thinking about others, done whatever you want!!!");</text:p>
      <text:p text:style-name="Standard">break;</text:p>
      <text:p text:style-name="Standard">case "22":alert("NO one use mobile like as you used and operate it!!!");</text:p>
      <text:p text:style-name="Standard">break;</text:p>
      <text:p text:style-name="Standard">case "23":alert("You LOVE someone and MARRY someone!!!");</text:p>
      <text:p text:style-name="Standard">break;</text:p>
      <text:p text:style-name="Standard">case "24":alert("You're a great ACTOR. You plays different roles better than others!!!");</text:p>
      <text:p text:style-name="Standard">break;</text:p>
      <text:p text:style-name="Standard">case "25":alert("You dont digest others ACHIEVEMENT and others SUCCESSES!!! ");</text:p>
      <text:p text:style-name="Standard">break;</text:p>
      <text:p text:style-name="Standard">case "26":alert("You have PSYCHO behaviour and easily changes your current mood!!!");</text:p>
      <text:p text:style-name="Standard">break;</text:p>
      <text:p text:style-name="Standard"><text:soft-page-break/>case "27":alert("You have sacrifying nature and easily give up!!!");</text:p>
      <text:p text:style-name="Standard">break;</text:p>
      <text:p text:style-name="Standard">case "28":alert("You fear alot.Even small things you get fear!!!");</text:p>
      <text:p text:style-name="Standard">break;</text:p>
      <text:p text:style-name="Standard">case "29":alert("You doesn't listen anyone and do in your own way!!!");</text:p>
      <text:p text:style-name="Standard">break;</text:p>
      <text:p text:style-name="Standard">case "30":alert("Your talk in straight forwordly");</text:p>
      <text:p text:style-name="Standard">break;</text:p>
      <text:p text:style-name="Standard">case "31":alert("Your living as you like and enjoying everyday!!!");</text:p>
      <text:p text:style-name="Standard">break;</text:p>
      <text:p text:style-name="Standard">case "32":alert("You're good person and maintain good personality!!!");</text:p>
      <text:p text:style-name="Standard">break;</text:p>
      <text:p text:style-name="Standard">case "33":alert("Your very good kind hearte person!!!");</text:p>
      <text:p text:style-name="Standard">break;</text:p>
      <text:p text:style-name="Standard">case "34":alert("Your best dancer and singer inside!!!");</text:p>
      <text:p text:style-name="Standard">break;</text:p>
      <text:p text:style-name="Standard">case "35":alert("Your very responsible and caring person!!!");</text:p>
      <text:p text:style-name="Standard">break;</text:p>
      <text:p text:style-name="Standard">case "36":alert("You take any risk for you want and desired!!!");</text:p>
      <text:p text:style-name="Standard">break;</text:p>
      <text:p text:style-name="Standard">case "37":alert("Your very peacefull and emotionally strong person!!!");</text:p>
      <text:p text:style-name="Standard">break;</text:p>
      <text:p text:style-name="Standard">case "38":alert("You're most caring person and liked by all others!!! ");</text:p>
      <text:p text:style-name="Standard">break;</text:p>
      <text:p text:style-name="Standard">case "39":alert("You talking very nicely and easily attract others!!!");</text:p>
      <text:p text:style-name="Standard">break;</text:p>
      <text:p text:style-name="Standard">case "40":alert("You're sweet looking and every one easily attracted to you!!!");</text:p>
      <text:p text:style-name="Standard">break;</text:p>
      <text:p text:style-name="Standard">case "41":alert("Your a Brand-Ambasidor for SILENT KILLER's!!!");</text:p>
      <text:p text:style-name="Standard">break;</text:p>
      <text:p text:style-name="Standard">case "42":alert("you're impress others with your WORDS and BEHAVIOUR!!!");</text:p>
      <text:p text:style-name="Standard"><text:soft-page-break/>break;</text:p>
      <text:p text:style-name="Standard">case "43":alert("You talking very nicely and easily attract others!!!");</text:p>
      <text:p text:style-name="Standard">break;</text:p>
      <text:p text:style-name="Standard">case "44":alert("You're sweet looking and every one easily attracted to you!!!");</text:p>
      <text:p text:style-name="Standard">break;</text:p>
      <text:p text:style-name="Standard">case "45":alert("You're best friend for most of the members!!!");</text:p>
      <text:p text:style-name="Standard">break;</text:p>
      <text:p text:style-name="Standard">case "46":alert("You're ego less and selfishless person!!!");</text:p>
      <text:p text:style-name="Standard">break;</text:p>
      <text:p text:style-name="Standard">case "47":alert("You're very shy person and talking with eyes only!!!");</text:p>
      <text:p text:style-name="Standard">break;</text:p>
      <text:p text:style-name="Standard">case "48":alert("you're impress others with your WORDS and BEHAVIOUR!!!");</text:p>
      <text:p text:style-name="Standard">break;</text:p>
      <text:p text:style-name="Standard">case "49":alert("You're Strong <text:s/>minded and face the situations with a SMILE!!!");</text:p>
      <text:p text:style-name="Standard">break;</text:p>
      <text:p text:style-name="Standard">case "50":alert("You never compromise and try to get anything favour to you!!!");</text:p>
      <text:p text:style-name="Standard">break;</text:p>
      <text:p text:style-name="Standard">case "51":alert("You think I know everything but actually won't it!!!");</text:p>
      <text:p text:style-name="Standard">break;</text:p>
      <text:p text:style-name="Standard">case "52":alert("You talking very nicely and easily attract others!!!");</text:p>
      <text:p text:style-name="Standard">break;</text:p>
      <text:p text:style-name="Standard">case "53":alert("Your feel shy infront of others to express your FEELINGS!!!");</text:p>
      <text:p text:style-name="Standard">break;</text:p>
      <text:p text:style-name="Standard">case "54":alert("You're often failed to impress others!!!");</text:p>
      <text:p text:style-name="Standard">break;</text:p>
      <text:p text:style-name="Standard">case "55":alert("You're likely ALONE and not ready to share your feelings!!!");</text:p>
      <text:p text:style-name="Standard">break;</text:p>
      <text:p text:style-name="Standard">case "56":alert("You're not intrested to stay alone and always search for others!!!");</text:p>
      <text:p text:style-name="Standard">break;</text:p>
      <text:p text:style-name="Standard">case "57":alert("You're not thinking about others, done whatever you want!!!");</text:p>
      <text:p text:style-name="Standard">break;</text:p>
      <text:p text:style-name="Standard"><text:soft-page-break/>case "58":alert("You fear alot.Even small things you get fear!!!");</text:p>
      <text:p text:style-name="Standard">break;</text:p>
      <text:p text:style-name="Standard">case "59":alert("You doesn't listen anyone and do in your own way!!!");</text:p>
      <text:p text:style-name="Standard">break;</text:p>
      <text:p text:style-name="Standard">case "60":alert("Your talk in straight forwordly");</text:p>
      <text:p text:style-name="Standard">break;</text:p>
      <text:p text:style-name="Standard">case "61":alert("Your living in you liked way!!!");</text:p>
      <text:p text:style-name="Standard">break;</text:p>
      <text:p text:style-name="Standard">case "62":alert("You're good person and maintain good personality!!!");</text:p>
      <text:p text:style-name="Standard">break;</text:p>
      <text:p text:style-name="Standard">case "63":alert("Your very responsible and caring person!!!");</text:p>
      <text:p text:style-name="Standard">break;</text:p>
      <text:p text:style-name="Standard">case "64":alert("You take any risk for you want and desired!!!");</text:p>
      <text:p text:style-name="Standard">break;</text:p>
      <text:p text:style-name="Standard">case "65":alert("Your very peacefull and emotionally strong person!!!");</text:p>
      <text:p text:style-name="Standard">break;</text:p>
      <text:p text:style-name="Standard">case "66":alert("You're most caring person and liked by all others!!! ");</text:p>
      <text:p text:style-name="Standard">break;</text:p>
      <text:p text:style-name="Standard">case "67":alert("You talking very nicely and easily attract others!!!");</text:p>
      <text:p text:style-name="Standard">break;</text:p>
      <text:p text:style-name="Standard">case "68":alert("You're sweet looking and every one easily attracted to you!!!");</text:p>
      <text:p text:style-name="Standard">break;</text:p>
      <text:p text:style-name="Standard">case "69":alert("Your a kind hearted person with some SHYNESS!!!");</text:p>
      <text:p text:style-name="Standard">break;</text:p>
      <text:p text:style-name="Standard">case "70":alert("You're a ANGRY person,try to control it for your best FUTURE!!!");</text:p>
      <text:p text:style-name="Standard">break;</text:p>
      <text:p text:style-name="Standard">case "71":alert("Your a Brand-Ambasidor for SILENT KILLER's!!!");</text:p>
      <text:p text:style-name="Standard">break;</text:p>
      <text:p text:style-name="Standard">case "72":alert("Open heart,share everything with others!!!");</text:p>
      <text:p text:style-name="Standard">break;</text:p>
      <text:p text:style-name="Standard">case "73":alert("You don't care about MONEY spent alot it!!!");</text:p>
      <text:p text:style-name="Standard"><text:soft-page-break/>break;</text:p>
      <text:p text:style-name="Standard">case "74":alert("you're impress others with your WORDS and BEHAVIOUR!!!");</text:p>
      <text:p text:style-name="Standard">break;</text:p>
      <text:p text:style-name="Standard">case "75":alert("Easily change your current mood,sometimes ANGRY and sometimes COOL!!!");</text:p>
      <text:p text:style-name="Standard">break;</text:p>
      <text:p text:style-name="Standard">case "76":alert("FASHIONATE and show in front of others!!!");</text:p>
      <text:p text:style-name="Standard">break;</text:p>
      <text:p text:style-name="Standard">case "77":alert("Easily trust everyone and sometimes oss yourself!!!");</text:p>
      <text:p text:style-name="Standard">break;</text:p>
      <text:p text:style-name="Standard">case "78":alert("You have a OVER-CONFIDENCE try to reduce it!!!");</text:p>
      <text:p text:style-name="Standard">break;</text:p>
      <text:p text:style-name="Standard">case "79":alert("You are very serious on others who are dis-like you!!!");</text:p>
      <text:p text:style-name="Standard">break;</text:p>
      <text:p text:style-name="Standard">case "80":alert("You never compromise and try to get anything favour to you!!!");</text:p>
      <text:p text:style-name="Standard">break;</text:p>
      <text:p text:style-name="Standard">case "81":alert("You have a very STUPID behaviour!!!");</text:p>
      <text:p text:style-name="Standard">break;</text:p>
      <text:p text:style-name="Standard">case "82":alert("You always irritate your friends,this is your HOBBY!!!");</text:p>
      <text:p text:style-name="Standard">break;</text:p>
      <text:p text:style-name="Standard">case "83":alert("You surprise others with your nasty things and behaviour!!!");</text:p>
      <text:p text:style-name="Standard">break;</text:p>
      <text:p text:style-name="Standard">case "84":alert("Your always try to sitting alone and enjoying your own company!!!");</text:p>
      <text:p text:style-name="Standard">break;</text:p>
      <text:p text:style-name="Standard">case "85":alert("Your Brain was very sharp,easily findout anything!!!");</text:p>
      <text:p text:style-name="Standard">break;</text:p>
      <text:p text:style-name="Standard">case "86":alert("You are very serious on others who are dis-like you!!!");</text:p>
      <text:p text:style-name="Standard">break;</text:p>
      <text:p text:style-name="Standard">case "87":alert("You are a NATURE Lover and try to enjoy the Nature everyday!!!");</text:p>
      <text:p text:style-name="Standard">break;</text:p>
      <text:p text:style-name="Standard">case "88":alert("You are often not get which was you WANT!!! ");</text:p>
      <text:p text:style-name="Standard">break;</text:p>
      <text:p text:style-name="Standard"><text:soft-page-break/>case "89":alert("Your easily excited for small things!!!");</text:p>
      <text:p text:style-name="Standard">break;</text:p>
      <text:p text:style-name="Standard">case "90":alert("you are like to stay in simple and traditional!!!");</text:p>
      <text:p text:style-name="Standard">break;</text:p>
      <text:p text:style-name="Standard">case "91":alert("You are eagerly waiting for your's Turn and Time to revenge or enjoying!!!");</text:p>
      <text:p text:style-name="Standard">break;</text:p>
      <text:p text:style-name="Standard">case "92":alert("Your very alcoholic,you addicted to that!!!");</text:p>
      <text:p text:style-name="Standard">break;</text:p>
      <text:p text:style-name="Standard">case "93":alert("You have a lot of confidence on YOU and done work properly!!!");</text:p>
      <text:p text:style-name="Standard">break;</text:p>
      <text:p text:style-name="Standard">case "94":alert("You are argueing for small things and like stay Dominent!!! ");</text:p>
      <text:p text:style-name="Standard">break;</text:p>
      <text:p text:style-name="Standard">case "95":alert("You have have different TALENT,some hardwork is needed to IGNITE it!!!");</text:p>
      <text:p text:style-name="Standard">break;</text:p>
      <text:p text:style-name="Standard">case "96":alert("Hardworking nature but,not get proper output!!!");</text:p>
      <text:p text:style-name="Standard">break;</text:p>
      <text:p text:style-name="Standard">case "97":alert("Work is your's but result is OTHERS!!!");</text:p>
      <text:p text:style-name="Standard">break;</text:p>
      <text:p text:style-name="Standard">case "98":alert("Your a kind hearted person with some SHYNESS!!!");</text:p>
      <text:p text:style-name="Standard">break;</text:p>
      <text:p text:style-name="Standard">case "99":alert("You're a ANGRY person,try to control it for your best FUTURE!!!");</text:p>
      <text:p text:style-name="Standard">break;</text:p>
      <text:p text:style-name="Standard">case "100":alert("Your a Brand-Ambasidor for SILENT KILLER's!!!");</text:p>
      <text:p text:style-name="Standard">break;</text:p>
      <text:p text:style-name="Standard">default:alert("Please Enter Your current Age");</text:p>
      <text:p text:style-name="Standard">}</text:p>
      <text:p text:style-name="Standard">}</text:p>
      <text:p text:style-name="Standard">else if(b=='u'||b=='U')</text:p>
      <text:p text:style-name="Standard">{</text:p>
      <text:p text:style-name="Standard">switch(n)</text:p>
      <text:p text:style-name="Standard">{</text:p>
      <text:p text:style-name="Standard"><text:soft-page-break/>case "1":alert("You're best friend for most of the members!!!");</text:p>
      <text:p text:style-name="Standard">break;</text:p>
      <text:p text:style-name="Standard">case "2":alert("You're ego less and selfishless person!!!");</text:p>
      <text:p text:style-name="Standard">break;</text:p>
      <text:p text:style-name="Standard">case "3":alert("You're very shy person and talking with eyes only!!!");</text:p>
      <text:p text:style-name="Standard">break;</text:p>
      <text:p text:style-name="Standard">case "4":alert("you're impress others with your WORDS and BEHAVIOUR!!!");</text:p>
      <text:p text:style-name="Standard">break;</text:p>
      <text:p text:style-name="Standard">case "5":alert("You're Strong <text:s/>minded and face the situations with a SMILE!!!");</text:p>
      <text:p text:style-name="Standard">break;</text:p>
      <text:p text:style-name="Standard">case "6":alert("You never compromise and try to get anything favour to you!!!");</text:p>
      <text:p text:style-name="Standard">break;</text:p>
      <text:p text:style-name="Standard">case "7":alert("You think I know everything but actually won't it!!!");</text:p>
      <text:p text:style-name="Standard">break;</text:p>
      <text:p text:style-name="Standard">case "8":alert("You talking very nicely and easily attract others!!!");</text:p>
      <text:p text:style-name="Standard">break;</text:p>
      <text:p text:style-name="Standard">case "9":alert("Your feel shy infront of others to express your FEELINGS!!!");</text:p>
      <text:p text:style-name="Standard">break;</text:p>
      <text:p text:style-name="Standard">case "10":alert("You're often failed to impress others!!!");</text:p>
      <text:p text:style-name="Standard">break;</text:p>
      <text:p text:style-name="Standard">case "11":alert("You're likely ALONE and not ready to share your feelings!!!");</text:p>
      <text:p text:style-name="Standard">break;</text:p>
      <text:p text:style-name="Standard">case "12":alert("You're not intrested to stay alone and always search for others!!!");</text:p>
      <text:p text:style-name="Standard">break;</text:p>
      <text:p text:style-name="Standard">case "13":alert("You're not thinking about others, done whatever you want!!!");</text:p>
      <text:p text:style-name="Standard">break;</text:p>
      <text:p text:style-name="Standard">case "14":alert("NO one use mobile like as you used and operate it!!!");</text:p>
      <text:p text:style-name="Standard">break;</text:p>
      <text:p text:style-name="Standard">case "15":alert("You LOVE someone and MARRY someone!!!");</text:p>
      <text:p text:style-name="Standard">break;</text:p>
      <text:p text:style-name="Standard">case "16":alert("You're a great ACTOR. You plays different roles better than others!!!");</text:p>
      <text:p text:style-name="Standard"><text:soft-page-break/>break;</text:p>
      <text:p text:style-name="Standard">case "17":alert("You dont digest others ACHIEVEMENT and others SUCCESSES!!! ");</text:p>
      <text:p text:style-name="Standard">break;</text:p>
      <text:p text:style-name="Standard">case "18":alert("You have PSYCHO behaviour and easily changes your current mood!!!");</text:p>
      <text:p text:style-name="Standard">break;</text:p>
      <text:p text:style-name="Standard">case "19":alert("You have sacrifying nature and easily give up!!!");</text:p>
      <text:p text:style-name="Standard">break;</text:p>
      <text:p text:style-name="Standard">case "20":alert("You fear alot.Even small things you get fear!!!");</text:p>
      <text:p text:style-name="Standard">break;</text:p>
      <text:p text:style-name="Standard">case "21":alert("You doesn't listen anyone and do in your own way!!!");</text:p>
      <text:p text:style-name="Standard">break;</text:p>
      <text:p text:style-name="Standard">case "22":alert("Your talk in straight forwordly");</text:p>
      <text:p text:style-name="Standard">break;</text:p>
      <text:p text:style-name="Standard">case "23":alert("Your living as you like and enjoying everyday!!!");</text:p>
      <text:p text:style-name="Standard">break;</text:p>
      <text:p text:style-name="Standard">case "24":alert("You're good person and maintain good personality!!!");</text:p>
      <text:p text:style-name="Standard">break;</text:p>
      <text:p text:style-name="Standard">case "25":alert("Your very good kind hearte person!!!");</text:p>
      <text:p text:style-name="Standard">break;</text:p>
      <text:p text:style-name="Standard">case "26":alert("Your best dancer and singer inside!!!");</text:p>
      <text:p text:style-name="Standard">break;</text:p>
      <text:p text:style-name="Standard">case "27":alert("Your very responsible and caring person!!!");</text:p>
      <text:p text:style-name="Standard">break;</text:p>
      <text:p text:style-name="Standard">case "28":alert("You take any risk for you want and desired!!!");</text:p>
      <text:p text:style-name="Standard">break;</text:p>
      <text:p text:style-name="Standard">case "29":alert("Your very peacefull and emotionally strong person!!!");</text:p>
      <text:p text:style-name="Standard">break;</text:p>
      <text:p text:style-name="Standard">case "30":alert("You're most caring person and liked by all others!!! ");</text:p>
      <text:p text:style-name="Standard">break;</text:p>
      <text:p text:style-name="Standard">case "31":alert("You talking very nicely and easily attract others!!!");</text:p>
      <text:p text:style-name="Standard">break;</text:p>
      <text:p text:style-name="Standard"><text:soft-page-break/>case "32":alert("You're sweet looking and every one easily attracted to you!!!");</text:p>
      <text:p text:style-name="Standard">break;</text:p>
      <text:p text:style-name="Standard">case "33":alert("Your a Brand-Ambasidor for SILENT KILLER's!!!");</text:p>
      <text:p text:style-name="Standard">break;</text:p>
      <text:p text:style-name="Standard">case "34":alert("you're impress others with your WORDS and BEHAVIOUR!!!");</text:p>
      <text:p text:style-name="Standard">break;</text:p>
      <text:p text:style-name="Standard">case "35":alert("You talking very nicely and easily attract others!!!");</text:p>
      <text:p text:style-name="Standard">break;</text:p>
      <text:p text:style-name="Standard">case "36":alert("You're sweet looking and every one easily attracted to you!!!");</text:p>
      <text:p text:style-name="Standard">break;</text:p>
      <text:p text:style-name="Standard">case "37":alert("You're best friend for most of the members!!!");</text:p>
      <text:p text:style-name="Standard">break;</text:p>
      <text:p text:style-name="Standard">case "38":alert("You're ego less and selfishless person!!!");</text:p>
      <text:p text:style-name="Standard">break;</text:p>
      <text:p text:style-name="Standard">case "39":alert("You're very shy person and talking with eyes only!!!");</text:p>
      <text:p text:style-name="Standard">break;</text:p>
      <text:p text:style-name="Standard">case "40":alert("you're impress others with your WORDS and BEHAVIOUR!!!");</text:p>
      <text:p text:style-name="Standard">break;</text:p>
      <text:p text:style-name="Standard">case "41":alert("You're Strong <text:s/>minded and face the situations with a SMILE!!!");</text:p>
      <text:p text:style-name="Standard">break;</text:p>
      <text:p text:style-name="Standard">case "42":alert("You never compromise and try to get anything favour to you!!!");</text:p>
      <text:p text:style-name="Standard">break;</text:p>
      <text:p text:style-name="Standard">case "43":alert("You think I know everything but actually won't it!!!");</text:p>
      <text:p text:style-name="Standard">break;</text:p>
      <text:p text:style-name="Standard">case "44":alert("You talking very nicely and easily attract others!!!");</text:p>
      <text:p text:style-name="Standard">break;</text:p>
      <text:p text:style-name="Standard">case "45":alert("Your feel shy infront of others to express your FEELINGS!!!");</text:p>
      <text:p text:style-name="Standard">break;</text:p>
      <text:p text:style-name="Standard">case "46":alert("You're often failed to impress others!!!");</text:p>
      <text:p text:style-name="Standard">break;</text:p>
      <text:p text:style-name="Standard">case "47":alert("You're likely ALONE and not ready to share your feelings!!!");</text:p>
      <text:p text:style-name="Standard"><text:soft-page-break/>break;</text:p>
      <text:p text:style-name="Standard">case "48":alert("You're not intrested to stay alone and always search for others!!!");</text:p>
      <text:p text:style-name="Standard">break;</text:p>
      <text:p text:style-name="Standard">case "49":alert("You're not thinking about others, done whatever you want!!!");</text:p>
      <text:p text:style-name="Standard">break;</text:p>
      <text:p text:style-name="Standard">case "50":alert("You fear alot.Even small things you get fear!!!");</text:p>
      <text:p text:style-name="Standard">break;</text:p>
      <text:p text:style-name="Standard">case "51":alert("You doesn't listen anyone and do in your own way!!!");</text:p>
      <text:p text:style-name="Standard">break;</text:p>
      <text:p text:style-name="Standard">case "52":alert("Your talk in straight forwordly");</text:p>
      <text:p text:style-name="Standard">break;</text:p>
      <text:p text:style-name="Standard">case "53":alert("Your living in you liked way!!!");</text:p>
      <text:p text:style-name="Standard">break;</text:p>
      <text:p text:style-name="Standard">case "54":alert("You're good person and maintain good personality!!!");</text:p>
      <text:p text:style-name="Standard">break;</text:p>
      <text:p text:style-name="Standard">case "55":alert("Your very responsible and caring person!!!");</text:p>
      <text:p text:style-name="Standard">break;</text:p>
      <text:p text:style-name="Standard">case "56":alert("You take any risk for you want and desired!!!");</text:p>
      <text:p text:style-name="Standard">break;</text:p>
      <text:p text:style-name="Standard">case "57":alert("Your very peacefull and emotionally strong person!!!");</text:p>
      <text:p text:style-name="Standard">break;</text:p>
      <text:p text:style-name="Standard">case "58":alert("You're most caring person and liked by all others!!! ");</text:p>
      <text:p text:style-name="Standard">break;</text:p>
      <text:p text:style-name="Standard">case "59":alert("You talking very nicely and easily attract others!!!");</text:p>
      <text:p text:style-name="Standard">break;</text:p>
      <text:p text:style-name="Standard">case "60":alert("You're sweet looking and every one easily attracted to you!!!");</text:p>
      <text:p text:style-name="Standard">break;</text:p>
      <text:p text:style-name="Standard">case "61":alert("Your a kind hearted person with some SHYNESS!!!");</text:p>
      <text:p text:style-name="Standard">break;</text:p>
      <text:p text:style-name="Standard">case "62":alert("You're a ANGRY person,try to control it for your best FUTURE!!!");</text:p>
      <text:p text:style-name="Standard">break;</text:p>
      <text:p text:style-name="Standard"><text:soft-page-break/>case "63":alert("Your a Brand-Ambasidor for SILENT KILLER's!!!");</text:p>
      <text:p text:style-name="Standard">break;</text:p>
      <text:p text:style-name="Standard">case "64":alert("Open heart,share everything with others!!!");</text:p>
      <text:p text:style-name="Standard">break;</text:p>
      <text:p text:style-name="Standard">case "65":alert("You don't care about MONEY spent alot it!!!");</text:p>
      <text:p text:style-name="Standard">break;</text:p>
      <text:p text:style-name="Standard">case "66":alert("you're impress others with your WORDS and BEHAVIOUR!!!");</text:p>
      <text:p text:style-name="Standard">break;</text:p>
      <text:p text:style-name="Standard">case "67":alert("Easily change your current mood,sometimes ANGRY and sometimes COOL!!!");</text:p>
      <text:p text:style-name="Standard">break;</text:p>
      <text:p text:style-name="Standard">case "68":alert("FASHIONATE and show in front of others!!!");</text:p>
      <text:p text:style-name="Standard">break;</text:p>
      <text:p text:style-name="Standard">case "69":alert("Easily trust everyone and sometimes oss yourself!!!");</text:p>
      <text:p text:style-name="Standard">break;</text:p>
      <text:p text:style-name="Standard">case "70":alert("You have a OVER-CONFIDENCE try to reduce it!!!");</text:p>
      <text:p text:style-name="Standard">break;</text:p>
      <text:p text:style-name="Standard">case "71":alert("You are very serious on others who are dis-like you!!!");</text:p>
      <text:p text:style-name="Standard">break;</text:p>
      <text:p text:style-name="Standard">case "72":alert("You never compromise and try to get anything favour to you!!!");</text:p>
      <text:p text:style-name="Standard">break;</text:p>
      <text:p text:style-name="Standard">case "73":alert("You have a very STUPID behaviour!!!");</text:p>
      <text:p text:style-name="Standard">break;</text:p>
      <text:p text:style-name="Standard">case "74":alert("You always irritate your friends,this is your HOBBY!!!");</text:p>
      <text:p text:style-name="Standard">break;</text:p>
      <text:p text:style-name="Standard">case "75":alert("You surprise others with your nasty things and behaviour!!!");</text:p>
      <text:p text:style-name="Standard">break;</text:p>
      <text:p text:style-name="Standard">case "76":alert("Your always try to sitting alone and enjoying your own company!!!");</text:p>
      <text:p text:style-name="Standard">break;</text:p>
      <text:p text:style-name="Standard">case "77":alert("Your Brain was very sharp,easily findout anything!!!");</text:p>
      <text:p text:style-name="Standard">break;</text:p>
      <text:p text:style-name="Standard">case "78":alert("You are very serious on others who are dis-like you!!!");</text:p>
      <text:p text:style-name="Standard"><text:soft-page-break/>break;</text:p>
      <text:p text:style-name="Standard">case "79":alert("You are a NATURE Lover and try to enjoy the Nature everyday!!!");</text:p>
      <text:p text:style-name="Standard">break;</text:p>
      <text:p text:style-name="Standard">case "80":alert("You are often not get which was you WANT!!! ");</text:p>
      <text:p text:style-name="Standard">break;</text:p>
      <text:p text:style-name="Standard">case "81":alert("Your easily excited for small things!!!");</text:p>
      <text:p text:style-name="Standard">break;</text:p>
      <text:p text:style-name="Standard">case "82":alert("you are like to stay in simple and traditional!!!");</text:p>
      <text:p text:style-name="Standard">break;</text:p>
      <text:p text:style-name="Standard">case "83":alert("You are eagerly waiting for your's Turn and Time to revenge or enjoying!!!");</text:p>
      <text:p text:style-name="Standard">break;</text:p>
      <text:p text:style-name="Standard">case "84":alert("Your very alcoholic,you addicted to that!!!");</text:p>
      <text:p text:style-name="Standard">break;</text:p>
      <text:p text:style-name="Standard">case "85":alert("You have a lot of confidence on YOU and done work properly!!!");</text:p>
      <text:p text:style-name="Standard">break;</text:p>
      <text:p text:style-name="Standard">case "86":alert("You are argueing for small things and like stay Dominent!!! ");</text:p>
      <text:p text:style-name="Standard">break;</text:p>
      <text:p text:style-name="Standard">case "87":alert("You have have different TALENT,some hardwork is needed to IGNITE it!!!");</text:p>
      <text:p text:style-name="Standard">break;</text:p>
      <text:p text:style-name="Standard">case "88":alert("Hardworking nature but,not get proper output!!!");</text:p>
      <text:p text:style-name="Standard">break;</text:p>
      <text:p text:style-name="Standard">case "89":alert("Work is your's but result is OTHERS!!!");</text:p>
      <text:p text:style-name="Standard">break;</text:p>
      <text:p text:style-name="Standard">case "90":alert("Your a kind hearted person with some SHYNESS!!!");</text:p>
      <text:p text:style-name="Standard">break;</text:p>
      <text:p text:style-name="Standard">case "91":alert("You're a ANGRY person,try to control it for your best FUTURE!!!");</text:p>
      <text:p text:style-name="Standard">break;</text:p>
      <text:p text:style-name="Standard">case "92":alert("Your a Brand-Ambasidor for SILENT KILLER's!!!");</text:p>
      <text:p text:style-name="Standard">break;</text:p>
      <text:p text:style-name="Standard">case "93":alert("You're best friend for most of the members!!!");</text:p>
      <text:p text:style-name="Standard">break;</text:p>
      <text:p text:style-name="Standard"><text:soft-page-break/>case "94":alert("You're ego less and selfishless person!!!");</text:p>
      <text:p text:style-name="Standard">break;</text:p>
      <text:p text:style-name="Standard">case "95":alert("You're very shy person and talking with eyes only!!!");</text:p>
      <text:p text:style-name="Standard">break;</text:p>
      <text:p text:style-name="Standard">case "96":alert("you're impress others with your WORDS and BEHAVIOUR!!!");</text:p>
      <text:p text:style-name="Standard">break;</text:p>
      <text:p text:style-name="Standard">case "97":alert("You're Strong <text:s/>minded and face the situations with a SMILE!!!");</text:p>
      <text:p text:style-name="Standard">break;</text:p>
      <text:p text:style-name="Standard">case "98":alert("You never compromise and try to get anything favour to you!!!");</text:p>
      <text:p text:style-name="Standard">break;</text:p>
      <text:p text:style-name="Standard">case "99":alert("You think I know everything but actually won't it!!!");</text:p>
      <text:p text:style-name="Standard">break;</text:p>
      <text:p text:style-name="Standard">case "100":alert("You talking very nicely and easily attract others!!!");</text:p>
      <text:p text:style-name="Standard">break;</text:p>
      <text:p text:style-name="Standard">default:alert("Please Enter Your current Age");</text:p>
      <text:p text:style-name="Standard">}</text:p>
      <text:p text:style-name="Standard">}</text:p>
      <text:p text:style-name="Standard">else</text:p>
      <text:p text:style-name="Standard">{</text:p>
      <text:p text:style-name="Standard">switch(n)</text:p>
      <text:p text:style-name="Standard">{</text:p>
      <text:p text:style-name="Standard">case "1":alert("You are very serious on others who are dis-like you!!!");</text:p>
      <text:p text:style-name="Standard">break;</text:p>
      <text:p text:style-name="Standard">case "2":alert("You never compromise and try to get anything favour to you!!!");</text:p>
      <text:p text:style-name="Standard">break;</text:p>
      <text:p text:style-name="Standard">case "3":alert("You have a very STUPID behaviour!!!");</text:p>
      <text:p text:style-name="Standard">break;</text:p>
      <text:p text:style-name="Standard">case "4":alert("You always irritate your friends,this is your HOBBY!!!");</text:p>
      <text:p text:style-name="Standard">break;</text:p>
      <text:p text:style-name="Standard">case "5":alert("You surprise others with your nasty things and behaviour!!!");</text:p>
      <text:p text:style-name="Standard">break;</text:p>
      <text:p text:style-name="Standard"><text:soft-page-break/>case "6":alert("Your always try to sitting alone and enjoying your own company!!!");</text:p>
      <text:p text:style-name="Standard">break;</text:p>
      <text:p text:style-name="Standard">case "7":alert("Your Brain was very sharp,easily findout anything!!!");</text:p>
      <text:p text:style-name="Standard">break;</text:p>
      <text:p text:style-name="Standard">case "8":alert("You are very serious on others who are dis-like you!!!");</text:p>
      <text:p text:style-name="Standard">break;</text:p>
      <text:p text:style-name="Standard">case "9":alert("You are a NATURE Lover and try to enjoy the Nature everyday!!!");</text:p>
      <text:p text:style-name="Standard">break;</text:p>
      <text:p text:style-name="Standard">case "10":alert("You are often not get which was you WANT!!! ");</text:p>
      <text:p text:style-name="Standard">break;</text:p>
      <text:p text:style-name="Standard">case "11":alert("Your easily excited for small things!!!");</text:p>
      <text:p text:style-name="Standard">break;</text:p>
      <text:p text:style-name="Standard">case "12":alert("you are like to stay in simple and traditional!!!");</text:p>
      <text:p text:style-name="Standard">break;</text:p>
      <text:p text:style-name="Standard">case "13":alert("You are eagerly waiting for your's Turn and Time to revenge or enjoying!!!");</text:p>
      <text:p text:style-name="Standard">break;</text:p>
      <text:p text:style-name="Standard">case "14":alert("Your very alcoholic,you addicted to that!!!");</text:p>
      <text:p text:style-name="Standard">break;</text:p>
      <text:p text:style-name="Standard">case "15":alert("You have a lot of confidence on YOU and done work properly!!!");</text:p>
      <text:p text:style-name="Standard">break;</text:p>
      <text:p text:style-name="Standard">case "16":alert("You are argueing for small things and like stay Dominent!!! ");</text:p>
      <text:p text:style-name="Standard">break;</text:p>
      <text:p text:style-name="Standard">case "17":alert("You have have different TALENT,some hardwork is needed to IGNITE it!!!");</text:p>
      <text:p text:style-name="Standard">break;</text:p>
      <text:p text:style-name="Standard">case "18":alert("Hardworking nature but,not get proper output!!!");</text:p>
      <text:p text:style-name="Standard">break;</text:p>
      <text:p text:style-name="Standard">case "19":alert("Work is your's but result is OTHERS!!!");</text:p>
      <text:p text:style-name="Standard">break;</text:p>
      <text:p text:style-name="Standard">case "20":alert("Your a kind hearted person with some SHYNESS!!!");</text:p>
      <text:p text:style-name="Standard">break;</text:p>
      <text:p text:style-name="Standard">case "21":alert("You're a ANGRY person,try to control it for your best FUTURE!!!");</text:p>
      <text:p text:style-name="Standard"><text:soft-page-break/>break;</text:p>
      <text:p text:style-name="Standard">case "22":alert("Your a Brand-Ambasidor for SILENT KILLER's!!!");</text:p>
      <text:p text:style-name="Standard">break;</text:p>
      <text:p text:style-name="Standard">case "23":alert("You're best friend for most of the members!!!");</text:p>
      <text:p text:style-name="Standard">break;</text:p>
      <text:p text:style-name="Standard">case "24":alert("You're ego less and selfishless person!!!");</text:p>
      <text:p text:style-name="Standard">break;</text:p>
      <text:p text:style-name="Standard">case "25":alert("You're very shy person and talking with eyes only!!!");</text:p>
      <text:p text:style-name="Standard">break;</text:p>
      <text:p text:style-name="Standard">case "26":alert("you're impress others with your WORDS and BEHAVIOUR!!!");</text:p>
      <text:p text:style-name="Standard">break;</text:p>
      <text:p text:style-name="Standard">case "27":alert("You're Strong <text:s/>minded and face the situations with a SMILE!!!");</text:p>
      <text:p text:style-name="Standard">break;</text:p>
      <text:p text:style-name="Standard">case "28":alert("You never compromise and try to get anything favour to you!!!");</text:p>
      <text:p text:style-name="Standard">break;</text:p>
      <text:p text:style-name="Standard">case "29":alert("You think I know everything but actually won't it!!!");</text:p>
      <text:p text:style-name="Standard">break;</text:p>
      <text:p text:style-name="Standard">case "30":alert("You talking very nicely and easily attract others!!!");</text:p>
      <text:p text:style-name="Standard">break;</text:p>
      <text:p text:style-name="Standard">case "31":alert("You're Strong <text:s/>minded and face the situations with a SMILE!!!");</text:p>
      <text:p text:style-name="Standard">break;</text:p>
      <text:p text:style-name="Standard">case "32":alert("You never compromise and try to get anything favour to you!!!");</text:p>
      <text:p text:style-name="Standard">break;</text:p>
      <text:p text:style-name="Standard">case "33":alert("You think I know everything but actually won't it!!!");</text:p>
      <text:p text:style-name="Standard">break;</text:p>
      <text:p text:style-name="Standard">case "34":alert("You talking very nicely and easily attract others!!!");</text:p>
      <text:p text:style-name="Standard">break;</text:p>
      <text:p text:style-name="Standard">case "35":alert("Your feel shy infront of others to express your FEELINGS!!!");</text:p>
      <text:p text:style-name="Standard">break;</text:p>
      <text:p text:style-name="Standard">case "36":alert("You're often failed to impress others!!!");</text:p>
      <text:p text:style-name="Standard">break;</text:p>
      <text:p text:style-name="Standard"><text:soft-page-break/>case "37":alert("You're likely ALONE and not ready to share your feelings!!!");</text:p>
      <text:p text:style-name="Standard">break;</text:p>
      <text:p text:style-name="Standard">case "38":alert("You're not intrested to stay alone and always search for others!!!");</text:p>
      <text:p text:style-name="Standard">break;</text:p>
      <text:p text:style-name="Standard">case "39":alert("You're not thinking about others, done whatever you want!!!");</text:p>
      <text:p text:style-name="Standard">break;</text:p>
      <text:p text:style-name="Standard">case "40":alert("You fear alot.Even small things you get fear!!!");</text:p>
      <text:p text:style-name="Standard">break;</text:p>
      <text:p text:style-name="Standard">case "41":alert("You doesn't listen anyone and do in your own way!!!");</text:p>
      <text:p text:style-name="Standard">break;</text:p>
      <text:p text:style-name="Standard">case "42":alert("Your talk in straight forwordly");</text:p>
      <text:p text:style-name="Standard">break;</text:p>
      <text:p text:style-name="Standard">case "43":alert("Your living in you liked way!!!");</text:p>
      <text:p text:style-name="Standard">break;</text:p>
      <text:p text:style-name="Standard">case "44":alert("You're good person and maintain good personality!!!");</text:p>
      <text:p text:style-name="Standard">break;</text:p>
      <text:p text:style-name="Standard">case "45":alert("Your very responsible and caring person!!!");</text:p>
      <text:p text:style-name="Standard">break;</text:p>
      <text:p text:style-name="Standard">case "46":alert("You take any risk for you want and desired!!!");</text:p>
      <text:p text:style-name="Standard">break;</text:p>
      <text:p text:style-name="Standard">case "47":alert("Your very peacefull and emotionally strong person!!!");</text:p>
      <text:p text:style-name="Standard">break;</text:p>
      <text:p text:style-name="Standard">case "48":alert("You're most caring person and liked by all others!!! ");</text:p>
      <text:p text:style-name="Standard">break;</text:p>
      <text:p text:style-name="Standard">case "49":alert("You talking very nicely and easily attract others!!!");</text:p>
      <text:p text:style-name="Standard">break;</text:p>
      <text:p text:style-name="Standard">case "50":alert("You're sweet looking and every one easily attracted to you!!!");</text:p>
      <text:p text:style-name="Standard">break;</text:p>
      <text:p text:style-name="Standard">case "51":alert("Your a kind hearted person with some SHYNESS!!!");</text:p>
      <text:p text:style-name="Standard">break;</text:p>
      <text:p text:style-name="Standard">case "52":alert("You're a ANGRY person,try to control it for your best FUTURE!!!");</text:p>
      <text:p text:style-name="Standard"><text:soft-page-break/>break;</text:p>
      <text:p text:style-name="Standard">case "53":alert("Your a Brand-Ambasidor for SILENT KILLER's!!!");</text:p>
      <text:p text:style-name="Standard">break;</text:p>
      <text:p text:style-name="Standard">case "54":alert("Open heart,share everything with others!!!");</text:p>
      <text:p text:style-name="Standard">break;</text:p>
      <text:p text:style-name="Standard">case "55":alert("You don't care about MONEY spent alot it!!!");</text:p>
      <text:p text:style-name="Standard">break;</text:p>
      <text:p text:style-name="Standard">case "56":alert("you're impress others with your WORDS and BEHAVIOUR!!!");</text:p>
      <text:p text:style-name="Standard">break;</text:p>
      <text:p text:style-name="Standard">case "57":alert("Easily change your current mood,sometimes ANGRY and sometimes COOL!!!");</text:p>
      <text:p text:style-name="Standard">break;</text:p>
      <text:p text:style-name="Standard">case "58":alert("FASHIONATE and show in front of others!!!");</text:p>
      <text:p text:style-name="Standard">break;</text:p>
      <text:p text:style-name="Standard">case "59":alert("Easily trust everyone and sometimes oss yourself!!!");</text:p>
      <text:p text:style-name="Standard">break;</text:p>
      <text:p text:style-name="Standard">case "60":alert("You have a OVER-CONFIDENCE try to reduce it!!!");</text:p>
      <text:p text:style-name="Standard">break;</text:p>
      <text:p text:style-name="Standard">case "61":alert("You're best friend for most of the members!!!");</text:p>
      <text:p text:style-name="Standard">break;</text:p>
      <text:p text:style-name="Standard">case "62":alert("You're ego less and selfishless person!!!");</text:p>
      <text:p text:style-name="Standard">break;</text:p>
      <text:p text:style-name="Standard">case "63":alert("You're very shy person and talking with eyes only!!!");</text:p>
      <text:p text:style-name="Standard">break;</text:p>
      <text:p text:style-name="Standard">case "64":alert("you're impress others with your WORDS and BEHAVIOUR!!!");</text:p>
      <text:p text:style-name="Standard">break;</text:p>
      <text:p text:style-name="Standard">case "65":alert("You're Strong <text:s/>minded and face the situations with a SMILE!!!");</text:p>
      <text:p text:style-name="Standard">break;</text:p>
      <text:p text:style-name="Standard">case "66":alert("You never compromise and try to get anything favour to you!!!");</text:p>
      <text:p text:style-name="Standard">break;</text:p>
      <text:p text:style-name="Standard">case "67":alert("You think I know everything but actually won't it!!!");</text:p>
      <text:p text:style-name="Standard">break;</text:p>
      <text:p text:style-name="Standard"><text:soft-page-break/>case "68":alert("You talking very nicely and easily attract others!!!");</text:p>
      <text:p text:style-name="Standard">break;</text:p>
      <text:p text:style-name="Standard">case "69":alert("Your feel shy infront of others to express your FEELINGS!!!");</text:p>
      <text:p text:style-name="Standard">break;</text:p>
      <text:p text:style-name="Standard">case "70":alert("You're often failed to impress others!!!");</text:p>
      <text:p text:style-name="Standard">break;</text:p>
      <text:p text:style-name="Standard">case "71":alert("You're likely ALONE and not ready to share your feelings!!!");</text:p>
      <text:p text:style-name="Standard">break;</text:p>
      <text:p text:style-name="Standard">case "72":alert("You're not intrested to stay alone and always search for others!!!");</text:p>
      <text:p text:style-name="Standard">break;</text:p>
      <text:p text:style-name="Standard">case "73":alert("You're not thinking about others, done whatever you want!!!");</text:p>
      <text:p text:style-name="Standard">break;</text:p>
      <text:p text:style-name="Standard">case "74":alert("NO one use mobile like as you used and operate it!!!");</text:p>
      <text:p text:style-name="Standard">break;</text:p>
      <text:p text:style-name="Standard">case "75":alert("You LOVE someone and MARRY someone!!!");</text:p>
      <text:p text:style-name="Standard">break;</text:p>
      <text:p text:style-name="Standard">case "76":alert("You're a great ACTOR. You plays different roles better than others!!!");</text:p>
      <text:p text:style-name="Standard">break;</text:p>
      <text:p text:style-name="Standard">case "77":alert("You dont digest others ACHIEVEMENT and others SUCCESSES!!! ");</text:p>
      <text:p text:style-name="Standard">break;</text:p>
      <text:p text:style-name="Standard">case "78":alert("You have PSYCHO behaviour and easily changes your current mood!!!");</text:p>
      <text:p text:style-name="Standard">break;</text:p>
      <text:p text:style-name="Standard">case "79":alert("You have sacrifying nature and easily give up!!!");</text:p>
      <text:p text:style-name="Standard">break;</text:p>
      <text:p text:style-name="Standard">case "80":alert("You fear alot.Even small things you get fear!!!");</text:p>
      <text:p text:style-name="Standard">break;</text:p>
      <text:p text:style-name="Standard">case "81":alert("You doesn't listen anyone and do in your own way!!!");</text:p>
      <text:p text:style-name="Standard">break;</text:p>
      <text:p text:style-name="Standard">case "82":alert("Your talk in straight forwordly");</text:p>
      <text:p text:style-name="Standard">break;</text:p>
      <text:p text:style-name="Standard">case "83":alert("Your living as you like and enjoying everyday!!!");</text:p>
      <text:p text:style-name="Standard"><text:soft-page-break/>break;</text:p>
      <text:p text:style-name="Standard">case "84":alert("You're good person and maintain good personality!!!");</text:p>
      <text:p text:style-name="Standard">break;</text:p>
      <text:p text:style-name="Standard">case "85":alert("Your very good kind hearte person!!!");</text:p>
      <text:p text:style-name="Standard">break;</text:p>
      <text:p text:style-name="Standard">case "86":alert("Your best dancer and singer inside!!!");</text:p>
      <text:p text:style-name="Standard">break;</text:p>
      <text:p text:style-name="Standard">case "87":alert("Your very responsible and caring person!!!");</text:p>
      <text:p text:style-name="Standard">break;</text:p>
      <text:p text:style-name="Standard">case "88":alert("You take any risk for you want and desired!!!");</text:p>
      <text:p text:style-name="Standard">break;</text:p>
      <text:p text:style-name="Standard">case "89":alert("Your very peacefull and emotionally strong person!!!");</text:p>
      <text:p text:style-name="Standard">break;</text:p>
      <text:p text:style-name="Standard">case "90":alert("You're most caring person and liked by all others!!! ");</text:p>
      <text:p text:style-name="Standard">break;</text:p>
      <text:p text:style-name="Standard">case "91":alert("You talking very nicely and easily attract others!!!");</text:p>
      <text:p text:style-name="Standard">break;</text:p>
      <text:p text:style-name="Standard">case "92":alert("You're sweet looking and every one easily attracted to you!!!");</text:p>
      <text:p text:style-name="Standard">break;</text:p>
      <text:p text:style-name="Standard">case "93":alert("Your a Brand-Ambasidor for SILENT KILLER's!!!");</text:p>
      <text:p text:style-name="Standard">break;</text:p>
      <text:p text:style-name="Standard">case "94":alert("you're impress others with your WORDS and BEHAVIOUR!!!");</text:p>
      <text:p text:style-name="Standard">break;</text:p>
      <text:p text:style-name="Standard">case "95":alert("You talking very nicely and easily attract others!!!");</text:p>
      <text:p text:style-name="Standard">break;</text:p>
      <text:p text:style-name="Standard">case "96":alert("You're sweet looking and every one easily attracted to you!!!");</text:p>
      <text:p text:style-name="Standard">break;</text:p>
      <text:p text:style-name="Standard">case "97":alert("You're best friend for most of the members!!!");</text:p>
      <text:p text:style-name="Standard">break;</text:p>
      <text:p text:style-name="Standard">case "98":alert("You're ego less and selfishless person!!!");</text:p>
      <text:p text:style-name="Standard">break;</text:p>
      <text:p text:style-name="Standard"><text:soft-page-break/>case "99":alert("You're very shy person and talking with eyes only!!!");</text:p>
      <text:p text:style-name="Standard">break;</text:p>
      <text:p text:style-name="Standard">case "100":alert("you're impress others with your WORDS and BEHAVIOUR!!!");</text:p>
      <text:p text:style-name="Standard">break;</text:p>
      <text:p text:style-name="Standard">default:alert("Please Enter Your current Age");</text:p>
      <text:p text:style-name="Standard">}</text:p>
      <text:p text:style-name="Standard">}</text:p>
      <text:p text:style-name="Standard">}</text:p>
      <text:p text:style-name="Standard">else</text:p>
      <text:p text:style-name="Standard">{</text:p>
      <text:p text:style-name="Standard">alert("Please Enter Your Correct NAME");</text:p>
      <text:p text:style-name="Standard">myFunction();</text:p>
      <text:p text:style-name="Standard">}</text:p>
      <text:p text:style-name="Standard">}</text:p>
      <text:p text:style-name="Standard">&lt;/script&gt;</text:p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llika kp</meta:initial-creator>
    <meta:editing-cycles>1</meta:editing-cycles>
    <meta:creation-date>2020-05-14T22:14:00</meta:creation-date>
    <dc:date>2022-04-21T21:09:28.75</dc:date>
    <meta:editing-duration>PT4S</meta:editing-duration>
    <meta:generator>OpenOffice/4.1.11$Win32 OpenOffice.org_project/4111m1$Build-9808</meta:generator>
    <meta:document-statistic meta:table-count="0" meta:image-count="0" meta:object-count="0" meta:page-count="171" meta:paragraph-count="5280" meta:word-count="26175" meta:character-count="19522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